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96pt"/>
    </style:style>
    <style:style style:name="co2" style:family="table-column">
      <style:table-column-properties fo:break-before="auto" style:column-width="25.51pt"/>
    </style:style>
    <style:style style:name="co3" style:family="table-column">
      <style:table-column-properties fo:break-before="auto" style:column-width="36.2pt"/>
    </style:style>
    <style:style style:name="co4" style:family="table-column">
      <style:table-column-properties fo:break-before="auto" style:column-width="62.19pt"/>
    </style:style>
    <style:style style:name="co5" style:family="table-column">
      <style:table-column-properties fo:break-before="auto" style:column-width="76pt"/>
    </style:style>
    <style:style style:name="co6" style:family="table-column">
      <style:table-column-properties fo:break-before="auto" style:column-width="83.65pt"/>
    </style:style>
    <style:style style:name="co7" style:family="table-column">
      <style:table-column-properties fo:break-before="auto" style:column-width="72.4pt"/>
    </style:style>
    <style:style style:name="co8" style:family="table-column">
      <style:table-column-properties fo:break-before="auto" style:column-width="116.25pt"/>
    </style:style>
    <style:style style:name="co9" style:family="table-column">
      <style:table-column-properties fo:break-before="auto" style:column-width="77.5pt"/>
    </style:style>
    <style:style style:name="co10" style:family="table-column">
      <style:table-column-properties fo:break-before="auto" style:column-width="81.1pt"/>
    </style:style>
    <style:style style:name="co11" style:family="table-column">
      <style:table-column-properties fo:break-before="auto" style:column-width="50.51pt"/>
    </style:style>
    <style:style style:name="co12" style:family="table-column">
      <style:table-column-properties fo:break-before="auto" style:column-width="83.14pt"/>
    </style:style>
    <style:style style:name="co13" style:family="table-column">
      <style:table-column-properties fo:break-before="auto" style:column-width="63.24pt"/>
    </style:style>
    <style:style style:name="co14" style:family="table-column">
      <style:table-column-properties fo:break-before="auto" style:column-width="115.26pt"/>
    </style:style>
    <style:style style:name="co15" style:family="table-column">
      <style:table-column-properties fo:break-before="auto" style:column-width="137.2pt"/>
    </style:style>
    <style:style style:name="co16" style:family="table-column">
      <style:table-column-properties fo:break-before="auto" style:column-width="167.24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InterpretedLog-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ShapeName</text:p>
          </table:table-cell>
          <table:table-cell office:value-type="string" calcext:value-type="string">
            <text:p>startCos</text:p>
          </table:table-cell>
          <table:table-cell office:value-type="string" calcext:value-type="string">
            <text:p>startSin</text:p>
          </table:table-cell>
          <table:table-cell office:value-type="string" calcext:value-type="string">
            <text:p>DiagLen</text:p>
          </table:table-cell>
          <table:table-cell office:value-type="string" calcext:value-type="string">
            <text:p>DiagAngle</text:p>
          </table:table-cell>
          <table:table-cell office:value-type="string" calcext:value-type="string">
            <text:p>EndDist</text:p>
          </table:table-cell>
          <table:table-cell office:value-type="string" calcext:value-type="string">
            <text:p>EndCos</text:p>
          </table:table-cell>
          <table:table-cell office:value-type="string" calcext:value-type="string">
            <text:p>EndSin</text:p>
          </table:table-cell>
          <table:table-cell office:value-type="string" calcext:value-type="string">
            <text:p>PathLen</text:p>
          </table:table-cell>
          <table:table-cell office:value-type="string" calcext:value-type="string">
            <text:p>TotalRotSum</text:p>
          </table:table-cell>
          <table:table-cell office:value-type="string" calcext:value-type="string">
            <text:p>AbsRotSum</text:p>
          </table:table-cell>
          <table:table-cell office:value-type="string" calcext:value-type="string">
            <text:p>RotSquaredSum</text:p>
          </table:table-cell>
          <table:table-cell office:value-type="string" calcext:value-type="string">
            <text:p>AvgSpeed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AvgPressure</text:p>
          </table:table-cell>
          <table:table-cell office:value-type="string" calcext:value-type="string">
            <text:p>StrokeCount</text:p>
          </table:table-cell>
          <table:table-cell office:value-type="string" calcext:value-type="string">
            <text:p>Average Gsr Per Shape</text:p>
          </table:table-cell>
          <table:table-cell office:value-type="string" calcext:value-type="string">
            <text:p><text:s/>Average Gsr Before Shapes</text:p>
          </table:table-cell>
          <table:table-cell office:value-type="string" calcext:value-type="string">
            <text:p>percent change from before shapes</text:p>
          </table:table-cell>
          <table:table-cell office:value-type="string" calcext:value-type="string">
            <text:p>Aspect (Absolute value of 45 degrees minus bounding box angle)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5.8149710656" calcext:value-type="float">
            <text:p>245.8149710656</text:p>
          </table:table-cell>
          <table:table-cell office:value-type="float" office:value="0.0814520443" calcext:value-type="float">
            <text:p>0.0814520443</text:p>
          </table:table-cell>
          <table:table-cell office:value-type="float" office:value="245.3996740014" calcext:value-type="float">
            <text:p>245.3996740014</text:p>
          </table:table-cell>
          <table:table-cell office:value-type="float" office:value="0.9983713344" calcext:value-type="float">
            <text:p>0.9983713344</text:p>
          </table:table-cell>
          <table:table-cell office:value-type="float" office:value="0.0570497905" calcext:value-type="float">
            <text:p>0.0570497905</text:p>
          </table:table-cell>
          <table:table-cell office:value-type="float" office:value="247.1413194487" calcext:value-type="float">
            <text:p>247.1413194487</text:p>
          </table:table-cell>
          <table:table-cell office:value-type="float" office:value="0" calcext:value-type="float">
            <text:p>0</text:p>
          </table:table-cell>
          <table:table-cell office:value-type="float" office:value="0.721132001" calcext:value-type="float">
            <text:p>0.721132001</text:p>
          </table:table-cell>
          <table:table-cell office:value-type="float" office:value="0.0639107619" calcext:value-type="float">
            <text:p>0.0639107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.1176470588" calcext:value-type="float">
            <text:p>373.11764705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]))" office:value-type="float" office:value="40.3331416288974" calcext:value-type="float">
            <text:p>40.333141628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i</text:p>
          </table:table-cell>
          <table:table-cell office:value-type="float" office:value="0.1961161351" calcext:value-type="float">
            <text:p>0.1961161351</text:p>
          </table:table-cell>
          <table:table-cell office:value-type="float" office:value="0.9805806757" calcext:value-type="float">
            <text:p>0.9805806757</text:p>
          </table:table-cell>
          <table:table-cell office:value-type="float" office:value="225.5238346606" calcext:value-type="float">
            <text:p>225.5238346606</text:p>
          </table:table-cell>
          <table:table-cell office:value-type="float" office:value="1.0356999702" calcext:value-type="float">
            <text:p>1.0356999702</text:p>
          </table:table-cell>
          <table:table-cell office:value-type="float" office:value="158.1455026234" calcext:value-type="float">
            <text:p>158.1455026234</text:p>
          </table:table-cell>
          <table:table-cell office:value-type="float" office:value="0.4995399723" calcext:value-type="float">
            <text:p>0.4995399723</text:p>
          </table:table-cell>
          <table:table-cell office:value-type="float" office:value="0.866290838" calcext:value-type="float">
            <text:p>0.866290838</text:p>
          </table:table-cell>
          <table:table-cell office:value-type="float" office:value="363.9038679571" calcext:value-type="float">
            <text:p>363.9038679571</text:p>
          </table:table-cell>
          <table:table-cell office:value-type="float" office:value="3.1093457712" calcext:value-type="float">
            <text:p>3.1093457712</text:p>
          </table:table-cell>
          <table:table-cell office:value-type="float" office:value="4.8986912555" calcext:value-type="float">
            <text:p>4.8986912555</text:p>
          </table:table-cell>
          <table:table-cell office:value-type="float" office:value="3.2757171614" calcext:value-type="float">
            <text:p>3.2757171614</text:p>
          </table:table-cell>
          <table:table-cell office:value-type="float" office:value="363.9038679571" calcext:value-type="float">
            <text:p>363.9038679571</text:p>
          </table:table-cell>
          <table:table-cell office:value-type="float" office:value="1" calcext:value-type="float">
            <text:p>1</text:p>
          </table:table-cell>
          <table:table-cell office:value-type="float" office:value="370.0344827586" calcext:value-type="float">
            <text:p>370.03448275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]))" office:value-type="float" office:value="14.3412371342851" calcext:value-type="float">
            <text:p>14.341237134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.3462243334" calcext:value-type="float">
            <text:p>241.3462243334</text:p>
          </table:table-cell>
          <table:table-cell office:value-type="float" office:value="0.9621070195" calcext:value-type="float">
            <text:p>0.9621070195</text:p>
          </table:table-cell>
          <table:table-cell office:value-type="float" office:value="132.3102414781" calcext:value-type="float">
            <text:p>132.3102414781</text:p>
          </table:table-cell>
          <table:table-cell office:value-type="float" office:value="0.5668495436" calcext:value-type="float">
            <text:p>0.5668495436</text:p>
          </table:table-cell>
          <table:table-cell office:value-type="float" office:value="0.8238213367" calcext:value-type="float">
            <text:p>0.8238213367</text:p>
          </table:table-cell>
          <table:table-cell office:value-type="float" office:value="618.7771667939" calcext:value-type="float">
            <text:p>618.7771667939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618.7771667939" calcext:value-type="float">
            <text:p>618.7771667939</text:p>
          </table:table-cell>
          <table:table-cell office:value-type="float" office:value="1" calcext:value-type="float">
            <text:p>1</text:p>
          </table:table-cell>
          <table:table-cell office:value-type="float" office:value="327.5737704918" calcext:value-type="float">
            <text:p>327.57377049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4]))" office:value-type="float" office:value="10.1246716572608" calcext:value-type="float">
            <text:p>10.124671657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finity</text:p>
          </table:table-cell>
          <table:table-cell office:value-type="float" office:value="0.894427191" calcext:value-type="float">
            <text:p>0.894427191</text:p>
          </table:table-cell>
          <table:table-cell office:value-type="float" office:value="-0.4472135955" calcext:value-type="float">
            <text:p>-0.4472135955</text:p>
          </table:table-cell>
          <table:table-cell office:value-type="float" office:value="204.8462838325" calcext:value-type="float">
            <text:p>204.8462838325</text:p>
          </table:table-cell>
          <table:table-cell office:value-type="float" office:value="0.3959176682" calcext:value-type="float">
            <text:p>0.3959176682</text:p>
          </table:table-cell>
          <table:table-cell office:value-type="float" office:value="6.7082039325" calcext:value-type="float">
            <text:p>6.7082039325</text:p>
          </table:table-cell>
          <table:table-cell office:value-type="float" office:value="-0.4472135955" calcext:value-type="float">
            <text:p>-0.4472135955</text:p>
          </table:table-cell>
          <table:table-cell office:value-type="float" office:value="0.894427191" calcext:value-type="float">
            <text:p>0.894427191</text:p>
          </table:table-cell>
          <table:table-cell office:value-type="float" office:value="519.2526926344" calcext:value-type="float">
            <text:p>519.2526926344</text:p>
          </table:table-cell>
          <table:table-cell office:value-type="float" office:value="1.1071487178" calcext:value-type="float">
            <text:p>1.1071487178</text:p>
          </table:table-cell>
          <table:table-cell office:value-type="float" office:value="8.739138219" calcext:value-type="float">
            <text:p>8.739138219</text:p>
          </table:table-cell>
          <table:table-cell office:value-type="float" office:value="2.459737128" calcext:value-type="float">
            <text:p>2.459737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.868852459" calcext:value-type="float">
            <text:p>373.8688524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5]))" office:value-type="float" office:value="22.3155885774791" calcext:value-type="float">
            <text:p>22.31558857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</text:p>
          </table:table-cell>
          <table:table-cell office:value-type="float" office:value="0.9701425001" calcext:value-type="float">
            <text:p>0.9701425001</text:p>
          </table:table-cell>
          <table:table-cell office:value-type="float" office:value="0.242535625" calcext:value-type="float">
            <text:p>0.242535625</text:p>
          </table:table-cell>
          <table:table-cell office:value-type="float" office:value="244.8448488329" calcext:value-type="float">
            <text:p>244.8448488329</text:p>
          </table:table-cell>
          <table:table-cell office:value-type="float" office:value="0.1228352389" calcext:value-type="float">
            <text:p>0.1228352389</text:p>
          </table:table-cell>
          <table:table-cell office:value-type="float" office:value="244.1823089415" calcext:value-type="float">
            <text:p>244.1823089415</text:p>
          </table:table-cell>
          <table:table-cell office:value-type="float" office:value="0.9951580893" calcext:value-type="float">
            <text:p>0.9951580893</text:p>
          </table:table-cell>
          <table:table-cell office:value-type="float" office:value="0.0982872187" calcext:value-type="float">
            <text:p>0.0982872187</text:p>
          </table:table-cell>
          <table:table-cell office:value-type="float" office:value="246.3732433014" calcext:value-type="float">
            <text:p>246.3732433014</text:p>
          </table:table-cell>
          <table:table-cell office:value-type="float" office:value="0.3446473156" calcext:value-type="float">
            <text:p>0.3446473156</text:p>
          </table:table-cell>
          <table:table-cell office:value-type="float" office:value="0.7760333107" calcext:value-type="float">
            <text:p>0.7760333107</text:p>
          </table:table-cell>
          <table:table-cell office:value-type="float" office:value="0.0545907237" calcext:value-type="float">
            <text:p>0.0545907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4.1875" calcext:value-type="float">
            <text:p>354.1875</text:p>
          </table:table-cell>
          <table:table-cell office:value-type="float" office:value="1" calcext:value-type="float">
            <text:p>1</text:p>
          </table:table-cell>
          <table:table-cell office:value-type="float" office:value="314.8480797316" calcext:value-type="float">
            <text:p>314.8480797316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1.9772314684" calcext:value-type="float">
            <text:p>-101.9772314684</text:p>
          </table:table-cell>
          <table:table-cell table:formula="of:=ABS(45 - DEGREES([.H6]))" office:value-type="float" office:value="37.9620592355488" calcext:value-type="float">
            <text:p>37.96205923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nfinity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18.9360637264" calcext:value-type="float">
            <text:p>218.9360637264</text:p>
          </table:table-cell>
          <table:table-cell office:value-type="float" office:value="0.3838990698" calcext:value-type="float">
            <text:p>0.3838990698</text:p>
          </table:table-cell>
          <table:table-cell office:value-type="float" office:value="20.3960780544" calcext:value-type="float">
            <text:p>20.3960780544</text:p>
          </table:table-cell>
          <table:table-cell office:value-type="float" office:value="0.1961161351" calcext:value-type="float">
            <text:p>0.1961161351</text:p>
          </table:table-cell>
          <table:table-cell office:value-type="float" office:value="-0.9805806757" calcext:value-type="float">
            <text:p>-0.9805806757</text:p>
          </table:table-cell>
          <table:table-cell office:value-type="float" office:value="554.9015782968" calcext:value-type="float">
            <text:p>554.9015782968</text:p>
          </table:table-cell>
          <table:table-cell office:value-type="float" office:value="0.2186689459" calcext:value-type="float">
            <text:p>0.2186689459</text:p>
          </table:table-cell>
          <table:table-cell office:value-type="float" office:value="8.8464020153" calcext:value-type="float">
            <text:p>8.8464020153</text:p>
          </table:table-cell>
          <table:table-cell office:value-type="float" office:value="2.5138411933" calcext:value-type="float">
            <text:p>2.5138411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.3214285714" calcext:value-type="float">
            <text:p>382.32142857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7]))" office:value-type="float" office:value="23.0042035414618" calcext:value-type="float">
            <text:p>23.00420354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1.8139780906" calcext:value-type="float">
            <text:p>241.8139780906</text:p>
          </table:table-cell>
          <table:table-cell office:value-type="float" office:value="0.9380474918" calcext:value-type="float">
            <text:p>0.9380474918</text:p>
          </table:table-cell>
          <table:table-cell office:value-type="float" office:value="133.6899397861" calcext:value-type="float">
            <text:p>133.6899397861</text:p>
          </table:table-cell>
          <table:table-cell office:value-type="float" office:value="0.6881594842" calcext:value-type="float">
            <text:p>0.6881594842</text:p>
          </table:table-cell>
          <table:table-cell office:value-type="float" office:value="0.7255594561" calcext:value-type="float">
            <text:p>0.7255594561</text:p>
          </table:table-cell>
          <table:table-cell office:value-type="float" office:value="655.8075305196" calcext:value-type="float">
            <text:p>655.8075305196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1.6891891892" calcext:value-type="float">
            <text:p>331.68918918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8]))" office:value-type="float" office:value="8.7461622629727" calcext:value-type="float">
            <text:p>8.7461622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s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.8611851642" calcext:value-type="float">
            <text:p>244.8611851642</text:p>
          </table:table-cell>
          <table:table-cell office:value-type="float" office:value="1.0633011544" calcext:value-type="float">
            <text:p>1.0633011544</text:p>
          </table:table-cell>
          <table:table-cell office:value-type="float" office:value="216.3792966067" calcext:value-type="float">
            <text:p>216.3792966067</text:p>
          </table:table-cell>
          <table:table-cell office:value-type="float" office:value="0.1478884556" calcext:value-type="float">
            <text:p>0.1478884556</text:p>
          </table:table-cell>
          <table:table-cell office:value-type="float" office:value="0.9890040469" calcext:value-type="float">
            <text:p>0.9890040469</text:p>
          </table:table-cell>
          <table:table-cell office:value-type="float" office:value="448.8986623761" calcext:value-type="float">
            <text:p>448.8986623761</text:p>
          </table:table-cell>
          <table:table-cell office:value-type="float" office:value="1.7126933814" calcext:value-type="float">
            <text:p>1.7126933814</text:p>
          </table:table-cell>
          <table:table-cell office:value-type="float" office:value="8.0478217186" calcext:value-type="float">
            <text:p>8.0478217186</text:p>
          </table:table-cell>
          <table:table-cell office:value-type="float" office:value="6.6435550906" calcext:value-type="float">
            <text:p>6.6435550906</text:p>
          </table:table-cell>
          <table:table-cell office:value-type="float" office:value="448.8986623761" calcext:value-type="float">
            <text:p>448.8986623761</text:p>
          </table:table-cell>
          <table:table-cell office:value-type="float" office:value="1" calcext:value-type="float">
            <text:p>1</text:p>
          </table:table-cell>
          <table:table-cell office:value-type="float" office:value="401.125" calcext:value-type="float">
            <text:p>401.1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9]))" office:value-type="float" office:value="15.9226684985083" calcext:value-type="float">
            <text:p>15.9226684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inity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15.6756824494" calcext:value-type="float">
            <text:p>215.6756824494</text:p>
          </table:table-cell>
          <table:table-cell office:value-type="float" office:value="0.4304647728" calcext:value-type="float">
            <text:p>0.4304647728</text:p>
          </table:table-cell>
          <table:table-cell office:value-type="float" office:value="25.8069758011" calcext:value-type="float">
            <text:p>25.8069758011</text:p>
          </table:table-cell>
          <table:table-cell office:value-type="float" office:value="-0.8137334712" calcext:value-type="float">
            <text:p>-0.8137334712</text:p>
          </table:table-cell>
          <table:table-cell office:value-type="float" office:value="0.5812381937" calcext:value-type="float">
            <text:p>0.5812381937</text:p>
          </table:table-cell>
          <table:table-cell office:value-type="float" office:value="491.1186359418" calcext:value-type="float">
            <text:p>491.1186359418</text:p>
          </table:table-cell>
          <table:table-cell office:value-type="float" office:value="0.5191461142" calcext:value-type="float">
            <text:p>0.5191461142</text:p>
          </table:table-cell>
          <table:table-cell office:value-type="float" office:value="9.0509194838" calcext:value-type="float">
            <text:p>9.0509194838</text:p>
          </table:table-cell>
          <table:table-cell office:value-type="float" office:value="2.294464957" calcext:value-type="float">
            <text:p>2.294464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5.9661016949" calcext:value-type="float">
            <text:p>495.96610169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0]))" office:value-type="float" office:value="20.3361852895021" calcext:value-type="float">
            <text:p>20.33618528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.8664876577" calcext:value-type="float">
            <text:p>235.8664876577</text:p>
          </table:table-cell>
          <table:table-cell office:value-type="float" office:value="0.9510396944" calcext:value-type="float">
            <text:p>0.9510396944</text:p>
          </table:table-cell>
          <table:table-cell office:value-type="float" office:value="144.5164350515" calcext:value-type="float">
            <text:p>144.5164350515</text:p>
          </table:table-cell>
          <table:table-cell office:value-type="float" office:value="0.5674095128" calcext:value-type="float">
            <text:p>0.5674095128</text:p>
          </table:table-cell>
          <table:table-cell office:value-type="float" office:value="0.8234357563" calcext:value-type="float">
            <text:p>0.8234357563</text:p>
          </table:table-cell>
          <table:table-cell office:value-type="float" office:value="641.6480143586" calcext:value-type="float">
            <text:p>641.6480143586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641.6480143586" calcext:value-type="float">
            <text:p>641.6480143586</text:p>
          </table:table-cell>
          <table:table-cell office:value-type="float" office:value="1" calcext:value-type="float">
            <text:p>1</text:p>
          </table:table-cell>
          <table:table-cell office:value-type="float" office:value="362.1142857143" calcext:value-type="float">
            <text:p>362.11428571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1]))" office:value-type="float" office:value="9.49056063853159" calcext:value-type="float">
            <text:p>9.49056063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0.2082429893" calcext:value-type="float">
            <text:p>240.2082429893</text:p>
          </table:table-cell>
          <table:table-cell office:value-type="float" office:value="0.0416425791" calcext:value-type="float">
            <text:p>0.0416425791</text:p>
          </table:table-cell>
          <table:table-cell office:value-type="float" office:value="240.0749882849" calcext:value-type="float">
            <text:p>240.0749882849</text:p>
          </table:table-cell>
          <table:table-cell office:value-type="float" office:value="0.9996876464" calcext:value-type="float">
            <text:p>0.9996876464</text:p>
          </table:table-cell>
          <table:table-cell office:value-type="float" office:value="0.0249921912" calcext:value-type="float">
            <text:p>0.0249921912</text:p>
          </table:table-cell>
          <table:table-cell office:value-type="float" office:value="241.0018080669" calcext:value-type="float">
            <text:p>241.0018080669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.3125" calcext:value-type="float">
            <text:p>368.3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2]))" office:value-type="float" office:value="42.6140559695303" calcext:value-type="float">
            <text:p>42.61405596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si</text:p>
          </table:table-cell>
          <table:table-cell office:value-type="float" office:value="0.4472135955" calcext:value-type="float">
            <text:p>0.4472135955</text:p>
          </table:table-cell>
          <table:table-cell office:value-type="float" office:value="0.894427191" calcext:value-type="float">
            <text:p>0.894427191</text:p>
          </table:table-cell>
          <table:table-cell office:value-type="float" office:value="231.1925604339" calcext:value-type="float">
            <text:p>231.1925604339</text:p>
          </table:table-cell>
          <table:table-cell office:value-type="float" office:value="1.0199914432" calcext:value-type="float">
            <text:p>1.0199914432</text:p>
          </table:table-cell>
          <table:table-cell office:value-type="float" office:value="204.2669821582" calcext:value-type="float">
            <text:p>204.2669821582</text:p>
          </table:table-cell>
          <table:table-cell office:value-type="float" office:value="0.264359905" calcext:value-type="float">
            <text:p>0.264359905</text:p>
          </table:table-cell>
          <table:table-cell office:value-type="float" office:value="0.9644240979" calcext:value-type="float">
            <text:p>0.9644240979</text:p>
          </table:table-cell>
          <table:table-cell office:value-type="float" office:value="402.2977388461" calcext:value-type="float">
            <text:p>402.2977388461</text:p>
          </table:table-cell>
          <table:table-cell office:value-type="float" office:value="2.6779450446" calcext:value-type="float">
            <text:p>2.6779450446</text:p>
          </table:table-cell>
          <table:table-cell office:value-type="float" office:value="6.0975914116" calcext:value-type="float">
            <text:p>6.0975914116</text:p>
          </table:table-cell>
          <table:table-cell office:value-type="float" office:value="3.7465640875" calcext:value-type="float">
            <text:p>3.7465640875</text:p>
          </table:table-cell>
          <table:table-cell office:value-type="float" office:value="402.2977388461" calcext:value-type="float">
            <text:p>402.2977388461</text:p>
          </table:table-cell>
          <table:table-cell office:value-type="float" office:value="1" calcext:value-type="float">
            <text:p>1</text:p>
          </table:table-cell>
          <table:table-cell office:value-type="float" office:value="398.78125" calcext:value-type="float">
            <text:p>398.781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3]))" office:value-type="float" office:value="13.4412048348178" calcext:value-type="float">
            <text:p>13.44120483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inity</text:p>
          </table:table-cell>
          <table:table-cell office:value-type="float" office:value="0.3713906764" calcext:value-type="float">
            <text:p>0.3713906764</text:p>
          </table:table-cell>
          <table:table-cell office:value-type="float" office:value="-0.9284766909" calcext:value-type="float">
            <text:p>-0.9284766909</text:p>
          </table:table-cell>
          <table:table-cell office:value-type="float" office:value="242.3963696098" calcext:value-type="float">
            <text:p>242.3963696098</text:p>
          </table:table-cell>
          <table:table-cell office:value-type="float" office:value="0.4710275488" calcext:value-type="float">
            <text:p>0.4710275488</text:p>
          </table:table-cell>
          <table:table-cell office:value-type="float" office:value="35.6931365951" calcext:value-type="float">
            <text:p>35.6931365951</text:p>
          </table:table-cell>
          <table:table-cell office:value-type="float" office:value="-0.1961161351" calcext:value-type="float">
            <text:p>-0.1961161351</text:p>
          </table:table-cell>
          <table:table-cell office:value-type="float" office:value="0.9805806757" calcext:value-type="float">
            <text:p>0.9805806757</text:p>
          </table:table-cell>
          <table:table-cell office:value-type="float" office:value="572.2324684276" calcext:value-type="float">
            <text:p>572.2324684276</text:p>
          </table:table-cell>
          <table:table-cell office:value-type="float" office:value="0.5603598769" calcext:value-type="float">
            <text:p>0.5603598769</text:p>
          </table:table-cell>
          <table:table-cell office:value-type="float" office:value="8.6321348301" calcext:value-type="float">
            <text:p>8.6321348301</text:p>
          </table:table-cell>
          <table:table-cell office:value-type="float" office:value="2.4624260988" calcext:value-type="float">
            <text:p>2.4624260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.5192307692" calcext:value-type="float">
            <text:p>385.51923076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4]))" office:value-type="float" office:value="18.0121094193676" calcext:value-type="float">
            <text:p>18.01210941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</text:p>
          </table:table-cell>
          <table:table-cell office:value-type="float" office:value="-0.9805806757" calcext:value-type="float">
            <text:p>-0.9805806757</text:p>
          </table:table-cell>
          <table:table-cell office:value-type="float" office:value="0.1961161351" calcext:value-type="float">
            <text:p>0.1961161351</text:p>
          </table:table-cell>
          <table:table-cell office:value-type="float" office:value="264.4844040771" calcext:value-type="float">
            <text:p>264.4844040771</text:p>
          </table:table-cell>
          <table:table-cell office:value-type="float" office:value="0.0605320198" calcext:value-type="float">
            <text:p>0.0605320198</text:p>
          </table:table-cell>
          <table:table-cell office:value-type="float" office:value="250.511476783" calcext:value-type="float">
            <text:p>250.511476783</text:p>
          </table:table-cell>
          <table:table-cell office:value-type="float" office:value="0.9979582701" calcext:value-type="float">
            <text:p>0.9979582701</text:p>
          </table:table-cell>
          <table:table-cell office:value-type="float" office:value="0.0638693293" calcext:value-type="float">
            <text:p>0.0638693293</text:p>
          </table:table-cell>
          <table:table-cell office:value-type="float" office:value="280.0024347218" calcext:value-type="float">
            <text:p>280.0024347218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2.0714285714" calcext:value-type="float">
            <text:p>392.07142857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5]))" office:value-type="float" office:value="41.5317707400577" calcext:value-type="float">
            <text:p>41.53177074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7.0021096953" calcext:value-type="float">
            <text:p>237.0021096953</text:p>
          </table:table-cell>
          <table:table-cell office:value-type="float" office:value="0.9230758338" calcext:value-type="float">
            <text:p>0.9230758338</text:p>
          </table:table-cell>
          <table:table-cell office:value-type="float" office:value="165.3239244635" calcext:value-type="float">
            <text:p>165.3239244635</text:p>
          </table:table-cell>
          <table:table-cell office:value-type="float" office:value="0.5685807442" calcext:value-type="float">
            <text:p>0.5685807442</text:p>
          </table:table-cell>
          <table:table-cell office:value-type="float" office:value="0.8226274596" calcext:value-type="float">
            <text:p>0.8226274596</text:p>
          </table:table-cell>
          <table:table-cell office:value-type="float" office:value="663.1538298492" calcext:value-type="float">
            <text:p>663.1538298492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663.1538298492" calcext:value-type="float">
            <text:p>663.1538298492</text:p>
          </table:table-cell>
          <table:table-cell office:value-type="float" office:value="1" calcext:value-type="float">
            <text:p>1</text:p>
          </table:table-cell>
          <table:table-cell office:value-type="float" office:value="314.6527777778" calcext:value-type="float">
            <text:p>314.652777777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6]))" office:value-type="float" office:value="7.88834944725943" calcext:value-type="float">
            <text:p>7.88834944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inity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96.6977376586" calcext:value-type="float">
            <text:p>196.6977376586</text:p>
          </table:table-cell>
          <table:table-cell office:value-type="float" office:value="0.4022215657" calcext:value-type="float">
            <text:p>0.4022215657</text:p>
          </table:table-cell>
          <table:table-cell office:value-type="float" office:value="23.6008474424" calcext:value-type="float">
            <text:p>23.6008474424</text:p>
          </table:table-cell>
          <table:table-cell office:value-type="float" office:value="-0.593199038" calcext:value-type="float">
            <text:p>-0.593199038</text:p>
          </table:table-cell>
          <table:table-cell office:value-type="float" office:value="0.8050558374" calcext:value-type="float">
            <text:p>0.8050558374</text:p>
          </table:table-cell>
          <table:table-cell office:value-type="float" office:value="464.1435043947" calcext:value-type="float">
            <text:p>464.1435043947</text:p>
          </table:table-cell>
          <table:table-cell office:value-type="float" office:value="0.1418970546" calcext:value-type="float">
            <text:p>0.1418970546</text:p>
          </table:table-cell>
          <table:table-cell office:value-type="float" office:value="9.1848286987" calcext:value-type="float">
            <text:p>9.1848286987</text:p>
          </table:table-cell>
          <table:table-cell office:value-type="float" office:value="3.3021789799" calcext:value-type="float">
            <text:p>3.3021789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4.375" calcext:value-type="float">
            <text:p>404.3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7]))" office:value-type="float" office:value="21.954401856246" calcext:value-type="float">
            <text:p>21.95440185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s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7.523492646" calcext:value-type="float">
            <text:p>207.523492646</text:p>
          </table:table-cell>
          <table:table-cell office:value-type="float" office:value="1.0402938568" calcext:value-type="float">
            <text:p>1.0402938568</text:p>
          </table:table-cell>
          <table:table-cell office:value-type="float" office:value="176.5672676347" calcext:value-type="float">
            <text:p>176.5672676347</text:p>
          </table:table-cell>
          <table:table-cell office:value-type="float" office:value="0.1699069165" calcext:value-type="float">
            <text:p>0.1699069165</text:p>
          </table:table-cell>
          <table:table-cell office:value-type="float" office:value="0.9854601157" calcext:value-type="float">
            <text:p>0.9854601157</text:p>
          </table:table-cell>
          <table:table-cell office:value-type="float" office:value="392.823554703" calcext:value-type="float">
            <text:p>392.823554703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5.7580987093" calcext:value-type="float">
            <text:p>5.7580987093</text:p>
          </table:table-cell>
          <table:table-cell office:value-type="float" office:value="4.5011119768" calcext:value-type="float">
            <text:p>4.5011119768</text:p>
          </table:table-cell>
          <table:table-cell office:value-type="float" office:value="392.823554703" calcext:value-type="float">
            <text:p>392.823554703</text:p>
          </table:table-cell>
          <table:table-cell office:value-type="float" office:value="1" calcext:value-type="float">
            <text:p>1</text:p>
          </table:table-cell>
          <table:table-cell office:value-type="float" office:value="391.0277777778" calcext:value-type="float">
            <text:p>391.02777777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8]))" office:value-type="float" office:value="14.6044474480268" calcext:value-type="float">
            <text:p>14.6044474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und</text:p>
          </table:table-cell>
          <table:table-cell office:value-type="float" office:value="-0.3511234416" calcext:value-type="float">
            <text:p>-0.3511234416</text:p>
          </table:table-cell>
          <table:table-cell office:value-type="float" office:value="0.9363291776" calcext:value-type="float">
            <text:p>0.9363291776</text:p>
          </table:table-cell>
          <table:table-cell office:value-type="float" office:value="256.9065978133" calcext:value-type="float">
            <text:p>256.9065978133</text:p>
          </table:table-cell>
          <table:table-cell office:value-type="float" office:value="0.8984869907" calcext:value-type="float">
            <text:p>0.8984869907</text:p>
          </table:table-cell>
          <table:table-cell office:value-type="float" office:value="159.4020075156" calcext:value-type="float">
            <text:p>159.4020075156</text:p>
          </table:table-cell>
          <table:table-cell office:value-type="float" office:value="0.5959774377" calcext:value-type="float">
            <text:p>0.5959774377</text:p>
          </table:table-cell>
          <table:table-cell office:value-type="float" office:value="0.8030011792" calcext:value-type="float">
            <text:p>0.8030011792</text:p>
          </table:table-cell>
          <table:table-cell office:value-type="float" office:value="702.9707964034" calcext:value-type="float">
            <text:p>702.9707964034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702.9707964034" calcext:value-type="float">
            <text:p>702.9707964034</text:p>
          </table:table-cell>
          <table:table-cell office:value-type="float" office:value="1" calcext:value-type="float">
            <text:p>1</text:p>
          </table:table-cell>
          <table:table-cell office:value-type="float" office:value="306.0461538462" calcext:value-type="float">
            <text:p>306.046153846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9]))" office:value-type="float" office:value="6.47951251452005" calcext:value-type="float">
            <text:p>6.47951251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s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8.3527972239" calcext:value-type="float">
            <text:p>228.3527972239</text:p>
          </table:table-cell>
          <table:table-cell office:value-type="float" office:value="1.0581683169" calcext:value-type="float">
            <text:p>1.0581683169</text:p>
          </table:table-cell>
          <table:table-cell office:value-type="float" office:value="177.3414785097" calcext:value-type="float">
            <text:p>177.3414785097</text:p>
          </table:table-cell>
          <table:table-cell office:value-type="float" office:value="0.219914711" calcext:value-type="float">
            <text:p>0.219914711</text:p>
          </table:table-cell>
          <table:table-cell office:value-type="float" office:value="0.9755191028" calcext:value-type="float">
            <text:p>0.9755191028</text:p>
          </table:table-cell>
          <table:table-cell office:value-type="float" office:value="405.2771482299" calcext:value-type="float">
            <text:p>405.2771482299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7.9338207843" calcext:value-type="float">
            <text:p>7.9338207843</text:p>
          </table:table-cell>
          <table:table-cell office:value-type="float" office:value="6.6937709402" calcext:value-type="float">
            <text:p>6.6937709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5.2564102564" calcext:value-type="float">
            <text:p>395.25641025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0]))" office:value-type="float" office:value="15.6285785728318" calcext:value-type="float">
            <text:p>15.62857857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.2042571283" calcext:value-type="float">
            <text:p>230.2042571283</text:p>
          </table:table-cell>
          <table:table-cell office:value-type="float" office:value="0.9333768111" calcext:value-type="float">
            <text:p>0.9333768111</text:p>
          </table:table-cell>
          <table:table-cell office:value-type="float" office:value="140.20698984" calcext:value-type="float">
            <text:p>140.20698984</text:p>
          </table:table-cell>
          <table:table-cell office:value-type="float" office:value="0.5919818983" calcext:value-type="float">
            <text:p>0.5919818983</text:p>
          </table:table-cell>
          <table:table-cell office:value-type="float" office:value="0.8059512591" calcext:value-type="float">
            <text:p>0.8059512591</text:p>
          </table:table-cell>
          <table:table-cell office:value-type="float" office:value="650.7150062284" calcext:value-type="float">
            <text:p>650.7150062284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650.7150062284" calcext:value-type="float">
            <text:p>650.7150062284</text:p>
          </table:table-cell>
          <table:table-cell office:value-type="float" office:value="1" calcext:value-type="float">
            <text:p>1</text:p>
          </table:table-cell>
          <table:table-cell office:value-type="float" office:value="368.5657894737" calcext:value-type="float">
            <text:p>368.56578947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1]))" office:value-type="float" office:value="8.47855197140949" calcext:value-type="float">
            <text:p>8.47855197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</text:p>
          </table:table-cell>
          <table:table-cell office:value-type="float" office:value="0.9486832981" calcext:value-type="float">
            <text:p>0.9486832981</text:p>
          </table:table-cell>
          <table:table-cell office:value-type="float" office:value="0.316227766" calcext:value-type="float">
            <text:p>0.316227766</text:p>
          </table:table-cell>
          <table:table-cell office:value-type="float" office:value="205.1560381758" calcext:value-type="float">
            <text:p>205.1560381758</text:p>
          </table:table-cell>
          <table:table-cell office:value-type="float" office:value="0.0390045982" calcext:value-type="float">
            <text:p>0.0390045982</text:p>
          </table:table-cell>
          <table:table-cell office:value-type="float" office:value="205.0024390099" calcext:value-type="float">
            <text:p>205.0024390099</text:p>
          </table:table-cell>
          <table:table-cell office:value-type="float" office:value="0.9999881025" calcext:value-type="float">
            <text:p>0.9999881025</text:p>
          </table:table-cell>
          <table:table-cell office:value-type="float" office:value="0.0048779907" calcext:value-type="float">
            <text:p>0.0048779907</text:p>
          </table:table-cell>
          <table:table-cell office:value-type="float" office:value="206.0917086354" calcext:value-type="float">
            <text:p>206.0917086354</text:p>
          </table:table-cell>
          <table:table-cell office:value-type="float" office:value="0.4124104416" calcext:value-type="float">
            <text:p>0.4124104416</text:p>
          </table:table-cell>
          <table:table-cell office:value-type="float" office:value="0.6773180114" calcext:value-type="float">
            <text:p>0.6773180114</text:p>
          </table:table-cell>
          <table:table-cell office:value-type="float" office:value="0.0941570292" calcext:value-type="float">
            <text:p>0.0941570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.4285714286" calcext:value-type="float">
            <text:p>345.42857142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2]))" office:value-type="float" office:value="42.7652011415364" calcext:value-type="float">
            <text:p>42.76520114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</text:p>
          </table:table-cell>
          <table:table-cell office:value-type="float" office:value="0.242535625" calcext:value-type="float">
            <text:p>0.242535625</text:p>
          </table:table-cell>
          <table:table-cell office:value-type="float" office:value="0.9701425001" calcext:value-type="float">
            <text:p>0.9701425001</text:p>
          </table:table-cell>
          <table:table-cell office:value-type="float" office:value="224.3791434158" calcext:value-type="float">
            <text:p>224.3791434158</text:p>
          </table:table-cell>
          <table:table-cell office:value-type="float" office:value="1.0533085858" calcext:value-type="float">
            <text:p>1.0533085858</text:p>
          </table:table-cell>
          <table:table-cell office:value-type="float" office:value="197.6081982105" calcext:value-type="float">
            <text:p>197.6081982105</text:p>
          </table:table-cell>
          <table:table-cell office:value-type="float" office:value="0.1619366013" calcext:value-type="float">
            <text:p>0.1619366013</text:p>
          </table:table-cell>
          <table:table-cell office:value-type="float" office:value="0.9868011639" calcext:value-type="float">
            <text:p>0.9868011639</text:p>
          </table:table-cell>
          <table:table-cell office:value-type="float" office:value="376.609441588" calcext:value-type="float">
            <text:p>376.609441588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.1621621622" calcext:value-type="float">
            <text:p>383.16216216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3]))" office:value-type="float" office:value="15.3501364912334" calcext:value-type="float">
            <text:p>15.35013649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18.2773465113" calcext:value-type="float">
            <text:p>218.2773465113</text:p>
          </table:table-cell>
          <table:table-cell office:value-type="float" office:value="0.0504159569" calcext:value-type="float">
            <text:p>0.0504159569</text:p>
          </table:table-cell>
          <table:table-cell office:value-type="float" office:value="216.2799112262" calcext:value-type="float">
            <text:p>216.2799112262</text:p>
          </table:table-cell>
          <table:table-cell office:value-type="float" office:value="0.9987057918" calcext:value-type="float">
            <text:p>0.9987057918</text:p>
          </table:table-cell>
          <table:table-cell office:value-type="float" office:value="0.0508600172" calcext:value-type="float">
            <text:p>0.0508600172</text:p>
          </table:table-cell>
          <table:table-cell office:value-type="float" office:value="220.5870392465" calcext:value-type="float">
            <text:p>220.5870392465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220.5870392465" calcext:value-type="float">
            <text:p>220.5870392465</text:p>
          </table:table-cell>
          <table:table-cell office:value-type="float" office:value="1" calcext:value-type="float">
            <text:p>1</text:p>
          </table:table-cell>
          <table:table-cell office:value-type="float" office:value="367.5" calcext:value-type="float">
            <text:p>367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4]))" office:value-type="float" office:value="42.1113784495165" calcext:value-type="float">
            <text:p>42.11137844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Lin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7.1183236703" calcext:value-type="float">
            <text:p>207.1183236703</text:p>
          </table:table-cell>
          <table:table-cell office:value-type="float" office:value="0.0338035437" calcext:value-type="float">
            <text:p>0.0338035437</text:p>
          </table:table-cell>
          <table:table-cell office:value-type="float" office:value="206.0024271702" calcext:value-type="float">
            <text:p>206.0024271702</text:p>
          </table:table-cell>
          <table:table-cell office:value-type="float" office:value="0.9999882178" calcext:value-type="float">
            <text:p>0.9999882178</text:p>
          </table:table-cell>
          <table:table-cell office:value-type="float" office:value="-0.0048543117" calcext:value-type="float">
            <text:p>-0.0048543117</text:p>
          </table:table-cell>
          <table:table-cell office:value-type="float" office:value="208.6214704753" calcext:value-type="float">
            <text:p>208.6214704753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208.6214704753" calcext:value-type="float">
            <text:p>208.6214704753</text:p>
          </table:table-cell>
          <table:table-cell office:value-type="float" office:value="1" calcext:value-type="float">
            <text:p>1</text:p>
          </table:table-cell>
          <table:table-cell office:value-type="float" office:value="327.7647058824" calcext:value-type="float">
            <text:p>327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5]))" office:value-type="float" office:value="43.063199613404" calcext:value-type="float">
            <text:p>43.06319961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fin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4.8829495728" calcext:value-type="float">
            <text:p>234.8829495728</text:p>
          </table:table-cell>
          <table:table-cell office:value-type="float" office:value="0.4350839512" calcext:value-type="float">
            <text:p>0.4350839512</text:p>
          </table:table-cell>
          <table:table-cell office:value-type="float" office:value="29.8328677804" calcext:value-type="float">
            <text:p>29.8328677804</text:p>
          </table:table-cell>
          <table:table-cell office:value-type="float" office:value="-0.636881447" calcext:value-type="float">
            <text:p>-0.636881447</text:p>
          </table:table-cell>
          <table:table-cell office:value-type="float" office:value="0.7709617516" calcext:value-type="float">
            <text:p>0.7709617516</text:p>
          </table:table-cell>
          <table:table-cell office:value-type="float" office:value="554.7121636231" calcext:value-type="float">
            <text:p>554.7121636231</text:p>
          </table:table-cell>
          <table:table-cell office:value-type="float" office:value="1.6951513213" calcext:value-type="float">
            <text:p>1.6951513213</text:p>
          </table:table-cell>
          <table:table-cell office:value-type="float" office:value="8.1875341659" calcext:value-type="float">
            <text:p>8.1875341659</text:p>
          </table:table-cell>
          <table:table-cell office:value-type="float" office:value="2.1773466059" calcext:value-type="float">
            <text:p>2.1773466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7.4310344828" calcext:value-type="float">
            <text:p>417.43103448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6]))" office:value-type="float" office:value="20.0715258623641" calcext:value-type="float">
            <text:p>20.07152586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7.1128738698" calcext:value-type="float">
            <text:p>217.1128738698</text:p>
          </table:table-cell>
          <table:table-cell office:value-type="float" office:value="0.0322468824" calcext:value-type="float">
            <text:p>0.0322468824</text:p>
          </table:table-cell>
          <table:table-cell office:value-type="float" office:value="217.0829334609" calcext:value-type="float">
            <text:p>217.0829334609</text:p>
          </table:table-cell>
          <table:table-cell office:value-type="float" office:value="0.9996179642" calcext:value-type="float">
            <text:p>0.9996179642</text:p>
          </table:table-cell>
          <table:table-cell office:value-type="float" office:value="0.0276392064" calcext:value-type="float">
            <text:p>0.0276392064</text:p>
          </table:table-cell>
          <table:table-cell office:value-type="float" office:value="218.6228033044" calcext:value-type="float">
            <text:p>218.6228033044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3.1111111111" calcext:value-type="float">
            <text:p>353.111111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7]))" office:value-type="float" office:value="43.1523897360253" calcext:value-type="float">
            <text:p>43.152389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17.3292433153" calcext:value-type="float">
            <text:p>217.3292433153</text:p>
          </table:table-cell>
          <table:table-cell office:value-type="float" office:value="0.1106572212" calcext:value-type="float">
            <text:p>0.1106572212</text:p>
          </table:table-cell>
          <table:table-cell office:value-type="float" office:value="212.3605424744" calcext:value-type="float">
            <text:p>212.3605424744</text:p>
          </table:table-cell>
          <table:table-cell office:value-type="float" office:value="0.9935932426" calcext:value-type="float">
            <text:p>0.9935932426</text:p>
          </table:table-cell>
          <table:table-cell office:value-type="float" office:value="0.1130153451" calcext:value-type="float">
            <text:p>0.1130153451</text:p>
          </table:table-cell>
          <table:table-cell office:value-type="float" office:value="223.0833154305" calcext:value-type="float">
            <text:p>223.0833154305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2.25" calcext:value-type="float">
            <text:p>332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8]))" office:value-type="float" office:value="38.6598082525944" calcext:value-type="float">
            <text:p>38.65980825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und</text:p>
          </table:table-cell>
          <table:table-cell office:value-type="float" office:value="0.4472135955" calcext:value-type="float">
            <text:p>0.4472135955</text:p>
          </table:table-cell>
          <table:table-cell office:value-type="float" office:value="-0.894427191" calcext:value-type="float">
            <text:p>-0.894427191</text:p>
          </table:table-cell>
          <table:table-cell office:value-type="float" office:value="223.331592033" calcext:value-type="float">
            <text:p>223.331592033</text:p>
          </table:table-cell>
          <table:table-cell office:value-type="float" office:value="0.858284693" calcext:value-type="float">
            <text:p>0.858284693</text:p>
          </table:table-cell>
          <table:table-cell office:value-type="float" office:value="161.9289967856" calcext:value-type="float">
            <text:p>161.9289967856</text:p>
          </table:table-cell>
          <table:table-cell office:value-type="float" office:value="0.7040122663" calcext:value-type="float">
            <text:p>0.7040122663</text:p>
          </table:table-cell>
          <table:table-cell office:value-type="float" office:value="0.7101878125" calcext:value-type="float">
            <text:p>0.7101878125</text:p>
          </table:table-cell>
          <table:table-cell office:value-type="float" office:value="638.935310695" calcext:value-type="float">
            <text:p>638.935310695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638.935310695" calcext:value-type="float">
            <text:p>638.935310695</text:p>
          </table:table-cell>
          <table:table-cell office:value-type="float" office:value="1" calcext:value-type="float">
            <text:p>1</text:p>
          </table:table-cell>
          <table:table-cell office:value-type="float" office:value="311.7733333333" calcext:value-type="float">
            <text:p>311.77333333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9]))" office:value-type="float" office:value="4.17609052958156" calcext:value-type="float">
            <text:p>4.17609052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4.1829609939" calcext:value-type="float">
            <text:p>224.1829609939</text:p>
          </table:table-cell>
          <table:table-cell office:value-type="float" office:value="1.0732295961" calcext:value-type="float">
            <text:p>1.0732295961</text:p>
          </table:table-cell>
          <table:table-cell office:value-type="float" office:value="182.9644774266" calcext:value-type="float">
            <text:p>182.9644774266</text:p>
          </table:table-cell>
          <table:table-cell office:value-type="float" office:value="0.2732770902" calcext:value-type="float">
            <text:p>0.2732770902</text:p>
          </table:table-cell>
          <table:table-cell office:value-type="float" office:value="0.9619353575" calcext:value-type="float">
            <text:p>0.9619353575</text:p>
          </table:table-cell>
          <table:table-cell office:value-type="float" office:value="381.0061748208" calcext:value-type="float">
            <text:p>381.0061748208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381.0061748208" calcext:value-type="float">
            <text:p>381.0061748208</text:p>
          </table:table-cell>
          <table:table-cell office:value-type="float" office:value="1" calcext:value-type="float">
            <text:p>1</text:p>
          </table:table-cell>
          <table:table-cell office:value-type="float" office:value="416.4146341463" calcext:value-type="float">
            <text:p>416.41463414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0]))" office:value-type="float" office:value="16.49152630506" calcext:value-type="float">
            <text:p>16.49152630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7.2614591542" calcext:value-type="float">
            <text:p>237.2614591542</text:p>
          </table:table-cell>
          <table:table-cell office:value-type="float" office:value="0.9500568849" calcext:value-type="float">
            <text:p>0.9500568849</text:p>
          </table:table-cell>
          <table:table-cell office:value-type="float" office:value="151.9539403898" calcext:value-type="float">
            <text:p>151.9539403898</text:p>
          </table:table-cell>
          <table:table-cell office:value-type="float" office:value="0.5067324994" calcext:value-type="float">
            <text:p>0.5067324994</text:p>
          </table:table-cell>
          <table:table-cell office:value-type="float" office:value="0.8621033431" calcext:value-type="float">
            <text:p>0.8621033431</text:p>
          </table:table-cell>
          <table:table-cell office:value-type="float" office:value="643.6318068961" calcext:value-type="float">
            <text:p>643.6318068961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643.6318068961" calcext:value-type="float">
            <text:p>643.6318068961</text:p>
          </table:table-cell>
          <table:table-cell office:value-type="float" office:value="1" calcext:value-type="float">
            <text:p>1</text:p>
          </table:table-cell>
          <table:table-cell office:value-type="float" office:value="287.9722222222" calcext:value-type="float">
            <text:p>287.97222222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1]))" office:value-type="float" office:value="9.43424980211623" calcext:value-type="float">
            <text:p>9.43424980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inity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199.7223072168" calcext:value-type="float">
            <text:p>199.7223072168</text:p>
          </table:table-cell>
          <table:table-cell office:value-type="float" office:value="0.4121237444" calcext:value-type="float">
            <text:p>0.4121237444</text:p>
          </table:table-cell>
          <table:table-cell office:value-type="float" office:value="37.8021163429" calcext:value-type="float">
            <text:p>37.8021163429</text:p>
          </table:table-cell>
          <table:table-cell office:value-type="float" office:value="-0.7936063613" calcext:value-type="float">
            <text:p>-0.7936063613</text:p>
          </table:table-cell>
          <table:table-cell office:value-type="float" office:value="0.6084315437" calcext:value-type="float">
            <text:p>0.6084315437</text:p>
          </table:table-cell>
          <table:table-cell office:value-type="float" office:value="478.2249895693" calcext:value-type="float">
            <text:p>478.2249895693</text:p>
          </table:table-cell>
          <table:table-cell office:value-type="float" office:value="0.7853981634" calcext:value-type="float">
            <text:p>0.7853981634</text:p>
          </table:table-cell>
          <table:table-cell office:value-type="float" office:value="8.680054044" calcext:value-type="float">
            <text:p>8.680054044</text:p>
          </table:table-cell>
          <table:table-cell office:value-type="float" office:value="2.4297033218" calcext:value-type="float">
            <text:p>2.4297033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.6779661017" calcext:value-type="float">
            <text:p>439.67796610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2]))" office:value-type="float" office:value="21.3870488087517" calcext:value-type="float">
            <text:p>21.38704880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L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8.1302740125" calcext:value-type="float">
            <text:p>188.1302740125</text:p>
          </table:table-cell>
          <table:table-cell office:value-type="float" office:value="0.0372168501" calcext:value-type="float">
            <text:p>0.0372168501</text:p>
          </table:table-cell>
          <table:table-cell office:value-type="float" office:value="188.0239346466" calcext:value-type="float">
            <text:p>188.0239346466</text:p>
          </table:table-cell>
          <table:table-cell office:value-type="float" office:value="0.9998727043" calcext:value-type="float">
            <text:p>0.9998727043</text:p>
          </table:table-cell>
          <table:table-cell office:value-type="float" office:value="0.0159554155" calcext:value-type="float">
            <text:p>0.0159554155</text:p>
          </table:table-cell>
          <table:table-cell office:value-type="float" office:value="188.7514416601" calcext:value-type="float">
            <text:p>188.7514416601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88.7514416601" calcext:value-type="float">
            <text:p>188.7514416601</text:p>
          </table:table-cell>
          <table:table-cell office:value-type="float" office:value="1" calcext:value-type="float">
            <text:p>1</text:p>
          </table:table-cell>
          <table:table-cell office:value-type="float" office:value="317.4666666667" calcext:value-type="float">
            <text:p>317.46666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3]))" office:value-type="float" office:value="42.867631562499" calcext:value-type="float">
            <text:p>42.86763156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finity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00.3921156134" calcext:value-type="float">
            <text:p>200.3921156134</text:p>
          </table:table-cell>
          <table:table-cell office:value-type="float" office:value="0.4435610252" calcext:value-type="float">
            <text:p>0.4435610252</text:p>
          </table:table-cell>
          <table:table-cell office:value-type="float" office:value="17.7200451467" calcext:value-type="float">
            <text:p>17.7200451467</text:p>
          </table:table-cell>
          <table:table-cell office:value-type="float" office:value="0.282166324" calcext:value-type="float">
            <text:p>0.282166324</text:p>
          </table:table-cell>
          <table:table-cell office:value-type="float" office:value="0.9593655016" calcext:value-type="float">
            <text:p>0.9593655016</text:p>
          </table:table-cell>
          <table:table-cell office:value-type="float" office:value="477.2392453318" calcext:value-type="float">
            <text:p>477.2392453318</text:p>
          </table:table-cell>
          <table:table-cell office:value-type="float" office:value="0.3805063771" calcext:value-type="float">
            <text:p>0.3805063771</text:p>
          </table:table-cell>
          <table:table-cell office:value-type="float" office:value="9.3380478493" calcext:value-type="float">
            <text:p>9.3380478493</text:p>
          </table:table-cell>
          <table:table-cell office:value-type="float" office:value="2.3745111155" calcext:value-type="float">
            <text:p>2.3745111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3.064516129" calcext:value-type="float">
            <text:p>403.0645161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4]))" office:value-type="float" office:value="19.585825299544" calcext:value-type="float">
            <text:p>19.58582529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s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4.5463706818" calcext:value-type="float">
            <text:p>234.5463706818</text:p>
          </table:table-cell>
          <table:table-cell office:value-type="float" office:value="1.1491088076" calcext:value-type="float">
            <text:p>1.1491088076</text:p>
          </table:table-cell>
          <table:table-cell office:value-type="float" office:value="181.0331461363" calcext:value-type="float">
            <text:p>181.0331461363</text:p>
          </table:table-cell>
          <table:table-cell office:value-type="float" office:value="0.2099063117" calcext:value-type="float">
            <text:p>0.2099063117</text:p>
          </table:table-cell>
          <table:table-cell office:value-type="float" office:value="0.9777215045" calcext:value-type="float">
            <text:p>0.9777215045</text:p>
          </table:table-cell>
          <table:table-cell office:value-type="float" office:value="390.2803900289" calcext:value-type="float">
            <text:p>390.2803900289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390.2803900289" calcext:value-type="float">
            <text:p>390.2803900289</text:p>
          </table:table-cell>
          <table:table-cell office:value-type="float" office:value="1" calcext:value-type="float">
            <text:p>1</text:p>
          </table:table-cell>
          <table:table-cell office:value-type="float" office:value="413.3333333333" calcext:value-type="float">
            <text:p>41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5]))" office:value-type="float" office:value="20.8390848767905" calcext:value-type="float">
            <text:p>20.83908487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9.4216638182" calcext:value-type="float">
            <text:p>199.4216638182</text:p>
          </table:table-cell>
          <table:table-cell office:value-type="float" office:value="0.9744489934" calcext:value-type="float">
            <text:p>0.9744489934</text:p>
          </table:table-cell>
          <table:table-cell office:value-type="float" office:value="119.0378091196" calcext:value-type="float">
            <text:p>119.0378091196</text:p>
          </table:table-cell>
          <table:table-cell office:value-type="float" office:value="0.5796477649" calcext:value-type="float">
            <text:p>0.5796477649</text:p>
          </table:table-cell>
          <table:table-cell office:value-type="float" office:value="0.8148671478" calcext:value-type="float">
            <text:p>0.8148671478</text:p>
          </table:table-cell>
          <table:table-cell office:value-type="float" office:value="552.4954530311" calcext:value-type="float">
            <text:p>552.4954530311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6.3461538462" calcext:value-type="float">
            <text:p>316.346153846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6]))" office:value-type="float" office:value="10.8318146725914" calcext:value-type="float">
            <text:p>10.83181467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0.190389885" calcext:value-type="float">
            <text:p>210.190389885</text:p>
          </table:table-cell>
          <table:table-cell office:value-type="float" office:value="1.1071487178" calcext:value-type="float">
            <text:p>1.1071487178</text:p>
          </table:table-cell>
          <table:table-cell office:value-type="float" office:value="163.9542619147" calcext:value-type="float">
            <text:p>163.9542619147</text:p>
          </table:table-cell>
          <table:table-cell office:value-type="float" office:value="0.2439704801" calcext:value-type="float">
            <text:p>0.2439704801</text:p>
          </table:table-cell>
          <table:table-cell office:value-type="float" office:value="0.9697826585" calcext:value-type="float">
            <text:p>0.9697826585</text:p>
          </table:table-cell>
          <table:table-cell office:value-type="float" office:value="353.4313359752" calcext:value-type="float">
            <text:p>353.4313359752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4.7245580234" calcext:value-type="float">
            <text:p>4.7245580234</text:p>
          </table:table-cell>
          <table:table-cell office:value-type="float" office:value="1.4085391616" calcext:value-type="float">
            <text:p>1.4085391616</text:p>
          </table:table-cell>
          <table:table-cell office:value-type="float" office:value="353.4313359752" calcext:value-type="float">
            <text:p>353.4313359752</text:p>
          </table:table-cell>
          <table:table-cell office:value-type="float" office:value="1" calcext:value-type="float">
            <text:p>1</text:p>
          </table:table-cell>
          <table:table-cell office:value-type="float" office:value="360.5833333333" calcext:value-type="float">
            <text:p>360.5833333333</text:p>
          </table:table-cell>
          <table:table-cell office:value-type="float" office:value="2" calcext:value-type="float">
            <text:p>2</text:p>
          </table:table-cell>
          <table:table-cell office:value-type="float" office:value="15.817028613" calcext:value-type="float">
            <text:p>15.817028613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.0993302126" calcext:value-type="float">
            <text:p>-100.0993302126</text:p>
          </table:table-cell>
          <table:table-cell table:formula="of:=ABS(45 - DEGREES([.H37]))" office:value-type="float" office:value="18.4349488232606" calcext:value-type="float">
            <text:p>18.43494882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1.9925741209" calcext:value-type="float">
            <text:p>201.9925741209</text:p>
          </table:table-cell>
          <table:table-cell office:value-type="float" office:value="0.0991760417" calcext:value-type="float">
            <text:p>0.0991760417</text:p>
          </table:table-cell>
          <table:table-cell office:value-type="float" office:value="201.9925741209" calcext:value-type="float">
            <text:p>201.9925741209</text:p>
          </table:table-cell>
          <table:table-cell office:value-type="float" office:value="0.9950860861" calcext:value-type="float">
            <text:p>0.9950860861</text:p>
          </table:table-cell>
          <table:table-cell office:value-type="float" office:value="0.0990135409" calcext:value-type="float">
            <text:p>0.0990135409</text:p>
          </table:table-cell>
          <table:table-cell office:value-type="float" office:value="202.2901190457" calcext:value-type="float">
            <text:p>202.2901190457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5.9375" calcext:value-type="float">
            <text:p>325.93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8]))" office:value-type="float" office:value="39.3176313817765" calcext:value-type="float">
            <text:p>39.31763138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86.0026881526" calcext:value-type="float">
            <text:p>186.0026881526</text:p>
          </table:table-cell>
          <table:table-cell office:value-type="float" office:value="0.0053762923" calcext:value-type="float">
            <text:p>0.0053762923</text:p>
          </table:table-cell>
          <table:table-cell office:value-type="float" office:value="184.0027173712" calcext:value-type="float">
            <text:p>184.0027173712</text:p>
          </table:table-cell>
          <table:table-cell office:value-type="float" office:value="0.9999852319" calcext:value-type="float">
            <text:p>0.9999852319</text:p>
          </table:table-cell>
          <table:table-cell office:value-type="float" office:value="0.0054347023" calcext:value-type="float">
            <text:p>0.0054347023</text:p>
          </table:table-cell>
          <table:table-cell office:value-type="float" office:value="188.0312195419" calcext:value-type="float">
            <text:p>188.0312195419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7.3333333333" calcext:value-type="float">
            <text:p>337.3333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9]))" office:value-type="float" office:value="44.6919611417813" calcext:value-type="float">
            <text:p>44.69196114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s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7.5475849052" calcext:value-type="float">
            <text:p>207.5475849052</text:p>
          </table:table-cell>
          <table:table-cell office:value-type="float" office:value="1.0121970115" calcext:value-type="float">
            <text:p>1.0121970115</text:p>
          </table:table-cell>
          <table:table-cell office:value-type="float" office:value="166.138496442" calcext:value-type="float">
            <text:p>166.138496442</text:p>
          </table:table-cell>
          <table:table-cell office:value-type="float" office:value="0.2467820576" calcext:value-type="float">
            <text:p>0.2467820576</text:p>
          </table:table-cell>
          <table:table-cell office:value-type="float" office:value="0.9690710067" calcext:value-type="float">
            <text:p>0.9690710067</text:p>
          </table:table-cell>
          <table:table-cell office:value-type="float" office:value="345.420419156" calcext:value-type="float">
            <text:p>345.420419156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7.6376744605" calcext:value-type="float">
            <text:p>7.6376744605</text:p>
          </table:table-cell>
          <table:table-cell office:value-type="float" office:value="6.0996900584" calcext:value-type="float">
            <text:p>6.099690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1.0909090909" calcext:value-type="float">
            <text:p>381.09090909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40]))" office:value-type="float" office:value="12.9946167947049" calcext:value-type="float">
            <text:p>12.99461679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finity</text:p>
          </table:table-cell>
          <table:table-cell table:number-columns-repeated="2" office:value-type="float" office:value="0.7071067812" calcext:value-type="float">
            <text:p>0.7071067812</text:p>
          </table:table-cell>
          <table:table-cell office:value-type="float" office:value="190.1578291841" calcext:value-type="float">
            <text:p>190.1578291841</text:p>
          </table:table-cell>
          <table:table-cell office:value-type="float" office:value="0.3883187182" calcext:value-type="float">
            <text:p>0.3883187182</text:p>
          </table:table-cell>
          <table:table-cell office:value-type="float" office:value="47.4236228055" calcext:value-type="float">
            <text:p>47.4236228055</text:p>
          </table:table-cell>
          <table:table-cell office:value-type="float" office:value="-0.6747691995" calcext:value-type="float">
            <text:p>-0.6747691995</text:p>
          </table:table-cell>
          <table:table-cell office:value-type="float" office:value="0.738028812" calcext:value-type="float">
            <text:p>0.738028812</text:p>
          </table:table-cell>
          <table:table-cell office:value-type="float" office:value="427.0728168361" calcext:value-type="float">
            <text:p>427.0728168361</text:p>
          </table:table-cell>
          <table:table-cell office:value-type="float" office:value="2.5213431676" calcext:value-type="float">
            <text:p>2.5213431676</text:p>
          </table:table-cell>
          <table:table-cell office:value-type="float" office:value="7.9840676719" calcext:value-type="float">
            <text:p>7.9840676719</text:p>
          </table:table-cell>
          <table:table-cell office:value-type="float" office:value="1.9979399389" calcext:value-type="float">
            <text:p>1.9979399389</text:p>
          </table:table-cell>
          <table:table-cell office:value-type="float" office:value="427.0728168361" calcext:value-type="float">
            <text:p>427.0728168361</text:p>
          </table:table-cell>
          <table:table-cell office:value-type="float" office:value="1" calcext:value-type="float">
            <text:p>1</text:p>
          </table:table-cell>
          <table:table-cell office:value-type="float" office:value="378.3442622951" calcext:value-type="float">
            <text:p>378.34426229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41]))" office:value-type="float" office:value="22.7509763412101" calcext:value-type="float">
            <text:p>22.75097634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Infinity</text:p>
          </table:table-cell>
          <table:table-cell office:value-type="float" office:value="0.9284766909" calcext:value-type="float">
            <text:p>0.9284766909</text:p>
          </table:table-cell>
          <table:table-cell office:value-type="float" office:value="0.3713906764" calcext:value-type="float">
            <text:p>0.3713906764</text:p>
          </table:table-cell>
          <table:table-cell office:value-type="float" office:value="164.6936550083" calcext:value-type="float">
            <text:p>164.6936550083</text:p>
          </table:table-cell>
          <table:table-cell office:value-type="float" office:value="0.4256224683" calcext:value-type="float">
            <text:p>0.4256224683</text:p>
          </table:table-cell>
          <table:table-cell office:value-type="float" office:value="23.0217288664" calcext:value-type="float">
            <text:p>23.0217288664</text:p>
          </table:table-cell>
          <table:table-cell office:value-type="float" office:value="-0.5646839156" calcext:value-type="float">
            <text:p>-0.5646839156</text:p>
          </table:table-cell>
          <table:table-cell office:value-type="float" office:value="0.8253072612" calcext:value-type="float">
            <text:p>0.8253072612</text:p>
          </table:table-cell>
          <table:table-cell office:value-type="float" office:value="406.5859734564" calcext:value-type="float">
            <text:p>406.5859734564</text:p>
          </table:table-cell>
          <table:table-cell office:value-type="float" office:value="1.9513027039" calcext:value-type="float">
            <text:p>1.9513027039</text:p>
          </table:table-cell>
          <table:table-cell office:value-type="float" office:value="7.985778022" calcext:value-type="float">
            <text:p>7.985778022</text:p>
          </table:table-cell>
          <table:table-cell office:value-type="float" office:value="1.9557031464" calcext:value-type="float">
            <text:p>1.9557031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.1090909091" calcext:value-type="float">
            <text:p>390.10909090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42]))" office:value-type="float" office:value="20.6136289004693" calcext:value-type="float">
            <text:p>20.61362890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.308221392" calcext:value-type="float">
            <text:p>201.308221392</text:p>
          </table:table-cell>
          <table:table-cell office:value-type="float" office:value="0.8945037954" calcext:value-type="float">
            <text:p>0.8945037954</text:p>
          </table:table-cell>
          <table:table-cell office:value-type="float" office:value="133.0563790278" calcext:value-type="float">
            <text:p>133.0563790278</text:p>
          </table:table-cell>
          <table:table-cell office:value-type="float" office:value="0.6764049996" calcext:value-type="float">
            <text:p>0.6764049996</text:p>
          </table:table-cell>
          <table:table-cell office:value-type="float" office:value="0.7365298884" calcext:value-type="float">
            <text:p>0.7365298884</text:p>
          </table:table-cell>
          <table:table-cell office:value-type="float" office:value="529.3270331871" calcext:value-type="float">
            <text:p>529.327033187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11.8216519852" calcext:value-type="float">
            <text:p>11.8216519852</text:p>
          </table:table-cell>
          <table:table-cell office:value-type="float" office:value="10.1955988437" calcext:value-type="float">
            <text:p>10.1955988437</text:p>
          </table:table-cell>
          <table:table-cell office:value-type="float" office:value="529.3270331871" calcext:value-type="float">
            <text:p>529.3270331871</text:p>
          </table:table-cell>
          <table:table-cell office:value-type="float" office:value="1" calcext:value-type="float">
            <text:p>1</text:p>
          </table:table-cell>
          <table:table-cell office:value-type="float" office:value="274.3548387097" calcext:value-type="float">
            <text:p>274.354838709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43]))" office:value-type="float" office:value="6.2512922348537" calcext:value-type="float">
            <text:p>6.25129223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7.4126108346" calcext:value-type="float">
            <text:p>247.4126108346</text:p>
          </table:table-cell>
          <table:table-cell office:value-type="float" office:value="1.078223695" calcext:value-type="float">
            <text:p>1.078223695</text:p>
          </table:table-cell>
          <table:table-cell office:value-type="float" office:value="177.4063133037" calcext:value-type="float">
            <text:p>177.4063133037</text:p>
          </table:table-cell>
          <table:table-cell office:value-type="float" office:value="0.3212963447" calcext:value-type="float">
            <text:p>0.3212963447</text:p>
          </table:table-cell>
          <table:table-cell office:value-type="float" office:value="0.9469787003" calcext:value-type="float">
            <text:p>0.9469787003</text:p>
          </table:table-cell>
          <table:table-cell office:value-type="float" office:value="422.4780405866" calcext:value-type="float">
            <text:p>422.4780405866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5.6047514693" calcext:value-type="float">
            <text:p>5.6047514693</text:p>
          </table:table-cell>
          <table:table-cell office:value-type="float" office:value="1.6003134772" calcext:value-type="float">
            <text:p>1.6003134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3.3571428571" calcext:value-type="float">
            <text:p>393.35714285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44]))" office:value-type="float" office:value="16.7776670945009" calcext:value-type="float">
            <text:p>16.77766709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4.7977853388" calcext:value-type="float">
            <text:p>234.7977853388</text:p>
          </table:table-cell>
          <table:table-cell office:value-type="float" office:value="1.1166722394" calcext:value-type="float">
            <text:p>1.1166722394</text:p>
          </table:table-cell>
          <table:table-cell office:value-type="float" office:value="169.3192251341" calcext:value-type="float">
            <text:p>169.3192251341</text:p>
          </table:table-cell>
          <table:table-cell office:value-type="float" office:value="0.2244281473" calcext:value-type="float">
            <text:p>0.2244281473</text:p>
          </table:table-cell>
          <table:table-cell office:value-type="float" office:value="0.9744906396" calcext:value-type="float">
            <text:p>0.9744906396</text:p>
          </table:table-cell>
          <table:table-cell office:value-type="float" office:value="394.6172195241" calcext:value-type="float">
            <text:p>394.6172195241</text:p>
          </table:table-cell>
          <table:table-cell office:value-type="float" office:value="3.017237659" calcext:value-type="float">
            <text:p>3.017237659</text:p>
          </table:table-cell>
          <table:table-cell office:value-type="float" office:value="5.6023409713" calcext:value-type="float">
            <text:p>5.6023409713</text:p>
          </table:table-cell>
          <table:table-cell office:value-type="float" office:value="2.8223885264" calcext:value-type="float">
            <text:p>2.8223885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6.1428571429" calcext:value-type="float">
            <text:p>396.14285714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45]))" office:value-type="float" office:value="18.9806064170423" calcext:value-type="float">
            <text:p>18.9806064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und</text:p>
          </table:table-cell>
          <table:table-cell table:number-columns-repeated="2" office:value-type="float" office:value="0.7071067812" calcext:value-type="float">
            <text:p>0.7071067812</text:p>
          </table:table-cell>
          <table:table-cell office:value-type="float" office:value="220.6399782451" calcext:value-type="float">
            <text:p>220.6399782451</text:p>
          </table:table-cell>
          <table:table-cell office:value-type="float" office:value="0.9463319027" calcext:value-type="float">
            <text:p>0.9463319027</text:p>
          </table:table-cell>
          <table:table-cell office:value-type="float" office:value="146.6492413891" calcext:value-type="float">
            <text:p>146.6492413891</text:p>
          </table:table-cell>
          <table:table-cell office:value-type="float" office:value="0.6205282696" calcext:value-type="float">
            <text:p>0.6205282696</text:p>
          </table:table-cell>
          <table:table-cell office:value-type="float" office:value="0.784184077" calcext:value-type="float">
            <text:p>0.784184077</text:p>
          </table:table-cell>
          <table:table-cell office:value-type="float" office:value="591.5591258186" calcext:value-type="float">
            <text:p>591.5591258186</text:p>
          </table:table-cell>
          <table:table-cell office:value-type="float" office:value="-2.55359005" calcext:value-type="float">
            <text:p>-2.55359005</text:p>
          </table:table-cell>
          <table:table-cell office:value-type="float" office:value="14.3831478441" calcext:value-type="float">
            <text:p>14.3831478441</text:p>
          </table:table-cell>
          <table:table-cell office:value-type="float" office:value="11.3523501234" calcext:value-type="float">
            <text:p>11.3523501234</text:p>
          </table:table-cell>
          <table:table-cell office:value-type="float" office:value="591.5591258186" calcext:value-type="float">
            <text:p>591.5591258186</text:p>
          </table:table-cell>
          <table:table-cell office:value-type="float" office:value="1" calcext:value-type="float">
            <text:p>1</text:p>
          </table:table-cell>
          <table:table-cell office:value-type="float" office:value="281.4782608696" calcext:value-type="float">
            <text:p>281.478260869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46]))" office:value-type="float" office:value="9.22082404329487" calcext:value-type="float">
            <text:p>9.22082404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97.9141227907" calcext:value-type="float">
            <text:p>197.9141227907</text:p>
          </table:table-cell>
          <table:table-cell office:value-type="float" office:value="0.0961493106" calcext:value-type="float">
            <text:p>0.0961493106</text:p>
          </table:table-cell>
          <table:table-cell office:value-type="float" office:value="194.8332620473" calcext:value-type="float">
            <text:p>194.8332620473</text:p>
          </table:table-cell>
          <table:table-cell office:value-type="float" office:value="0.9957232044" calcext:value-type="float">
            <text:p>0.9957232044</text:p>
          </table:table-cell>
          <table:table-cell office:value-type="float" office:value="0.0923866891" calcext:value-type="float">
            <text:p>0.0923866891</text:p>
          </table:table-cell>
          <table:table-cell office:value-type="float" office:value="201.5189125741" calcext:value-type="float">
            <text:p>201.5189125741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.3157894737" calcext:value-type="float">
            <text:p>309.31578947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47]))" office:value-type="float" office:value="39.4910502995275" calcext:value-type="float">
            <text:p>39.49105029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4.0103090044" calcext:value-type="float">
            <text:p>194.0103090044</text:p>
          </table:table-cell>
          <table:table-cell office:value-type="float" office:value="0.9169863049" calcext:value-type="float">
            <text:p>0.9169863049</text:p>
          </table:table-cell>
          <table:table-cell office:value-type="float" office:value="129.0038759108" calcext:value-type="float">
            <text:p>129.0038759108</text:p>
          </table:table-cell>
          <table:table-cell office:value-type="float" office:value="0.5348676504" calcext:value-type="float">
            <text:p>0.5348676504</text:p>
          </table:table-cell>
          <table:table-cell office:value-type="float" office:value="0.8449358535" calcext:value-type="float">
            <text:p>0.8449358535</text:p>
          </table:table-cell>
          <table:table-cell office:value-type="float" office:value="546.309273154" calcext:value-type="float">
            <text:p>546.309273154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546.309273154" calcext:value-type="float">
            <text:p>546.309273154</text:p>
          </table:table-cell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48]))" office:value-type="float" office:value="7.53944514206648" calcext:value-type="float">
            <text:p>7.53944514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und</text:p>
          </table:table-cell>
          <table:table-cell office:value-type="float" office:value="0.4472135955" calcext:value-type="float">
            <text:p>0.4472135955</text:p>
          </table:table-cell>
          <table:table-cell office:value-type="float" office:value="0.894427191" calcext:value-type="float">
            <text:p>0.894427191</text:p>
          </table:table-cell>
          <table:table-cell office:value-type="float" office:value="205.9732992405" calcext:value-type="float">
            <text:p>205.9732992405</text:p>
          </table:table-cell>
          <table:table-cell office:value-type="float" office:value="0.8300420198" calcext:value-type="float">
            <text:p>0.8300420198</text:p>
          </table:table-cell>
          <table:table-cell office:value-type="float" office:value="144.2567156149" calcext:value-type="float">
            <text:p>144.2567156149</text:p>
          </table:table-cell>
          <table:table-cell office:value-type="float" office:value="0.7001407149" calcext:value-type="float">
            <text:p>0.7001407149</text:p>
          </table:table-cell>
          <table:table-cell office:value-type="float" office:value="0.7140048875" calcext:value-type="float">
            <text:p>0.7140048875</text:p>
          </table:table-cell>
          <table:table-cell office:value-type="float" office:value="555.9854942312" calcext:value-type="float">
            <text:p>555.9854942312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555.9854942312" calcext:value-type="float">
            <text:p>555.9854942312</text:p>
          </table:table-cell>
          <table:table-cell office:value-type="float" office:value="1" calcext:value-type="float">
            <text:p>1</text:p>
          </table:table-cell>
          <table:table-cell office:value-type="float" office:value="308.9852941176" calcext:value-type="float">
            <text:p>308.9852941176</text:p>
          </table:table-cell>
          <table:table-cell office:value-type="float" office:value="4" calcext:value-type="float">
            <text:p>4</text:p>
          </table:table-cell>
          <table:table-cell office:value-type="float" office:value="13.9445051" calcext:value-type="float">
            <text:p>13.9445051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.0875708511" calcext:value-type="float">
            <text:p>-100.0875708511</text:p>
          </table:table-cell>
          <table:table-cell table:formula="of:=ABS(45 - DEGREES([.H49]))" office:value-type="float" office:value="2.55790455305431" calcext:value-type="float">
            <text:p>2.55790455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finity</text:p>
          </table:table-cell>
          <table:table-cell office:value-type="float" office:value="0.894427191" calcext:value-type="float">
            <text:p>0.894427191</text:p>
          </table:table-cell>
          <table:table-cell office:value-type="float" office:value="-0.4472135955" calcext:value-type="float">
            <text:p>-0.4472135955</text:p>
          </table:table-cell>
          <table:table-cell office:value-type="float" office:value="197.3068675946" calcext:value-type="float">
            <text:p>197.3068675946</text:p>
          </table:table-cell>
          <table:table-cell office:value-type="float" office:value="0.4341776852" calcext:value-type="float">
            <text:p>0.4341776852</text:p>
          </table:table-cell>
          <table:table-cell office:value-type="float" office:value="5.3851648071" calcext:value-type="float">
            <text:p>5.3851648071</text:p>
          </table:table-cell>
          <table:table-cell office:value-type="float" office:value="-0.9284766909" calcext:value-type="float">
            <text:p>-0.9284766909</text:p>
          </table:table-cell>
          <table:table-cell office:value-type="float" office:value="-0.3713906764" calcext:value-type="float">
            <text:p>-0.3713906764</text:p>
          </table:table-cell>
          <table:table-cell office:value-type="float" office:value="508.9558449037" calcext:value-type="float">
            <text:p>508.9558449037</text:p>
          </table:table-cell>
          <table:table-cell office:value-type="float" office:value="0.9652516632" calcext:value-type="float">
            <text:p>0.9652516632</text:p>
          </table:table-cell>
          <table:table-cell office:value-type="float" office:value="9.2205390518" calcext:value-type="float">
            <text:p>9.2205390518</text:p>
          </table:table-cell>
          <table:table-cell office:value-type="float" office:value="2.807491051" calcext:value-type="float">
            <text:p>2.807491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5.1587301587" calcext:value-type="float">
            <text:p>395.1587301587</text:p>
          </table:table-cell>
          <table:table-cell office:value-type="float" office:value="1" calcext:value-type="float">
            <text:p>1</text:p>
          </table:table-cell>
          <table:table-cell office:value-type="float" office:value="14.0512787366" calcext:value-type="float">
            <text:p>14.0512787366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.0882413846" calcext:value-type="float">
            <text:p>-100.0882413846</text:p>
          </table:table-cell>
          <table:table-cell table:formula="of:=ABS(45 - DEGREES([.H50]))" office:value-type="float" office:value="20.1234510792803" calcext:value-type="float">
            <text:p>20.12345107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s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3.3520105921" calcext:value-type="float">
            <text:p>193.3520105921</text:p>
          </table:table-cell>
          <table:table-cell office:value-type="float" office:value="1.2114203297" calcext:value-type="float">
            <text:p>1.2114203297</text:p>
          </table:table-cell>
          <table:table-cell office:value-type="float" office:value="153.4438007871" calcext:value-type="float">
            <text:p>153.4438007871</text:p>
          </table:table-cell>
          <table:table-cell office:value-type="float" office:value="0.1368579238" calcext:value-type="float">
            <text:p>0.1368579238</text:p>
          </table:table-cell>
          <table:table-cell office:value-type="float" office:value="0.9905906868" calcext:value-type="float">
            <text:p>0.9905906868</text:p>
          </table:table-cell>
          <table:table-cell office:value-type="float" office:value="339.2746591512" calcext:value-type="float">
            <text:p>339.2746591512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5.0389574657" calcext:value-type="float">
            <text:p>5.0389574657</text:p>
          </table:table-cell>
          <table:table-cell office:value-type="float" office:value="1.2807329551" calcext:value-type="float">
            <text:p>1.2807329551</text:p>
          </table:table-cell>
          <table:table-cell office:value-type="float" office:value="339.2746591512" calcext:value-type="float">
            <text:p>339.2746591512</text:p>
          </table:table-cell>
          <table:table-cell office:value-type="float" office:value="1" calcext:value-type="float">
            <text:p>1</text:p>
          </table:table-cell>
          <table:table-cell office:value-type="float" office:value="368.4166666667" calcext:value-type="float">
            <text:p>368.41666666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51]))" office:value-type="float" office:value="24.4092721081567" calcext:value-type="float">
            <text:p>24.40927210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89.380569225" calcext:value-type="float">
            <text:p>189.380569225</text:p>
          </table:table-cell>
          <table:table-cell office:value-type="float" office:value="0.063406952" calcext:value-type="float">
            <text:p>0.063406952</text:p>
          </table:table-cell>
          <table:table-cell office:value-type="float" office:value="189.0952141118" calcext:value-type="float">
            <text:p>189.0952141118</text:p>
          </table:table-cell>
          <table:table-cell office:value-type="float" office:value="0.9994964753" calcext:value-type="float">
            <text:p>0.9994964753</text:p>
          </table:table-cell>
          <table:table-cell office:value-type="float" office:value="0.0317300468" calcext:value-type="float">
            <text:p>0.0317300468</text:p>
          </table:table-cell>
          <table:table-cell office:value-type="float" office:value="191.0839337478" calcext:value-type="float">
            <text:p>191.0839337478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.6" calcext:value-type="float">
            <text:p>315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52]))" office:value-type="float" office:value="41.3670492586114" calcext:value-type="float">
            <text:p>41.36704925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1.8598361376" calcext:value-type="float">
            <text:p>181.8598361376</text:p>
          </table:table-cell>
          <table:table-cell office:value-type="float" office:value="1.1637384789" calcext:value-type="float">
            <text:p>1.1637384789</text:p>
          </table:table-cell>
          <table:table-cell office:value-type="float" office:value="158.2687587618" calcext:value-type="float">
            <text:p>158.2687587618</text:p>
          </table:table-cell>
          <table:table-cell office:value-type="float" office:value="0.126367327" calcext:value-type="float">
            <text:p>0.126367327</text:p>
          </table:table-cell>
          <table:table-cell office:value-type="float" office:value="0.9919835173" calcext:value-type="float">
            <text:p>0.9919835173</text:p>
          </table:table-cell>
          <table:table-cell office:value-type="float" office:value="316.7459001" calcext:value-type="float">
            <text:p>316.7459001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.8648648649" calcext:value-type="float">
            <text:p>319.864864864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53]))" office:value-type="float" office:value="21.6773032979442" calcext:value-type="float">
            <text:p>21.67730329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inity</text:p>
          </table:table-cell>
          <table:table-cell office:value-type="float" office:value="0.894427191" calcext:value-type="float">
            <text:p>0.894427191</text:p>
          </table:table-cell>
          <table:table-cell office:value-type="float" office:value="-0.4472135955" calcext:value-type="float">
            <text:p>-0.4472135955</text:p>
          </table:table-cell>
          <table:table-cell office:value-type="float" office:value="168.6564555539" calcext:value-type="float">
            <text:p>168.6564555539</text:p>
          </table:table-cell>
          <table:table-cell office:value-type="float" office:value="0.5699124719" calcext:value-type="float">
            <text:p>0.5699124719</text:p>
          </table:table-cell>
          <table:table-cell office:value-type="float" office:value="12.0830459736" calcext:value-type="float">
            <text:p>12.0830459736</text:p>
          </table:table-cell>
          <table:table-cell office:value-type="float" office:value="-0.4138029443" calcext:value-type="float">
            <text:p>-0.4138029443</text:p>
          </table:table-cell>
          <table:table-cell office:value-type="float" office:value="-0.9103664775" calcext:value-type="float">
            <text:p>-0.9103664775</text:p>
          </table:table-cell>
          <table:table-cell office:value-type="float" office:value="444.2747066381" calcext:value-type="float">
            <text:p>444.2747066381</text:p>
          </table:table-cell>
          <table:table-cell office:value-type="float" office:value="0.9097531579" calcext:value-type="float">
            <text:p>0.9097531579</text:p>
          </table:table-cell>
          <table:table-cell office:value-type="float" office:value="9.8522544911" calcext:value-type="float">
            <text:p>9.8522544911</text:p>
          </table:table-cell>
          <table:table-cell office:value-type="float" office:value="3.3724225729" calcext:value-type="float">
            <text:p>3.3724225729</text:p>
          </table:table-cell>
          <table:table-cell office:value-type="float" office:value="444.2747066381" calcext:value-type="float">
            <text:p>444.2747066381</text:p>
          </table:table-cell>
          <table:table-cell office:value-type="float" office:value="1" calcext:value-type="float">
            <text:p>1</text:p>
          </table:table-cell>
          <table:table-cell office:value-type="float" office:value="379.2586206897" calcext:value-type="float">
            <text:p>379.2586206897</text:p>
          </table:table-cell>
          <table:table-cell office:value-type="float" office:value="1" calcext:value-type="float">
            <text:p>1</text:p>
          </table:table-cell>
          <table:table-cell office:value-type="float" office:value="452.1408871004" calcext:value-type="float">
            <text:p>452.1408871004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2.8394239878" calcext:value-type="float">
            <text:p>-102.8394239878</text:p>
          </table:table-cell>
          <table:table-cell table:formula="of:=ABS(45 - DEGREES([.H54]))" office:value-type="float" office:value="12.3464206682619" calcext:value-type="float">
            <text:p>12.34642066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inity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75.5704986608" calcext:value-type="float">
            <text:p>175.5704986608</text:p>
          </table:table-cell>
          <table:table-cell office:value-type="float" office:value="0.3487710036" calcext:value-type="float">
            <text:p>0.3487710036</text:p>
          </table:table-cell>
          <table:table-cell office:value-type="float" office:value="21.2132034356" calcext:value-type="float">
            <text:p>21.2132034356</text:p>
          </table:table-cell>
          <table:table-cell office:value-type="float" office:value="0.1414213562" calcext:value-type="float">
            <text:p>0.1414213562</text:p>
          </table:table-cell>
          <table:table-cell office:value-type="float" office:value="-0.9899494937" calcext:value-type="float">
            <text:p>-0.9899494937</text:p>
          </table:table-cell>
          <table:table-cell office:value-type="float" office:value="432.5444681263" calcext:value-type="float">
            <text:p>432.5444681263</text:p>
          </table:table-cell>
          <table:table-cell office:value-type="float" office:value="-0.5880026035" calcext:value-type="float">
            <text:p>-0.5880026035</text:p>
          </table:table-cell>
          <table:table-cell office:value-type="float" office:value="9.6550876627" calcext:value-type="float">
            <text:p>9.6550876627</text:p>
          </table:table-cell>
          <table:table-cell office:value-type="float" office:value="2.9296068241" calcext:value-type="float">
            <text:p>2.9296068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0.6034482759" calcext:value-type="float">
            <text:p>440.60344827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55]))" office:value-type="float" office:value="25.016893477178" calcext:value-type="float">
            <text:p>25.01689347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0.916998155" calcext:value-type="float">
            <text:p>240.916998155</text:p>
          </table:table-cell>
          <table:table-cell office:value-type="float" office:value="0.0872777129" calcext:value-type="float">
            <text:p>0.0872777129</text:p>
          </table:table-cell>
          <table:table-cell office:value-type="float" office:value="240.532742054" calcext:value-type="float">
            <text:p>240.532742054</text:p>
          </table:table-cell>
          <table:table-cell office:value-type="float" office:value="0.9977851579" calcext:value-type="float">
            <text:p>0.9977851579</text:p>
          </table:table-cell>
          <table:table-cell office:value-type="float" office:value="-0.0665190105" calcext:value-type="float">
            <text:p>-0.0665190105</text:p>
          </table:table-cell>
          <table:table-cell office:value-type="float" office:value="242.0190032168" calcext:value-type="float">
            <text:p>242.0190032168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7.2777777778" calcext:value-type="float">
            <text:p>407.27777777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56]))" office:value-type="float" office:value="39.9993554052755" calcext:value-type="float">
            <text:p>39.99935540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und</text:p>
          </table:table-cell>
          <table:table-cell office:value-type="float" office:value="0.316227766" calcext:value-type="float">
            <text:p>0.316227766</text:p>
          </table:table-cell>
          <table:table-cell office:value-type="float" office:value="0.9486832981" calcext:value-type="float">
            <text:p>0.9486832981</text:p>
          </table:table-cell>
          <table:table-cell office:value-type="float" office:value="232.9742475039" calcext:value-type="float">
            <text:p>232.9742475039</text:p>
          </table:table-cell>
          <table:table-cell office:value-type="float" office:value="0.9839841989" calcext:value-type="float">
            <text:p>0.9839841989</text:p>
          </table:table-cell>
          <table:table-cell office:value-type="float" office:value="124.3543324537" calcext:value-type="float">
            <text:p>124.3543324537</text:p>
          </table:table-cell>
          <table:table-cell office:value-type="float" office:value="0.4664091621" calcext:value-type="float">
            <text:p>0.4664091621</text:p>
          </table:table-cell>
          <table:table-cell office:value-type="float" office:value="0.8845691005" calcext:value-type="float">
            <text:p>0.8845691005</text:p>
          </table:table-cell>
          <table:table-cell office:value-type="float" office:value="604.9879504856" calcext:value-type="float">
            <text:p>604.9879504856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604.9879504856" calcext:value-type="float">
            <text:p>604.9879504856</text:p>
          </table:table-cell>
          <table:table-cell office:value-type="float" office:value="1" calcext:value-type="float">
            <text:p>1</text:p>
          </table:table-cell>
          <table:table-cell office:value-type="float" office:value="320.676056338" calcext:value-type="float">
            <text:p>320.6760563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57]))" office:value-type="float" office:value="11.3781417045313" calcext:value-type="float">
            <text:p>11.37814170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191.4157778241" calcext:value-type="float">
            <text:p>191.4157778241</text:p>
          </table:table-cell>
          <table:table-cell office:value-type="float" office:value="1.1164942401" calcext:value-type="float">
            <text:p>1.1164942401</text:p>
          </table:table-cell>
          <table:table-cell office:value-type="float" office:value="146.5127980758" calcext:value-type="float">
            <text:p>146.5127980758</text:p>
          </table:table-cell>
          <table:table-cell office:value-type="float" office:value="0.1433321886" calcext:value-type="float">
            <text:p>0.1433321886</text:p>
          </table:table-cell>
          <table:table-cell office:value-type="float" office:value="0.9896746353" calcext:value-type="float">
            <text:p>0.9896746353</text:p>
          </table:table-cell>
          <table:table-cell office:value-type="float" office:value="353.2199354054" calcext:value-type="float">
            <text:p>353.2199354054</text:p>
          </table:table-cell>
          <table:table-cell office:value-type="float" office:value="0.7853981634" calcext:value-type="float">
            <text:p>0.7853981634</text:p>
          </table:table-cell>
          <table:table-cell office:value-type="float" office:value="7.8819856876" calcext:value-type="float">
            <text:p>7.8819856876</text:p>
          </table:table-cell>
          <table:table-cell office:value-type="float" office:value="3.7088343648" calcext:value-type="float">
            <text:p>3.7088343648</text:p>
          </table:table-cell>
          <table:table-cell office:value-type="float" office:value="353.2199354054" calcext:value-type="float">
            <text:p>353.2199354054</text:p>
          </table:table-cell>
          <table:table-cell office:value-type="float" office:value="1" calcext:value-type="float">
            <text:p>1</text:p>
          </table:table-cell>
          <table:table-cell office:value-type="float" office:value="389" calcext:value-type="float">
            <text:p>3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58]))" office:value-type="float" office:value="18.970407808396" calcext:value-type="float">
            <text:p>18.97040780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s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6.6518811915" calcext:value-type="float">
            <text:p>206.6518811915</text:p>
          </table:table-cell>
          <table:table-cell office:value-type="float" office:value="1.087670662" calcext:value-type="float">
            <text:p>1.087670662</text:p>
          </table:table-cell>
          <table:table-cell office:value-type="float" office:value="135.5912976559" calcext:value-type="float">
            <text:p>135.5912976559</text:p>
          </table:table-cell>
          <table:table-cell office:value-type="float" office:value="0.2286282419" calcext:value-type="float">
            <text:p>0.2286282419</text:p>
          </table:table-cell>
          <table:table-cell office:value-type="float" office:value="0.9735138042" calcext:value-type="float">
            <text:p>0.9735138042</text:p>
          </table:table-cell>
          <table:table-cell office:value-type="float" office:value="321.8420318187" calcext:value-type="float">
            <text:p>321.8420318187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5.4976683525" calcext:value-type="float">
            <text:p>5.4976683525</text:p>
          </table:table-cell>
          <table:table-cell office:value-type="float" office:value="2.7618028274" calcext:value-type="float">
            <text:p>2.7618028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.7272727273" calcext:value-type="float">
            <text:p>363.72727272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59]))" office:value-type="float" office:value="17.3189384328003" calcext:value-type="float">
            <text:p>17.31893843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und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223.8258251409" calcext:value-type="float">
            <text:p>223.8258251409</text:p>
          </table:table-cell>
          <table:table-cell office:value-type="float" office:value="0.9121042508" calcext:value-type="float">
            <text:p>0.9121042508</text:p>
          </table:table-cell>
          <table:table-cell office:value-type="float" office:value="151.3274595042" calcext:value-type="float">
            <text:p>151.3274595042</text:p>
          </table:table-cell>
          <table:table-cell office:value-type="float" office:value="0.8722805526" calcext:value-type="float">
            <text:p>0.8722805526</text:p>
          </table:table-cell>
          <table:table-cell office:value-type="float" office:value="0.4890057643" calcext:value-type="float">
            <text:p>0.4890057643</text:p>
          </table:table-cell>
          <table:table-cell office:value-type="float" office:value="674.4318938454" calcext:value-type="float">
            <text:p>674.4318938454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337.2159469227" calcext:value-type="float">
            <text:p>337.2159469227</text:p>
          </table:table-cell>
          <table:table-cell office:value-type="float" office:value="2" calcext:value-type="float">
            <text:p>2</text:p>
          </table:table-cell>
          <table:table-cell office:value-type="float" office:value="359.0204081633" calcext:value-type="float">
            <text:p>359.0204081633</text:p>
          </table:table-cell>
          <table:table-cell office:value-type="float" office:value="5" calcext:value-type="float">
            <text:p>5</text:p>
          </table:table-cell>
          <table:table-cell office:value-type="float" office:value="-487.7857184777" calcext:value-type="float">
            <text:p>-487.7857184777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96.9367281096" calcext:value-type="float">
            <text:p>-96.9367281096</text:p>
          </table:table-cell>
          <table:table-cell table:formula="of:=ABS(45 - DEGREES([.H60]))" office:value-type="float" office:value="7.25972404678194" calcext:value-type="float">
            <text:p>7.25972404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si</text:p>
          </table:table-cell>
          <table:table-cell table:number-columns-repeated="2" office:value-type="float" office:value="0.7071067812" calcext:value-type="float">
            <text:p>0.7071067812</text:p>
          </table:table-cell>
          <table:table-cell office:value-type="float" office:value="196.4917301059" calcext:value-type="float">
            <text:p>196.4917301059</text:p>
          </table:table-cell>
          <table:table-cell office:value-type="float" office:value="1.0661693942" calcext:value-type="float">
            <text:p>1.0661693942</text:p>
          </table:table-cell>
          <table:table-cell office:value-type="float" office:value="149.2816130674" calcext:value-type="float">
            <text:p>149.2816130674</text:p>
          </table:table-cell>
          <table:table-cell office:value-type="float" office:value="0.1741674642" calcext:value-type="float">
            <text:p>0.1741674642</text:p>
          </table:table-cell>
          <table:table-cell office:value-type="float" office:value="0.9847160476" calcext:value-type="float">
            <text:p>0.9847160476</text:p>
          </table:table-cell>
          <table:table-cell office:value-type="float" office:value="349.776912032" calcext:value-type="float">
            <text:p>349.776912032</text:p>
          </table:table-cell>
          <table:table-cell office:value-type="float" office:value="2.3561944902" calcext:value-type="float">
            <text:p>2.3561944902</text:p>
          </table:table-cell>
          <table:table-cell office:value-type="float" office:value="5.8482812538" calcext:value-type="float">
            <text:p>5.8482812538</text:p>
          </table:table-cell>
          <table:table-cell office:value-type="float" office:value="2.8922696152" calcext:value-type="float">
            <text:p>2.8922696152</text:p>
          </table:table-cell>
          <table:table-cell office:value-type="float" office:value="349.776912032" calcext:value-type="float">
            <text:p>349.776912032</text:p>
          </table:table-cell>
          <table:table-cell office:value-type="float" office:value="1" calcext:value-type="float">
            <text:p>1</text:p>
          </table:table-cell>
          <table:table-cell office:value-type="float" office:value="361.7272727273" calcext:value-type="float">
            <text:p>361.72727272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61]))" office:value-type="float" office:value="16.0870065336798" calcext:value-type="float">
            <text:p>16.08700653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0.15470492" calcext:value-type="float">
            <text:p>210.15470492</text:p>
          </table:table-cell>
          <table:table-cell office:value-type="float" office:value="0.1048769387" calcext:value-type="float">
            <text:p>0.1048769387</text:p>
          </table:table-cell>
          <table:table-cell office:value-type="float" office:value="210.15470492" calcext:value-type="float">
            <text:p>210.15470492</text:p>
          </table:table-cell>
          <table:table-cell office:value-type="float" office:value="0.9945054529" calcext:value-type="float">
            <text:p>0.9945054529</text:p>
          </table:table-cell>
          <table:table-cell office:value-type="float" office:value="0.1046847845" calcext:value-type="float">
            <text:p>0.1046847845</text:p>
          </table:table-cell>
          <table:table-cell office:value-type="float" office:value="210.5622270412" calcext:value-type="float">
            <text:p>210.5622270412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2.75" calcext:value-type="float">
            <text:p>352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62]))" office:value-type="float" office:value="38.9909940442377" calcext:value-type="float">
            <text:p>38.99099404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fin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9.9027515076" calcext:value-type="float">
            <text:p>179.9027515076</text:p>
          </table:table-cell>
          <table:table-cell office:value-type="float" office:value="0.543279359" calcext:value-type="float">
            <text:p>0.543279359</text:p>
          </table:table-cell>
          <table:table-cell office:value-type="float" office:value="27.4590604355" calcext:value-type="float">
            <text:p>27.4590604355</text:p>
          </table:table-cell>
          <table:table-cell office:value-type="float" office:value="-0.5462677805" calcext:value-type="float">
            <text:p>-0.5462677805</text:p>
          </table:table-cell>
          <table:table-cell office:value-type="float" office:value="0.8376105968" calcext:value-type="float">
            <text:p>0.8376105968</text:p>
          </table:table-cell>
          <table:table-cell office:value-type="float" office:value="447.8120257964" calcext:value-type="float">
            <text:p>447.8120257964</text:p>
          </table:table-cell>
          <table:table-cell office:value-type="float" office:value="1.6951513213" calcext:value-type="float">
            <text:p>1.6951513213</text:p>
          </table:table-cell>
          <table:table-cell office:value-type="float" office:value="8.2703951535" calcext:value-type="float">
            <text:p>8.2703951535</text:p>
          </table:table-cell>
          <table:table-cell office:value-type="float" office:value="2.0075642806" calcext:value-type="float">
            <text:p>2.0075642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6.0357142857" calcext:value-type="float">
            <text:p>416.03571428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63]))" office:value-type="float" office:value="13.8723856327273" calcext:value-type="float">
            <text:p>13.87238563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0.4186303539" calcext:value-type="float">
            <text:p>210.4186303539</text:p>
          </table:table-cell>
          <table:table-cell office:value-type="float" office:value="0.9406024173" calcext:value-type="float">
            <text:p>0.9406024173</text:p>
          </table:table-cell>
          <table:table-cell office:value-type="float" office:value="133.4166406413" calcext:value-type="float">
            <text:p>133.4166406413</text:p>
          </table:table-cell>
          <table:table-cell office:value-type="float" office:value="0.6445972525" calcext:value-type="float">
            <text:p>0.6445972525</text:p>
          </table:table-cell>
          <table:table-cell office:value-type="float" office:value="0.7645223228" calcext:value-type="float">
            <text:p>0.7645223228</text:p>
          </table:table-cell>
          <table:table-cell office:value-type="float" office:value="574.1608375233" calcext:value-type="float">
            <text:p>574.1608375233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574.1608375233" calcext:value-type="float">
            <text:p>574.1608375233</text:p>
          </table:table-cell>
          <table:table-cell office:value-type="float" office:value="1" calcext:value-type="float">
            <text:p>1</text:p>
          </table:table-cell>
          <table:table-cell office:value-type="float" office:value="311.3538461538" calcext:value-type="float">
            <text:p>311.35384615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64]))" office:value-type="float" office:value="8.89254871109305" calcext:value-type="float">
            <text:p>8.89254871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2.6029162547" calcext:value-type="float">
            <text:p>212.6029162547</text:p>
          </table:table-cell>
          <table:table-cell office:value-type="float" office:value="0.0753288908" calcext:value-type="float">
            <text:p>0.0753288908</text:p>
          </table:table-cell>
          <table:table-cell office:value-type="float" office:value="212.5299978827" calcext:value-type="float">
            <text:p>212.5299978827</text:p>
          </table:table-cell>
          <table:table-cell office:value-type="float" office:value="0.9975062444" calcext:value-type="float">
            <text:p>0.9975062444</text:p>
          </table:table-cell>
          <table:table-cell office:value-type="float" office:value="0.070578272" calcext:value-type="float">
            <text:p>0.070578272</text:p>
          </table:table-cell>
          <table:table-cell office:value-type="float" office:value="213.033902983" calcext:value-type="float">
            <text:p>213.033902983</text:p>
          </table:table-cell>
          <table:table-cell office:value-type="float" office:value="-0.2186689459" calcext:value-type="float">
            <text:p>-0.2186689459</text:p>
          </table:table-cell>
          <table:table-cell office:value-type="float" office:value="0.8903132445" calcext:value-type="float">
            <text:p>0.8903132445</text:p>
          </table:table-cell>
          <table:table-cell office:value-type="float" office:value="0.1436229858" calcext:value-type="float">
            <text:p>0.1436229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3.6" calcext:value-type="float">
            <text:p>353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65]))" office:value-type="float" office:value="40.6839724817582" calcext:value-type="float">
            <text:p>40.68397248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si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203.0270917883" calcext:value-type="float">
            <text:p>203.0270917883</text:p>
          </table:table-cell>
          <table:table-cell office:value-type="float" office:value="0.9745971855" calcext:value-type="float">
            <text:p>0.9745971855</text:p>
          </table:table-cell>
          <table:table-cell office:value-type="float" office:value="147.6279106402" calcext:value-type="float">
            <text:p>147.6279106402</text:p>
          </table:table-cell>
          <table:table-cell office:value-type="float" office:value="0.3725582768" calcext:value-type="float">
            <text:p>0.3725582768</text:p>
          </table:table-cell>
          <table:table-cell office:value-type="float" office:value="0.9280087986" calcext:value-type="float">
            <text:p>0.9280087986</text:p>
          </table:table-cell>
          <table:table-cell office:value-type="float" office:value="358.6635907611" calcext:value-type="float">
            <text:p>358.6635907611</text:p>
          </table:table-cell>
          <table:table-cell office:value-type="float" office:value="0.7853981634" calcext:value-type="float">
            <text:p>0.7853981634</text:p>
          </table:table-cell>
          <table:table-cell office:value-type="float" office:value="8.2679178032" calcext:value-type="float">
            <text:p>8.2679178032</text:p>
          </table:table-cell>
          <table:table-cell office:value-type="float" office:value="5.1393506217" calcext:value-type="float">
            <text:p>5.1393506217</text:p>
          </table:table-cell>
          <table:table-cell office:value-type="float" office:value="358.6635907611" calcext:value-type="float">
            <text:p>358.6635907611</text:p>
          </table:table-cell>
          <table:table-cell office:value-type="float" office:value="1" calcext:value-type="float">
            <text:p>1</text:p>
          </table:table-cell>
          <table:table-cell office:value-type="float" office:value="354.4146341463" calcext:value-type="float">
            <text:p>354.41463414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66]))" office:value-type="float" office:value="10.8403054544786" calcext:value-type="float">
            <text:p>10.84030545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0.276115159" calcext:value-type="float">
            <text:p>190.276115159</text:p>
          </table:table-cell>
          <table:table-cell office:value-type="float" office:value="1.060124586" calcext:value-type="float">
            <text:p>1.060124586</text:p>
          </table:table-cell>
          <table:table-cell office:value-type="float" office:value="157.496031696" calcext:value-type="float">
            <text:p>157.496031696</text:p>
          </table:table-cell>
          <table:table-cell office:value-type="float" office:value="0.2095290887" calcext:value-type="float">
            <text:p>0.2095290887</text:p>
          </table:table-cell>
          <table:table-cell office:value-type="float" office:value="0.9778024141" calcext:value-type="float">
            <text:p>0.9778024141</text:p>
          </table:table-cell>
          <table:table-cell office:value-type="float" office:value="327.9595294348" calcext:value-type="float">
            <text:p>327.9595294348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327.9595294348" calcext:value-type="float">
            <text:p>327.9595294348</text:p>
          </table:table-cell>
          <table:table-cell office:value-type="float" office:value="1" calcext:value-type="float">
            <text:p>1</text:p>
          </table:table-cell>
          <table:table-cell office:value-type="float" office:value="387.4545454545" calcext:value-type="float">
            <text:p>387.45454545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67]))" office:value-type="float" office:value="15.7406645358537" calcext:value-type="float">
            <text:p>15.74066453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4.9311005619" calcext:value-type="float">
            <text:p>224.9311005619</text:p>
          </table:table-cell>
          <table:table-cell office:value-type="float" office:value="0.9815606782" calcext:value-type="float">
            <text:p>0.9815606782</text:p>
          </table:table-cell>
          <table:table-cell office:value-type="float" office:value="116.9316039401" calcext:value-type="float">
            <text:p>116.9316039401</text:p>
          </table:table-cell>
          <table:table-cell office:value-type="float" office:value="0.6585046079" calcext:value-type="float">
            <text:p>0.6585046079</text:p>
          </table:table-cell>
          <table:table-cell office:value-type="float" office:value="0.7525766947" calcext:value-type="float">
            <text:p>0.7525766947</text:p>
          </table:table-cell>
          <table:table-cell office:value-type="float" office:value="609.5218850073" calcext:value-type="float">
            <text:p>609.5218850073</text:p>
          </table:table-cell>
          <table:table-cell office:value-type="float" office:value="1.6539375587" calcext:value-type="float">
            <text:p>1.6539375587</text:p>
          </table:table-cell>
          <table:table-cell office:value-type="float" office:value="9.6634357585" calcext:value-type="float">
            <text:p>9.6634357585</text:p>
          </table:table-cell>
          <table:table-cell office:value-type="float" office:value="6.0375709901" calcext:value-type="float">
            <text:p>6.0375709901</text:p>
          </table:table-cell>
          <table:table-cell office:value-type="float" office:value="609.5218850073" calcext:value-type="float">
            <text:p>609.5218850073</text:p>
          </table:table-cell>
          <table:table-cell office:value-type="float" office:value="1" calcext:value-type="float">
            <text:p>1</text:p>
          </table:table-cell>
          <table:table-cell office:value-type="float" office:value="313.298245614" calcext:value-type="float">
            <text:p>313.2982456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68]))" office:value-type="float" office:value="11.2392841968588" calcext:value-type="float">
            <text:p>11.23928419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inity</text:p>
          </table:table-cell>
          <table:table-cell office:value-type="float" office:value="0.9486832981" calcext:value-type="float">
            <text:p>0.9486832981</text:p>
          </table:table-cell>
          <table:table-cell office:value-type="float" office:value="-0.316227766" calcext:value-type="float">
            <text:p>-0.316227766</text:p>
          </table:table-cell>
          <table:table-cell office:value-type="float" office:value="203.592730715" calcext:value-type="float">
            <text:p>203.592730715</text:p>
          </table:table-cell>
          <table:table-cell office:value-type="float" office:value="0.4306925114" calcext:value-type="float">
            <text:p>0.4306925114</text:p>
          </table:table-cell>
          <table:table-cell office:value-type="float" office:value="40.2243707222" calcext:value-type="float">
            <text:p>40.2243707222</text:p>
          </table:table-cell>
          <table:table-cell office:value-type="float" office:value="-0.8203981668" calcext:value-type="float">
            <text:p>-0.8203981668</text:p>
          </table:table-cell>
          <table:table-cell office:value-type="float" office:value="0.5717926617" calcext:value-type="float">
            <text:p>0.5717926617</text:p>
          </table:table-cell>
          <table:table-cell office:value-type="float" office:value="464.1139268283" calcext:value-type="float">
            <text:p>464.1139268283</text:p>
          </table:table-cell>
          <table:table-cell office:value-type="float" office:value="1.6078164427" calcext:value-type="float">
            <text:p>1.6078164427</text:p>
          </table:table-cell>
          <table:table-cell office:value-type="float" office:value="7.915226933" calcext:value-type="float">
            <text:p>7.915226933</text:p>
          </table:table-cell>
          <table:table-cell office:value-type="float" office:value="2.1193201283" calcext:value-type="float">
            <text:p>2.1193201283</text:p>
          </table:table-cell>
          <table:table-cell office:value-type="float" office:value="464.1139268283" calcext:value-type="float">
            <text:p>464.1139268283</text:p>
          </table:table-cell>
          <table:table-cell office:value-type="float" office:value="1" calcext:value-type="float">
            <text:p>1</text:p>
          </table:table-cell>
          <table:table-cell office:value-type="float" office:value="374.2745098039" calcext:value-type="float">
            <text:p>374.27450980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69]))" office:value-type="float" office:value="20.3231368288899" calcext:value-type="float">
            <text:p>20.32313682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fin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8.4489320744" calcext:value-type="float">
            <text:p>188.4489320744</text:p>
          </table:table-cell>
          <table:table-cell office:value-type="float" office:value="0.4209182886" calcext:value-type="float">
            <text:p>0.4209182886</text:p>
          </table:table-cell>
          <table:table-cell office:value-type="float" office:value="43.4165866922" calcext:value-type="float">
            <text:p>43.4165866922</text:p>
          </table:table-cell>
          <table:table-cell office:value-type="float" office:value="-0.4836861117" calcext:value-type="float">
            <text:p>-0.4836861117</text:p>
          </table:table-cell>
          <table:table-cell office:value-type="float" office:value="0.8752415354" calcext:value-type="float">
            <text:p>0.8752415354</text:p>
          </table:table-cell>
          <table:table-cell office:value-type="float" office:value="443.5682757265" calcext:value-type="float">
            <text:p>443.5682757265</text:p>
          </table:table-cell>
          <table:table-cell office:value-type="float" office:value="1.6951513213" calcext:value-type="float">
            <text:p>1.6951513213</text:p>
          </table:table-cell>
          <table:table-cell office:value-type="float" office:value="7.7450107824" calcext:value-type="float">
            <text:p>7.7450107824</text:p>
          </table:table-cell>
          <table:table-cell office:value-type="float" office:value="2.2580395438" calcext:value-type="float">
            <text:p>2.2580395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1.693877551" calcext:value-type="float">
            <text:p>391.6938775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70]))" office:value-type="float" office:value="20.8831585433504" calcext:value-type="float">
            <text:p>20.88315854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s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3.1058837159" calcext:value-type="float">
            <text:p>203.1058837159</text:p>
          </table:table-cell>
          <table:table-cell office:value-type="float" office:value="1.1335742831" calcext:value-type="float">
            <text:p>1.1335742831</text:p>
          </table:table-cell>
          <table:table-cell office:value-type="float" office:value="159.5242928209" calcext:value-type="float">
            <text:p>159.5242928209</text:p>
          </table:table-cell>
          <table:table-cell office:value-type="float" office:value="0.1379100299" calcext:value-type="float">
            <text:p>0.1379100299</text:p>
          </table:table-cell>
          <table:table-cell office:value-type="float" office:value="0.9904447605" calcext:value-type="float">
            <text:p>0.9904447605</text:p>
          </table:table-cell>
          <table:table-cell office:value-type="float" office:value="371.0911815123" calcext:value-type="float">
            <text:p>371.0911815123</text:p>
          </table:table-cell>
          <table:table-cell office:value-type="float" office:value="3.024483909" calcext:value-type="float">
            <text:p>3.024483909</text:p>
          </table:table-cell>
          <table:table-cell office:value-type="float" office:value="4.7242587354" calcext:value-type="float">
            <text:p>4.7242587354</text:p>
          </table:table-cell>
          <table:table-cell office:value-type="float" office:value="1.4725920437" calcext:value-type="float">
            <text:p>1.4725920437</text:p>
          </table:table-cell>
          <table:table-cell office:value-type="float" office:value="371.0911815123" calcext:value-type="float">
            <text:p>371.0911815123</text:p>
          </table:table-cell>
          <table:table-cell office:value-type="float" office:value="1" calcext:value-type="float">
            <text:p>1</text:p>
          </table:table-cell>
          <table:table-cell office:value-type="float" office:value="365.8" calcext:value-type="float">
            <text:p>365.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71]))" office:value-type="float" office:value="19.949022186198" calcext:value-type="float">
            <text:p>19.94902218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s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2.5618197383" calcext:value-type="float">
            <text:p>232.5618197383</text:p>
          </table:table-cell>
          <table:table-cell office:value-type="float" office:value="1.0975336295" calcext:value-type="float">
            <text:p>1.0975336295</text:p>
          </table:table-cell>
          <table:table-cell office:value-type="float" office:value="173.6663467687" calcext:value-type="float">
            <text:p>173.6663467687</text:p>
          </table:table-cell>
          <table:table-cell office:value-type="float" office:value="0.2533593918" calcext:value-type="float">
            <text:p>0.2533593918</text:p>
          </table:table-cell>
          <table:table-cell office:value-type="float" office:value="0.9673722234" calcext:value-type="float">
            <text:p>0.9673722234</text:p>
          </table:table-cell>
          <table:table-cell office:value-type="float" office:value="394.9230756712" calcext:value-type="float">
            <text:p>394.9230756712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5.5065697697" calcext:value-type="float">
            <text:p>5.5065697697</text:p>
          </table:table-cell>
          <table:table-cell office:value-type="float" office:value="1.6287051343" calcext:value-type="float">
            <text:p>1.6287051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.5454545455" calcext:value-type="float">
            <text:p>368.54545454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72]))" office:value-type="float" office:value="17.884044844025" calcext:value-type="float">
            <text:p>17.8840448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si</text:p>
          </table:table-cell>
          <table:table-cell office:value-type="float" office:value="0.4472135955" calcext:value-type="float">
            <text:p>0.4472135955</text:p>
          </table:table-cell>
          <table:table-cell office:value-type="float" office:value="0.894427191" calcext:value-type="float">
            <text:p>0.894427191</text:p>
          </table:table-cell>
          <table:table-cell office:value-type="float" office:value="239.6351393264" calcext:value-type="float">
            <text:p>239.6351393264</text:p>
          </table:table-cell>
          <table:table-cell office:value-type="float" office:value="1.0511326143" calcext:value-type="float">
            <text:p>1.0511326143</text:p>
          </table:table-cell>
          <table:table-cell office:value-type="float" office:value="172.1917535772" calcext:value-type="float">
            <text:p>172.1917535772</text:p>
          </table:table-cell>
          <table:table-cell office:value-type="float" office:value="0.1916468084" calcext:value-type="float">
            <text:p>0.1916468084</text:p>
          </table:table-cell>
          <table:table-cell office:value-type="float" office:value="0.981463958" calcext:value-type="float">
            <text:p>0.981463958</text:p>
          </table:table-cell>
          <table:table-cell office:value-type="float" office:value="415.7923711339" calcext:value-type="float">
            <text:p>415.7923711339</text:p>
          </table:table-cell>
          <table:table-cell office:value-type="float" office:value="2.6779450446" calcext:value-type="float">
            <text:p>2.6779450446</text:p>
          </table:table-cell>
          <table:table-cell office:value-type="float" office:value="5.3742283659" calcext:value-type="float">
            <text:p>5.3742283659</text:p>
          </table:table-cell>
          <table:table-cell office:value-type="float" office:value="2.8178826981" calcext:value-type="float">
            <text:p>2.8178826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7.5" calcext:value-type="float">
            <text:p>357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73]))" office:value-type="float" office:value="15.2254625079426" calcext:value-type="float">
            <text:p>15.22546250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si</text:p>
          </table:table-cell>
          <table:table-cell office:value-type="float" office:value="0.4472135955" calcext:value-type="float">
            <text:p>0.4472135955</text:p>
          </table:table-cell>
          <table:table-cell office:value-type="float" office:value="0.894427191" calcext:value-type="float">
            <text:p>0.894427191</text:p>
          </table:table-cell>
          <table:table-cell office:value-type="float" office:value="211.1160818128" calcext:value-type="float">
            <text:p>211.1160818128</text:p>
          </table:table-cell>
          <table:table-cell office:value-type="float" office:value="0.9604584105" calcext:value-type="float">
            <text:p>0.9604584105</text:p>
          </table:table-cell>
          <table:table-cell office:value-type="float" office:value="152.2005256233" calcext:value-type="float">
            <text:p>152.2005256233</text:p>
          </table:table-cell>
          <table:table-cell office:value-type="float" office:value="0.4073573317" calcext:value-type="float">
            <text:p>0.4073573317</text:p>
          </table:table-cell>
          <table:table-cell office:value-type="float" office:value="0.9132688565" calcext:value-type="float">
            <text:p>0.9132688565</text:p>
          </table:table-cell>
          <table:table-cell office:value-type="float" office:value="329.5498098526" calcext:value-type="float">
            <text:p>329.5498098526</text:p>
          </table:table-cell>
          <table:table-cell office:value-type="float" office:value="2.6779450446" calcext:value-type="float">
            <text:p>2.6779450446</text:p>
          </table:table-cell>
          <table:table-cell office:value-type="float" office:value="4.8379848343" calcext:value-type="float">
            <text:p>4.8379848343</text:p>
          </table:table-cell>
          <table:table-cell office:value-type="float" office:value="2.9176117561" calcext:value-type="float">
            <text:p>2.9176117561</text:p>
          </table:table-cell>
          <table:table-cell office:value-type="float" office:value="329.5498098526" calcext:value-type="float">
            <text:p>329.5498098526</text:p>
          </table:table-cell>
          <table:table-cell office:value-type="float" office:value="1" calcext:value-type="float">
            <text:p>1</text:p>
          </table:table-cell>
          <table:table-cell office:value-type="float" office:value="348.5517241379" calcext:value-type="float">
            <text:p>348.55172413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74]))" office:value-type="float" office:value="10.0302133194935" calcext:value-type="float">
            <text:p>10.03021331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e</text:p>
          </table:table-cell>
          <table:table-cell office:value-type="float" office:value="0.9701425001" calcext:value-type="float">
            <text:p>0.9701425001</text:p>
          </table:table-cell>
          <table:table-cell office:value-type="float" office:value="-0.242535625" calcext:value-type="float">
            <text:p>-0.242535625</text:p>
          </table:table-cell>
          <table:table-cell office:value-type="float" office:value="173.1848723186" calcext:value-type="float">
            <text:p>173.1848723186</text:p>
          </table:table-cell>
          <table:table-cell office:value-type="float" office:value="0.046209855" calcext:value-type="float">
            <text:p>0.046209855</text:p>
          </table:table-cell>
          <table:table-cell office:value-type="float" office:value="173.0115603074" calcext:value-type="float">
            <text:p>173.0115603074</text:p>
          </table:table-cell>
          <table:table-cell office:value-type="float" office:value="0.9999331819" calcext:value-type="float">
            <text:p>0.9999331819</text:p>
          </table:table-cell>
          <table:table-cell office:value-type="float" office:value="-0.0115599212" calcext:value-type="float">
            <text:p>-0.0115599212</text:p>
          </table:table-cell>
          <table:table-cell office:value-type="float" office:value="174.1239386446" calcext:value-type="float">
            <text:p>174.1239386446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.0769230769" calcext:value-type="float">
            <text:p>346.07692307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75]))" office:value-type="float" office:value="42.3523703365885" calcext:value-type="float">
            <text:p>42.3523703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P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8.6579975737" calcext:value-type="float">
            <text:p>198.6579975737</text:p>
          </table:table-cell>
          <table:table-cell office:value-type="float" office:value="0.9031307382" calcext:value-type="float">
            <text:p>0.9031307382</text:p>
          </table:table-cell>
          <table:table-cell office:value-type="float" office:value="136.6052707621" calcext:value-type="float">
            <text:p>136.6052707621</text:p>
          </table:table-cell>
          <table:table-cell office:value-type="float" office:value="0.5929493024" calcext:value-type="float">
            <text:p>0.5929493024</text:p>
          </table:table-cell>
          <table:table-cell office:value-type="float" office:value="0.8052397934" calcext:value-type="float">
            <text:p>0.8052397934</text:p>
          </table:table-cell>
          <table:table-cell office:value-type="float" office:value="554.2845805391" calcext:value-type="float">
            <text:p>554.2845805391</text:p>
          </table:table-cell>
          <table:table-cell office:value-type="float" office:value="4.5880339858" calcext:value-type="float">
            <text:p>4.5880339858</text:p>
          </table:table-cell>
          <table:table-cell office:value-type="float" office:value="11.8878730313" calcext:value-type="float">
            <text:p>11.8878730313</text:p>
          </table:table-cell>
          <table:table-cell office:value-type="float" office:value="7.2457991626" calcext:value-type="float">
            <text:p>7.2457991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.0862068966" calcext:value-type="float">
            <text:p>261.08620689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76]))" office:value-type="float" office:value="6.74557964739448" calcext:value-type="float">
            <text:p>6.74557964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finity</text:p>
          </table:table-cell>
          <table:table-cell office:value-type="float" office:value="0.5547001962" calcext:value-type="float">
            <text:p>0.5547001962</text:p>
          </table:table-cell>
          <table:table-cell office:value-type="float" office:value="-0.8320502943" calcext:value-type="float">
            <text:p>-0.8320502943</text:p>
          </table:table-cell>
          <table:table-cell office:value-type="float" office:value="161.4187101918" calcext:value-type="float">
            <text:p>161.4187101918</text:p>
          </table:table-cell>
          <table:table-cell office:value-type="float" office:value="0.5914390161" calcext:value-type="float">
            <text:p>0.5914390161</text:p>
          </table:table-cell>
          <table:table-cell office:value-type="float" office:value="12.0830459736" calcext:value-type="float">
            <text:p>12.0830459736</text:p>
          </table:table-cell>
          <table:table-cell office:value-type="float" office:value="-0.9103664775" calcext:value-type="float">
            <text:p>-0.9103664775</text:p>
          </table:table-cell>
          <table:table-cell office:value-type="float" office:value="0.4138029443" calcext:value-type="float">
            <text:p>0.4138029443</text:p>
          </table:table-cell>
          <table:table-cell office:value-type="float" office:value="425.1044450307" calcext:value-type="float">
            <text:p>425.1044450307</text:p>
          </table:table-cell>
          <table:table-cell office:value-type="float" office:value="0.5880026035" calcext:value-type="float">
            <text:p>0.5880026035</text:p>
          </table:table-cell>
          <table:table-cell office:value-type="float" office:value="9.7594862682" calcext:value-type="float">
            <text:p>9.7594862682</text:p>
          </table:table-cell>
          <table:table-cell office:value-type="float" office:value="3.2667236879" calcext:value-type="float">
            <text:p>3.2667236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7.5254237288" calcext:value-type="float">
            <text:p>377.52542372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77]))" office:value-type="float" office:value="11.1130405381001" calcext:value-type="float">
            <text:p>11.11304053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.6326725876" calcext:value-type="float">
            <text:p>202.6326725876</text:p>
          </table:table-cell>
          <table:table-cell office:value-type="float" office:value="0.8482523238" calcext:value-type="float">
            <text:p>0.8482523238</text:p>
          </table:table-cell>
          <table:table-cell office:value-type="float" office:value="135.8823020117" calcext:value-type="float">
            <text:p>135.8823020117</text:p>
          </table:table-cell>
          <table:table-cell office:value-type="float" office:value="0.6770565308" calcext:value-type="float">
            <text:p>0.6770565308</text:p>
          </table:table-cell>
          <table:table-cell office:value-type="float" office:value="0.7359310118" calcext:value-type="float">
            <text:p>0.7359310118</text:p>
          </table:table-cell>
          <table:table-cell office:value-type="float" office:value="557.1446667421" calcext:value-type="float">
            <text:p>557.1446667421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557.1446667421" calcext:value-type="float">
            <text:p>557.1446667421</text:p>
          </table:table-cell>
          <table:table-cell office:value-type="float" office:value="1" calcext:value-type="float">
            <text:p>1</text:p>
          </table:table-cell>
          <table:table-cell office:value-type="float" office:value="305.5373134328" calcext:value-type="float">
            <text:p>305.53731343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78]))" office:value-type="float" office:value="3.60127811590451" calcext:value-type="float">
            <text:p>3.60127811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nd</text:p>
          </table:table-cell>
          <table:table-cell office:value-type="float" office:value="0.242535625" calcext:value-type="float">
            <text:p>0.242535625</text:p>
          </table:table-cell>
          <table:table-cell office:value-type="float" office:value="0.9701425001" calcext:value-type="float">
            <text:p>0.9701425001</text:p>
          </table:table-cell>
          <table:table-cell office:value-type="float" office:value="196.2294575236" calcext:value-type="float">
            <text:p>196.2294575236</text:p>
          </table:table-cell>
          <table:table-cell office:value-type="float" office:value="0.9446227395" calcext:value-type="float">
            <text:p>0.9446227395</text:p>
          </table:table-cell>
          <table:table-cell office:value-type="float" office:value="127.3106437027" calcext:value-type="float">
            <text:p>127.3106437027</text:p>
          </table:table-cell>
          <table:table-cell office:value-type="float" office:value="0.691222646" calcext:value-type="float">
            <text:p>0.691222646</text:p>
          </table:table-cell>
          <table:table-cell office:value-type="float" office:value="0.7226418571" calcext:value-type="float">
            <text:p>0.7226418571</text:p>
          </table:table-cell>
          <table:table-cell office:value-type="float" office:value="523.5344474516" calcext:value-type="float">
            <text:p>523.5344474516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523.5344474516" calcext:value-type="float">
            <text:p>523.5344474516</text:p>
          </table:table-cell>
          <table:table-cell office:value-type="float" office:value="1" calcext:value-type="float">
            <text:p>1</text:p>
          </table:table-cell>
          <table:table-cell office:value-type="float" office:value="330.0615384615" calcext:value-type="float">
            <text:p>330.06153846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79]))" office:value-type="float" office:value="9.1228962054358" calcext:value-type="float">
            <text:p>9.12289620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6.1781672602" calcext:value-type="float">
            <text:p>216.1781672602</text:p>
          </table:table-cell>
          <table:table-cell office:value-type="float" office:value="0.8541421288" calcext:value-type="float">
            <text:p>0.8541421288</text:p>
          </table:table-cell>
          <table:table-cell office:value-type="float" office:value="145.0965195999" calcext:value-type="float">
            <text:p>145.0965195999</text:p>
          </table:table-cell>
          <table:table-cell office:value-type="float" office:value="0.675412479" calcext:value-type="float">
            <text:p>0.675412479</text:p>
          </table:table-cell>
          <table:table-cell office:value-type="float" office:value="0.7374401557" calcext:value-type="float">
            <text:p>0.7374401557</text:p>
          </table:table-cell>
          <table:table-cell office:value-type="float" office:value="583.5756587627" calcext:value-type="float">
            <text:p>583.5756587627</text:p>
          </table:table-cell>
          <table:table-cell office:value-type="float" office:value="4.5149934205" calcext:value-type="float">
            <text:p>4.5149934205</text:p>
          </table:table-cell>
          <table:table-cell office:value-type="float" office:value="8.3265111076" calcext:value-type="float">
            <text:p>8.3265111076</text:p>
          </table:table-cell>
          <table:table-cell office:value-type="float" office:value="4.1678754596" calcext:value-type="float">
            <text:p>4.1678754596</text:p>
          </table:table-cell>
          <table:table-cell office:value-type="float" office:value="583.5756587627" calcext:value-type="float">
            <text:p>583.5756587627</text:p>
          </table:table-cell>
          <table:table-cell office:value-type="float" office:value="1" calcext:value-type="float">
            <text:p>1</text:p>
          </table:table-cell>
          <table:table-cell office:value-type="float" office:value="338.2807017544" calcext:value-type="float">
            <text:p>338.28070175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80]))" office:value-type="float" office:value="3.93873908455956" calcext:value-type="float">
            <text:p>3.93873908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7.4143509523" calcext:value-type="float">
            <text:p>217.4143509523</text:p>
          </table:table-cell>
          <table:table-cell office:value-type="float" office:value="0.8407162609" calcext:value-type="float">
            <text:p>0.8407162609</text:p>
          </table:table-cell>
          <table:table-cell office:value-type="float" office:value="140.0714103591" calcext:value-type="float">
            <text:p>140.0714103591</text:p>
          </table:table-cell>
          <table:table-cell office:value-type="float" office:value="0.685364699" calcext:value-type="float">
            <text:p>0.685364699</text:p>
          </table:table-cell>
          <table:table-cell office:value-type="float" office:value="0.7281999927" calcext:value-type="float">
            <text:p>0.7281999927</text:p>
          </table:table-cell>
          <table:table-cell office:value-type="float" office:value="596.2054021536" calcext:value-type="float">
            <text:p>596.2054021536</text:p>
          </table:table-cell>
          <table:table-cell office:value-type="float" office:value="1.4288992722" calcext:value-type="float">
            <text:p>1.4288992722</text:p>
          </table:table-cell>
          <table:table-cell office:value-type="float" office:value="10.073846869" calcext:value-type="float">
            <text:p>10.073846869</text:p>
          </table:table-cell>
          <table:table-cell office:value-type="float" office:value="6.6872944158" calcext:value-type="float">
            <text:p>6.6872944158</text:p>
          </table:table-cell>
          <table:table-cell office:value-type="float" office:value="596.2054021536" calcext:value-type="float">
            <text:p>596.2054021536</text:p>
          </table:table-cell>
          <table:table-cell office:value-type="float" office:value="1" calcext:value-type="float">
            <text:p>1</text:p>
          </table:table-cell>
          <table:table-cell office:value-type="float" office:value="334.9836065574" calcext:value-type="float">
            <text:p>334.983606557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81]))" office:value-type="float" office:value="3.16949351758939" calcext:value-type="float">
            <text:p>3.16949351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7.8509081048" calcext:value-type="float">
            <text:p>207.8509081048</text:p>
          </table:table-cell>
          <table:table-cell office:value-type="float" office:value="0.949428273" calcext:value-type="float">
            <text:p>0.949428273</text:p>
          </table:table-cell>
          <table:table-cell office:value-type="float" office:value="153.5610627731" calcext:value-type="float">
            <text:p>153.5610627731</text:p>
          </table:table-cell>
          <table:table-cell office:value-type="float" office:value="0.4884050595" calcext:value-type="float">
            <text:p>0.4884050595</text:p>
          </table:table-cell>
          <table:table-cell office:value-type="float" office:value="0.8726170396" calcext:value-type="float">
            <text:p>0.8726170396</text:p>
          </table:table-cell>
          <table:table-cell office:value-type="float" office:value="607.8397652435" calcext:value-type="float">
            <text:p>607.8397652435</text:p>
          </table:table-cell>
          <table:table-cell office:value-type="float" office:value="4.5149934205" calcext:value-type="float">
            <text:p>4.5149934205</text:p>
          </table:table-cell>
          <table:table-cell office:value-type="float" office:value="12.3632243865" calcext:value-type="float">
            <text:p>12.3632243865</text:p>
          </table:table-cell>
          <table:table-cell office:value-type="float" office:value="6.7748286324" calcext:value-type="float">
            <text:p>6.7748286324</text:p>
          </table:table-cell>
          <table:table-cell office:value-type="float" office:value="607.8397652435" calcext:value-type="float">
            <text:p>607.8397652435</text:p>
          </table:table-cell>
          <table:table-cell office:value-type="float" office:value="1" calcext:value-type="float">
            <text:p>1</text:p>
          </table:table-cell>
          <table:table-cell office:value-type="float" office:value="330.2419354839" calcext:value-type="float">
            <text:p>330.24193548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82]))" office:value-type="float" office:value="9.39823299329454" calcext:value-type="float">
            <text:p>9.39823299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.5673689205" calcext:value-type="float">
            <text:p>198.5673689205</text:p>
          </table:table-cell>
          <table:table-cell office:value-type="float" office:value="0.0756131432" calcext:value-type="float">
            <text:p>0.0756131432</text:p>
          </table:table-cell>
          <table:table-cell office:value-type="float" office:value="198.3633030578" calcext:value-type="float">
            <text:p>198.3633030578</text:p>
          </table:table-cell>
          <table:table-cell office:value-type="float" office:value="0.9981684966" calcext:value-type="float">
            <text:p>0.9981684966</text:p>
          </table:table-cell>
          <table:table-cell office:value-type="float" office:value="0.0604950604" calcext:value-type="float">
            <text:p>0.0604950604</text:p>
          </table:table-cell>
          <table:table-cell office:value-type="float" office:value="199.7344609989" calcext:value-type="float">
            <text:p>199.7344609989</text:p>
          </table:table-cell>
          <table:table-cell office:value-type="float" office:value="1.38777878078145E-017" calcext:value-type="float">
            <text:p>1.38777878078145E-17</text:p>
          </table:table-cell>
          <table:table-cell office:value-type="float" office:value="0.7112717686" calcext:value-type="float">
            <text:p>0.7112717686</text:p>
          </table:table-cell>
          <table:table-cell office:value-type="float" office:value="0.091467893" calcext:value-type="float">
            <text:p>0.0914678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7.6" calcext:value-type="float">
            <text:p>407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83]))" office:value-type="float" office:value="40.6676860189217" calcext:value-type="float">
            <text:p>40.66768601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si</text:p>
          </table:table-cell>
          <table:table-cell table:number-columns-repeated="2" office:value-type="float" office:value="0.7071067812" calcext:value-type="float">
            <text:p>0.7071067812</text:p>
          </table:table-cell>
          <table:table-cell office:value-type="float" office:value="189.7076698502" calcext:value-type="float">
            <text:p>189.7076698502</text:p>
          </table:table-cell>
          <table:table-cell office:value-type="float" office:value="0.9842557105" calcext:value-type="float">
            <text:p>0.9842557105</text:p>
          </table:table-cell>
          <table:table-cell office:value-type="float" office:value="148.1249472574" calcext:value-type="float">
            <text:p>148.1249472574</text:p>
          </table:table-cell>
          <table:table-cell office:value-type="float" office:value="0.1687764314" calcext:value-type="float">
            <text:p>0.1687764314</text:p>
          </table:table-cell>
          <table:table-cell office:value-type="float" office:value="0.9856543594" calcext:value-type="float">
            <text:p>0.9856543594</text:p>
          </table:table-cell>
          <table:table-cell office:value-type="float" office:value="349.210817366" calcext:value-type="float">
            <text:p>349.210817366</text:p>
          </table:table-cell>
          <table:table-cell office:value-type="float" office:value="2.2142974356" calcext:value-type="float">
            <text:p>2.2142974356</text:p>
          </table:table-cell>
          <table:table-cell office:value-type="float" office:value="5.5095829838" calcext:value-type="float">
            <text:p>5.5095829838</text:p>
          </table:table-cell>
          <table:table-cell office:value-type="float" office:value="2.8456574148" calcext:value-type="float">
            <text:p>2.8456574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6.2258064516" calcext:value-type="float">
            <text:p>386.22580645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84]))" office:value-type="float" office:value="11.3936981733002" calcext:value-type="float">
            <text:p>11.39369817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finity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173.118456555" calcext:value-type="float">
            <text:p>173.118456555</text:p>
          </table:table-cell>
          <table:table-cell office:value-type="float" office:value="0.4868992318" calcext:value-type="float">
            <text:p>0.4868992318</text:p>
          </table:table-cell>
          <table:table-cell office:value-type="float" office:value="27.6586333719" calcext:value-type="float">
            <text:p>27.6586333719</text:p>
          </table:table-cell>
          <table:table-cell office:value-type="float" office:value="-0.7592566024" calcext:value-type="float">
            <text:p>-0.7592566024</text:p>
          </table:table-cell>
          <table:table-cell office:value-type="float" office:value="0.6507913735" calcext:value-type="float">
            <text:p>0.6507913735</text:p>
          </table:table-cell>
          <table:table-cell office:value-type="float" office:value="442.2364121656" calcext:value-type="float">
            <text:p>442.2364121656</text:p>
          </table:table-cell>
          <table:table-cell office:value-type="float" office:value="0.9505468408" calcext:value-type="float">
            <text:p>0.9505468408</text:p>
          </table:table-cell>
          <table:table-cell office:value-type="float" office:value="9.495482658" calcext:value-type="float">
            <text:p>9.495482658</text:p>
          </table:table-cell>
          <table:table-cell office:value-type="float" office:value="3.6397118072" calcext:value-type="float">
            <text:p>3.6397118072</text:p>
          </table:table-cell>
          <table:table-cell office:value-type="float" office:value="442.2364121656" calcext:value-type="float">
            <text:p>442.2364121656</text:p>
          </table:table-cell>
          <table:table-cell office:value-type="float" office:value="1" calcext:value-type="float">
            <text:p>1</text:p>
          </table:table-cell>
          <table:table-cell office:value-type="float" office:value="407.8518518519" calcext:value-type="float">
            <text:p>407.85185185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85]))" office:value-type="float" office:value="17.102728969698" calcext:value-type="float">
            <text:p>17.10272896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und</text:p>
          </table:table-cell>
          <table:table-cell office:value-type="float" office:value="0.1643989873" calcext:value-type="float">
            <text:p>0.1643989873</text:p>
          </table:table-cell>
          <table:table-cell office:value-type="float" office:value="0.9863939238" calcext:value-type="float">
            <text:p>0.9863939238</text:p>
          </table:table-cell>
          <table:table-cell office:value-type="float" office:value="205.5480479109" calcext:value-type="float">
            <text:p>205.5480479109</text:p>
          </table:table-cell>
          <table:table-cell office:value-type="float" office:value="0.8542546527" calcext:value-type="float">
            <text:p>0.8542546527</text:p>
          </table:table-cell>
          <table:table-cell office:value-type="float" office:value="130.0961183126" calcext:value-type="float">
            <text:p>130.0961183126</text:p>
          </table:table-cell>
          <table:table-cell office:value-type="float" office:value="0.7763490664" calcext:value-type="float">
            <text:p>0.7763490664</text:p>
          </table:table-cell>
          <table:table-cell office:value-type="float" office:value="0.6303032025" calcext:value-type="float">
            <text:p>0.6303032025</text:p>
          </table:table-cell>
          <table:table-cell office:value-type="float" office:value="560.5655685547" calcext:value-type="float">
            <text:p>560.5655685547</text:p>
          </table:table-cell>
          <table:table-cell office:value-type="float" office:value="-1.7359450042" calcext:value-type="float">
            <text:p>-1.7359450042</text:p>
          </table:table-cell>
          <table:table-cell office:value-type="float" office:value="11.6636872471" calcext:value-type="float">
            <text:p>11.6636872471</text:p>
          </table:table-cell>
          <table:table-cell office:value-type="float" office:value="8.7188110426" calcext:value-type="float">
            <text:p>8.7188110426</text:p>
          </table:table-cell>
          <table:table-cell office:value-type="float" office:value="560.5655685547" calcext:value-type="float">
            <text:p>560.5655685547</text:p>
          </table:table-cell>
          <table:table-cell office:value-type="float" office:value="1" calcext:value-type="float">
            <text:p>1</text:p>
          </table:table-cell>
          <table:table-cell office:value-type="float" office:value="333.8947368421" calcext:value-type="float">
            <text:p>333.89473684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86]))" office:value-type="float" office:value="3.94518622912392" calcext:value-type="float">
            <text:p>3.94518622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0.6015194627" calcext:value-type="float">
            <text:p>210.6015194627</text:p>
          </table:table-cell>
          <table:table-cell office:value-type="float" office:value="0.9234965658" calcext:value-type="float">
            <text:p>0.9234965658</text:p>
          </table:table-cell>
          <table:table-cell office:value-type="float" office:value="142.6359001093" calcext:value-type="float">
            <text:p>142.6359001093</text:p>
          </table:table-cell>
          <table:table-cell office:value-type="float" office:value="0.5819011899" calcext:value-type="float">
            <text:p>0.5819011899</text:p>
          </table:table-cell>
          <table:table-cell office:value-type="float" office:value="0.8132594944" calcext:value-type="float">
            <text:p>0.8132594944</text:p>
          </table:table-cell>
          <table:table-cell office:value-type="float" office:value="581.3004524328" calcext:value-type="float">
            <text:p>581.3004524328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1.1587301587" calcext:value-type="float">
            <text:p>331.158730158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87]))" office:value-type="float" office:value="7.91245561516552" calcext:value-type="float">
            <text:p>7.91245561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s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6.0218435021" calcext:value-type="float">
            <text:p>206.0218435021</text:p>
          </table:table-cell>
          <table:table-cell office:value-type="float" office:value="0.9127331406" calcext:value-type="float">
            <text:p>0.9127331406</text:p>
          </table:table-cell>
          <table:table-cell office:value-type="float" office:value="151.7893276881" calcext:value-type="float">
            <text:p>151.7893276881</text:p>
          </table:table-cell>
          <table:table-cell office:value-type="float" office:value="0.316227766" calcext:value-type="float">
            <text:p>0.316227766</text:p>
          </table:table-cell>
          <table:table-cell office:value-type="float" office:value="0.9486832981" calcext:value-type="float">
            <text:p>0.9486832981</text:p>
          </table:table-cell>
          <table:table-cell office:value-type="float" office:value="394.4449235419" calcext:value-type="float">
            <text:p>394.4449235419</text:p>
          </table:table-cell>
          <table:table-cell office:value-type="float" office:value="4.8775376578" calcext:value-type="float">
            <text:p>4.8775376578</text:p>
          </table:table-cell>
          <table:table-cell office:value-type="float" office:value="7.0627459421" calcext:value-type="float">
            <text:p>7.0627459421</text:p>
          </table:table-cell>
          <table:table-cell office:value-type="float" office:value="4.1569678061" calcext:value-type="float">
            <text:p>4.1569678061</text:p>
          </table:table-cell>
          <table:table-cell office:value-type="float" office:value="394.4449235419" calcext:value-type="float">
            <text:p>394.4449235419</text:p>
          </table:table-cell>
          <table:table-cell office:value-type="float" office:value="1" calcext:value-type="float">
            <text:p>1</text:p>
          </table:table-cell>
          <table:table-cell office:value-type="float" office:value="411.6666666667" calcext:value-type="float">
            <text:p>411.66666666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88]))" office:value-type="float" office:value="7.29575677810077" calcext:value-type="float">
            <text:p>7.29575677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Pound</text:p>
          </table:table-cell>
          <table:table-cell table:number-columns-repeated="2" office:value-type="float" office:value="0.7071067812" calcext:value-type="float">
            <text:p>0.7071067812</text:p>
          </table:table-cell>
          <table:table-cell office:value-type="float" office:value="192.4084197742" calcext:value-type="float">
            <text:p>192.4084197742</text:p>
          </table:table-cell>
          <table:table-cell office:value-type="float" office:value="0.9366504544" calcext:value-type="float">
            <text:p>0.9366504544</text:p>
          </table:table-cell>
          <table:table-cell office:value-type="float" office:value="127.7810627597" calcext:value-type="float">
            <text:p>127.7810627597</text:p>
          </table:table-cell>
          <table:table-cell office:value-type="float" office:value="0.6417226327" calcext:value-type="float">
            <text:p>0.6417226327</text:p>
          </table:table-cell>
          <table:table-cell office:value-type="float" office:value="0.7669368049" calcext:value-type="float">
            <text:p>0.7669368049</text:p>
          </table:table-cell>
          <table:table-cell office:value-type="float" office:value="539.7089405448" calcext:value-type="float">
            <text:p>539.7089405448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7.3157894737" calcext:value-type="float">
            <text:p>307.31578947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89]))" office:value-type="float" office:value="8.66611791613077" calcext:value-type="float">
            <text:p>8.6661179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finity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82.91254741" calcext:value-type="float">
            <text:p>182.91254741</text:p>
          </table:table-cell>
          <table:table-cell office:value-type="float" office:value="0.4587576724" calcext:value-type="float">
            <text:p>0.4587576724</text:p>
          </table:table-cell>
          <table:table-cell office:value-type="float" office:value="13.152946438" calcext:value-type="float">
            <text:p>13.152946438</text:p>
          </table:table-cell>
          <table:table-cell office:value-type="float" office:value="-0.9883716977" calcext:value-type="float">
            <text:p>-0.9883716977</text:p>
          </table:table-cell>
          <table:table-cell office:value-type="float" office:value="0.1520571843" calcext:value-type="float">
            <text:p>0.1520571843</text:p>
          </table:table-cell>
          <table:table-cell office:value-type="float" office:value="465.8433682411" calcext:value-type="float">
            <text:p>465.8433682411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465.8433682411" calcext:value-type="float">
            <text:p>465.8433682411</text:p>
          </table:table-cell>
          <table:table-cell office:value-type="float" office:value="1" calcext:value-type="float">
            <text:p>1</text:p>
          </table:table-cell>
          <table:table-cell office:value-type="float" office:value="413.8039215686" calcext:value-type="float">
            <text:p>413.80392156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90]))" office:value-type="float" office:value="18.7151215522347" calcext:value-type="float">
            <text:p>18.71512155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s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.4252948621" calcext:value-type="float">
            <text:p>202.4252948621</text:p>
          </table:table-cell>
          <table:table-cell office:value-type="float" office:value="1.054101188" calcext:value-type="float">
            <text:p>1.054101188</text:p>
          </table:table-cell>
          <table:table-cell office:value-type="float" office:value="128.8448679614" calcext:value-type="float">
            <text:p>128.8448679614</text:p>
          </table:table-cell>
          <table:table-cell office:value-type="float" office:value="0.2716445021" calcext:value-type="float">
            <text:p>0.2716445021</text:p>
          </table:table-cell>
          <table:table-cell office:value-type="float" office:value="0.9623976644" calcext:value-type="float">
            <text:p>0.9623976644</text:p>
          </table:table-cell>
          <table:table-cell office:value-type="float" office:value="338.850303206" calcext:value-type="float">
            <text:p>338.850303206</text:p>
          </table:table-cell>
          <table:table-cell office:value-type="float" office:value="3.0648207623" calcext:value-type="float">
            <text:p>3.0648207623</text:p>
          </table:table-cell>
          <table:table-cell office:value-type="float" office:value="5.1490546671" calcext:value-type="float">
            <text:p>5.1490546671</text:p>
          </table:table-cell>
          <table:table-cell office:value-type="float" office:value="2.2185219883" calcext:value-type="float">
            <text:p>2.2185219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.125" calcext:value-type="float">
            <text:p>358.1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91]))" office:value-type="float" office:value="15.3955492521261" calcext:value-type="float">
            <text:p>15.39554925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i</text:p>
          </table:table-cell>
          <table:table-cell table:number-columns-repeated="2" office:value-type="float" office:value="-0.7071067812" calcext:value-type="float">
            <text:p>-0.7071067812</text:p>
          </table:table-cell>
          <table:table-cell office:value-type="float" office:value="170.57842771" calcext:value-type="float">
            <text:p>170.57842771</text:p>
          </table:table-cell>
          <table:table-cell office:value-type="float" office:value="0.9730379352" calcext:value-type="float">
            <text:p>0.9730379352</text:p>
          </table:table-cell>
          <table:table-cell office:value-type="float" office:value="116.9700816448" calcext:value-type="float">
            <text:p>116.9700816448</text:p>
          </table:table-cell>
          <table:table-cell office:value-type="float" office:value="0.5044024863" calcext:value-type="float">
            <text:p>0.5044024863</text:p>
          </table:table-cell>
          <table:table-cell office:value-type="float" office:value="0.8634686629" calcext:value-type="float">
            <text:p>0.8634686629</text:p>
          </table:table-cell>
          <table:table-cell office:value-type="float" office:value="277.4666240759" calcext:value-type="float">
            <text:p>277.4666240759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0.7575757576" calcext:value-type="float">
            <text:p>440.75757575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92]))" office:value-type="float" office:value="10.7509669930841" calcext:value-type="float">
            <text:p>10.75096699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und</text:p>
          </table:table-cell>
          <table:table-cell table:number-columns-repeated="2" office:value-type="float" office:value="0.7071067812" calcext:value-type="float">
            <text:p>0.7071067812</text:p>
          </table:table-cell>
          <table:table-cell office:value-type="float" office:value="165.41463055" calcext:value-type="float">
            <text:p>165.41463055</text:p>
          </table:table-cell>
          <table:table-cell office:value-type="float" office:value="0.9139949141" calcext:value-type="float">
            <text:p>0.9139949141</text:p>
          </table:table-cell>
          <table:table-cell office:value-type="float" office:value="95.6922149394" calcext:value-type="float">
            <text:p>95.6922149394</text:p>
          </table:table-cell>
          <table:table-cell office:value-type="float" office:value="0.8255635012" calcext:value-type="float">
            <text:p>0.8255635012</text:p>
          </table:table-cell>
          <table:table-cell office:value-type="float" office:value="0.5643092286" calcext:value-type="float">
            <text:p>0.5643092286</text:p>
          </table:table-cell>
          <table:table-cell office:value-type="float" office:value="459.3013537447" calcext:value-type="float">
            <text:p>459.3013537447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459.3013537447" calcext:value-type="float">
            <text:p>459.3013537447</text:p>
          </table:table-cell>
          <table:table-cell office:value-type="float" office:value="1" calcext:value-type="float">
            <text:p>1</text:p>
          </table:table-cell>
          <table:table-cell office:value-type="float" office:value="441.4385964912" calcext:value-type="float">
            <text:p>441.43859649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93]))" office:value-type="float" office:value="7.36805107435222" calcext:value-type="float">
            <text:p>7.36805107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4.3105223735" calcext:value-type="float">
            <text:p>214.3105223735</text:p>
          </table:table-cell>
          <table:table-cell office:value-type="float" office:value="0.8084963649" calcext:value-type="float">
            <text:p>0.8084963649</text:p>
          </table:table-cell>
          <table:table-cell office:value-type="float" office:value="141.4213562373" calcext:value-type="float">
            <text:p>141.4213562373</text:p>
          </table:table-cell>
          <table:table-cell table:number-columns-repeated="2" office:value-type="float" office:value="0.7071067812" calcext:value-type="float">
            <text:p>0.7071067812</text:p>
          </table:table-cell>
          <table:table-cell office:value-type="float" office:value="570.6469375058" calcext:value-type="float">
            <text:p>570.6469375058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2" calcext:value-type="float">
            <text:p>48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94]))" office:value-type="float" office:value="1.32342946043894" calcext:value-type="float">
            <text:p>1.32342946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</text:p>
          </table:table-cell>
          <table:table-cell office:value-type="float" office:value="0.1104315261" calcext:value-type="float">
            <text:p>0.1104315261</text:p>
          </table:table-cell>
          <table:table-cell office:value-type="float" office:value="0.9938837347" calcext:value-type="float">
            <text:p>0.9938837347</text:p>
          </table:table-cell>
          <table:table-cell office:value-type="float" office:value="165.3602128688" calcext:value-type="float">
            <text:p>165.3602128688</text:p>
          </table:table-cell>
          <table:table-cell office:value-type="float" office:value="1.0096329145" calcext:value-type="float">
            <text:p>1.0096329145</text:p>
          </table:table-cell>
          <table:table-cell office:value-type="float" office:value="93.1504159948" calcext:value-type="float">
            <text:p>93.1504159948</text:p>
          </table:table-cell>
          <table:table-cell office:value-type="float" office:value="0.4938249551" calcext:value-type="float">
            <text:p>0.4938249551</text:p>
          </table:table-cell>
          <table:table-cell office:value-type="float" office:value="0.8695613341" calcext:value-type="float">
            <text:p>0.8695613341</text:p>
          </table:table-cell>
          <table:table-cell office:value-type="float" office:value="296.6473951019" calcext:value-type="float">
            <text:p>296.6473951019</text:p>
          </table:table-cell>
          <table:table-cell office:value-type="float" office:value="2.8510819326" calcext:value-type="float">
            <text:p>2.8510819326</text:p>
          </table:table-cell>
          <table:table-cell office:value-type="float" office:value="3.9862011408" calcext:value-type="float">
            <text:p>3.9862011408</text:p>
          </table:table-cell>
          <table:table-cell office:value-type="float" office:value="1.2741053457" calcext:value-type="float">
            <text:p>1.2741053457</text:p>
          </table:table-cell>
          <table:table-cell office:value-type="float" office:value="296.6473951019" calcext:value-type="float">
            <text:p>296.6473951019</text:p>
          </table:table-cell>
          <table:table-cell office:value-type="float" office:value="1" calcext:value-type="float">
            <text:p>1</text:p>
          </table:table-cell>
          <table:table-cell office:value-type="float" office:value="483.75" calcext:value-type="float">
            <text:p>483.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95]))" office:value-type="float" office:value="12.8477048583427" calcext:value-type="float">
            <text:p>12.84770485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1.3973538947" calcext:value-type="float">
            <text:p>181.3973538947</text:p>
          </table:table-cell>
          <table:table-cell office:value-type="float" office:value="0.9934966785" calcext:value-type="float">
            <text:p>0.9934966785</text:p>
          </table:table-cell>
          <table:table-cell office:value-type="float" office:value="128.0820049812" calcext:value-type="float">
            <text:p>128.0820049812</text:p>
          </table:table-cell>
          <table:table-cell office:value-type="float" office:value="0.3279149167" calcext:value-type="float">
            <text:p>0.3279149167</text:p>
          </table:table-cell>
          <table:table-cell office:value-type="float" office:value="0.9447072601" calcext:value-type="float">
            <text:p>0.9447072601</text:p>
          </table:table-cell>
          <table:table-cell office:value-type="float" office:value="322.8415046747" calcext:value-type="float">
            <text:p>322.8415046747</text:p>
          </table:table-cell>
          <table:table-cell office:value-type="float" office:value="2.8198420992" calcext:value-type="float">
            <text:p>2.8198420992</text:p>
          </table:table-cell>
          <table:table-cell office:value-type="float" office:value="5.5662266363" calcext:value-type="float">
            <text:p>5.5662266363</text:p>
          </table:table-cell>
          <table:table-cell office:value-type="float" office:value="1.9259971355" calcext:value-type="float">
            <text:p>1.9259971355</text:p>
          </table:table-cell>
          <table:table-cell office:value-type="float" office:value="322.8415046747" calcext:value-type="float">
            <text:p>322.8415046747</text:p>
          </table:table-cell>
          <table:table-cell office:value-type="float" office:value="1" calcext:value-type="float">
            <text:p>1</text:p>
          </table:table-cell>
          <table:table-cell office:value-type="float" office:value="507.1176470588" calcext:value-type="float">
            <text:p>507.11764705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96]))" office:value-type="float" office:value="11.9231666383156" calcext:value-type="float">
            <text:p>11.92316663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s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2.8989372703" calcext:value-type="float">
            <text:p>192.8989372703</text:p>
          </table:table-cell>
          <table:table-cell office:value-type="float" office:value="1.067725998" calcext:value-type="float">
            <text:p>1.067725998</text:p>
          </table:table-cell>
          <table:table-cell office:value-type="float" office:value="152.6106156203" calcext:value-type="float">
            <text:p>152.6106156203</text:p>
          </table:table-cell>
          <table:table-cell office:value-type="float" office:value="0.2686575887" calcext:value-type="float">
            <text:p>0.2686575887</text:p>
          </table:table-cell>
          <table:table-cell office:value-type="float" office:value="0.9632357448" calcext:value-type="float">
            <text:p>0.9632357448</text:p>
          </table:table-cell>
          <table:table-cell office:value-type="float" office:value="343.1706763296" calcext:value-type="float">
            <text:p>343.1706763296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8.7837837838" calcext:value-type="float">
            <text:p>498.78378378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97]))" office:value-type="float" office:value="16.1761933617938" calcext:value-type="float">
            <text:p>16.17619336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in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7.943442861" calcext:value-type="float">
            <text:p>167.943442861</text:p>
          </table:table-cell>
          <table:table-cell office:value-type="float" office:value="0.5169304606" calcext:value-type="float">
            <text:p>0.5169304606</text:p>
          </table:table-cell>
          <table:table-cell office:value-type="float" office:value="22.627416998" calcext:value-type="float">
            <text:p>22.627416998</text:p>
          </table:table-cell>
          <table:table-cell table:number-columns-repeated="2" office:value-type="float" office:value="-0.7071067812" calcext:value-type="float">
            <text:p>-0.7071067812</text:p>
          </table:table-cell>
          <table:table-cell office:value-type="float" office:value="432.971710263" calcext:value-type="float">
            <text:p>432.971710263</text:p>
          </table:table-cell>
          <table:table-cell office:value-type="float" office:value="1.2490457724" calcext:value-type="float">
            <text:p>1.2490457724</text:p>
          </table:table-cell>
          <table:table-cell office:value-type="float" office:value="8.7596230688" calcext:value-type="float">
            <text:p>8.7596230688</text:p>
          </table:table-cell>
          <table:table-cell office:value-type="float" office:value="2.9044703016" calcext:value-type="float">
            <text:p>2.9044703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1.78" calcext:value-type="float">
            <text:p>541.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98]))" office:value-type="float" office:value="15.3820663058663" calcext:value-type="float">
            <text:p>15.38206630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finity</text:p>
          </table:table-cell>
          <table:table-cell office:value-type="float" office:value="0.894427191" calcext:value-type="float">
            <text:p>0.894427191</text:p>
          </table:table-cell>
          <table:table-cell office:value-type="float" office:value="0.4472135955" calcext:value-type="float">
            <text:p>0.4472135955</text:p>
          </table:table-cell>
          <table:table-cell office:value-type="float" office:value="154.4344521148" calcext:value-type="float">
            <text:p>154.4344521148</text:p>
          </table:table-cell>
          <table:table-cell office:value-type="float" office:value="0.4201967136" calcext:value-type="float">
            <text:p>0.4201967136</text:p>
          </table:table-cell>
          <table:table-cell office:value-type="float" office:value="21.6333076528" calcext:value-type="float">
            <text:p>21.6333076528</text:p>
          </table:table-cell>
          <table:table-cell office:value-type="float" office:value="-0.5547001962" calcext:value-type="float">
            <text:p>-0.5547001962</text:p>
          </table:table-cell>
          <table:table-cell office:value-type="float" office:value="-0.8320502943" calcext:value-type="float">
            <text:p>-0.8320502943</text:p>
          </table:table-cell>
          <table:table-cell office:value-type="float" office:value="381.9282452286" calcext:value-type="float">
            <text:p>381.9282452286</text:p>
          </table:table-cell>
          <table:table-cell office:value-type="float" office:value="2.0344439358" calcext:value-type="float">
            <text:p>2.0344439358</text:p>
          </table:table-cell>
          <table:table-cell office:value-type="float" office:value="7.5171048635" calcext:value-type="float">
            <text:p>7.5171048635</text:p>
          </table:table-cell>
          <table:table-cell office:value-type="float" office:value="1.8612466186" calcext:value-type="float">
            <text:p>1.8612466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4.8163265306" calcext:value-type="float">
            <text:p>544.81632653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99]))" office:value-type="float" office:value="20.9245017454526" calcext:value-type="float">
            <text:p>20.92450174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und</text:p>
          </table:table-cell>
          <table:table-cell office:value-type="float" office:value="0.4472135955" calcext:value-type="float">
            <text:p>0.4472135955</text:p>
          </table:table-cell>
          <table:table-cell office:value-type="float" office:value="-0.894427191" calcext:value-type="float">
            <text:p>-0.894427191</text:p>
          </table:table-cell>
          <table:table-cell office:value-type="float" office:value="173.2772345116" calcext:value-type="float">
            <text:p>173.2772345116</text:p>
          </table:table-cell>
          <table:table-cell office:value-type="float" office:value="0.8058034941" calcext:value-type="float">
            <text:p>0.8058034941</text:p>
          </table:table-cell>
          <table:table-cell office:value-type="float" office:value="123.3288287466" calcext:value-type="float">
            <text:p>123.3288287466</text:p>
          </table:table-cell>
          <table:table-cell office:value-type="float" office:value="0.7540815959" calcext:value-type="float">
            <text:p>0.7540815959</text:p>
          </table:table-cell>
          <table:table-cell office:value-type="float" office:value="0.6567807448" calcext:value-type="float">
            <text:p>0.6567807448</text:p>
          </table:table-cell>
          <table:table-cell office:value-type="float" office:value="508.5877669192" calcext:value-type="float">
            <text:p>508.5877669192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508.5877669192" calcext:value-type="float">
            <text:p>508.5877669192</text:p>
          </table:table-cell>
          <table:table-cell office:value-type="float" office:value="1" calcext:value-type="float">
            <text:p>1</text:p>
          </table:table-cell>
          <table:table-cell office:value-type="float" office:value="442.5806451613" calcext:value-type="float">
            <text:p>442.58064516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00]))" office:value-type="float" office:value="1.16913932882493" calcext:value-type="float">
            <text:p>1.1691393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209.0598000573" calcext:value-type="float">
            <text:p>209.0598000573</text:p>
          </table:table-cell>
          <table:table-cell office:value-type="float" office:value="0.0239188825" calcext:value-type="float">
            <text:p>0.0239188825</text:p>
          </table:table-cell>
          <table:table-cell office:value-type="float" office:value="208.0600874747" calcext:value-type="float">
            <text:p>208.0600874747</text:p>
          </table:table-cell>
          <table:table-cell office:value-type="float" office:value="0.9997112013" calcext:value-type="float">
            <text:p>0.9997112013</text:p>
          </table:table-cell>
          <table:table-cell office:value-type="float" office:value="0.0240315193" calcext:value-type="float">
            <text:p>0.0240315193</text:p>
          </table:table-cell>
          <table:table-cell office:value-type="float" office:value="211.3200182925" calcext:value-type="float">
            <text:p>211.3200182925</text:p>
          </table:table-cell>
          <table:table-cell office:value-type="float" office:value="-1.2490457724" calcext:value-type="float">
            <text:p>-1.2490457724</text:p>
          </table:table-cell>
          <table:table-cell office:value-type="float" office:value="1.7772419285" calcext:value-type="float">
            <text:p>1.7772419285</text:p>
          </table:table-cell>
          <table:table-cell office:value-type="float" office:value="0.8283960023" calcext:value-type="float">
            <text:p>0.828396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6.4" calcext:value-type="float">
            <text:p>486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01]))" office:value-type="float" office:value="43.6295489820807" calcext:value-type="float">
            <text:p>43.62954898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i</text:p>
          </table:table-cell>
          <table:table-cell office:value-type="float" office:value="0.8320502943" calcext:value-type="float">
            <text:p>0.8320502943</text:p>
          </table:table-cell>
          <table:table-cell office:value-type="float" office:value="0.5547001962" calcext:value-type="float">
            <text:p>0.5547001962</text:p>
          </table:table-cell>
          <table:table-cell office:value-type="float" office:value="198.176688841" calcext:value-type="float">
            <text:p>198.176688841</text:p>
          </table:table-cell>
          <table:table-cell office:value-type="float" office:value="1.0823231194" calcext:value-type="float">
            <text:p>1.0823231194</text:p>
          </table:table-cell>
          <table:table-cell office:value-type="float" office:value="151.3274595042" calcext:value-type="float">
            <text:p>151.3274595042</text:p>
          </table:table-cell>
          <table:table-cell office:value-type="float" office:value="0.1321637201" calcext:value-type="float">
            <text:p>0.1321637201</text:p>
          </table:table-cell>
          <table:table-cell office:value-type="float" office:value="0.9912279007" calcext:value-type="float">
            <text:p>0.9912279007</text:p>
          </table:table-cell>
          <table:table-cell office:value-type="float" office:value="350.1400657886" calcext:value-type="float">
            <text:p>350.1400657886</text:p>
          </table:table-cell>
          <table:table-cell office:value-type="float" office:value="2.0481417092" calcext:value-type="float">
            <text:p>2.0481417092</text:p>
          </table:table-cell>
          <table:table-cell office:value-type="float" office:value="5.6065838441" calcext:value-type="float">
            <text:p>5.6065838441</text:p>
          </table:table-cell>
          <table:table-cell office:value-type="float" office:value="2.7070180194" calcext:value-type="float">
            <text:p>2.7070180194</text:p>
          </table:table-cell>
          <table:table-cell office:value-type="float" office:value="350.1400657886" calcext:value-type="float">
            <text:p>350.1400657886</text:p>
          </table:table-cell>
          <table:table-cell office:value-type="float" office:value="1" calcext:value-type="float">
            <text:p>1</text:p>
          </table:table-cell>
          <table:table-cell office:value-type="float" office:value="505.6129032258" calcext:value-type="float">
            <text:p>505.61290322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02]))" office:value-type="float" office:value="17.0125468110539" calcext:value-type="float">
            <text:p>17.01254681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inity</text:p>
          </table:table-cell>
          <table:table-cell table:number-columns-repeated="2" office:value-type="float" office:value="-0.7071067812" calcext:value-type="float">
            <text:p>-0.7071067812</text:p>
          </table:table-cell>
          <table:table-cell office:value-type="float" office:value="159.7779709472" calcext:value-type="float">
            <text:p>159.7779709472</text:p>
          </table:table-cell>
          <table:table-cell office:value-type="float" office:value="0.5028432109" calcext:value-type="float">
            <text:p>0.5028432109</text:p>
          </table:table-cell>
          <table:table-cell office:value-type="float" office:value="21.400934559" calcext:value-type="float">
            <text:p>21.400934559</text:p>
          </table:table-cell>
          <table:table-cell office:value-type="float" office:value="-0.6074501076" calcext:value-type="float">
            <text:p>-0.6074501076</text:p>
          </table:table-cell>
          <table:table-cell office:value-type="float" office:value="-0.794357833" calcext:value-type="float">
            <text:p>-0.794357833</text:p>
          </table:table-cell>
          <table:table-cell office:value-type="float" office:value="398.8031638499" calcext:value-type="float">
            <text:p>398.8031638499</text:p>
          </table:table-cell>
          <table:table-cell office:value-type="float" office:value="-0.7853981634" calcext:value-type="float">
            <text:p>-0.7853981634</text:p>
          </table:table-cell>
          <table:table-cell office:value-type="float" office:value="10.3400460057" calcext:value-type="float">
            <text:p>10.3400460057</text:p>
          </table:table-cell>
          <table:table-cell office:value-type="float" office:value="4.917449597" calcext:value-type="float">
            <text:p>4.917449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7.5510204082" calcext:value-type="float">
            <text:p>517.55102040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03]))" office:value-type="float" office:value="16.1892062586232" calcext:value-type="float">
            <text:p>16.18920625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finity</text:p>
          </table:table-cell>
          <table:table-cell office:value-type="float" office:value="0.9615239476" calcext:value-type="float">
            <text:p>0.9615239476</text:p>
          </table:table-cell>
          <table:table-cell office:value-type="float" office:value="0.2747211279" calcext:value-type="float">
            <text:p>0.2747211279</text:p>
          </table:table-cell>
          <table:table-cell office:value-type="float" office:value="177.7920133189" calcext:value-type="float">
            <text:p>177.7920133189</text:p>
          </table:table-cell>
          <table:table-cell office:value-type="float" office:value="0.410800137" calcext:value-type="float">
            <text:p>0.410800137</text:p>
          </table:table-cell>
          <table:table-cell office:value-type="float" office:value="15.2643375225" calcext:value-type="float">
            <text:p>15.2643375225</text:p>
          </table:table-cell>
          <table:table-cell office:value-type="float" office:value="-0.8516583167" calcext:value-type="float">
            <text:p>-0.8516583167</text:p>
          </table:table-cell>
          <table:table-cell office:value-type="float" office:value="0.5240974257" calcext:value-type="float">
            <text:p>0.5240974257</text:p>
          </table:table-cell>
          <table:table-cell office:value-type="float" office:value="421.1144377896" calcext:value-type="float">
            <text:p>421.1144377896</text:p>
          </table:table-cell>
          <table:table-cell office:value-type="float" office:value="2.2078666561" calcext:value-type="float">
            <text:p>2.2078666561</text:p>
          </table:table-cell>
          <table:table-cell office:value-type="float" office:value="7.2996800965" calcext:value-type="float">
            <text:p>7.2996800965</text:p>
          </table:table-cell>
          <table:table-cell office:value-type="float" office:value="1.9810704568" calcext:value-type="float">
            <text:p>1.9810704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.4" calcext:value-type="float">
            <text:p>49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04]))" office:value-type="float" office:value="21.462885926504" calcext:value-type="float">
            <text:p>21.46288592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Lin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82.6170857286" calcext:value-type="float">
            <text:p>182.6170857286</text:p>
          </table:table-cell>
          <table:table-cell office:value-type="float" office:value="0.0822317278" calcext:value-type="float">
            <text:p>0.0822317278</text:p>
          </table:table-cell>
          <table:table-cell office:value-type="float" office:value="180.5436235374" calcext:value-type="float">
            <text:p>180.5436235374</text:p>
          </table:table-cell>
          <table:table-cell office:value-type="float" office:value="0.996988963" calcext:value-type="float">
            <text:p>0.996988963</text:p>
          </table:table-cell>
          <table:table-cell office:value-type="float" office:value="0.077543586" calcext:value-type="float">
            <text:p>0.077543586</text:p>
          </table:table-cell>
          <table:table-cell office:value-type="float" office:value="186.7754999442" calcext:value-type="float">
            <text:p>186.7754999442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3.4063272018" calcext:value-type="float">
            <text:p>3.4063272018</text:p>
          </table:table-cell>
          <table:table-cell office:value-type="float" office:value="2.5346885717" calcext:value-type="float">
            <text:p>2.5346885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2.7222222222" calcext:value-type="float">
            <text:p>432.72222222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05]))" office:value-type="float" office:value="40.2884690549914" calcext:value-type="float">
            <text:p>40.2884690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si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188.7326150934" calcext:value-type="float">
            <text:p>188.7326150934</text:p>
          </table:table-cell>
          <table:table-cell office:value-type="float" office:value="1.0976703287" calcext:value-type="float">
            <text:p>1.0976703287</text:p>
          </table:table-cell>
          <table:table-cell office:value-type="float" office:value="158.0126577208" calcext:value-type="float">
            <text:p>158.0126577208</text:p>
          </table:table-cell>
          <table:table-cell office:value-type="float" office:value="0.0126572139" calcext:value-type="float">
            <text:p>0.0126572139</text:p>
          </table:table-cell>
          <table:table-cell office:value-type="float" office:value="0.9999198943" calcext:value-type="float">
            <text:p>0.9999198943</text:p>
          </table:table-cell>
          <table:table-cell office:value-type="float" office:value="389.2625775745" calcext:value-type="float">
            <text:p>389.2625775745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.675" calcext:value-type="float">
            <text:p>510.6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06]))" office:value-type="float" office:value="17.8918771312478" calcext:value-type="float">
            <text:p>17.89187713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finity</text:p>
          </table:table-cell>
          <table:table-cell office:value-type="float" office:value="0.7592566024" calcext:value-type="float">
            <text:p>0.7592566024</text:p>
          </table:table-cell>
          <table:table-cell office:value-type="float" office:value="0.6507913735" calcext:value-type="float">
            <text:p>0.6507913735</text:p>
          </table:table-cell>
          <table:table-cell office:value-type="float" office:value="150.3063538244" calcext:value-type="float">
            <text:p>150.3063538244</text:p>
          </table:table-cell>
          <table:table-cell office:value-type="float" office:value="0.4398425828" calcext:value-type="float">
            <text:p>0.4398425828</text:p>
          </table:table-cell>
          <table:table-cell office:value-type="float" office:value="137.6117727522" calcext:value-type="float">
            <text:p>137.6117727522</text:p>
          </table:table-cell>
          <table:table-cell office:value-type="float" office:value="0.9882875373" calcext:value-type="float">
            <text:p>0.9882875373</text:p>
          </table:table-cell>
          <table:table-cell office:value-type="float" office:value="0.1526032227" calcext:value-type="float">
            <text:p>0.1526032227</text:p>
          </table:table-cell>
          <table:table-cell office:value-type="float" office:value="184.0673416201" calcext:value-type="float">
            <text:p>184.0673416201</text:p>
          </table:table-cell>
          <table:table-cell office:value-type="float" office:value="2.2794225989" calcext:value-type="float">
            <text:p>2.2794225989</text:p>
          </table:table-cell>
          <table:table-cell office:value-type="float" office:value="2.4997420165" calcext:value-type="float">
            <text:p>2.4997420165</text:p>
          </table:table-cell>
          <table:table-cell office:value-type="float" office:value="0.56163221" calcext:value-type="float">
            <text:p>0.56163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5.7777777778" calcext:value-type="float">
            <text:p>515.77777777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07]))" office:value-type="float" office:value="19.7988763554265" calcext:value-type="float">
            <text:p>19.79887635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6.0779406593" calcext:value-type="float">
            <text:p>186.0779406593</text:p>
          </table:table-cell>
          <table:table-cell office:value-type="float" office:value="0.7511909796" calcext:value-type="float">
            <text:p>0.7511909796</text:p>
          </table:table-cell>
          <table:table-cell office:value-type="float" office:value="18.973665961" calcext:value-type="float">
            <text:p>18.973665961</text:p>
          </table:table-cell>
          <table:table-cell office:value-type="float" office:value="-0.9486832981" calcext:value-type="float">
            <text:p>-0.9486832981</text:p>
          </table:table-cell>
          <table:table-cell office:value-type="float" office:value="0.316227766" calcext:value-type="float">
            <text:p>0.316227766</text:p>
          </table:table-cell>
          <table:table-cell office:value-type="float" office:value="447.2053457971" calcext:value-type="float">
            <text:p>447.2053457971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0.6769230769" calcext:value-type="float">
            <text:p>540.67692307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08]))" office:value-type="float" office:value="1.95992726062207" calcext:value-type="float">
            <text:p>1.95992726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@</text:p>
          </table:table-cell>
          <table:table-cell office:value-type="float" office:value="0.894427191" calcext:value-type="float">
            <text:p>0.894427191</text:p>
          </table:table-cell>
          <table:table-cell office:value-type="float" office:value="-0.4472135955" calcext:value-type="float">
            <text:p>-0.4472135955</text:p>
          </table:table-cell>
          <table:table-cell office:value-type="float" office:value="231.624696438" calcext:value-type="float">
            <text:p>231.624696438</text:p>
          </table:table-cell>
          <table:table-cell office:value-type="float" office:value="0.8832442177" calcext:value-type="float">
            <text:p>0.8832442177</text:p>
          </table:table-cell>
          <table:table-cell office:value-type="float" office:value="134.3316790634" calcext:value-type="float">
            <text:p>134.3316790634</text:p>
          </table:table-cell>
          <table:table-cell office:value-type="float" office:value="0.401990062" calcext:value-type="float">
            <text:p>0.401990062</text:p>
          </table:table-cell>
          <table:table-cell office:value-type="float" office:value="0.9156440302" calcext:value-type="float">
            <text:p>0.9156440302</text:p>
          </table:table-cell>
          <table:table-cell office:value-type="float" office:value="679.5323241105" calcext:value-type="float">
            <text:p>679.5323241105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679.5323241105" calcext:value-type="float">
            <text:p>679.5323241105</text:p>
          </table:table-cell>
          <table:table-cell office:value-type="float" office:value="1" calcext:value-type="float">
            <text:p>1</text:p>
          </table:table-cell>
          <table:table-cell office:value-type="float" office:value="480.6627906977" calcext:value-type="float">
            <text:p>480.66279069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09]))" office:value-type="float" office:value="5.60616595354409" calcext:value-type="float">
            <text:p>5.60616595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8.9890827092" calcext:value-type="float">
            <text:p>228.9890827092</text:p>
          </table:table-cell>
          <table:table-cell office:value-type="float" office:value="0.4519293954" calcext:value-type="float">
            <text:p>0.4519293954</text:p>
          </table:table-cell>
          <table:table-cell office:value-type="float" office:value="147.1223980229" calcext:value-type="float">
            <text:p>147.1223980229</text:p>
          </table:table-cell>
          <table:table-cell office:value-type="float" office:value="0.7748650208" calcext:value-type="float">
            <text:p>0.7748650208</text:p>
          </table:table-cell>
          <table:table-cell office:value-type="float" office:value="0.6321267275" calcext:value-type="float">
            <text:p>0.6321267275</text:p>
          </table:table-cell>
          <table:table-cell office:value-type="float" office:value="366.1646313973" calcext:value-type="float">
            <text:p>366.1646313973</text:p>
          </table:table-cell>
          <table:table-cell office:value-type="float" office:value="2.63677968348475E-016" calcext:value-type="float">
            <text:p>2.63677968348475E-16</text:p>
          </table:table-cell>
          <table:table-cell office:value-type="float" office:value="5.6294596236" calcext:value-type="float">
            <text:p>5.6294596236</text:p>
          </table:table-cell>
          <table:table-cell office:value-type="float" office:value="2.9424263786" calcext:value-type="float">
            <text:p>2.9424263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.4634146341" calcext:value-type="float">
            <text:p>382.46341463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10]))" office:value-type="float" office:value="19.106353005681" calcext:value-type="float">
            <text:p>19.10635300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quals</text:p>
          </table:table-cell>
          <table:table-cell office:value-type="float" office:value="0.9486832981" calcext:value-type="float">
            <text:p>0.9486832981</text:p>
          </table:table-cell>
          <table:table-cell office:value-type="float" office:value="0.316227766" calcext:value-type="float">
            <text:p>0.316227766</text:p>
          </table:table-cell>
          <table:table-cell office:value-type="float" office:value="206.1892334726" calcext:value-type="float">
            <text:p>206.1892334726</text:p>
          </table:table-cell>
          <table:table-cell office:value-type="float" office:value="0.4788308239" calcext:value-type="float">
            <text:p>0.4788308239</text:p>
          </table:table-cell>
          <table:table-cell office:value-type="float" office:value="165.8945448169" calcext:value-type="float">
            <text:p>165.8945448169</text:p>
          </table:table-cell>
          <table:table-cell office:value-type="float" office:value="0.8197979032" calcext:value-type="float">
            <text:p>0.8197979032</text:p>
          </table:table-cell>
          <table:table-cell office:value-type="float" office:value="0.5726529471" calcext:value-type="float">
            <text:p>0.5726529471</text:p>
          </table:table-cell>
          <table:table-cell office:value-type="float" office:value="312.0782037478" calcext:value-type="float">
            <text:p>312.0782037478</text:p>
          </table:table-cell>
          <table:table-cell office:value-type="float" office:value="3.463343208" calcext:value-type="float">
            <text:p>3.463343208</text:p>
          </table:table-cell>
          <table:table-cell office:value-type="float" office:value="5.1570213246" calcext:value-type="float">
            <text:p>5.1570213246</text:p>
          </table:table-cell>
          <table:table-cell office:value-type="float" office:value="2.9603414274" calcext:value-type="float">
            <text:p>2.9603414274</text:p>
          </table:table-cell>
          <table:table-cell office:value-type="float" office:value="312.0782037478" calcext:value-type="float">
            <text:p>312.0782037478</text:p>
          </table:table-cell>
          <table:table-cell office:value-type="float" office:value="1" calcext:value-type="float">
            <text:p>1</text:p>
          </table:table-cell>
          <table:table-cell office:value-type="float" office:value="439.5333333333" calcext:value-type="float">
            <text:p>439.53333333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11]))" office:value-type="float" office:value="17.565014689758" calcext:value-type="float">
            <text:p>17.565014689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5.5760721561" calcext:value-type="float">
            <text:p>195.5760721561</text:p>
          </table:table-cell>
          <table:table-cell office:value-type="float" office:value="0.7202730001" calcext:value-type="float">
            <text:p>0.7202730001</text:p>
          </table:table-cell>
          <table:table-cell office:value-type="float" office:value="56.5154846038" calcext:value-type="float">
            <text:p>56.5154846038</text:p>
          </table:table-cell>
          <table:table-cell office:value-type="float" office:value="0.9731846128" calcext:value-type="float">
            <text:p>0.9731846128</text:p>
          </table:table-cell>
          <table:table-cell office:value-type="float" office:value="0.2300254539" calcext:value-type="float">
            <text:p>0.2300254539</text:p>
          </table:table-cell>
          <table:table-cell office:value-type="float" office:value="418.9882950179" calcext:value-type="float">
            <text:p>418.9882950179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418.9882950179" calcext:value-type="float">
            <text:p>418.9882950179</text:p>
          </table:table-cell>
          <table:table-cell office:value-type="float" office:value="1" calcext:value-type="float">
            <text:p>1</text:p>
          </table:table-cell>
          <table:table-cell office:value-type="float" office:value="479.7076923077" calcext:value-type="float">
            <text:p>479.7076923077</text:p>
          </table:table-cell>
          <table:table-cell office:value-type="float" office:value="1" calcext:value-type="float">
            <text:p>1</text:p>
          </table:table-cell>
          <table:table-cell office:value-type="float" office:value="160.2122392535" calcext:value-type="float">
            <text:p>160.2122392535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1.0061254982" calcext:value-type="float">
            <text:p>-101.0061254982</text:p>
          </table:table-cell>
          <table:table-cell table:formula="of:=ABS(45 - DEGREES([.H112]))" office:value-type="float" office:value="3.73139699704407" calcext:value-type="float">
            <text:p>3.731396997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quals</text:p>
          </table:table-cell>
          <table:table-cell table:number-columns-repeated="2" office:value-type="float" office:value="-0.7071067812" calcext:value-type="float">
            <text:p>-0.7071067812</text:p>
          </table:table-cell>
          <table:table-cell office:value-type="float" office:value="153.8343264684" calcext:value-type="float">
            <text:p>153.8343264684</text:p>
          </table:table-cell>
          <table:table-cell office:value-type="float" office:value="0.5393046735" calcext:value-type="float">
            <text:p>0.5393046735</text:p>
          </table:table-cell>
          <table:table-cell office:value-type="float" office:value="149.8932953804" calcext:value-type="float">
            <text:p>149.8932953804</text:p>
          </table:table-cell>
          <table:table-cell office:value-type="float" office:value="0.8539407962" calcext:value-type="float">
            <text:p>0.8539407962</text:p>
          </table:table-cell>
          <table:table-cell office:value-type="float" office:value="0.5203701727" calcext:value-type="float">
            <text:p>0.5203701727</text:p>
          </table:table-cell>
          <table:table-cell office:value-type="float" office:value="253.4199292182" calcext:value-type="float">
            <text:p>253.4199292182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4.7666666667" calcext:value-type="float">
            <text:p>434.76666666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13]))" office:value-type="float" office:value="14.1001183367692" calcext:value-type="float">
            <text:p>14.100118336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@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21.3255520721" calcext:value-type="float">
            <text:p>221.3255520721</text:p>
          </table:table-cell>
          <table:table-cell office:value-type="float" office:value="0.7885930407" calcext:value-type="float">
            <text:p>0.7885930407</text:p>
          </table:table-cell>
          <table:table-cell office:value-type="float" office:value="95.1892851113" calcext:value-type="float">
            <text:p>95.1892851113</text:p>
          </table:table-cell>
          <table:table-cell office:value-type="float" office:value="-0.0630323045" calcext:value-type="float">
            <text:p>-0.0630323045</text:p>
          </table:table-cell>
          <table:table-cell office:value-type="float" office:value="0.9980114872" calcext:value-type="float">
            <text:p>0.9980114872</text:p>
          </table:table-cell>
          <table:table-cell office:value-type="float" office:value="668.3716238106" calcext:value-type="float">
            <text:p>668.3716238106</text:p>
          </table:table-cell>
          <table:table-cell office:value-type="float" office:value="11.2738739466" calcext:value-type="float">
            <text:p>11.2738739466</text:p>
          </table:table-cell>
          <table:table-cell office:value-type="float" office:value="16.9186143101" calcext:value-type="float">
            <text:p>16.9186143101</text:p>
          </table:table-cell>
          <table:table-cell office:value-type="float" office:value="7.7329622347" calcext:value-type="float">
            <text:p>7.7329622347</text:p>
          </table:table-cell>
          <table:table-cell office:value-type="float" office:value="668.3716238106" calcext:value-type="float">
            <text:p>668.3716238106</text:p>
          </table:table-cell>
          <table:table-cell office:value-type="float" office:value="1" calcext:value-type="float">
            <text:p>1</text:p>
          </table:table-cell>
          <table:table-cell office:value-type="float" office:value="526.8947368421" calcext:value-type="float">
            <text:p>526.8947368421</text:p>
          </table:table-cell>
          <table:table-cell office:value-type="float" office:value="1" calcext:value-type="float">
            <text:p>1</text:p>
          </table:table-cell>
          <table:table-cell office:value-type="float" office:value="302.2512807134" calcext:value-type="float">
            <text:p>302.2512807134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1.8981241496" calcext:value-type="float">
            <text:p>-101.8981241496</text:p>
          </table:table-cell>
          <table:table-cell table:formula="of:=ABS(45 - DEGREES([.H114]))" office:value-type="float" office:value="0.183052985498357" calcext:value-type="float">
            <text:p>0.183052985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2.2342321232" calcext:value-type="float">
            <text:p>192.2342321232</text:p>
          </table:table-cell>
          <table:table-cell office:value-type="float" office:value="0.4007934486" calcext:value-type="float">
            <text:p>0.4007934486</text:p>
          </table:table-cell>
          <table:table-cell office:value-type="float" office:value="113.5693620657" calcext:value-type="float">
            <text:p>113.5693620657</text:p>
          </table:table-cell>
          <table:table-cell office:value-type="float" office:value="0.7660516747" calcext:value-type="float">
            <text:p>0.7660516747</text:p>
          </table:table-cell>
          <table:table-cell office:value-type="float" office:value="0.6427789914" calcext:value-type="float">
            <text:p>0.6427789914</text:p>
          </table:table-cell>
          <table:table-cell office:value-type="float" office:value="295.0867408215" calcext:value-type="float">
            <text:p>295.0867408215</text:p>
          </table:table-cell>
          <table:table-cell office:value-type="float" office:value="-4.7123889804" calcext:value-type="float">
            <text:p>-4.7123889804</text:p>
          </table:table-cell>
          <table:table-cell office:value-type="float" office:value="7.2743112738" calcext:value-type="float">
            <text:p>7.2743112738</text:p>
          </table:table-cell>
          <table:table-cell office:value-type="float" office:value="7.8636995883" calcext:value-type="float">
            <text:p>7.863699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1.55" calcext:value-type="float">
            <text:p>391.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15]))" office:value-type="float" office:value="22.0362269387265" calcext:value-type="float">
            <text:p>22.03622693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1.3541651314" calcext:value-type="float">
            <text:p>141.3541651314</text:p>
          </table:table-cell>
          <table:table-cell office:value-type="float" office:value="0.6902093217" calcext:value-type="float">
            <text:p>0.6902093217</text:p>
          </table:table-cell>
          <table:table-cell office:value-type="float" office:value="26.2488094968" calcext:value-type="float">
            <text:p>26.2488094968</text:p>
          </table:table-cell>
          <table:table-cell office:value-type="float" office:value="0.7619393178" calcext:value-type="float">
            <text:p>0.7619393178</text:p>
          </table:table-cell>
          <table:table-cell office:value-type="float" office:value="-0.6476484201" calcext:value-type="float">
            <text:p>-0.6476484201</text:p>
          </table:table-cell>
          <table:table-cell office:value-type="float" office:value="313.4113617638" calcext:value-type="float">
            <text:p>313.4113617638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313.4113617638" calcext:value-type="float">
            <text:p>313.4113617638</text:p>
          </table:table-cell>
          <table:table-cell office:value-type="float" office:value="1" calcext:value-type="float">
            <text:p>1</text:p>
          </table:table-cell>
          <table:table-cell office:value-type="float" office:value="538.5555555556" calcext:value-type="float">
            <text:p>538.55555555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16]))" office:value-type="float" office:value="5.45391888600269" calcext:value-type="float">
            <text:p>5.4539188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@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198.4036289991" calcext:value-type="float">
            <text:p>198.4036289991</text:p>
          </table:table-cell>
          <table:table-cell office:value-type="float" office:value="0.9212469047" calcext:value-type="float">
            <text:p>0.9212469047</text:p>
          </table:table-cell>
          <table:table-cell office:value-type="float" office:value="105.7024124606" calcext:value-type="float">
            <text:p>105.7024124606</text:p>
          </table:table-cell>
          <table:table-cell office:value-type="float" office:value="0.3973419246" calcext:value-type="float">
            <text:p>0.3973419246</text:p>
          </table:table-cell>
          <table:table-cell office:value-type="float" office:value="0.9176706353" calcext:value-type="float">
            <text:p>0.9176706353</text:p>
          </table:table-cell>
          <table:table-cell office:value-type="float" office:value="593.8812383612" calcext:value-type="float">
            <text:p>593.8812383612</text:p>
          </table:table-cell>
          <table:table-cell office:value-type="float" office:value="12.1858642372" calcext:value-type="float">
            <text:p>12.1858642372</text:p>
          </table:table-cell>
          <table:table-cell office:value-type="float" office:value="18.2947989953" calcext:value-type="float">
            <text:p>18.2947989953</text:p>
          </table:table-cell>
          <table:table-cell office:value-type="float" office:value="7.0695839263" calcext:value-type="float">
            <text:p>7.0695839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17]))" office:value-type="float" office:value="7.78355952880076" calcext:value-type="float">
            <text:p>7.78355952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quals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44.7549653725" calcext:value-type="float">
            <text:p>144.7549653725</text:p>
          </table:table-cell>
          <table:table-cell office:value-type="float" office:value="0.5285717134" calcext:value-type="float">
            <text:p>0.5285717134</text:p>
          </table:table-cell>
          <table:table-cell office:value-type="float" office:value="115.8015543937" calcext:value-type="float">
            <text:p>115.8015543937</text:p>
          </table:table-cell>
          <table:table-cell office:value-type="float" office:value="0.8030980282" calcext:value-type="float">
            <text:p>0.8030980282</text:p>
          </table:table-cell>
          <table:table-cell office:value-type="float" office:value="0.5958469242" calcext:value-type="float">
            <text:p>0.5958469242</text:p>
          </table:table-cell>
          <table:table-cell office:value-type="float" office:value="228.5470544113" calcext:value-type="float">
            <text:p>228.5470544113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6.1140196162" calcext:value-type="float">
            <text:p>6.1140196162</text:p>
          </table:table-cell>
          <table:table-cell office:value-type="float" office:value="5.5213119662" calcext:value-type="float">
            <text:p>5.5213119662</text:p>
          </table:table-cell>
          <table:table-cell office:value-type="float" office:value="228.5470544113" calcext:value-type="float">
            <text:p>228.5470544113</text:p>
          </table:table-cell>
          <table:table-cell office:value-type="float" office:value="1" calcext:value-type="float">
            <text:p>1</text:p>
          </table:table-cell>
          <table:table-cell office:value-type="float" office:value="492.5" calcext:value-type="float">
            <text:p>492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18]))" office:value-type="float" office:value="14.7150716521815" calcext:value-type="float">
            <text:p>14.71507165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qua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0.057885919" calcext:value-type="float">
            <text:p>190.057885919</text:p>
          </table:table-cell>
          <table:table-cell office:value-type="float" office:value="0.5602724872" calcext:value-type="float">
            <text:p>0.5602724872</text:p>
          </table:table-cell>
          <table:table-cell office:value-type="float" office:value="57.0788927713" calcext:value-type="float">
            <text:p>57.0788927713</text:p>
          </table:table-cell>
          <table:table-cell office:value-type="float" office:value="0.9986178293" calcext:value-type="float">
            <text:p>0.9986178293</text:p>
          </table:table-cell>
          <table:table-cell office:value-type="float" office:value="0.0525588331" calcext:value-type="float">
            <text:p>0.0525588331</text:p>
          </table:table-cell>
          <table:table-cell office:value-type="float" office:value="399.1747175937" calcext:value-type="float">
            <text:p>399.1747175937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2.8644067797" calcext:value-type="float">
            <text:p>472.86440677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19]))" office:value-type="float" office:value="12.8987511061426" calcext:value-type="float">
            <text:p>12.89875110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9.1903803051" calcext:value-type="float">
            <text:p>189.1903803051</text:p>
          </table:table-cell>
          <table:table-cell office:value-type="float" office:value="0.477831055" calcext:value-type="float">
            <text:p>0.477831055</text:p>
          </table:table-cell>
          <table:table-cell office:value-type="float" office:value="121.6305882581" calcext:value-type="float">
            <text:p>121.6305882581</text:p>
          </table:table-cell>
          <table:table-cell office:value-type="float" office:value="0.6988373666" calcext:value-type="float">
            <text:p>0.6988373666</text:p>
          </table:table-cell>
          <table:table-cell office:value-type="float" office:value="0.7152805988" calcext:value-type="float">
            <text:p>0.7152805988</text:p>
          </table:table-cell>
          <table:table-cell office:value-type="float" office:value="310.7684819598" calcext:value-type="float">
            <text:p>310.7684819598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310.7684819598" calcext:value-type="float">
            <text:p>310.7684819598</text:p>
          </table:table-cell>
          <table:table-cell office:value-type="float" office:value="1" calcext:value-type="float">
            <text:p>1</text:p>
          </table:table-cell>
          <table:table-cell office:value-type="float" office:value="382.2954545455" calcext:value-type="float">
            <text:p>382.29545454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20]))" office:value-type="float" office:value="17.6222972282165" calcext:value-type="float">
            <text:p>17.62229722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re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144.9586147837" calcext:value-type="float">
            <text:p>144.9586147837</text:p>
          </table:table-cell>
          <table:table-cell office:value-type="float" office:value="0.7805201533" calcext:value-type="float">
            <text:p>0.78052015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1.5173774959" calcext:value-type="float">
            <text:p>351.5173774959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351.5173774959" calcext:value-type="float">
            <text:p>351.5173774959</text:p>
          </table:table-cell>
          <table:table-cell office:value-type="float" office:value="1" calcext:value-type="float">
            <text:p>1</text:p>
          </table:table-cell>
          <table:table-cell office:value-type="float" office:value="459.5161290323" calcext:value-type="float">
            <text:p>459.51612903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21]))" office:value-type="float" office:value="0.279489391005981" calcext:value-type="float">
            <text:p>0.2794893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quals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36.4184738223" calcext:value-type="float">
            <text:p>136.4184738223</text:p>
          </table:table-cell>
          <table:table-cell office:value-type="float" office:value="0.4472556347" calcext:value-type="float">
            <text:p>0.4472556347</text:p>
          </table:table-cell>
          <table:table-cell office:value-type="float" office:value="112.5077775089" calcext:value-type="float">
            <text:p>112.5077775089</text:p>
          </table:table-cell>
          <table:table-cell office:value-type="float" office:value="0.862162618" calcext:value-type="float">
            <text:p>0.862162618</text:p>
          </table:table-cell>
          <table:table-cell office:value-type="float" office:value="0.5066316415" calcext:value-type="float">
            <text:p>0.5066316415</text:p>
          </table:table-cell>
          <table:table-cell office:value-type="float" office:value="221.7922688693" calcext:value-type="float">
            <text:p>221.7922688693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4.2424242424" calcext:value-type="float">
            <text:p>424.24242424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22]))" office:value-type="float" office:value="19.3741397682451" calcext:value-type="float">
            <text:p>19.37413976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quar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74.7741399636" calcext:value-type="float">
            <text:p>174.7741399636</text:p>
          </table:table-cell>
          <table:table-cell office:value-type="float" office:value="0.6881449651" calcext:value-type="float">
            <text:p>0.6881449651</text:p>
          </table:table-cell>
          <table:table-cell office:value-type="float" office:value="6.7082039325" calcext:value-type="float">
            <text:p>6.7082039325</text:p>
          </table:table-cell>
          <table:table-cell office:value-type="float" office:value="0.894427191" calcext:value-type="float">
            <text:p>0.894427191</text:p>
          </table:table-cell>
          <table:table-cell office:value-type="float" office:value="0.4472135955" calcext:value-type="float">
            <text:p>0.4472135955</text:p>
          </table:table-cell>
          <table:table-cell office:value-type="float" office:value="419.8022318846" calcext:value-type="float">
            <text:p>419.8022318846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419.8022318846" calcext:value-type="float">
            <text:p>419.8022318846</text:p>
          </table:table-cell>
          <table:table-cell office:value-type="float" office:value="1" calcext:value-type="float">
            <text:p>1</text:p>
          </table:table-cell>
          <table:table-cell office:value-type="float" office:value="458.3076923077" calcext:value-type="float">
            <text:p>458.30769230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23]))" office:value-type="float" office:value="5.57219780659267" calcext:value-type="float">
            <text:p>5.57219780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qua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2.6884718539" calcext:value-type="float">
            <text:p>142.6884718539</text:p>
          </table:table-cell>
          <table:table-cell office:value-type="float" office:value="0.5452271555" calcext:value-type="float">
            <text:p>0.5452271555</text:p>
          </table:table-cell>
          <table:table-cell office:value-type="float" office:value="125.2078272314" calcext:value-type="float">
            <text:p>125.2078272314</text:p>
          </table:table-cell>
          <table:table-cell office:value-type="float" office:value="0.8066588346" calcext:value-type="float">
            <text:p>0.8066588346</text:p>
          </table:table-cell>
          <table:table-cell office:value-type="float" office:value="0.591017364" calcext:value-type="float">
            <text:p>0.591017364</text:p>
          </table:table-cell>
          <table:table-cell office:value-type="float" office:value="217.7200852047" calcext:value-type="float">
            <text:p>217.7200852047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217.7200852047" calcext:value-type="float">
            <text:p>217.7200852047</text:p>
          </table:table-cell>
          <table:table-cell office:value-type="float" office:value="1" calcext:value-type="float">
            <text:p>1</text:p>
          </table:table-cell>
          <table:table-cell office:value-type="float" office:value="410.25" calcext:value-type="float">
            <text:p>410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24]))" office:value-type="float" office:value="13.7607851139269" calcext:value-type="float">
            <text:p>13.76078511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</text:p>
          </table:table-cell>
          <table:table-cell table:number-columns-repeated="2" office:value-type="float" office:value="-0.7071067812" calcext:value-type="float">
            <text:p>-0.7071067812</text:p>
          </table:table-cell>
          <table:table-cell office:value-type="float" office:value="171.8982257035" calcext:value-type="float">
            <text:p>171.8982257035</text:p>
          </table:table-cell>
          <table:table-cell office:value-type="float" office:value="0.4194056639" calcext:value-type="float">
            <text:p>0.4194056639</text:p>
          </table:table-cell>
          <table:table-cell office:value-type="float" office:value="101.0198000394" calcext:value-type="float">
            <text:p>101.0198000394</text:p>
          </table:table-cell>
          <table:table-cell office:value-type="float" office:value="0.8513182561" calcext:value-type="float">
            <text:p>0.8513182561</text:p>
          </table:table-cell>
          <table:table-cell office:value-type="float" office:value="0.5246496229" calcext:value-type="float">
            <text:p>0.5246496229</text:p>
          </table:table-cell>
          <table:table-cell office:value-type="float" office:value="276.8034267395" calcext:value-type="float">
            <text:p>276.8034267395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3.9534883721" calcext:value-type="float">
            <text:p>393.95348837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25]))" office:value-type="float" office:value="20.9698255546477" calcext:value-type="float">
            <text:p>20.96982555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@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25.1443981093" calcext:value-type="float">
            <text:p>225.1443981093</text:p>
          </table:table-cell>
          <table:table-cell office:value-type="float" office:value="0.7351260914" calcext:value-type="float">
            <text:p>0.7351260914</text:p>
          </table:table-cell>
          <table:table-cell office:value-type="float" office:value="102.8834291808" calcext:value-type="float">
            <text:p>102.8834291808</text:p>
          </table:table-cell>
          <table:table-cell office:value-type="float" office:value="0.2721526705" calcext:value-type="float">
            <text:p>0.2721526705</text:p>
          </table:table-cell>
          <table:table-cell office:value-type="float" office:value="0.9622540849" calcext:value-type="float">
            <text:p>0.9622540849</text:p>
          </table:table-cell>
          <table:table-cell office:value-type="float" office:value="612.82692825" calcext:value-type="float">
            <text:p>612.82692825</text:p>
          </table:table-cell>
          <table:table-cell office:value-type="float" office:value="9.8153850045" calcext:value-type="float">
            <text:p>9.8153850045</text:p>
          </table:table-cell>
          <table:table-cell office:value-type="float" office:value="16.3438428249" calcext:value-type="float">
            <text:p>16.3438428249</text:p>
          </table:table-cell>
          <table:table-cell office:value-type="float" office:value="8.0782260341" calcext:value-type="float">
            <text:p>8.0782260341</text:p>
          </table:table-cell>
          <table:table-cell office:value-type="float" office:value="612.82692825" calcext:value-type="float">
            <text:p>612.82692825</text:p>
          </table:table-cell>
          <table:table-cell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26]))" office:value-type="float" office:value="2.88037755283159" calcext:value-type="float">
            <text:p>2.88037755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als</text:p>
          </table:table-cell>
          <table:table-cell office:value-type="float" office:value="0.894427191" calcext:value-type="float">
            <text:p>0.894427191</text:p>
          </table:table-cell>
          <table:table-cell office:value-type="float" office:value="0.4472135955" calcext:value-type="float">
            <text:p>0.4472135955</text:p>
          </table:table-cell>
          <table:table-cell office:value-type="float" office:value="131.9469590404" calcext:value-type="float">
            <text:p>131.9469590404</text:p>
          </table:table-cell>
          <table:table-cell office:value-type="float" office:value="0.4805951388" calcext:value-type="float">
            <text:p>0.4805951388</text:p>
          </table:table-cell>
          <table:table-cell office:value-type="float" office:value="113.7409337046" calcext:value-type="float">
            <text:p>113.7409337046</text:p>
          </table:table-cell>
          <table:table-cell office:value-type="float" office:value="0.8440233157" calcext:value-type="float">
            <text:p>0.8440233157</text:p>
          </table:table-cell>
          <table:table-cell office:value-type="float" office:value="0.5363064819" calcext:value-type="float">
            <text:p>0.5363064819</text:p>
          </table:table-cell>
          <table:table-cell office:value-type="float" office:value="235.5487690887" calcext:value-type="float">
            <text:p>235.5487690887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2.625" calcext:value-type="float">
            <text:p>442.6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27]))" office:value-type="float" office:value="17.463926892256" calcext:value-type="float">
            <text:p>17.46392689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@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57.9525245129" calcext:value-type="float">
            <text:p>157.9525245129</text:p>
          </table:table-cell>
          <table:table-cell office:value-type="float" office:value="0.8436282238" calcext:value-type="float">
            <text:p>0.8436282238</text:p>
          </table:table-cell>
          <table:table-cell office:value-type="float" office:value="87.6584280032" calcext:value-type="float">
            <text:p>87.6584280032</text:p>
          </table:table-cell>
          <table:table-cell office:value-type="float" office:value="0.4563166476" calcext:value-type="float">
            <text:p>0.4563166476</text:p>
          </table:table-cell>
          <table:table-cell office:value-type="float" office:value="0.8898174628" calcext:value-type="float">
            <text:p>0.8898174628</text:p>
          </table:table-cell>
          <table:table-cell office:value-type="float" office:value="496.3742465523" calcext:value-type="float">
            <text:p>496.3742465523</text:p>
          </table:table-cell>
          <table:table-cell office:value-type="float" office:value="9.4247779608" calcext:value-type="float">
            <text:p>9.4247779608</text:p>
          </table:table-cell>
          <table:table-cell office:value-type="float" office:value="13.274365488" calcext:value-type="float">
            <text:p>13.274365488</text:p>
          </table:table-cell>
          <table:table-cell office:value-type="float" office:value="4.9684107001" calcext:value-type="float">
            <text:p>4.968410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5.0441176471" calcext:value-type="float">
            <text:p>455.04411764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28]))" office:value-type="float" office:value="3.33633670185807" calcext:value-type="float">
            <text:p>3.33633670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quare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167.8362297003" calcext:value-type="float">
            <text:p>167.8362297003</text:p>
          </table:table-cell>
          <table:table-cell office:value-type="float" office:value="0.7306007564" calcext:value-type="float">
            <text:p>0.7306007564</text:p>
          </table:table-cell>
          <table:table-cell office:value-type="float" office:value="25.6124969497" calcext:value-type="float">
            <text:p>25.6124969497</text:p>
          </table:table-cell>
          <table:table-cell office:value-type="float" office:value="0.7808688094" calcext:value-type="float">
            <text:p>0.7808688094</text:p>
          </table:table-cell>
          <table:table-cell office:value-type="float" office:value="0.6246950476" calcext:value-type="float">
            <text:p>0.6246950476</text:p>
          </table:table-cell>
          <table:table-cell office:value-type="float" office:value="388.9949056645" calcext:value-type="float">
            <text:p>388.9949056645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388.9949056645" calcext:value-type="float">
            <text:p>388.9949056645</text:p>
          </table:table-cell>
          <table:table-cell office:value-type="float" office:value="1" calcext:value-type="float">
            <text:p>1</text:p>
          </table:table-cell>
          <table:table-cell office:value-type="float" office:value="441.1964285714" calcext:value-type="float">
            <text:p>441.19642857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29]))" office:value-type="float" office:value="3.13966014921443" calcext:value-type="float">
            <text:p>3.13966014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184.9540483472" calcext:value-type="float">
            <text:p>184.9540483472</text:p>
          </table:table-cell>
          <table:table-cell office:value-type="float" office:value="0.3764903344" calcext:value-type="float">
            <text:p>0.3764903344</text:p>
          </table:table-cell>
          <table:table-cell office:value-type="float" office:value="104.0432602334" calcext:value-type="float">
            <text:p>104.0432602334</text:p>
          </table:table-cell>
          <table:table-cell office:value-type="float" office:value="0.8169678633" calcext:value-type="float">
            <text:p>0.8169678633</text:p>
          </table:table-cell>
          <table:table-cell office:value-type="float" office:value="0.5766831976" calcext:value-type="float">
            <text:p>0.5766831976</text:p>
          </table:table-cell>
          <table:table-cell office:value-type="float" office:value="301.0199905456" calcext:value-type="float">
            <text:p>301.0199905456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2.6818181818" calcext:value-type="float">
            <text:p>372.68181818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30]))" office:value-type="float" office:value="23.428692811411" calcext:value-type="float">
            <text:p>23.42869281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4.6389990251" calcext:value-type="float">
            <text:p>164.6389990251</text:p>
          </table:table-cell>
          <table:table-cell office:value-type="float" office:value="0.5425028306" calcext:value-type="float">
            <text:p>0.5425028306</text:p>
          </table:table-cell>
          <table:table-cell office:value-type="float" office:value="110.1135777277" calcext:value-type="float">
            <text:p>110.1135777277</text:p>
          </table:table-cell>
          <table:table-cell office:value-type="float" office:value="0.6357072529" calcext:value-type="float">
            <text:p>0.6357072529</text:p>
          </table:table-cell>
          <table:table-cell office:value-type="float" office:value="0.7719302356" calcext:value-type="float">
            <text:p>0.7719302356</text:p>
          </table:table-cell>
          <table:table-cell office:value-type="float" office:value="254.3305507129" calcext:value-type="float">
            <text:p>254.3305507129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254.3305507129" calcext:value-type="float">
            <text:p>254.3305507129</text:p>
          </table:table-cell>
          <table:table-cell office:value-type="float" office:value="1" calcext:value-type="float">
            <text:p>1</text:p>
          </table:table-cell>
          <table:table-cell office:value-type="float" office:value="415.8085106383" calcext:value-type="float">
            <text:p>415.80851063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31]))" office:value-type="float" office:value="13.9168774327193" calcext:value-type="float">
            <text:p>13.91687743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i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88.6928721494" calcext:value-type="float">
            <text:p>188.6928721494</text:p>
          </table:table-cell>
          <table:table-cell office:value-type="float" office:value="0.3972370993" calcext:value-type="float">
            <text:p>0.3972370993</text:p>
          </table:table-cell>
          <table:table-cell office:value-type="float" office:value="123.0040649735" calcext:value-type="float">
            <text:p>123.0040649735</text:p>
          </table:table-cell>
          <table:table-cell office:value-type="float" office:value="0.8048514496" calcext:value-type="float">
            <text:p>0.8048514496</text:p>
          </table:table-cell>
          <table:table-cell office:value-type="float" office:value="0.5934763214" calcext:value-type="float">
            <text:p>0.5934763214</text:p>
          </table:table-cell>
          <table:table-cell office:value-type="float" office:value="302.4318195783" calcext:value-type="float">
            <text:p>302.4318195783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.6666666667" calcext:value-type="float">
            <text:p>358.66666666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32]))" office:value-type="float" office:value="22.2399907440908" calcext:value-type="float">
            <text:p>22.23999074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qua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3.2096365473" calcext:value-type="float">
            <text:p>143.2096365473</text:p>
          </table:table-cell>
          <table:table-cell office:value-type="float" office:value="0.551197526" calcext:value-type="float">
            <text:p>0.551197526</text:p>
          </table:table-cell>
          <table:table-cell office:value-type="float" office:value="124.2014492669" calcext:value-type="float">
            <text:p>124.2014492669</text:p>
          </table:table-cell>
          <table:table-cell office:value-type="float" office:value="0.7970921482" calcext:value-type="float">
            <text:p>0.7970921482</text:p>
          </table:table-cell>
          <table:table-cell office:value-type="float" office:value="0.603857688" calcext:value-type="float">
            <text:p>0.603857688</text:p>
          </table:table-cell>
          <table:table-cell office:value-type="float" office:value="212.3980557409" calcext:value-type="float">
            <text:p>212.3980557409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212.3980557409" calcext:value-type="float">
            <text:p>212.3980557409</text:p>
          </table:table-cell>
          <table:table-cell office:value-type="float" office:value="1" calcext:value-type="float">
            <text:p>1</text:p>
          </table:table-cell>
          <table:table-cell office:value-type="float" office:value="373.1923076923" calcext:value-type="float">
            <text:p>373.19230769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33]))" office:value-type="float" office:value="13.4187080821475" calcext:value-type="float">
            <text:p>13.41870808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6.7071757003" calcext:value-type="float">
            <text:p>216.7071757003</text:p>
          </table:table-cell>
          <table:table-cell office:value-type="float" office:value="0.3830770655" calcext:value-type="float">
            <text:p>0.3830770655</text:p>
          </table:table-cell>
          <table:table-cell office:value-type="float" office:value="138.2353066333" calcext:value-type="float">
            <text:p>138.2353066333</text:p>
          </table:table-cell>
          <table:table-cell office:value-type="float" office:value="0.8825531116" calcext:value-type="float">
            <text:p>0.8825531116</text:p>
          </table:table-cell>
          <table:table-cell office:value-type="float" office:value="0.4702127234" calcext:value-type="float">
            <text:p>0.4702127234</text:p>
          </table:table-cell>
          <table:table-cell office:value-type="float" office:value="316.7897237787" calcext:value-type="float">
            <text:p>316.7897237787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316.7897237787" calcext:value-type="float">
            <text:p>316.7897237787</text:p>
          </table:table-cell>
          <table:table-cell office:value-type="float" office:value="1" calcext:value-type="float">
            <text:p>1</text:p>
          </table:table-cell>
          <table:table-cell office:value-type="float" office:value="376.1627906977" calcext:value-type="float">
            <text:p>376.162790697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34]))" office:value-type="float" office:value="23.0513009185934" calcext:value-type="float">
            <text:p>23.05130091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quar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69.7792684635" calcext:value-type="float">
            <text:p>169.7792684635</text:p>
          </table:table-cell>
          <table:table-cell office:value-type="float" office:value="0.6894592905" calcext:value-type="float">
            <text:p>0.6894592905</text:p>
          </table:table-cell>
          <table:table-cell office:value-type="float" office:value="18.973665961" calcext:value-type="float">
            <text:p>18.973665961</text:p>
          </table:table-cell>
          <table:table-cell office:value-type="float" office:value="0.9486832981" calcext:value-type="float">
            <text:p>0.9486832981</text:p>
          </table:table-cell>
          <table:table-cell office:value-type="float" office:value="0.316227766" calcext:value-type="float">
            <text:p>0.316227766</text:p>
          </table:table-cell>
          <table:table-cell office:value-type="float" office:value="407.1582541802" calcext:value-type="float">
            <text:p>407.1582541802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407.1582541802" calcext:value-type="float">
            <text:p>407.1582541802</text:p>
          </table:table-cell>
          <table:table-cell office:value-type="float" office:value="1" calcext:value-type="float">
            <text:p>1</text:p>
          </table:table-cell>
          <table:table-cell office:value-type="float" office:value="457.453125" calcext:value-type="float">
            <text:p>457.453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35]))" office:value-type="float" office:value="5.49689250826583" calcext:value-type="float">
            <text:p>5.49689250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91.4627901186" calcext:value-type="float">
            <text:p>191.4627901186</text:p>
          </table:table-cell>
          <table:table-cell office:value-type="float" office:value="0.3911752255" calcext:value-type="float">
            <text:p>0.3911752255</text:p>
          </table:table-cell>
          <table:table-cell office:value-type="float" office:value="124.8679302303" calcext:value-type="float">
            <text:p>124.8679302303</text:p>
          </table:table-cell>
          <table:table-cell office:value-type="float" office:value="0.848896909" calcext:value-type="float">
            <text:p>0.848896909</text:p>
          </table:table-cell>
          <table:table-cell office:value-type="float" office:value="0.5285584527" calcext:value-type="float">
            <text:p>0.5285584527</text:p>
          </table:table-cell>
          <table:table-cell office:value-type="float" office:value="301.3045425314" calcext:value-type="float">
            <text:p>301.3045425314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.914893617" calcext:value-type="float">
            <text:p>336.9148936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36]))" office:value-type="float" office:value="22.5873105287717" calcext:value-type="float">
            <text:p>22.58731052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@</text:p>
          </table:table-cell>
          <table:table-cell office:value-type="float" office:value="0.4472135955" calcext:value-type="float">
            <text:p>0.4472135955</text:p>
          </table:table-cell>
          <table:table-cell office:value-type="float" office:value="-0.894427191" calcext:value-type="float">
            <text:p>-0.894427191</text:p>
          </table:table-cell>
          <table:table-cell office:value-type="float" office:value="205.7692882818" calcext:value-type="float">
            <text:p>205.7692882818</text:p>
          </table:table-cell>
          <table:table-cell office:value-type="float" office:value="0.7819617508" calcext:value-type="float">
            <text:p>0.7819617508</text:p>
          </table:table-cell>
          <table:table-cell office:value-type="float" office:value="97.4063652951" calcext:value-type="float">
            <text:p>97.4063652951</text:p>
          </table:table-cell>
          <table:table-cell office:value-type="float" office:value="0.3285206249" calcext:value-type="float">
            <text:p>0.3285206249</text:p>
          </table:table-cell>
          <table:table-cell office:value-type="float" office:value="0.9444967967" calcext:value-type="float">
            <text:p>0.9444967967</text:p>
          </table:table-cell>
          <table:table-cell office:value-type="float" office:value="632.898088356" calcext:value-type="float">
            <text:p>632.898088356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632.898088356" calcext:value-type="float">
            <text:p>632.898088356</text:p>
          </table:table-cell>
          <table:table-cell office:value-type="float" office:value="1" calcext:value-type="float">
            <text:p>1</text:p>
          </table:table-cell>
          <table:table-cell office:value-type="float" office:value="458.9480519481" calcext:value-type="float">
            <text:p>458.94805194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37]))" office:value-type="float" office:value="0.19689193849937" calcext:value-type="float">
            <text:p>0.196891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6.010203816" calcext:value-type="float">
            <text:p>196.010203816</text:p>
          </table:table-cell>
          <table:table-cell office:value-type="float" office:value="0.5001610537" calcext:value-type="float">
            <text:p>0.5001610537</text:p>
          </table:table-cell>
          <table:table-cell office:value-type="float" office:value="128.2224629306" calcext:value-type="float">
            <text:p>128.2224629306</text:p>
          </table:table-cell>
          <table:table-cell office:value-type="float" office:value="0.7486987678" calcext:value-type="float">
            <text:p>0.7486987678</text:p>
          </table:table-cell>
          <table:table-cell office:value-type="float" office:value="0.6629103673" calcext:value-type="float">
            <text:p>0.6629103673</text:p>
          </table:table-cell>
          <table:table-cell office:value-type="float" office:value="327.8844056697" calcext:value-type="float">
            <text:p>327.8844056697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.3695652174" calcext:value-type="float">
            <text:p>343.36956521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38]))" office:value-type="float" office:value="16.3428825461739" calcext:value-type="float">
            <text:p>16.34288254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@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35.705324505" calcext:value-type="float">
            <text:p>235.705324505</text:p>
          </table:table-cell>
          <table:table-cell office:value-type="float" office:value="0.8304127792" calcext:value-type="float">
            <text:p>0.8304127792</text:p>
          </table:table-cell>
          <table:table-cell office:value-type="float" office:value="119.4361754244" calcext:value-type="float">
            <text:p>119.4361754244</text:p>
          </table:table-cell>
          <table:table-cell office:value-type="float" office:value="0.4270063054" calcext:value-type="float">
            <text:p>0.4270063054</text:p>
          </table:table-cell>
          <table:table-cell office:value-type="float" office:value="0.9042486467" calcext:value-type="float">
            <text:p>0.9042486467</text:p>
          </table:table-cell>
          <table:table-cell office:value-type="float" office:value="716.0747731421" calcext:value-type="float">
            <text:p>716.0747731421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716.0747731421" calcext:value-type="float">
            <text:p>716.0747731421</text:p>
          </table:table-cell>
          <table:table-cell office:value-type="float" office:value="1" calcext:value-type="float">
            <text:p>1</text:p>
          </table:table-cell>
          <table:table-cell office:value-type="float" office:value="503.0256410256" calcext:value-type="float">
            <text:p>503.0256410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39]))" office:value-type="float" office:value="2.57914750188911" calcext:value-type="float">
            <text:p>2.57914750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qua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5.5135322418" calcext:value-type="float">
            <text:p>175.5135322418</text:p>
          </table:table-cell>
          <table:table-cell office:value-type="float" office:value="0.5120790941" calcext:value-type="float">
            <text:p>0.5120790941</text:p>
          </table:table-cell>
          <table:table-cell office:value-type="float" office:value="142.800560223" calcext:value-type="float">
            <text:p>142.800560223</text:p>
          </table:table-cell>
          <table:table-cell office:value-type="float" office:value="0.7983161958" calcext:value-type="float">
            <text:p>0.7983161958</text:p>
          </table:table-cell>
          <table:table-cell office:value-type="float" office:value="0.6022385337" calcext:value-type="float">
            <text:p>0.6022385337</text:p>
          </table:table-cell>
          <table:table-cell office:value-type="float" office:value="255.6591510992" calcext:value-type="float">
            <text:p>255.6591510992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3.4718900084" calcext:value-type="float">
            <text:p>3.4718900084</text:p>
          </table:table-cell>
          <table:table-cell office:value-type="float" office:value="1.9052862297" calcext:value-type="float">
            <text:p>1.9052862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2.7586206897" calcext:value-type="float">
            <text:p>422.75862068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40]))" office:value-type="float" office:value="15.6600291311875" calcext:value-type="float">
            <text:p>15.66002913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qua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1.4788616711" calcext:value-type="float">
            <text:p>171.4788616711</text:p>
          </table:table-cell>
          <table:table-cell office:value-type="float" office:value="0.6738301957" calcext:value-type="float">
            <text:p>0.6738301957</text:p>
          </table:table-cell>
          <table:table-cell office:value-type="float" office:value="13.6014705087" calcext:value-type="float">
            <text:p>13.6014705087</text:p>
          </table:table-cell>
          <table:table-cell office:value-type="float" office:value="0.2940858488" calcext:value-type="float">
            <text:p>0.2940858488</text:p>
          </table:table-cell>
          <table:table-cell office:value-type="float" office:value="0.9557790087" calcext:value-type="float">
            <text:p>0.9557790087</text:p>
          </table:table-cell>
          <table:table-cell office:value-type="float" office:value="414.6281312435" calcext:value-type="float">
            <text:p>414.6281312435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9.1587301587" calcext:value-type="float">
            <text:p>479.15873015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41]))" office:value-type="float" office:value="6.39237367791569" calcext:value-type="float">
            <text:p>6.39237367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@</text:p>
          </table:table-cell>
          <table:table-cell office:value-type="float" office:value="-0.894427191" calcext:value-type="float">
            <text:p>-0.894427191</text:p>
          </table:table-cell>
          <table:table-cell office:value-type="float" office:value="-0.4472135955" calcext:value-type="float">
            <text:p>-0.4472135955</text:p>
          </table:table-cell>
          <table:table-cell office:value-type="float" office:value="186.0349429543" calcext:value-type="float">
            <text:p>186.0349429543</text:p>
          </table:table-cell>
          <table:table-cell office:value-type="float" office:value="0.8120078506" calcext:value-type="float">
            <text:p>0.8120078506</text:p>
          </table:table-cell>
          <table:table-cell office:value-type="float" office:value="116.6190378969" calcext:value-type="float">
            <text:p>116.6190378969</text:p>
          </table:table-cell>
          <table:table-cell office:value-type="float" office:value="0.3772968873" calcext:value-type="float">
            <text:p>0.3772968873</text:p>
          </table:table-cell>
          <table:table-cell office:value-type="float" office:value="0.9260923598" calcext:value-type="float">
            <text:p>0.9260923598</text:p>
          </table:table-cell>
          <table:table-cell office:value-type="float" office:value="591.8834345217" calcext:value-type="float">
            <text:p>591.8834345217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591.8834345217" calcext:value-type="float">
            <text:p>591.8834345217</text:p>
          </table:table-cell>
          <table:table-cell office:value-type="float" office:value="1" calcext:value-type="float">
            <text:p>1</text:p>
          </table:table-cell>
          <table:table-cell office:value-type="float" office:value="504.1625" calcext:value-type="float">
            <text:p>504.16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42]))" office:value-type="float" office:value="1.5246227708695" calcext:value-type="float">
            <text:p>1.52462277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</text:p>
          </table:table-cell>
          <table:table-cell office:value-type="float" office:value="0.894427191" calcext:value-type="float">
            <text:p>0.894427191</text:p>
          </table:table-cell>
          <table:table-cell office:value-type="float" office:value="-0.4472135955" calcext:value-type="float">
            <text:p>-0.4472135955</text:p>
          </table:table-cell>
          <table:table-cell office:value-type="float" office:value="187.1817298777" calcext:value-type="float">
            <text:p>187.1817298777</text:p>
          </table:table-cell>
          <table:table-cell office:value-type="float" office:value="0.3775301954" calcext:value-type="float">
            <text:p>0.3775301954</text:p>
          </table:table-cell>
          <table:table-cell office:value-type="float" office:value="127.1416532848" calcext:value-type="float">
            <text:p>127.1416532848</text:p>
          </table:table-cell>
          <table:table-cell office:value-type="float" office:value="0.8730419743" calcext:value-type="float">
            <text:p>0.8730419743</text:p>
          </table:table-cell>
          <table:table-cell office:value-type="float" office:value="0.4876450667" calcext:value-type="float">
            <text:p>0.4876450667</text:p>
          </table:table-cell>
          <table:table-cell office:value-type="float" office:value="300.0065787424" calcext:value-type="float">
            <text:p>300.0065787424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.5681818182" calcext:value-type="float">
            <text:p>342.56818181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43]))" office:value-type="float" office:value="23.3691131648307" calcext:value-type="float">
            <text:p>23.36911316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quar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67.4305826305" calcext:value-type="float">
            <text:p>167.4305826305</text:p>
          </table:table-cell>
          <table:table-cell office:value-type="float" office:value="0.662614671" calcext:value-type="float">
            <text:p>0.662614671</text:p>
          </table:table-cell>
          <table:table-cell office:value-type="float" office:value="21.1896201004" calcext:value-type="float">
            <text:p>21.1896201004</text:p>
          </table:table-cell>
          <table:table-cell office:value-type="float" office:value="0.9438583564" calcext:value-type="float">
            <text:p>0.9438583564</text:p>
          </table:table-cell>
          <table:table-cell office:value-type="float" office:value="0.3303504247" calcext:value-type="float">
            <text:p>0.3303504247</text:p>
          </table:table-cell>
          <table:table-cell office:value-type="float" office:value="371.2075506066" calcext:value-type="float">
            <text:p>371.2075506066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371.2075506066" calcext:value-type="float">
            <text:p>371.2075506066</text:p>
          </table:table-cell>
          <table:table-cell office:value-type="float" office:value="1" calcext:value-type="float">
            <text:p>1</text:p>
          </table:table-cell>
          <table:table-cell office:value-type="float" office:value="429.3114754098" calcext:value-type="float">
            <text:p>429.31147540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44]))" office:value-type="float" office:value="7.03497590825042" calcext:value-type="float">
            <text:p>7.03497590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@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26.3448696127" calcext:value-type="float">
            <text:p>226.3448696127</text:p>
          </table:table-cell>
          <table:table-cell office:value-type="float" office:value="0.810392957" calcext:value-type="float">
            <text:p>0.810392957</text:p>
          </table:table-cell>
          <table:table-cell office:value-type="float" office:value="126.6491215919" calcext:value-type="float">
            <text:p>126.6491215919</text:p>
          </table:table-cell>
          <table:table-cell office:value-type="float" office:value="0.2684582378" calcext:value-type="float">
            <text:p>0.2684582378</text:p>
          </table:table-cell>
          <table:table-cell office:value-type="float" office:value="0.9632913238" calcext:value-type="float">
            <text:p>0.9632913238</text:p>
          </table:table-cell>
          <table:table-cell office:value-type="float" office:value="683.0991155954" calcext:value-type="float">
            <text:p>683.0991155954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4.5512820513" calcext:value-type="float">
            <text:p>484.55128205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45]))" office:value-type="float" office:value="1.4320961832268" calcext:value-type="float">
            <text:p>1.43209618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5.3767373399" calcext:value-type="float">
            <text:p>175.3767373399</text:p>
          </table:table-cell>
          <table:table-cell office:value-type="float" office:value="0.4355937465" calcext:value-type="float">
            <text:p>0.4355937465</text:p>
          </table:table-cell>
          <table:table-cell office:value-type="float" office:value="111.2205017072" calcext:value-type="float">
            <text:p>111.2205017072</text:p>
          </table:table-cell>
          <table:table-cell office:value-type="float" office:value="0.8361767711" calcext:value-type="float">
            <text:p>0.8361767711</text:p>
          </table:table-cell>
          <table:table-cell office:value-type="float" office:value="0.5484600327" calcext:value-type="float">
            <text:p>0.5484600327</text:p>
          </table:table-cell>
          <table:table-cell office:value-type="float" office:value="311.6000853272" calcext:value-type="float">
            <text:p>311.6000853272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311.6000853272" calcext:value-type="float">
            <text:p>311.6000853272</text:p>
          </table:table-cell>
          <table:table-cell office:value-type="float" office:value="1" calcext:value-type="float">
            <text:p>1</text:p>
          </table:table-cell>
          <table:table-cell office:value-type="float" office:value="358.3148148148" calcext:value-type="float">
            <text:p>358.31481481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46]))" office:value-type="float" office:value="20.0423167432585" calcext:value-type="float">
            <text:p>20.04231674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quar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72.0029069522" calcext:value-type="float">
            <text:p>172.0029069522</text:p>
          </table:table-cell>
          <table:table-cell office:value-type="float" office:value="0.6493149968" calcext:value-type="float">
            <text:p>0.6493149968</text:p>
          </table:table-cell>
          <table:table-cell office:value-type="float" office:value="25.495097568" calcext:value-type="float">
            <text:p>25.495097568</text:p>
          </table:table-cell>
          <table:table-cell office:value-type="float" office:value="0.9021342216" calcext:value-type="float">
            <text:p>0.9021342216</text:p>
          </table:table-cell>
          <table:table-cell office:value-type="float" office:value="0.4314554973" calcext:value-type="float">
            <text:p>0.4314554973</text:p>
          </table:table-cell>
          <table:table-cell office:value-type="float" office:value="410.0286316466" calcext:value-type="float">
            <text:p>410.0286316466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5.8142857143" calcext:value-type="float">
            <text:p>425.81428571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47]))" office:value-type="float" office:value="7.79699110880944" calcext:value-type="float">
            <text:p>7.79699110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Equals</text:p>
          </table:table-cell>
          <table:table-cell office:value-type="float" office:value="0.894427191" calcext:value-type="float">
            <text:p>0.894427191</text:p>
          </table:table-cell>
          <table:table-cell office:value-type="float" office:value="-0.4472135955" calcext:value-type="float">
            <text:p>-0.4472135955</text:p>
          </table:table-cell>
          <table:table-cell office:value-type="float" office:value="153.8343264684" calcext:value-type="float">
            <text:p>153.8343264684</text:p>
          </table:table-cell>
          <table:table-cell office:value-type="float" office:value="0.5393046735" calcext:value-type="float">
            <text:p>0.5393046735</text:p>
          </table:table-cell>
          <table:table-cell office:value-type="float" office:value="129.3754227046" calcext:value-type="float">
            <text:p>129.3754227046</text:p>
          </table:table-cell>
          <table:table-cell office:value-type="float" office:value="0.873427098" calcext:value-type="float">
            <text:p>0.873427098</text:p>
          </table:table-cell>
          <table:table-cell office:value-type="float" office:value="0.4869549307" calcext:value-type="float">
            <text:p>0.4869549307</text:p>
          </table:table-cell>
          <table:table-cell office:value-type="float" office:value="256.0346168801" calcext:value-type="float">
            <text:p>256.0346168801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256.0346168801" calcext:value-type="float">
            <text:p>256.0346168801</text:p>
          </table:table-cell>
          <table:table-cell office:value-type="float" office:value="1" calcext:value-type="float">
            <text:p>1</text:p>
          </table:table-cell>
          <table:table-cell office:value-type="float" office:value="319.1764705882" calcext:value-type="float">
            <text:p>319.17647058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48]))" office:value-type="float" office:value="14.1001183367692" calcext:value-type="float">
            <text:p>14.10011833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qua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.3513945255" calcext:value-type="float">
            <text:p>135.3513945255</text:p>
          </table:table-cell>
          <table:table-cell office:value-type="float" office:value="0.5961991413" calcext:value-type="float">
            <text:p>0.5961991413</text:p>
          </table:table-cell>
          <table:table-cell office:value-type="float" office:value="134.792433022" calcext:value-type="float">
            <text:p>134.792433022</text:p>
          </table:table-cell>
          <table:table-cell office:value-type="float" office:value="0.830907177" calcext:value-type="float">
            <text:p>0.830907177</text:p>
          </table:table-cell>
          <table:table-cell office:value-type="float" office:value="0.556411056" calcext:value-type="float">
            <text:p>0.556411056</text:p>
          </table:table-cell>
          <table:table-cell office:value-type="float" office:value="222.0282966204" calcext:value-type="float">
            <text:p>222.0282966204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.5161290323" calcext:value-type="float">
            <text:p>348.51612903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49]))" office:value-type="float" office:value="10.8403054541862" calcext:value-type="float">
            <text:p>10.84030545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@</text:p>
          </table:table-cell>
          <table:table-cell office:value-type="float" office:value="-0.9805806757" calcext:value-type="float">
            <text:p>-0.9805806757</text:p>
          </table:table-cell>
          <table:table-cell office:value-type="float" office:value="-0.1961161351" calcext:value-type="float">
            <text:p>-0.1961161351</text:p>
          </table:table-cell>
          <table:table-cell office:value-type="float" office:value="208.0096151624" calcext:value-type="float">
            <text:p>208.0096151624</text:p>
          </table:table-cell>
          <table:table-cell office:value-type="float" office:value="0.8193986609" calcext:value-type="float">
            <text:p>0.8193986609</text:p>
          </table:table-cell>
          <table:table-cell office:value-type="float" office:value="105.4371850914" calcext:value-type="float">
            <text:p>105.4371850914</text:p>
          </table:table-cell>
          <table:table-cell office:value-type="float" office:value="0.5785435181" calcext:value-type="float">
            <text:p>0.5785435181</text:p>
          </table:table-cell>
          <table:table-cell office:value-type="float" office:value="0.8156515173" calcext:value-type="float">
            <text:p>0.8156515173</text:p>
          </table:table-cell>
          <table:table-cell office:value-type="float" office:value="638.8606879682" calcext:value-type="float">
            <text:p>638.8606879682</text:p>
          </table:table-cell>
          <table:table-cell office:value-type="float" office:value="10.0858211296" calcext:value-type="float">
            <text:p>10.0858211296</text:p>
          </table:table-cell>
          <table:table-cell office:value-type="float" office:value="14.2960509603" calcext:value-type="float">
            <text:p>14.2960509603</text:p>
          </table:table-cell>
          <table:table-cell office:value-type="float" office:value="4.2831182221" calcext:value-type="float">
            <text:p>4.2831182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6.6" calcext:value-type="float">
            <text:p>446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50]))" office:value-type="float" office:value="1.94808500824131" calcext:value-type="float">
            <text:p>1.94808500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@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75.0257123968" calcext:value-type="float">
            <text:p>175.0257123968</text:p>
          </table:table-cell>
          <table:table-cell office:value-type="float" office:value="0.9970558306" calcext:value-type="float">
            <text:p>0.9970558306</text:p>
          </table:table-cell>
          <table:table-cell office:value-type="float" office:value="98.1121806913" calcext:value-type="float">
            <text:p>98.1121806913</text:p>
          </table:table-cell>
          <table:table-cell office:value-type="float" office:value="0.499428304" calcext:value-type="float">
            <text:p>0.499428304</text:p>
          </table:table-cell>
          <table:table-cell office:value-type="float" office:value="0.8663552211" calcext:value-type="float">
            <text:p>0.8663552211</text:p>
          </table:table-cell>
          <table:table-cell office:value-type="float" office:value="541.9982249881" calcext:value-type="float">
            <text:p>541.9982249881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541.9982249881" calcext:value-type="float">
            <text:p>541.9982249881</text:p>
          </table:table-cell>
          <table:table-cell office:value-type="float" office:value="1" calcext:value-type="float">
            <text:p>1</text:p>
          </table:table-cell>
          <table:table-cell office:value-type="float" office:value="482.7567567568" calcext:value-type="float">
            <text:p>482.75675675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51]))" office:value-type="float" office:value="12.1270910322908" calcext:value-type="float">
            <text:p>12.12709103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@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93.1450232338" calcext:value-type="float">
            <text:p>193.1450232338</text:p>
          </table:table-cell>
          <table:table-cell office:value-type="float" office:value="0.818353261" calcext:value-type="float">
            <text:p>0.818353261</text:p>
          </table:table-cell>
          <table:table-cell office:value-type="float" office:value="89.4706655838" calcext:value-type="float">
            <text:p>89.4706655838</text:p>
          </table:table-cell>
          <table:table-cell office:value-type="float" office:value="0.4247202114" calcext:value-type="float">
            <text:p>0.4247202114</text:p>
          </table:table-cell>
          <table:table-cell office:value-type="float" office:value="0.9053246611" calcext:value-type="float">
            <text:p>0.9053246611</text:p>
          </table:table-cell>
          <table:table-cell office:value-type="float" office:value="556.0257196803" calcext:value-type="float">
            <text:p>556.0257196803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0.2125" calcext:value-type="float">
            <text:p>460.2125</text:p>
          </table:table-cell>
          <table:table-cell office:value-type="float" office:value="1" calcext:value-type="float">
            <text:p>1</text:p>
          </table:table-cell>
          <table:table-cell office:value-type="float" office:value="-434782.608695658" calcext:value-type="float">
            <text:p>-434782.608695658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2630.4147973408" calcext:value-type="float">
            <text:p>2630.4147973408</text:p>
          </table:table-cell>
          <table:table-cell table:formula="of:=ABS(45 - DEGREES([.H152]))" office:value-type="float" office:value="1.88818800606791" calcext:value-type="float">
            <text:p>1.88818800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89.1903803051" calcext:value-type="float">
            <text:p>189.1903803051</text:p>
          </table:table-cell>
          <table:table-cell office:value-type="float" office:value="0.477831055" calcext:value-type="float">
            <text:p>0.477831055</text:p>
          </table:table-cell>
          <table:table-cell office:value-type="float" office:value="118.5622199522" calcext:value-type="float">
            <text:p>118.5622199522</text:p>
          </table:table-cell>
          <table:table-cell office:value-type="float" office:value="0.7675294882" calcext:value-type="float">
            <text:p>0.7675294882</text:p>
          </table:table-cell>
          <table:table-cell office:value-type="float" office:value="0.6410136385" calcext:value-type="float">
            <text:p>0.6410136385</text:p>
          </table:table-cell>
          <table:table-cell office:value-type="float" office:value="335.6493334896" calcext:value-type="float">
            <text:p>335.6493334896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335.6493334896" calcext:value-type="float">
            <text:p>335.6493334896</text:p>
          </table:table-cell>
          <table:table-cell office:value-type="float" office:value="1" calcext:value-type="float">
            <text:p>1</text:p>
          </table:table-cell>
          <table:table-cell office:value-type="float" office:value="390.4556962025" calcext:value-type="float">
            <text:p>390.4556962025</text:p>
          </table:table-cell>
          <table:table-cell office:value-type="float" office:value="3" calcext:value-type="float">
            <text:p>3</text:p>
          </table:table-cell>
          <table:table-cell office:value-type="float" office:value="-156075.352733038" calcext:value-type="float">
            <text:p>-156075.352733038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880.1460409857" calcext:value-type="float">
            <text:p>880.1460409857</text:p>
          </table:table-cell>
          <table:table-cell table:formula="of:=ABS(45 - DEGREES([.H153]))" office:value-type="float" office:value="17.6222972282165" calcext:value-type="float">
            <text:p>17.62229722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@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12.4335190124" calcext:value-type="float">
            <text:p>212.4335190124</text:p>
          </table:table-cell>
          <table:table-cell office:value-type="float" office:value="0.7321153118" calcext:value-type="float">
            <text:p>0.7321153118</text:p>
          </table:table-cell>
          <table:table-cell office:value-type="float" office:value="97.4063652951" calcext:value-type="float">
            <text:p>97.4063652951</text:p>
          </table:table-cell>
          <table:table-cell office:value-type="float" office:value="0.3285206249" calcext:value-type="float">
            <text:p>0.3285206249</text:p>
          </table:table-cell>
          <table:table-cell office:value-type="float" office:value="0.9444967967" calcext:value-type="float">
            <text:p>0.9444967967</text:p>
          </table:table-cell>
          <table:table-cell office:value-type="float" office:value="607.7031994963" calcext:value-type="float">
            <text:p>607.7031994963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607.7031994963" calcext:value-type="float">
            <text:p>607.7031994963</text:p>
          </table:table-cell>
          <table:table-cell office:value-type="float" office:value="1" calcext:value-type="float">
            <text:p>1</text:p>
          </table:table-cell>
          <table:table-cell office:value-type="float" office:value="484.6206896552" calcext:value-type="float">
            <text:p>484.62068965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54]))" office:value-type="float" office:value="3.05288251695568" calcext:value-type="float">
            <text:p>3.0528825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quar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59.2890454488" calcext:value-type="float">
            <text:p>159.2890454488</text:p>
          </table:table-cell>
          <table:table-cell office:value-type="float" office:value="0.7365481689" calcext:value-type="float">
            <text:p>0.7365481689</text:p>
          </table:table-cell>
          <table:table-cell office:value-type="float" office:value="15.1327459504" calcext:value-type="float">
            <text:p>15.1327459504</text:p>
          </table:table-cell>
          <table:table-cell office:value-type="float" office:value="0.9912279007" calcext:value-type="float">
            <text:p>0.9912279007</text:p>
          </table:table-cell>
          <table:table-cell office:value-type="float" office:value="0.1321637201" calcext:value-type="float">
            <text:p>0.1321637201</text:p>
          </table:table-cell>
          <table:table-cell office:value-type="float" office:value="414.6196119015" calcext:value-type="float">
            <text:p>414.6196119015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2.1086956522" calcext:value-type="float">
            <text:p>522.10869565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55]))" office:value-type="float" office:value="2.79889851394108" calcext:value-type="float">
            <text:p>2.79889851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i</text:p>
          </table:table-cell>
          <table:table-cell table:number-columns-repeated="2" office:value-type="float" office:value="-0.7071067812" calcext:value-type="float">
            <text:p>-0.7071067812</text:p>
          </table:table-cell>
          <table:table-cell office:value-type="float" office:value="182.5075340911" calcext:value-type="float">
            <text:p>182.5075340911</text:p>
          </table:table-cell>
          <table:table-cell office:value-type="float" office:value="0.4415923623" calcext:value-type="float">
            <text:p>0.4415923623</text:p>
          </table:table-cell>
          <table:table-cell office:value-type="float" office:value="109.5901455424" calcext:value-type="float">
            <text:p>109.5901455424</text:p>
          </table:table-cell>
          <table:table-cell office:value-type="float" office:value="0.8851160797" calcext:value-type="float">
            <text:p>0.8851160797</text:p>
          </table:table-cell>
          <table:table-cell office:value-type="float" office:value="0.46537031" calcext:value-type="float">
            <text:p>0.46537031</text:p>
          </table:table-cell>
          <table:table-cell office:value-type="float" office:value="300.5462796444" calcext:value-type="float">
            <text:p>300.5462796444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300.5462796444" calcext:value-type="float">
            <text:p>300.5462796444</text:p>
          </table:table-cell>
          <table:table-cell office:value-type="float" office:value="1" calcext:value-type="float">
            <text:p>1</text:p>
          </table:table-cell>
          <table:table-cell office:value-type="float" office:value="328.3260869565" calcext:value-type="float">
            <text:p>328.326086956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56]))" office:value-type="float" office:value="19.698621374998" calcext:value-type="float">
            <text:p>19.6986213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3.3775995741" calcext:value-type="float">
            <text:p>213.3775995741</text:p>
          </table:table-cell>
          <table:table-cell office:value-type="float" office:value="0.440590899" calcext:value-type="float">
            <text:p>0.440590899</text:p>
          </table:table-cell>
          <table:table-cell office:value-type="float" office:value="132.0605921538" calcext:value-type="float">
            <text:p>132.0605921538</text:p>
          </table:table-cell>
          <table:table-cell office:value-type="float" office:value="0.8178064193" calcext:value-type="float">
            <text:p>0.8178064193</text:p>
          </table:table-cell>
          <table:table-cell office:value-type="float" office:value="0.5754934062" calcext:value-type="float">
            <text:p>0.5754934062</text:p>
          </table:table-cell>
          <table:table-cell office:value-type="float" office:value="337.07000638" calcext:value-type="float">
            <text:p>337.07000638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.1698113208" calcext:value-type="float">
            <text:p>320.16981132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57]))" office:value-type="float" office:value="19.7560009954253" calcext:value-type="float">
            <text:p>19.75600099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1.8960128383" calcext:value-type="float">
            <text:p>201.8960128383</text:p>
          </table:table-cell>
          <table:table-cell office:value-type="float" office:value="0.3593503804" calcext:value-type="float">
            <text:p>0.3593503804</text:p>
          </table:table-cell>
          <table:table-cell office:value-type="float" office:value="131.5484701545" calcext:value-type="float">
            <text:p>131.5484701545</text:p>
          </table:table-cell>
          <table:table-cell office:value-type="float" office:value="0.8513972064" calcext:value-type="float">
            <text:p>0.8513972064</text:p>
          </table:table-cell>
          <table:table-cell office:value-type="float" office:value="0.5245214932" calcext:value-type="float">
            <text:p>0.5245214932</text:p>
          </table:table-cell>
          <table:table-cell office:value-type="float" office:value="313.0685417486" calcext:value-type="float">
            <text:p>313.0685417486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313.0685417486" calcext:value-type="float">
            <text:p>313.0685417486</text:p>
          </table:table-cell>
          <table:table-cell office:value-type="float" office:value="1" calcext:value-type="float">
            <text:p>1</text:p>
          </table:table-cell>
          <table:table-cell office:value-type="float" office:value="330.42" calcext:value-type="float">
            <text:p>330.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58]))" office:value-type="float" office:value="24.4107398366593" calcext:value-type="float">
            <text:p>24.41073983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@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34.827596334" calcext:value-type="float">
            <text:p>234.827596334</text:p>
          </table:table-cell>
          <table:table-cell office:value-type="float" office:value="0.76130644" calcext:value-type="float">
            <text:p>0.76130644</text:p>
          </table:table-cell>
          <table:table-cell office:value-type="float" office:value="103.3247308247" calcext:value-type="float">
            <text:p>103.3247308247</text:p>
          </table:table-cell>
          <table:table-cell office:value-type="float" office:value="0.2516338518" calcext:value-type="float">
            <text:p>0.2516338518</text:p>
          </table:table-cell>
          <table:table-cell office:value-type="float" office:value="0.9678225068" calcext:value-type="float">
            <text:p>0.9678225068</text:p>
          </table:table-cell>
          <table:table-cell office:value-type="float" office:value="686.2091958532" calcext:value-type="float">
            <text:p>686.2091958532</text:p>
          </table:table-cell>
          <table:table-cell office:value-type="float" office:value="11.3443452911" calcext:value-type="float">
            <text:p>11.3443452911</text:p>
          </table:table-cell>
          <table:table-cell office:value-type="float" office:value="16.1192139384" calcext:value-type="float">
            <text:p>16.1192139384</text:p>
          </table:table-cell>
          <table:table-cell office:value-type="float" office:value="6.7888828343" calcext:value-type="float">
            <text:p>6.7888828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1.6117647059" calcext:value-type="float">
            <text:p>481.61176470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59]))" office:value-type="float" office:value="1.38035407187036" calcext:value-type="float">
            <text:p>1.38035407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qua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5.1728921846" calcext:value-type="float">
            <text:p>185.1728921846</text:p>
          </table:table-cell>
          <table:table-cell office:value-type="float" office:value="0.4467410074" calcext:value-type="float">
            <text:p>0.4467410074</text:p>
          </table:table-cell>
          <table:table-cell office:value-type="float" office:value="150.5855238726" calcext:value-type="float">
            <text:p>150.5855238726</text:p>
          </table:table-cell>
          <table:table-cell office:value-type="float" office:value="0.8632967941" calcext:value-type="float">
            <text:p>0.8632967941</text:p>
          </table:table-cell>
          <table:table-cell office:value-type="float" office:value="0.5046965873" calcext:value-type="float">
            <text:p>0.5046965873</text:p>
          </table:table-cell>
          <table:table-cell office:value-type="float" office:value="277.2655338788" calcext:value-type="float">
            <text:p>277.2655338788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277.2655338788" calcext:value-type="float">
            <text:p>277.2655338788</text:p>
          </table:table-cell>
          <table:table-cell office:value-type="float" office:value="1" calcext:value-type="float">
            <text:p>1</text:p>
          </table:table-cell>
          <table:table-cell office:value-type="float" office:value="385.7428571429" calcext:value-type="float">
            <text:p>385.74285714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60]))" office:value-type="float" office:value="19.4036257405573" calcext:value-type="float">
            <text:p>19.40362574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6.1674077055" calcext:value-type="float">
            <text:p>206.1674077055</text:p>
          </table:table-cell>
          <table:table-cell office:value-type="float" office:value="0.4679859766" calcext:value-type="float">
            <text:p>0.4679859766</text:p>
          </table:table-cell>
          <table:table-cell office:value-type="float" office:value="130.6330739132" calcext:value-type="float">
            <text:p>130.6330739132</text:p>
          </table:table-cell>
          <table:table-cell office:value-type="float" office:value="0.8343981867" calcext:value-type="float">
            <text:p>0.8343981867</text:p>
          </table:table-cell>
          <table:table-cell office:value-type="float" office:value="0.551162105" calcext:value-type="float">
            <text:p>0.551162105</text:p>
          </table:table-cell>
          <table:table-cell office:value-type="float" office:value="349.2517373093" calcext:value-type="float">
            <text:p>349.2517373093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7.4146341463" calcext:value-type="float">
            <text:p>307.4146341463</text:p>
          </table:table-cell>
          <table:table-cell office:value-type="float" office:value="3" calcext:value-type="float">
            <text:p>3</text:p>
          </table:table-cell>
          <table:table-cell office:value-type="float" office:value="-278.554574425" calcext:value-type="float">
            <text:p>-278.554574425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98.2506900767" calcext:value-type="float">
            <text:p>-98.2506900767</text:p>
          </table:table-cell>
          <table:table-cell table:formula="of:=ABS(45 - DEGREES([.H161]))" office:value-type="float" office:value="18.1863786695119" calcext:value-type="float">
            <text:p>18.18637866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3.8597671373" calcext:value-type="float">
            <text:p>213.8597671373</text:p>
          </table:table-cell>
          <table:table-cell office:value-type="float" office:value="0.4343672767" calcext:value-type="float">
            <text:p>0.4343672767</text:p>
          </table:table-cell>
          <table:table-cell office:value-type="float" office:value="138.2208377923" calcext:value-type="float">
            <text:p>138.2208377923</text:p>
          </table:table-cell>
          <table:table-cell office:value-type="float" office:value="0.810297505" calcext:value-type="float">
            <text:p>0.810297505</text:p>
          </table:table-cell>
          <table:table-cell office:value-type="float" office:value="0.5860187313" calcext:value-type="float">
            <text:p>0.5860187313</text:p>
          </table:table-cell>
          <table:table-cell office:value-type="float" office:value="335.7745280561" calcext:value-type="float">
            <text:p>335.7745280561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335.7745280561" calcext:value-type="float">
            <text:p>335.7745280561</text:p>
          </table:table-cell>
          <table:table-cell office:value-type="float" office:value="1" calcext:value-type="float">
            <text:p>1</text:p>
          </table:table-cell>
          <table:table-cell office:value-type="float" office:value="355.5833333333" calcext:value-type="float">
            <text:p>355.58333333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62]))" office:value-type="float" office:value="20.1125882864988" calcext:value-type="float">
            <text:p>20.11258828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17.3752515812" calcext:value-type="float">
            <text:p>217.3752515812</text:p>
          </table:table-cell>
          <table:table-cell office:value-type="float" office:value="0.4471881902" calcext:value-type="float">
            <text:p>0.4471881902</text:p>
          </table:table-cell>
          <table:table-cell office:value-type="float" office:value="135.428948161" calcext:value-type="float">
            <text:p>135.428948161</text:p>
          </table:table-cell>
          <table:table-cell office:value-type="float" office:value="0.8122340275" calcext:value-type="float">
            <text:p>0.8122340275</text:p>
          </table:table-cell>
          <table:table-cell office:value-type="float" office:value="0.5833317106" calcext:value-type="float">
            <text:p>0.5833317106</text:p>
          </table:table-cell>
          <table:table-cell office:value-type="float" office:value="346.5807027425" calcext:value-type="float">
            <text:p>346.5807027425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.1666666667" calcext:value-type="float">
            <text:p>297.16666666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63]))" office:value-type="float" office:value="19.3780040534465" calcext:value-type="float">
            <text:p>19.37800405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7.4313083109" calcext:value-type="float">
            <text:p>227.4313083109</text:p>
          </table:table-cell>
          <table:table-cell office:value-type="float" office:value="0.3453900999" calcext:value-type="float">
            <text:p>0.3453900999</text:p>
          </table:table-cell>
          <table:table-cell office:value-type="float" office:value="140.5453663413" calcext:value-type="float">
            <text:p>140.5453663413</text:p>
          </table:table-cell>
          <table:table-cell office:value-type="float" office:value="0.8751622569" calcext:value-type="float">
            <text:p>0.8751622569</text:p>
          </table:table-cell>
          <table:table-cell office:value-type="float" office:value="0.4838295404" calcext:value-type="float">
            <text:p>0.4838295404</text:p>
          </table:table-cell>
          <table:table-cell office:value-type="float" office:value="331.3220693919" calcext:value-type="float">
            <text:p>331.3220693919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331.3220693919" calcext:value-type="float">
            <text:p>331.3220693919</text:p>
          </table:table-cell>
          <table:table-cell office:value-type="float" office:value="1" calcext:value-type="float">
            <text:p>1</text:p>
          </table:table-cell>
          <table:table-cell office:value-type="float" office:value="307.4418604651" calcext:value-type="float">
            <text:p>307.44186046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64]))" office:value-type="float" office:value="25.2106049901281" calcext:value-type="float">
            <text:p>25.21060499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@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31.5361742795" calcext:value-type="float">
            <text:p>231.5361742795</text:p>
          </table:table-cell>
          <table:table-cell office:value-type="float" office:value="0.8373391705" calcext:value-type="float">
            <text:p>0.8373391705</text:p>
          </table:table-cell>
          <table:table-cell office:value-type="float" office:value="111.3283432015" calcext:value-type="float">
            <text:p>111.3283432015</text:p>
          </table:table-cell>
          <table:table-cell office:value-type="float" office:value="0.3323502258" calcext:value-type="float">
            <text:p>0.3323502258</text:p>
          </table:table-cell>
          <table:table-cell office:value-type="float" office:value="0.9431560462" calcext:value-type="float">
            <text:p>0.9431560462</text:p>
          </table:table-cell>
          <table:table-cell office:value-type="float" office:value="723.165576684" calcext:value-type="float">
            <text:p>723.165576684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5.7307692308" calcext:value-type="float">
            <text:p>485.73076923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65]))" office:value-type="float" office:value="2.97600049063526" calcext:value-type="float">
            <text:p>2.97600049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quals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70.9502851709" calcext:value-type="float">
            <text:p>170.9502851709</text:p>
          </table:table-cell>
          <table:table-cell office:value-type="float" office:value="0.5002804282" calcext:value-type="float">
            <text:p>0.5002804282</text:p>
          </table:table-cell>
          <table:table-cell office:value-type="float" office:value="143.125818775" calcext:value-type="float">
            <text:p>143.125818775</text:p>
          </table:table-cell>
          <table:table-cell office:value-type="float" office:value="0.824449432" calcext:value-type="float">
            <text:p>0.824449432</text:p>
          </table:table-cell>
          <table:table-cell office:value-type="float" office:value="0.5659356271" calcext:value-type="float">
            <text:p>0.5659356271</text:p>
          </table:table-cell>
          <table:table-cell office:value-type="float" office:value="281.1807240759" calcext:value-type="float">
            <text:p>281.1807240759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5.9455334131" calcext:value-type="float">
            <text:p>5.9455334131</text:p>
          </table:table-cell>
          <table:table-cell office:value-type="float" office:value="6.5941326584" calcext:value-type="float">
            <text:p>6.5941326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0.4" calcext:value-type="float">
            <text:p>380.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66]))" office:value-type="float" office:value="16.3360428911424" calcext:value-type="float">
            <text:p>16.33604289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7.1095935542" calcext:value-type="float">
            <text:p>187.1095935542</text:p>
          </table:table-cell>
          <table:table-cell office:value-type="float" office:value="0.7173217051" calcext:value-type="float">
            <text:p>0.7173217051</text:p>
          </table:table-cell>
          <table:table-cell office:value-type="float" office:value="16.4012194669" calcext:value-type="float">
            <text:p>16.4012194669</text:p>
          </table:table-cell>
          <table:table-cell office:value-type="float" office:value="0.6097107608" calcext:value-type="float">
            <text:p>0.6097107608</text:p>
          </table:table-cell>
          <table:table-cell office:value-type="float" office:value="0.7926239891" calcext:value-type="float">
            <text:p>0.7926239891</text:p>
          </table:table-cell>
          <table:table-cell office:value-type="float" office:value="445.6017320371" calcext:value-type="float">
            <text:p>445.6017320371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445.6017320371" calcext:value-type="float">
            <text:p>445.6017320371</text:p>
          </table:table-cell>
          <table:table-cell office:value-type="float" office:value="1" calcext:value-type="float">
            <text:p>1</text:p>
          </table:table-cell>
          <table:table-cell office:value-type="float" office:value="457.7301587302" calcext:value-type="float">
            <text:p>457.73015873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67]))" office:value-type="float" office:value="3.90049374464213" calcext:value-type="float">
            <text:p>3.90049374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quals</text:p>
          </table:table-cell>
          <table:table-cell office:value-type="float" office:value="0.894427191" calcext:value-type="float">
            <text:p>0.894427191</text:p>
          </table:table-cell>
          <table:table-cell office:value-type="float" office:value="-0.4472135955" calcext:value-type="float">
            <text:p>-0.4472135955</text:p>
          </table:table-cell>
          <table:table-cell office:value-type="float" office:value="135.679770047" calcext:value-type="float">
            <text:p>135.679770047</text:p>
          </table:table-cell>
          <table:table-cell office:value-type="float" office:value="0.5593805652" calcext:value-type="float">
            <text:p>0.5593805652</text:p>
          </table:table-cell>
          <table:table-cell office:value-type="float" office:value="120.9504030584" calcext:value-type="float">
            <text:p>120.9504030584</text:p>
          </table:table-cell>
          <table:table-cell office:value-type="float" office:value="0.8433208772" calcext:value-type="float">
            <text:p>0.8433208772</text:p>
          </table:table-cell>
          <table:table-cell office:value-type="float" office:value="0.5374103629" calcext:value-type="float">
            <text:p>0.5374103629</text:p>
          </table:table-cell>
          <table:table-cell office:value-type="float" office:value="226.2369018177" calcext:value-type="float">
            <text:p>226.2369018177</text:p>
          </table:table-cell>
          <table:table-cell office:value-type="float" office:value="2.8198420992" calcext:value-type="float">
            <text:p>2.8198420992</text:p>
          </table:table-cell>
          <table:table-cell office:value-type="float" office:value="3.9006810997" calcext:value-type="float">
            <text:p>3.9006810997</text:p>
          </table:table-cell>
          <table:table-cell office:value-type="float" office:value="1.7328913266" calcext:value-type="float">
            <text:p>1.7328913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.6551724138" calcext:value-type="float">
            <text:p>335.65517241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68]))" office:value-type="float" office:value="12.9498544723974" calcext:value-type="float">
            <text:p>12.94985447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Squar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09.8046710633" calcext:value-type="float">
            <text:p>209.8046710633</text:p>
          </table:table-cell>
          <table:table-cell office:value-type="float" office:value="0.6501740317" calcext:value-type="float">
            <text:p>0.6501740317</text:p>
          </table:table-cell>
          <table:table-cell office:value-type="float" office:value="34.1320963318" calcext:value-type="float">
            <text:p>34.1320963318</text:p>
          </table:table-cell>
          <table:table-cell office:value-type="float" office:value="0.8496401662" calcext:value-type="float">
            <text:p>0.8496401662</text:p>
          </table:table-cell>
          <table:table-cell office:value-type="float" office:value="0.5273628618" calcext:value-type="float">
            <text:p>0.5273628618</text:p>
          </table:table-cell>
          <table:table-cell office:value-type="float" office:value="480.4566561933" calcext:value-type="float">
            <text:p>480.4566561933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480.4566561933" calcext:value-type="float">
            <text:p>480.4566561933</text:p>
          </table:table-cell>
          <table:table-cell office:value-type="float" office:value="1" calcext:value-type="float">
            <text:p>1</text:p>
          </table:table-cell>
          <table:table-cell office:value-type="float" office:value="388.0151515152" calcext:value-type="float">
            <text:p>388.01515151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69]))" office:value-type="float" office:value="7.747772034585" calcext:value-type="float">
            <text:p>7.74777203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97.6689151081" calcext:value-type="float">
            <text:p>197.6689151081</text:p>
          </table:table-cell>
          <table:table-cell office:value-type="float" office:value="0.4613851694" calcext:value-type="float">
            <text:p>0.4613851694</text:p>
          </table:table-cell>
          <table:table-cell office:value-type="float" office:value="127.6401190849" calcext:value-type="float">
            <text:p>127.6401190849</text:p>
          </table:table-cell>
          <table:table-cell office:value-type="float" office:value="0.8147908412" calcext:value-type="float">
            <text:p>0.8147908412</text:p>
          </table:table-cell>
          <table:table-cell office:value-type="float" office:value="0.5797550216" calcext:value-type="float">
            <text:p>0.5797550216</text:p>
          </table:table-cell>
          <table:table-cell office:value-type="float" office:value="335.809835494" calcext:value-type="float">
            <text:p>335.809835494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.1304347826" calcext:value-type="float">
            <text:p>312.13043478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70]))" office:value-type="float" office:value="18.5645770634515" calcext:value-type="float">
            <text:p>18.5645770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i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14.6718425877" calcext:value-type="float">
            <text:p>214.6718425877</text:p>
          </table:table-cell>
          <table:table-cell office:value-type="float" office:value="0.3718560738" calcext:value-type="float">
            <text:p>0.3718560738</text:p>
          </table:table-cell>
          <table:table-cell office:value-type="float" office:value="143.3875866315" calcext:value-type="float">
            <text:p>143.3875866315</text:p>
          </table:table-cell>
          <table:table-cell office:value-type="float" office:value="0.8647889466" calcext:value-type="float">
            <text:p>0.8647889466</text:p>
          </table:table-cell>
          <table:table-cell office:value-type="float" office:value="0.5021355174" calcext:value-type="float">
            <text:p>0.5021355174</text:p>
          </table:table-cell>
          <table:table-cell office:value-type="float" office:value="355.7549003259" calcext:value-type="float">
            <text:p>355.7549003259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355.7549003259" calcext:value-type="float">
            <text:p>355.7549003259</text:p>
          </table:table-cell>
          <table:table-cell office:value-type="float" office:value="1" calcext:value-type="float">
            <text:p>1</text:p>
          </table:table-cell>
          <table:table-cell office:value-type="float" office:value="306.0208333333" calcext:value-type="float">
            <text:p>306.02083333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71]))" office:value-type="float" office:value="23.6942163849547" calcext:value-type="float">
            <text:p>23.694216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als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71.3534359154" calcext:value-type="float">
            <text:p>171.3534359154</text:p>
          </table:table-cell>
          <table:table-cell office:value-type="float" office:value="0.4923603426" calcext:value-type="float">
            <text:p>0.4923603426</text:p>
          </table:table-cell>
          <table:table-cell office:value-type="float" office:value="149.412181565" calcext:value-type="float">
            <text:p>149.412181565</text:p>
          </table:table-cell>
          <table:table-cell office:value-type="float" office:value="0.8834621021" calcext:value-type="float">
            <text:p>0.8834621021</text:p>
          </table:table-cell>
          <table:table-cell office:value-type="float" office:value="0.4685026299" calcext:value-type="float">
            <text:p>0.4685026299</text:p>
          </table:table-cell>
          <table:table-cell office:value-type="float" office:value="297.6951067701" calcext:value-type="float">
            <text:p>297.6951067701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297.6951067701" calcext:value-type="float">
            <text:p>297.6951067701</text:p>
          </table:table-cell>
          <table:table-cell office:value-type="float" office:value="1" calcext:value-type="float">
            <text:p>1</text:p>
          </table:table-cell>
          <table:table-cell office:value-type="float" office:value="411.8205128205" calcext:value-type="float">
            <text:p>411.82051282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72]))" office:value-type="float" office:value="16.7898303694047" calcext:value-type="float">
            <text:p>16.78983036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quare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185.6986806631" calcext:value-type="float">
            <text:p>185.6986806631</text:p>
          </table:table-cell>
          <table:table-cell office:value-type="float" office:value="0.7168036599" calcext:value-type="float">
            <text:p>0.7168036599</text:p>
          </table:table-cell>
          <table:table-cell office:value-type="float" office:value="12.3693168769" calcext:value-type="float">
            <text:p>12.3693168769</text:p>
          </table:table-cell>
          <table:table-cell office:value-type="float" office:value="0.242535625" calcext:value-type="float">
            <text:p>0.242535625</text:p>
          </table:table-cell>
          <table:table-cell office:value-type="float" office:value="0.9701425001" calcext:value-type="float">
            <text:p>0.9701425001</text:p>
          </table:table-cell>
          <table:table-cell office:value-type="float" office:value="452.0402278363" calcext:value-type="float">
            <text:p>452.0402278363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3.0757575758" calcext:value-type="float">
            <text:p>443.07575757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73]))" office:value-type="float" office:value="3.93017554819915" calcext:value-type="float">
            <text:p>3.93017554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quare</text:p>
          </table:table-cell>
          <table:table-cell table:number-columns-repeated="2" office:value-type="float" office:value="-0.7071067812" calcext:value-type="float">
            <text:p>-0.7071067812</text:p>
          </table:table-cell>
          <table:table-cell office:value-type="float" office:value="183.861360813" calcext:value-type="float">
            <text:p>183.861360813</text:p>
          </table:table-cell>
          <table:table-cell office:value-type="float" office:value="0.6968274096" calcext:value-type="float">
            <text:p>0.6968274096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439.9733423583" calcext:value-type="float">
            <text:p>439.9733423583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439.9733423583" calcext:value-type="float">
            <text:p>439.9733423583</text:p>
          </table:table-cell>
          <table:table-cell office:value-type="float" office:value="1" calcext:value-type="float">
            <text:p>1</text:p>
          </table:table-cell>
          <table:table-cell office:value-type="float" office:value="454.7162162162" calcext:value-type="float">
            <text:p>454.71621621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74]))" office:value-type="float" office:value="5.0747303808861" calcext:value-type="float">
            <text:p>5.0747303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@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93.0725252334" calcext:value-type="float">
            <text:p>193.0725252334</text:p>
          </table:table-cell>
          <table:table-cell office:value-type="float" office:value="0.7670851925" calcext:value-type="float">
            <text:p>0.7670851925</text:p>
          </table:table-cell>
          <table:table-cell office:value-type="float" office:value="111.2339876117" calcext:value-type="float">
            <text:p>111.2339876117</text:p>
          </table:table-cell>
          <table:table-cell office:value-type="float" office:value="0.3775824359" calcext:value-type="float">
            <text:p>0.3775824359</text:p>
          </table:table-cell>
          <table:table-cell office:value-type="float" office:value="0.9259759738" calcext:value-type="float">
            <text:p>0.9259759738</text:p>
          </table:table-cell>
          <table:table-cell office:value-type="float" office:value="605.7481254385" calcext:value-type="float">
            <text:p>605.7481254385</text:p>
          </table:table-cell>
          <table:table-cell office:value-type="float" office:value="9.6910300099" calcext:value-type="float">
            <text:p>9.6910300099</text:p>
          </table:table-cell>
          <table:table-cell office:value-type="float" office:value="15.106377126" calcext:value-type="float">
            <text:p>15.106377126</text:p>
          </table:table-cell>
          <table:table-cell office:value-type="float" office:value="5.2094197531" calcext:value-type="float">
            <text:p>5.2094197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7.1794871795" calcext:value-type="float">
            <text:p>467.17948717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75]))" office:value-type="float" office:value="1.04925594276968" calcext:value-type="float">
            <text:p>1.04925594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1.697793741" calcext:value-type="float">
            <text:p>201.697793741</text:p>
          </table:table-cell>
          <table:table-cell office:value-type="float" office:value="0.4569958224" calcext:value-type="float">
            <text:p>0.4569958224</text:p>
          </table:table-cell>
          <table:table-cell office:value-type="float" office:value="141.4001414426" calcext:value-type="float">
            <text:p>141.4001414426</text:p>
          </table:table-cell>
          <table:table-cell office:value-type="float" office:value="0.7991505443" calcext:value-type="float">
            <text:p>0.7991505443</text:p>
          </table:table-cell>
          <table:table-cell office:value-type="float" office:value="0.6011309404" calcext:value-type="float">
            <text:p>0.6011309404</text:p>
          </table:table-cell>
          <table:table-cell office:value-type="float" office:value="325.4968573242" calcext:value-type="float">
            <text:p>325.4968573242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325.4968573242" calcext:value-type="float">
            <text:p>325.4968573242</text:p>
          </table:table-cell>
          <table:table-cell office:value-type="float" office:value="1" calcext:value-type="float">
            <text:p>1</text:p>
          </table:table-cell>
          <table:table-cell office:value-type="float" office:value="336.4042553191" calcext:value-type="float">
            <text:p>336.404255319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76]))" office:value-type="float" office:value="18.8160681213699" calcext:value-type="float">
            <text:p>18.81606812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@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47.315587863" calcext:value-type="float">
            <text:p>247.315587863</text:p>
          </table:table-cell>
          <table:table-cell office:value-type="float" office:value="0.719590745" calcext:value-type="float">
            <text:p>0.719590745</text:p>
          </table:table-cell>
          <table:table-cell office:value-type="float" office:value="112.7120224288" calcext:value-type="float">
            <text:p>112.7120224288</text:p>
          </table:table-cell>
          <table:table-cell office:value-type="float" office:value="0.4613527366" calcext:value-type="float">
            <text:p>0.4613527366</text:p>
          </table:table-cell>
          <table:table-cell office:value-type="float" office:value="0.8872168012" calcext:value-type="float">
            <text:p>0.8872168012</text:p>
          </table:table-cell>
          <table:table-cell office:value-type="float" office:value="756.650104475" calcext:value-type="float">
            <text:p>756.650104475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756.650104475" calcext:value-type="float">
            <text:p>756.650104475</text:p>
          </table:table-cell>
          <table:table-cell office:value-type="float" office:value="1" calcext:value-type="float">
            <text:p>1</text:p>
          </table:table-cell>
          <table:table-cell office:value-type="float" office:value="468.2555555556" calcext:value-type="float">
            <text:p>468.25555555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77]))" office:value-type="float" office:value="3.77048733482535" calcext:value-type="float">
            <text:p>3.77048733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quals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73.2801200369" calcext:value-type="float">
            <text:p>173.2801200369</text:p>
          </table:table-cell>
          <table:table-cell office:value-type="float" office:value="0.5127038269" calcext:value-type="float">
            <text:p>0.5127038269</text:p>
          </table:table-cell>
          <table:table-cell office:value-type="float" office:value="154.0519392932" calcext:value-type="float">
            <text:p>154.0519392932</text:p>
          </table:table-cell>
          <table:table-cell office:value-type="float" office:value="0.869836502" calcext:value-type="float">
            <text:p>0.869836502</text:p>
          </table:table-cell>
          <table:table-cell office:value-type="float" office:value="0.4933401056" calcext:value-type="float">
            <text:p>0.4933401056</text:p>
          </table:table-cell>
          <table:table-cell office:value-type="float" office:value="286.0453868405" calcext:value-type="float">
            <text:p>286.0453868405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286.0453868405" calcext:value-type="float">
            <text:p>286.0453868405</text:p>
          </table:table-cell>
          <table:table-cell office:value-type="float" office:value="1" calcext:value-type="float">
            <text:p>1</text:p>
          </table:table-cell>
          <table:table-cell office:value-type="float" office:value="383.7674418605" calcext:value-type="float">
            <text:p>383.76744186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78]))" office:value-type="float" office:value="15.6242345784241" calcext:value-type="float">
            <text:p>15.62423457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qua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5.8237754116" calcext:value-type="float">
            <text:p>175.8237754116</text:p>
          </table:table-cell>
          <table:table-cell office:value-type="float" office:value="0.491630125" calcext:value-type="float">
            <text:p>0.491630125</text:p>
          </table:table-cell>
          <table:table-cell office:value-type="float" office:value="166.2077013859" calcext:value-type="float">
            <text:p>166.2077013859</text:p>
          </table:table-cell>
          <table:table-cell office:value-type="float" office:value="0.8663858461" calcext:value-type="float">
            <text:p>0.8663858461</text:p>
          </table:table-cell>
          <table:table-cell office:value-type="float" office:value="0.4993751752" calcext:value-type="float">
            <text:p>0.4993751752</text:p>
          </table:table-cell>
          <table:table-cell office:value-type="float" office:value="294.7262033413" calcext:value-type="float">
            <text:p>294.7262033413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.9090909091" calcext:value-type="float">
            <text:p>382.90909090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79]))" office:value-type="float" office:value="16.8316687560109" calcext:value-type="float">
            <text:p>16.8316687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i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82.4719156473" calcext:value-type="float">
            <text:p>182.4719156473</text:p>
          </table:table-cell>
          <table:table-cell office:value-type="float" office:value="0.4538440015" calcext:value-type="float">
            <text:p>0.4538440015</text:p>
          </table:table-cell>
          <table:table-cell office:value-type="float" office:value="118.7139418939" calcext:value-type="float">
            <text:p>118.7139418939</text:p>
          </table:table-cell>
          <table:table-cell office:value-type="float" office:value="0.8255138229" calcext:value-type="float">
            <text:p>0.8255138229</text:p>
          </table:table-cell>
          <table:table-cell office:value-type="float" office:value="0.5643818993" calcext:value-type="float">
            <text:p>0.5643818993</text:p>
          </table:table-cell>
          <table:table-cell office:value-type="float" office:value="307.6340629192" calcext:value-type="float">
            <text:p>307.6340629192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307.6340629192" calcext:value-type="float">
            <text:p>307.6340629192</text:p>
          </table:table-cell>
          <table:table-cell office:value-type="float" office:value="1" calcext:value-type="float">
            <text:p>1</text:p>
          </table:table-cell>
          <table:table-cell office:value-type="float" office:value="333.6041666667" calcext:value-type="float">
            <text:p>333.60416666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80]))" office:value-type="float" office:value="18.996654156721" calcext:value-type="float">
            <text:p>18.99665415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@</text:p>
          </table:table-cell>
          <table:table-cell table:number-columns-repeated="2" office:value-type="float" office:value="-0.7071067812" calcext:value-type="float">
            <text:p>-0.7071067812</text:p>
          </table:table-cell>
          <table:table-cell office:value-type="float" office:value="199.8099096642" calcext:value-type="float">
            <text:p>199.8099096642</text:p>
          </table:table-cell>
          <table:table-cell office:value-type="float" office:value="0.7216548509" calcext:value-type="float">
            <text:p>0.7216548509</text:p>
          </table:table-cell>
          <table:table-cell office:value-type="float" office:value="93.1504159948" calcext:value-type="float">
            <text:p>93.1504159948</text:p>
          </table:table-cell>
          <table:table-cell office:value-type="float" office:value="0.4938249551" calcext:value-type="float">
            <text:p>0.4938249551</text:p>
          </table:table-cell>
          <table:table-cell office:value-type="float" office:value="0.8695613341" calcext:value-type="float">
            <text:p>0.8695613341</text:p>
          </table:table-cell>
          <table:table-cell office:value-type="float" office:value="606.8959055593" calcext:value-type="float">
            <text:p>606.8959055593</text:p>
          </table:table-cell>
          <table:table-cell office:value-type="float" office:value="10.7172746286" calcext:value-type="float">
            <text:p>10.7172746286</text:p>
          </table:table-cell>
          <table:table-cell office:value-type="float" office:value="14.7246158866" calcext:value-type="float">
            <text:p>14.7246158866</text:p>
          </table:table-cell>
          <table:table-cell office:value-type="float" office:value="4.6539383323" calcext:value-type="float">
            <text:p>4.6539383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1.049382716" calcext:value-type="float">
            <text:p>431.0493827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81]))" office:value-type="float" office:value="3.6522227782873" calcext:value-type="float">
            <text:p>3.65222277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i</text:p>
          </table:table-cell>
          <table:table-cell office:value-type="float" office:value="0.9863939238" calcext:value-type="float">
            <text:p>0.9863939238</text:p>
          </table:table-cell>
          <table:table-cell office:value-type="float" office:value="0.1643989873" calcext:value-type="float">
            <text:p>0.1643989873</text:p>
          </table:table-cell>
          <table:table-cell office:value-type="float" office:value="178.036513109" calcext:value-type="float">
            <text:p>178.036513109</text:p>
          </table:table-cell>
          <table:table-cell office:value-type="float" office:value="0.4410383969" calcext:value-type="float">
            <text:p>0.4410383969</text:p>
          </table:table-cell>
          <table:table-cell office:value-type="float" office:value="109.6357605893" calcext:value-type="float">
            <text:p>109.6357605893</text:p>
          </table:table-cell>
          <table:table-cell office:value-type="float" office:value="0.7844155916" calcext:value-type="float">
            <text:p>0.7844155916</text:p>
          </table:table-cell>
          <table:table-cell office:value-type="float" office:value="0.620235584" calcext:value-type="float">
            <text:p>0.620235584</text:p>
          </table:table-cell>
          <table:table-cell office:value-type="float" office:value="288.2617504631" calcext:value-type="float">
            <text:p>288.2617504631</text:p>
          </table:table-cell>
          <table:table-cell office:value-type="float" office:value="1.7359450042" calcext:value-type="float">
            <text:p>1.7359450042</text:p>
          </table:table-cell>
          <table:table-cell office:value-type="float" office:value="5.4657223582" calcext:value-type="float">
            <text:p>5.4657223582</text:p>
          </table:table-cell>
          <table:table-cell office:value-type="float" office:value="4.3517958257" calcext:value-type="float">
            <text:p>4.3517958257</text:p>
          </table:table-cell>
          <table:table-cell office:value-type="float" office:value="288.2617504631" calcext:value-type="float">
            <text:p>288.2617504631</text:p>
          </table:table-cell>
          <table:table-cell office:value-type="float" office:value="1" calcext:value-type="float">
            <text:p>1</text:p>
          </table:table-cell>
          <table:table-cell office:value-type="float" office:value="327.8947368421" calcext:value-type="float">
            <text:p>327.89473684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82]))" office:value-type="float" office:value="19.7303612544143" calcext:value-type="float">
            <text:p>19.73036125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quar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02.9433418469" calcext:value-type="float">
            <text:p>202.9433418469</text:p>
          </table:table-cell>
          <table:table-cell office:value-type="float" office:value="0.7016782279" calcext:value-type="float">
            <text:p>0.7016782279</text:p>
          </table:table-cell>
          <table:table-cell office:value-type="float" office:value="37.1214223865" calcext:value-type="float">
            <text:p>37.1214223865</text:p>
          </table:table-cell>
          <table:table-cell office:value-type="float" office:value="0.8889745564" calcext:value-type="float">
            <text:p>0.8889745564</text:p>
          </table:table-cell>
          <table:table-cell office:value-type="float" office:value="0.4579565897" calcext:value-type="float">
            <text:p>0.4579565897</text:p>
          </table:table-cell>
          <table:table-cell office:value-type="float" office:value="459.9858918926" calcext:value-type="float">
            <text:p>459.9858918926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8.890625" calcext:value-type="float">
            <text:p>438.8906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83]))" office:value-type="float" office:value="4.79679896511127" calcext:value-type="float">
            <text:p>4.79679896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re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171.9447585709" calcext:value-type="float">
            <text:p>171.9447585709</text:p>
          </table:table-cell>
          <table:table-cell office:value-type="float" office:value="0.8224182793" calcext:value-type="float">
            <text:p>0.8224182793</text:p>
          </table:table-cell>
          <table:table-cell office:value-type="float" office:value="21.8403296678" calcext:value-type="float">
            <text:p>21.8403296678</text:p>
          </table:table-cell>
          <table:table-cell office:value-type="float" office:value="-0.2747211279" calcext:value-type="float">
            <text:p>-0.2747211279</text:p>
          </table:table-cell>
          <table:table-cell office:value-type="float" office:value="0.9615239476" calcext:value-type="float">
            <text:p>0.9615239476</text:p>
          </table:table-cell>
          <table:table-cell office:value-type="float" office:value="429.0087759548" calcext:value-type="float">
            <text:p>429.0087759548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.09375" calcext:value-type="float">
            <text:p>413.093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84]))" office:value-type="float" office:value="2.12109639830135" calcext:value-type="float">
            <text:p>2.12109639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quals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65.2180377562" calcext:value-type="float">
            <text:p>165.2180377562</text:p>
          </table:table-cell>
          <table:table-cell office:value-type="float" office:value="0.5123894603" calcext:value-type="float">
            <text:p>0.5123894603</text:p>
          </table:table-cell>
          <table:table-cell office:value-type="float" office:value="150.2331521336" calcext:value-type="float">
            <text:p>150.2331521336</text:p>
          </table:table-cell>
          <table:table-cell office:value-type="float" office:value="0.8586653356" calcext:value-type="float">
            <text:p>0.8586653356</text:p>
          </table:table-cell>
          <table:table-cell office:value-type="float" office:value="0.5125366732" calcext:value-type="float">
            <text:p>0.5125366732</text:p>
          </table:table-cell>
          <table:table-cell office:value-type="float" office:value="265.9266762421" calcext:value-type="float">
            <text:p>265.9266762421</text:p>
          </table:table-cell>
          <table:table-cell office:value-type="float" office:value="-3.1415926536" calcext:value-type="float">
            <text:p>-3.1415926536</text:p>
          </table:table-cell>
          <table:table-cell office:value-type="float" office:value="9.3262817831" calcext:value-type="float">
            <text:p>9.3262817831</text:p>
          </table:table-cell>
          <table:table-cell office:value-type="float" office:value="9.768577419" calcext:value-type="float">
            <text:p>9.768577419</text:p>
          </table:table-cell>
          <table:table-cell office:value-type="float" office:value="265.9266762421" calcext:value-type="float">
            <text:p>265.9266762421</text:p>
          </table:table-cell>
          <table:table-cell office:value-type="float" office:value="1" calcext:value-type="float">
            <text:p>1</text:p>
          </table:table-cell>
          <table:table-cell office:value-type="float" office:value="405.0857142857" calcext:value-type="float">
            <text:p>405.08571428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85]))" office:value-type="float" office:value="15.642246457824" calcext:value-type="float">
            <text:p>15.64224645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quar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81.4662503057" calcext:value-type="float">
            <text:p>181.4662503057</text:p>
          </table:table-cell>
          <table:table-cell office:value-type="float" office:value="0.7152011923" calcext:value-type="float">
            <text:p>0.7152011923</text:p>
          </table:table-cell>
          <table:table-cell office:value-type="float" office:value="34.885527085" calcext:value-type="float">
            <text:p>34.885527085</text:p>
          </table:table-cell>
          <table:table-cell office:value-type="float" office:value="0.8886206571" calcext:value-type="float">
            <text:p>0.8886206571</text:p>
          </table:table-cell>
          <table:table-cell office:value-type="float" office:value="0.4586429198" calcext:value-type="float">
            <text:p>0.4586429198</text:p>
          </table:table-cell>
          <table:table-cell office:value-type="float" office:value="409.7413980697" calcext:value-type="float">
            <text:p>409.7413980697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0.2777777778" calcext:value-type="float">
            <text:p>480.27777777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86]))" office:value-type="float" office:value="4.02199017848561" calcext:value-type="float">
            <text:p>4.02199017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quals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5.0368349641" calcext:value-type="float">
            <text:p>95.0368349641</text:p>
          </table:table-cell>
          <table:table-cell office:value-type="float" office:value="1.4229469615" calcext:value-type="float">
            <text:p>1.4229469615</text:p>
          </table:table-cell>
          <table:table-cell office:value-type="float" office:value="83.7257427557" calcext:value-type="float">
            <text:p>83.7257427557</text:p>
          </table:table-cell>
          <table:table-cell office:value-type="float" office:value="-0.1313813367" calcext:value-type="float">
            <text:p>-0.1313813367</text:p>
          </table:table-cell>
          <table:table-cell office:value-type="float" office:value="0.9913319042" calcext:value-type="float">
            <text:p>0.9913319042</text:p>
          </table:table-cell>
          <table:table-cell office:value-type="float" office:value="113.9050785015" calcext:value-type="float">
            <text:p>113.9050785015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13.9050785015" calcext:value-type="float">
            <text:p>113.9050785015</text:p>
          </table:table-cell>
          <table:table-cell office:value-type="float" office:value="1" calcext:value-type="float">
            <text:p>1</text:p>
          </table:table-cell>
          <table:table-cell office:value-type="float" office:value="363.3793103448" calcext:value-type="float">
            <text:p>363.37931034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87]))" office:value-type="float" office:value="36.5288553649144" calcext:value-type="float">
            <text:p>36.52885536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quals</text:p>
          </table:table-cell>
          <table:table-cell office:value-type="float" office:value="0.9701425001" calcext:value-type="float">
            <text:p>0.9701425001</text:p>
          </table:table-cell>
          <table:table-cell office:value-type="float" office:value="0.242535625" calcext:value-type="float">
            <text:p>0.242535625</text:p>
          </table:table-cell>
          <table:table-cell office:value-type="float" office:value="162.8895331198" calcext:value-type="float">
            <text:p>162.8895331198</text:p>
          </table:table-cell>
          <table:table-cell office:value-type="float" office:value="0.4993467217" calcext:value-type="float">
            <text:p>0.4993467217</text:p>
          </table:table-cell>
          <table:table-cell office:value-type="float" office:value="162.8895331198" calcext:value-type="float">
            <text:p>162.8895331198</text:p>
          </table:table-cell>
          <table:table-cell office:value-type="float" office:value="0.8778955729" calcext:value-type="float">
            <text:p>0.8778955729</text:p>
          </table:table-cell>
          <table:table-cell office:value-type="float" office:value="0.4788521307" calcext:value-type="float">
            <text:p>0.4788521307</text:p>
          </table:table-cell>
          <table:table-cell office:value-type="float" office:value="242.0944197008" calcext:value-type="float">
            <text:p>242.0944197008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3.4242424242" calcext:value-type="float">
            <text:p>463.42424242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88]))" office:value-type="float" office:value="16.3895403328963" calcext:value-type="float">
            <text:p>16.38954033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qua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6.0288434874" calcext:value-type="float">
            <text:p>156.0288434874</text:p>
          </table:table-cell>
          <table:table-cell office:value-type="float" office:value="0.6627295079" calcext:value-type="float">
            <text:p>0.6627295079</text:p>
          </table:table-cell>
          <table:table-cell office:value-type="float" office:value="20.2484567313" calcext:value-type="float">
            <text:p>20.2484567313</text:p>
          </table:table-cell>
          <table:table-cell office:value-type="float" office:value="0.8395701572" calcext:value-type="float">
            <text:p>0.8395701572</text:p>
          </table:table-cell>
          <table:table-cell office:value-type="float" office:value="0.5432512782" calcext:value-type="float">
            <text:p>0.5432512782</text:p>
          </table:table-cell>
          <table:table-cell office:value-type="float" office:value="379.2875597236" calcext:value-type="float">
            <text:p>379.2875597236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5.4" calcext:value-type="float">
            <text:p>415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89]))" office:value-type="float" office:value="7.02839623854805" calcext:value-type="float">
            <text:p>7.0283962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qua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7.2602762164" calcext:value-type="float">
            <text:p>167.2602762164</text:p>
          </table:table-cell>
          <table:table-cell office:value-type="float" office:value="0.7177051407" calcext:value-type="float">
            <text:p>0.7177051407</text:p>
          </table:table-cell>
          <table:table-cell office:value-type="float" office:value="26.5706605112" calcext:value-type="float">
            <text:p>26.5706605112</text:p>
          </table:table-cell>
          <table:table-cell office:value-type="float" office:value="0.9408874119" calcext:value-type="float">
            <text:p>0.9408874119</text:p>
          </table:table-cell>
          <table:table-cell office:value-type="float" office:value="0.3387194683" calcext:value-type="float">
            <text:p>0.3387194683</text:p>
          </table:table-cell>
          <table:table-cell office:value-type="float" office:value="385.3614946228" calcext:value-type="float">
            <text:p>385.3614946228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4.1076923077" calcext:value-type="float">
            <text:p>434.10769230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90]))" office:value-type="float" office:value="3.87852450304707" calcext:value-type="float">
            <text:p>3.8785245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quar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86.9384925584" calcext:value-type="float">
            <text:p>186.9384925584</text:p>
          </table:table-cell>
          <table:table-cell office:value-type="float" office:value="0.7324174875" calcext:value-type="float">
            <text:p>0.7324174875</text:p>
          </table:table-cell>
          <table:table-cell office:value-type="float" office:value="52.2015325446" calcext:value-type="float">
            <text:p>52.2015325446</text:p>
          </table:table-cell>
          <table:table-cell office:value-type="float" office:value="0.8045740796" calcext:value-type="float">
            <text:p>0.8045740796</text:p>
          </table:table-cell>
          <table:table-cell office:value-type="float" office:value="0.5938522968" calcext:value-type="float">
            <text:p>0.5938522968</text:p>
          </table:table-cell>
          <table:table-cell office:value-type="float" office:value="410.5930634276" calcext:value-type="float">
            <text:p>410.5930634276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410.5930634276" calcext:value-type="float">
            <text:p>410.5930634276</text:p>
          </table:table-cell>
          <table:table-cell office:value-type="float" office:value="1" calcext:value-type="float">
            <text:p>1</text:p>
          </table:table-cell>
          <table:table-cell office:value-type="float" office:value="477.7042253521" calcext:value-type="float">
            <text:p>477.70422535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91]))" office:value-type="float" office:value="3.03556912467427" calcext:value-type="float">
            <text:p>3.03556912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i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0.6389792638" calcext:value-type="float">
            <text:p>200.6389792638</text:p>
          </table:table-cell>
          <table:table-cell office:value-type="float" office:value="0.4101273405" calcext:value-type="float">
            <text:p>0.4101273405</text:p>
          </table:table-cell>
          <table:table-cell office:value-type="float" office:value="133.1352695569" calcext:value-type="float">
            <text:p>133.1352695569</text:p>
          </table:table-cell>
          <table:table-cell office:value-type="float" office:value="0.8262273428" calcext:value-type="float">
            <text:p>0.8262273428</text:p>
          </table:table-cell>
          <table:table-cell office:value-type="float" office:value="0.5633368246" calcext:value-type="float">
            <text:p>0.5633368246</text:p>
          </table:table-cell>
          <table:table-cell office:value-type="float" office:value="340.5341813154" calcext:value-type="float">
            <text:p>340.5341813154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.4807692308" calcext:value-type="float">
            <text:p>334.48076923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92]))" office:value-type="float" office:value="21.5014343264252" calcext:value-type="float">
            <text:p>21.50143432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@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25.9668117224" calcext:value-type="float">
            <text:p>225.9668117224</text:p>
          </table:table-cell>
          <table:table-cell office:value-type="float" office:value="0.7259073169" calcext:value-type="float">
            <text:p>0.7259073169</text:p>
          </table:table-cell>
          <table:table-cell office:value-type="float" office:value="108.0786750474" calcext:value-type="float">
            <text:p>108.0786750474</text:p>
          </table:table-cell>
          <table:table-cell office:value-type="float" office:value="0.3793532811" calcext:value-type="float">
            <text:p>0.3793532811</text:p>
          </table:table-cell>
          <table:table-cell office:value-type="float" office:value="0.9252519052" calcext:value-type="float">
            <text:p>0.9252519052</text:p>
          </table:table-cell>
          <table:table-cell office:value-type="float" office:value="660.661454967" calcext:value-type="float">
            <text:p>660.661454967</text:p>
          </table:table-cell>
          <table:table-cell office:value-type="float" office:value="9.8884255698" calcext:value-type="float">
            <text:p>9.8884255698</text:p>
          </table:table-cell>
          <table:table-cell office:value-type="float" office:value="14.9342196373" calcext:value-type="float">
            <text:p>14.9342196373</text:p>
          </table:table-cell>
          <table:table-cell office:value-type="float" office:value="4.7727874175" calcext:value-type="float">
            <text:p>4.7727874175</text:p>
          </table:table-cell>
          <table:table-cell office:value-type="float" office:value="660.661454967" calcext:value-type="float">
            <text:p>660.661454967</text:p>
          </table:table-cell>
          <table:table-cell office:value-type="float" office:value="1" calcext:value-type="float">
            <text:p>1</text:p>
          </table:table-cell>
          <table:table-cell office:value-type="float" office:value="464.1219512195" calcext:value-type="float">
            <text:p>464.1219512195</text:p>
          </table:table-cell>
          <table:table-cell office:value-type="float" office:value="1" calcext:value-type="float">
            <text:p>1</text:p>
          </table:table-cell>
          <table:table-cell office:value-type="float" office:value="14.9953551677" calcext:value-type="float">
            <text:p>14.9953551677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.0941701412" calcext:value-type="float">
            <text:p>-100.0941701412</text:p>
          </table:table-cell>
          <table:table-cell table:formula="of:=ABS(45 - DEGREES([.H193]))" office:value-type="float" office:value="3.40857442396442" calcext:value-type="float">
            <text:p>3.4085744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quar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08.1970220728" calcext:value-type="float">
            <text:p>208.1970220728</text:p>
          </table:table-cell>
          <table:table-cell office:value-type="float" office:value="0.7310300269" calcext:value-type="float">
            <text:p>0.7310300269</text:p>
          </table:table-cell>
          <table:table-cell office:value-type="float" office:value="46.3249392876" calcext:value-type="float">
            <text:p>46.3249392876</text:p>
          </table:table-cell>
          <table:table-cell office:value-type="float" office:value="0.9713990065" calcext:value-type="float">
            <text:p>0.9713990065</text:p>
          </table:table-cell>
          <table:table-cell office:value-type="float" office:value="0.2374530905" calcext:value-type="float">
            <text:p>0.2374530905</text:p>
          </table:table-cell>
          <table:table-cell office:value-type="float" office:value="466.5357417914" calcext:value-type="float">
            <text:p>466.5357417914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466.5357417914" calcext:value-type="float">
            <text:p>466.5357417914</text:p>
          </table:table-cell>
          <table:table-cell office:value-type="float" office:value="1" calcext:value-type="float">
            <text:p>1</text:p>
          </table:table-cell>
          <table:table-cell office:value-type="float" office:value="452.1935483871" calcext:value-type="float">
            <text:p>452.19354838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94]))" office:value-type="float" office:value="3.11506476129495" calcext:value-type="float">
            <text:p>3.11506476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Pi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98.5673689205" calcext:value-type="float">
            <text:p>198.5673689205</text:p>
          </table:table-cell>
          <table:table-cell office:value-type="float" office:value="0.4704042629" calcext:value-type="float">
            <text:p>0.4704042629</text:p>
          </table:table-cell>
          <table:table-cell office:value-type="float" office:value="125.3634715537" calcext:value-type="float">
            <text:p>125.3634715537</text:p>
          </table:table-cell>
          <table:table-cell office:value-type="float" office:value="0.8295877476" calcext:value-type="float">
            <text:p>0.8295877476</text:p>
          </table:table-cell>
          <table:table-cell office:value-type="float" office:value="0.5583763686" calcext:value-type="float">
            <text:p>0.5583763686</text:p>
          </table:table-cell>
          <table:table-cell office:value-type="float" office:value="339.9119815384" calcext:value-type="float">
            <text:p>339.9119815384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.6538461538" calcext:value-type="float">
            <text:p>336.65384615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95]))" office:value-type="float" office:value="18.0478210708676" calcext:value-type="float">
            <text:p>18.04782107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quals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57.1559734786" calcext:value-type="float">
            <text:p>157.1559734786</text:p>
          </table:table-cell>
          <table:table-cell office:value-type="float" office:value="0.5120428399" calcext:value-type="float">
            <text:p>0.5120428399</text:p>
          </table:table-cell>
          <table:table-cell office:value-type="float" office:value="152.0690632575" calcext:value-type="float">
            <text:p>152.0690632575</text:p>
          </table:table-cell>
          <table:table-cell office:value-type="float" office:value="0.8877545314" calcext:value-type="float">
            <text:p>0.8877545314</text:p>
          </table:table-cell>
          <table:table-cell office:value-type="float" office:value="0.4603171645" calcext:value-type="float">
            <text:p>0.4603171645</text:p>
          </table:table-cell>
          <table:table-cell office:value-type="float" office:value="252.4107970919" calcext:value-type="float">
            <text:p>252.4107970919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252.4107970919" calcext:value-type="float">
            <text:p>252.4107970919</text:p>
          </table:table-cell>
          <table:table-cell office:value-type="float" office:value="1" calcext:value-type="float">
            <text:p>1</text:p>
          </table:table-cell>
          <table:table-cell office:value-type="float" office:value="371.7567567568" calcext:value-type="float">
            <text:p>371.75675675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96]))" office:value-type="float" office:value="15.6621063438371" calcext:value-type="float">
            <text:p>15.66210634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i</text:p>
          </table:table-cell>
          <table:table-cell office:value-type="float" office:value="-0.894427191" calcext:value-type="float">
            <text:p>-0.894427191</text:p>
          </table:table-cell>
          <table:table-cell office:value-type="float" office:value="-0.4472135955" calcext:value-type="float">
            <text:p>-0.4472135955</text:p>
          </table:table-cell>
          <table:table-cell office:value-type="float" office:value="179.7998887653" calcext:value-type="float">
            <text:p>179.7998887653</text:p>
          </table:table-cell>
          <table:table-cell office:value-type="float" office:value="0.448723344" calcext:value-type="float">
            <text:p>0.448723344</text:p>
          </table:table-cell>
          <table:table-cell office:value-type="float" office:value="117.2006825919" calcext:value-type="float">
            <text:p>117.2006825919</text:p>
          </table:table-cell>
          <table:table-cell office:value-type="float" office:value="0.8020431103" calcext:value-type="float">
            <text:p>0.8020431103</text:p>
          </table:table-cell>
          <table:table-cell office:value-type="float" office:value="0.597266146" calcext:value-type="float">
            <text:p>0.597266146</text:p>
          </table:table-cell>
          <table:table-cell office:value-type="float" office:value="297.4826419885" calcext:value-type="float">
            <text:p>297.4826419885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.4468085106" calcext:value-type="float">
            <text:p>334.44680851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97]))" office:value-type="float" office:value="19.290046219803" calcext:value-type="float">
            <text:p>19.29004621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@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96.7028215354" calcext:value-type="float">
            <text:p>196.7028215354</text:p>
          </table:table-cell>
          <table:table-cell office:value-type="float" office:value="0.8213538837" calcext:value-type="float">
            <text:p>0.8213538837</text:p>
          </table:table-cell>
          <table:table-cell office:value-type="float" office:value="93.1933474021" calcext:value-type="float">
            <text:p>93.1933474021</text:p>
          </table:table-cell>
          <table:table-cell office:value-type="float" office:value="0.547249363" calcext:value-type="float">
            <text:p>0.547249363</text:p>
          </table:table-cell>
          <table:table-cell office:value-type="float" office:value="0.836969614" calcext:value-type="float">
            <text:p>0.836969614</text:p>
          </table:table-cell>
          <table:table-cell office:value-type="float" office:value="588.7588152789" calcext:value-type="float">
            <text:p>588.7588152789</text:p>
          </table:table-cell>
          <table:table-cell office:value-type="float" office:value="9.8052843379" calcext:value-type="float">
            <text:p>9.8052843379</text:p>
          </table:table-cell>
          <table:table-cell office:value-type="float" office:value="14.5578075462" calcext:value-type="float">
            <text:p>14.5578075462</text:p>
          </table:table-cell>
          <table:table-cell office:value-type="float" office:value="5.1079512523" calcext:value-type="float">
            <text:p>5.1079512523</text:p>
          </table:table-cell>
          <table:table-cell office:value-type="float" office:value="588.7588152789" calcext:value-type="float">
            <text:p>588.7588152789</text:p>
          </table:table-cell>
          <table:table-cell office:value-type="float" office:value="1" calcext:value-type="float">
            <text:p>1</text:p>
          </table:table-cell>
          <table:table-cell office:value-type="float" office:value="476.9733333333" calcext:value-type="float">
            <text:p>476.9733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98]))" office:value-type="float" office:value="2.06011102268907" calcext:value-type="float">
            <text:p>2.06011102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@</text:p>
          </table:table-cell>
          <table:table-cell office:value-type="float" office:value="-0.9486832981" calcext:value-type="float">
            <text:p>-0.9486832981</text:p>
          </table:table-cell>
          <table:table-cell office:value-type="float" office:value="-0.316227766" calcext:value-type="float">
            <text:p>-0.316227766</text:p>
          </table:table-cell>
          <table:table-cell office:value-type="float" office:value="247.9758052714" calcext:value-type="float">
            <text:p>247.9758052714</text:p>
          </table:table-cell>
          <table:table-cell office:value-type="float" office:value="0.8481727187" calcext:value-type="float">
            <text:p>0.8481727187</text:p>
          </table:table-cell>
          <table:table-cell office:value-type="float" office:value="106.6067540074" calcext:value-type="float">
            <text:p>106.6067540074</text:p>
          </table:table-cell>
          <table:table-cell office:value-type="float" office:value="0.2907883303" calcext:value-type="float">
            <text:p>0.2907883303</text:p>
          </table:table-cell>
          <table:table-cell office:value-type="float" office:value="0.9567874095" calcext:value-type="float">
            <text:p>0.9567874095</text:p>
          </table:table-cell>
          <table:table-cell office:value-type="float" office:value="672.826904668" calcext:value-type="float">
            <text:p>672.826904668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3.253164557" calcext:value-type="float">
            <text:p>483.2531645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199]))" office:value-type="float" office:value="3.5967170796468" calcext:value-type="float">
            <text:p>3.59671707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quals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49.412181565" calcext:value-type="float">
            <text:p>149.412181565</text:p>
          </table:table-cell>
          <table:table-cell office:value-type="float" office:value="0.4875951259" calcext:value-type="float">
            <text:p>0.4875951259</text:p>
          </table:table-cell>
          <table:table-cell office:value-type="float" office:value="134.4618905118" calcext:value-type="float">
            <text:p>134.4618905118</text:p>
          </table:table-cell>
          <table:table-cell office:value-type="float" office:value="0.8626979701" calcext:value-type="float">
            <text:p>0.8626979701</text:p>
          </table:table-cell>
          <table:table-cell office:value-type="float" office:value="0.5057194997" calcext:value-type="float">
            <text:p>0.5057194997</text:p>
          </table:table-cell>
          <table:table-cell office:value-type="float" office:value="259.0346269613" calcext:value-type="float">
            <text:p>259.0346269613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2.4444444444" calcext:value-type="float">
            <text:p>402.44444444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00]))" office:value-type="float" office:value="17.06285717478" calcext:value-type="float">
            <text:p>17.0628571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@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43.4029580757" calcext:value-type="float">
            <text:p>243.4029580757</text:p>
          </table:table-cell>
          <table:table-cell office:value-type="float" office:value="0.7010506595" calcext:value-type="float">
            <text:p>0.7010506595</text:p>
          </table:table-cell>
          <table:table-cell office:value-type="float" office:value="107.8563859955" calcext:value-type="float">
            <text:p>107.8563859955</text:p>
          </table:table-cell>
          <table:table-cell office:value-type="float" office:value="0.2966908237" calcext:value-type="float">
            <text:p>0.2966908237</text:p>
          </table:table-cell>
          <table:table-cell office:value-type="float" office:value="0.9549735887" calcext:value-type="float">
            <text:p>0.9549735887</text:p>
          </table:table-cell>
          <table:table-cell office:value-type="float" office:value="683.8805718393" calcext:value-type="float">
            <text:p>683.8805718393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683.8805718393" calcext:value-type="float">
            <text:p>683.8805718393</text:p>
          </table:table-cell>
          <table:table-cell office:value-type="float" office:value="1" calcext:value-type="float">
            <text:p>1</text:p>
          </table:table-cell>
          <table:table-cell office:value-type="float" office:value="451.8352941176" calcext:value-type="float">
            <text:p>451.83529411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01]))" office:value-type="float" office:value="4.83275598578705" calcext:value-type="float">
            <text:p>4.83275598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quar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83.00273222" calcext:value-type="float">
            <text:p>183.00273222</text:p>
          </table:table-cell>
          <table:table-cell office:value-type="float" office:value="0.6380366823" calcext:value-type="float">
            <text:p>0.6380366823</text:p>
          </table:table-cell>
          <table:table-cell office:value-type="float" office:value="26.9258240357" calcext:value-type="float">
            <text:p>26.9258240357</text:p>
          </table:table-cell>
          <table:table-cell office:value-type="float" office:value="0.9656157585" calcext:value-type="float">
            <text:p>0.9656157585</text:p>
          </table:table-cell>
          <table:table-cell office:value-type="float" office:value="0.2599734734" calcext:value-type="float">
            <text:p>0.2599734734</text:p>
          </table:table-cell>
          <table:table-cell office:value-type="float" office:value="411.3186124097" calcext:value-type="float">
            <text:p>411.3186124097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4.6875" calcext:value-type="float">
            <text:p>454.6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02]))" office:value-type="float" office:value="8.44319092968065" calcext:value-type="float">
            <text:p>8.44319092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i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70.4171352887" calcext:value-type="float">
            <text:p>170.4171352887</text:p>
          </table:table-cell>
          <table:table-cell office:value-type="float" office:value="0.4820182456" calcext:value-type="float">
            <text:p>0.4820182456</text:p>
          </table:table-cell>
          <table:table-cell office:value-type="float" office:value="108.9311709292" calcext:value-type="float">
            <text:p>108.9311709292</text:p>
          </table:table-cell>
          <table:table-cell office:value-type="float" office:value="0.7252285946" calcext:value-type="float">
            <text:p>0.7252285946</text:p>
          </table:table-cell>
          <table:table-cell office:value-type="float" office:value="0.6885081594" calcext:value-type="float">
            <text:p>0.6885081594</text:p>
          </table:table-cell>
          <table:table-cell office:value-type="float" office:value="285.4585527737" calcext:value-type="float">
            <text:p>285.4585527737</text:p>
          </table:table-cell>
          <table:table-cell office:value-type="float" office:value="-3.1415926536" calcext:value-type="float">
            <text:p>-3.1415926536</text:p>
          </table:table-cell>
          <table:table-cell office:value-type="float" office:value="9.5295751163" calcext:value-type="float">
            <text:p>9.5295751163</text:p>
          </table:table-cell>
          <table:table-cell office:value-type="float" office:value="7.4562807291" calcext:value-type="float">
            <text:p>7.4562807291</text:p>
          </table:table-cell>
          <table:table-cell office:value-type="float" office:value="285.4585527737" calcext:value-type="float">
            <text:p>285.4585527737</text:p>
          </table:table-cell>
          <table:table-cell office:value-type="float" office:value="1" calcext:value-type="float">
            <text:p>1</text:p>
          </table:table-cell>
          <table:table-cell office:value-type="float" office:value="333.6382978723" calcext:value-type="float">
            <text:p>333.63829787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03]))" office:value-type="float" office:value="17.3823888788196" calcext:value-type="float">
            <text:p>17.38238887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quals</text:p>
          </table:table-cell>
          <table:table-cell office:value-type="float" office:value="0.894427191" calcext:value-type="float">
            <text:p>0.894427191</text:p>
          </table:table-cell>
          <table:table-cell office:value-type="float" office:value="-0.4472135955" calcext:value-type="float">
            <text:p>-0.4472135955</text:p>
          </table:table-cell>
          <table:table-cell office:value-type="float" office:value="151.6476178514" calcext:value-type="float">
            <text:p>151.6476178514</text:p>
          </table:table-cell>
          <table:table-cell office:value-type="float" office:value="0.4872420498" calcext:value-type="float">
            <text:p>0.4872420498</text:p>
          </table:table-cell>
          <table:table-cell office:value-type="float" office:value="127.0590413941" calcext:value-type="float">
            <text:p>127.0590413941</text:p>
          </table:table-cell>
          <table:table-cell office:value-type="float" office:value="0.88147997" calcext:value-type="float">
            <text:p>0.88147997</text:p>
          </table:table-cell>
          <table:table-cell office:value-type="float" office:value="0.4722214125" calcext:value-type="float">
            <text:p>0.4722214125</text:p>
          </table:table-cell>
          <table:table-cell office:value-type="float" office:value="244.3002721094" calcext:value-type="float">
            <text:p>244.3002721094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5.3548387097" calcext:value-type="float">
            <text:p>355.35483870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04]))" office:value-type="float" office:value="17.0830869451569" calcext:value-type="float">
            <text:p>17.08308694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0.0657780875" calcext:value-type="float">
            <text:p>190.0657780875</text:p>
          </table:table-cell>
          <table:table-cell office:value-type="float" office:value="0.463647609" calcext:value-type="float">
            <text:p>0.463647609</text:p>
          </table:table-cell>
          <table:table-cell office:value-type="float" office:value="122.6743657004" calcext:value-type="float">
            <text:p>122.6743657004</text:p>
          </table:table-cell>
          <table:table-cell office:value-type="float" office:value="0.7581045923" calcext:value-type="float">
            <text:p>0.7581045923</text:p>
          </table:table-cell>
          <table:table-cell office:value-type="float" office:value="0.6521329827" calcext:value-type="float">
            <text:p>0.6521329827</text:p>
          </table:table-cell>
          <table:table-cell office:value-type="float" office:value="317.7607220948" calcext:value-type="float">
            <text:p>317.7607220948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6.7173913043" calcext:value-type="float">
            <text:p>316.71739130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05]))" office:value-type="float" office:value="18.4349488229682" calcext:value-type="float">
            <text:p>18.4349488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i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88.7432117985" calcext:value-type="float">
            <text:p>188.7432117985</text:p>
          </table:table-cell>
          <table:table-cell office:value-type="float" office:value="0.4494305575" calcext:value-type="float">
            <text:p>0.4494305575</text:p>
          </table:table-cell>
          <table:table-cell office:value-type="float" office:value="135" calcext:value-type="float">
            <text:p>135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332.435383025" calcext:value-type="float">
            <text:p>332.435383025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332.435383025" calcext:value-type="float">
            <text:p>332.435383025</text:p>
          </table:table-cell>
          <table:table-cell office:value-type="float" office:value="1" calcext:value-type="float">
            <text:p>1</text:p>
          </table:table-cell>
          <table:table-cell office:value-type="float" office:value="305.2857142857" calcext:value-type="float">
            <text:p>305.28571428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06]))" office:value-type="float" office:value="19.2495258710383" calcext:value-type="float">
            <text:p>19.2495258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@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12.8097742116" calcext:value-type="float">
            <text:p>212.8097742116</text:p>
          </table:table-cell>
          <table:table-cell office:value-type="float" office:value="0.8652281491" calcext:value-type="float">
            <text:p>0.8652281491</text:p>
          </table:table-cell>
          <table:table-cell office:value-type="float" office:value="111.6154111223" calcext:value-type="float">
            <text:p>111.6154111223</text:p>
          </table:table-cell>
          <table:table-cell office:value-type="float" office:value="0.3852514592" calcext:value-type="float">
            <text:p>0.3852514592</text:p>
          </table:table-cell>
          <table:table-cell office:value-type="float" office:value="0.9228116347" calcext:value-type="float">
            <text:p>0.9228116347</text:p>
          </table:table-cell>
          <table:table-cell office:value-type="float" office:value="610.4373924071" calcext:value-type="float">
            <text:p>610.4373924071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.6951219512" calcext:value-type="float">
            <text:p>399.69512195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07]))" office:value-type="float" office:value="4.57392125934592" calcext:value-type="float">
            <text:p>4.57392125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quals</text:p>
          </table:table-cell>
          <table:table-cell table:number-columns-repeated="2" office:value-type="float" office:value="-0.7071067812" calcext:value-type="float">
            <text:p>-0.7071067812</text:p>
          </table:table-cell>
          <table:table-cell office:value-type="float" office:value="136.6930868771" calcext:value-type="float">
            <text:p>136.6930868771</text:p>
          </table:table-cell>
          <table:table-cell office:value-type="float" office:value="0.5291276339" calcext:value-type="float">
            <text:p>0.5291276339</text:p>
          </table:table-cell>
          <table:table-cell office:value-type="float" office:value="118.1524439019" calcext:value-type="float">
            <text:p>118.1524439019</text:p>
          </table:table-cell>
          <table:table-cell office:value-type="float" office:value="0.8294369271" calcext:value-type="float">
            <text:p>0.8294369271</text:p>
          </table:table-cell>
          <table:table-cell office:value-type="float" office:value="0.5586003795" calcext:value-type="float">
            <text:p>0.5586003795</text:p>
          </table:table-cell>
          <table:table-cell office:value-type="float" office:value="220.5510673013" calcext:value-type="float">
            <text:p>220.5510673013</text:p>
          </table:table-cell>
          <table:table-cell office:value-type="float" office:value="0.7853981634" calcext:value-type="float">
            <text:p>0.7853981634</text:p>
          </table:table-cell>
          <table:table-cell office:value-type="float" office:value="6.9992778917" calcext:value-type="float">
            <text:p>6.9992778917</text:p>
          </table:table-cell>
          <table:table-cell office:value-type="float" office:value="6.4353114015" calcext:value-type="float">
            <text:p>6.4353114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9.4242424242" calcext:value-type="float">
            <text:p>389.42424242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08]))" office:value-type="float" office:value="14.6832197537867" calcext:value-type="float">
            <text:p>14.68321975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@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56.4640533797" calcext:value-type="float">
            <text:p>156.4640533797</text:p>
          </table:table-cell>
          <table:table-cell office:value-type="float" office:value="0.7356654504" calcext:value-type="float">
            <text:p>0.7356654504</text:p>
          </table:table-cell>
          <table:table-cell office:value-type="float" office:value="74.6860093994" calcext:value-type="float">
            <text:p>74.6860093994</text:p>
          </table:table-cell>
          <table:table-cell office:value-type="float" office:value="0.4418498225" calcext:value-type="float">
            <text:p>0.4418498225</text:p>
          </table:table-cell>
          <table:table-cell office:value-type="float" office:value="0.8970890337" calcext:value-type="float">
            <text:p>0.8970890337</text:p>
          </table:table-cell>
          <table:table-cell office:value-type="float" office:value="492.64694692" calcext:value-type="float">
            <text:p>492.64694692</text:p>
          </table:table-cell>
          <table:table-cell office:value-type="float" office:value="11.317324842" calcext:value-type="float">
            <text:p>11.317324842</text:p>
          </table:table-cell>
          <table:table-cell office:value-type="float" office:value="18.1574816417" calcext:value-type="float">
            <text:p>18.1574816417</text:p>
          </table:table-cell>
          <table:table-cell office:value-type="float" office:value="8.7368635688" calcext:value-type="float">
            <text:p>8.7368635688</text:p>
          </table:table-cell>
          <table:table-cell office:value-type="float" office:value="492.64694692" calcext:value-type="float">
            <text:p>492.64694692</text:p>
          </table:table-cell>
          <table:table-cell office:value-type="float" office:value="1" calcext:value-type="float">
            <text:p>1</text:p>
          </table:table-cell>
          <table:table-cell office:value-type="float" office:value="426.4625" calcext:value-type="float">
            <text:p>426.46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09]))" office:value-type="float" office:value="2.8494745584892" calcext:value-type="float">
            <text:p>2.84947455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@</text:p>
          </table:table-cell>
          <table:table-cell table:number-columns-repeated="2" office:value-type="float" office:value="-0.7071067812" calcext:value-type="float">
            <text:p>-0.7071067812</text:p>
          </table:table-cell>
          <table:table-cell office:value-type="float" office:value="207.7137453324" calcext:value-type="float">
            <text:p>207.7137453324</text:p>
          </table:table-cell>
          <table:table-cell office:value-type="float" office:value="0.85694817" calcext:value-type="float">
            <text:p>0.85694817</text:p>
          </table:table-cell>
          <table:table-cell office:value-type="float" office:value="100.6479011207" calcext:value-type="float">
            <text:p>100.6479011207</text:p>
          </table:table-cell>
          <table:table-cell office:value-type="float" office:value="0.4272319593" calcext:value-type="float">
            <text:p>0.4272319593</text:p>
          </table:table-cell>
          <table:table-cell office:value-type="float" office:value="0.9041420535" calcext:value-type="float">
            <text:p>0.9041420535</text:p>
          </table:table-cell>
          <table:table-cell office:value-type="float" office:value="634.0810438669" calcext:value-type="float">
            <text:p>634.0810438669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7.4805194805" calcext:value-type="float">
            <text:p>457.48051948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10]))" office:value-type="float" office:value="4.09951340245939" calcext:value-type="float">
            <text:p>4.09951340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4.2010962205" calcext:value-type="float">
            <text:p>164.2010962205</text:p>
          </table:table-cell>
          <table:table-cell office:value-type="float" office:value="0.4336838276" calcext:value-type="float">
            <text:p>0.4336838276</text:p>
          </table:table-cell>
          <table:table-cell office:value-type="float" office:value="99.5690715032" calcext:value-type="float">
            <text:p>99.5690715032</text:p>
          </table:table-cell>
          <table:table-cell office:value-type="float" office:value="0.8335921863" calcext:value-type="float">
            <text:p>0.8335921863</text:p>
          </table:table-cell>
          <table:table-cell office:value-type="float" office:value="0.5523803644" calcext:value-type="float">
            <text:p>0.5523803644</text:p>
          </table:table-cell>
          <table:table-cell office:value-type="float" office:value="276.501140043" calcext:value-type="float">
            <text:p>276.501140043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276.501140043" calcext:value-type="float">
            <text:p>276.501140043</text:p>
          </table:table-cell>
          <table:table-cell office:value-type="float" office:value="1" calcext:value-type="float">
            <text:p>1</text:p>
          </table:table-cell>
          <table:table-cell office:value-type="float" office:value="334.5476190476" calcext:value-type="float">
            <text:p>334.547619047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11]))" office:value-type="float" office:value="20.1517470354408" calcext:value-type="float">
            <text:p>20.15174703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re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151.5585695367" calcext:value-type="float">
            <text:p>151.5585695367</text:p>
          </table:table-cell>
          <table:table-cell office:value-type="float" office:value="0.7293820599" calcext:value-type="float">
            <text:p>0.72938205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6.1621041266" calcext:value-type="float">
            <text:p>376.1621041266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.6612903226" calcext:value-type="float">
            <text:p>464.66129032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12]))" office:value-type="float" office:value="3.20948631517179" calcext:value-type="float">
            <text:p>3.20948631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qua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0.4142012862" calcext:value-type="float">
            <text:p>170.4142012862</text:p>
          </table:table-cell>
          <table:table-cell office:value-type="float" office:value="0.7895475172" calcext:value-type="float">
            <text:p>0.7895475172</text:p>
          </table:table-cell>
          <table:table-cell office:value-type="float" office:value="12.0415945788" calcext:value-type="float">
            <text:p>12.0415945788</text:p>
          </table:table-cell>
          <table:table-cell office:value-type="float" office:value="0.7474093187" calcext:value-type="float">
            <text:p>0.7474093187</text:p>
          </table:table-cell>
          <table:table-cell office:value-type="float" office:value="0.6643638388" calcext:value-type="float">
            <text:p>0.6643638388</text:p>
          </table:table-cell>
          <table:table-cell office:value-type="float" office:value="399.5761540081" calcext:value-type="float">
            <text:p>399.5761540081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8.737704918" calcext:value-type="float">
            <text:p>468.7377049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13]))" office:value-type="float" office:value="0.237740460592775" calcext:value-type="float">
            <text:p>0.23774046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@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88.2232716749" calcext:value-type="float">
            <text:p>188.2232716749</text:p>
          </table:table-cell>
          <table:table-cell office:value-type="float" office:value="0.8229744527" calcext:value-type="float">
            <text:p>0.8229744527</text:p>
          </table:table-cell>
          <table:table-cell office:value-type="float" office:value="96.2600644089" calcext:value-type="float">
            <text:p>96.2600644089</text:p>
          </table:table-cell>
          <table:table-cell office:value-type="float" office:value="0.5713688261" calcext:value-type="float">
            <text:p>0.5713688261</text:p>
          </table:table-cell>
          <table:table-cell office:value-type="float" office:value="0.8206934047" calcext:value-type="float">
            <text:p>0.8206934047</text:p>
          </table:table-cell>
          <table:table-cell office:value-type="float" office:value="541.6600899399" calcext:value-type="float">
            <text:p>541.6600899399</text:p>
          </table:table-cell>
          <table:table-cell office:value-type="float" office:value="9.9318764652" calcext:value-type="float">
            <text:p>9.9318764652</text:p>
          </table:table-cell>
          <table:table-cell office:value-type="float" office:value="13.281827323" calcext:value-type="float">
            <text:p>13.281827323</text:p>
          </table:table-cell>
          <table:table-cell office:value-type="float" office:value="4.756866133" calcext:value-type="float">
            <text:p>4.756866133</text:p>
          </table:table-cell>
          <table:table-cell office:value-type="float" office:value="541.6600899399" calcext:value-type="float">
            <text:p>541.6600899399</text:p>
          </table:table-cell>
          <table:table-cell office:value-type="float" office:value="1" calcext:value-type="float">
            <text:p>1</text:p>
          </table:table-cell>
          <table:table-cell office:value-type="float" office:value="462.6338028169" calcext:value-type="float">
            <text:p>462.6338028169</text:p>
          </table:table-cell>
          <table:table-cell office:value-type="float" office:value="1" calcext:value-type="float">
            <text:p>1</text:p>
          </table:table-cell>
          <table:table-cell office:value-type="float" office:value="42.5206370132" calcext:value-type="float">
            <text:p>42.5206370132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.2670276459" calcext:value-type="float">
            <text:p>-100.2670276459</text:p>
          </table:table-cell>
          <table:table-cell table:formula="of:=ABS(45 - DEGREES([.H214]))" office:value-type="float" office:value="2.1529627867988" calcext:value-type="float">
            <text:p>2.15296278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quare</text:p>
          </table:table-cell>
          <table:table-cell office:value-type="float" office:value="-0.9486832981" calcext:value-type="float">
            <text:p>-0.9486832981</text:p>
          </table:table-cell>
          <table:table-cell office:value-type="float" office:value="-0.316227766" calcext:value-type="float">
            <text:p>-0.316227766</text:p>
          </table:table-cell>
          <table:table-cell office:value-type="float" office:value="163.8932579455" calcext:value-type="float">
            <text:p>163.8932579455</text:p>
          </table:table-cell>
          <table:table-cell office:value-type="float" office:value="0.7033318146" calcext:value-type="float">
            <text:p>0.7033318146</text:p>
          </table:table-cell>
          <table:table-cell office:value-type="float" office:value="19.1049731745" calcext:value-type="float">
            <text:p>19.1049731745</text:p>
          </table:table-cell>
          <table:table-cell office:value-type="float" office:value="0.9945054529" calcext:value-type="float">
            <text:p>0.9945054529</text:p>
          </table:table-cell>
          <table:table-cell office:value-type="float" office:value="0.1046847845" calcext:value-type="float">
            <text:p>0.1046847845</text:p>
          </table:table-cell>
          <table:table-cell office:value-type="float" office:value="453.9970287837" calcext:value-type="float">
            <text:p>453.9970287837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7.0126582278" calcext:value-type="float">
            <text:p>527.01265822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15]))" office:value-type="float" office:value="4.7020554261423" calcext:value-type="float">
            <text:p>4.70205542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qua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1.6615685357" calcext:value-type="float">
            <text:p>141.6615685357</text:p>
          </table:table-cell>
          <table:table-cell office:value-type="float" office:value="0.5331557055" calcext:value-type="float">
            <text:p>0.5331557055</text:p>
          </table:table-cell>
          <table:table-cell office:value-type="float" office:value="125.099960032" calcext:value-type="float">
            <text:p>125.099960032</text:p>
          </table:table-cell>
          <table:table-cell office:value-type="float" office:value="0.82334159" calcext:value-type="float">
            <text:p>0.82334159</text:p>
          </table:table-cell>
          <table:table-cell office:value-type="float" office:value="0.5675461446" calcext:value-type="float">
            <text:p>0.5675461446</text:p>
          </table:table-cell>
          <table:table-cell office:value-type="float" office:value="237.5236485924" calcext:value-type="float">
            <text:p>237.5236485924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237.5236485924" calcext:value-type="float">
            <text:p>237.5236485924</text:p>
          </table:table-cell>
          <table:table-cell office:value-type="float" office:value="1" calcext:value-type="float">
            <text:p>1</text:p>
          </table:table-cell>
          <table:table-cell office:value-type="float" office:value="426.7714285714" calcext:value-type="float">
            <text:p>426.77142857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16]))" office:value-type="float" office:value="14.4524282515301" calcext:value-type="float">
            <text:p>14.45242825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i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98.8290723209" calcext:value-type="float">
            <text:p>198.8290723209</text:p>
          </table:table-cell>
          <table:table-cell office:value-type="float" office:value="0.5154031498" calcext:value-type="float">
            <text:p>0.5154031498</text:p>
          </table:table-cell>
          <table:table-cell office:value-type="float" office:value="112.445542375" calcext:value-type="float">
            <text:p>112.445542375</text:p>
          </table:table-cell>
          <table:table-cell office:value-type="float" office:value="0.7826010542" calcext:value-type="float">
            <text:p>0.7826010542</text:p>
          </table:table-cell>
          <table:table-cell office:value-type="float" office:value="0.6225235658" calcext:value-type="float">
            <text:p>0.6225235658</text:p>
          </table:table-cell>
          <table:table-cell office:value-type="float" office:value="321.0381254978" calcext:value-type="float">
            <text:p>321.0381254978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.7826086957" calcext:value-type="float">
            <text:p>310.78260869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17]))" office:value-type="float" office:value="15.4695747687111" calcext:value-type="float">
            <text:p>15.46957476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6.3593644316" calcext:value-type="float">
            <text:p>196.3593644316</text:p>
          </table:table-cell>
          <table:table-cell office:value-type="float" office:value="0.4818688268" calcext:value-type="float">
            <text:p>0.4818688268</text:p>
          </table:table-cell>
          <table:table-cell office:value-type="float" office:value="115.2605743522" calcext:value-type="float">
            <text:p>115.2605743522</text:p>
          </table:table-cell>
          <table:table-cell office:value-type="float" office:value="0.7114314713" calcext:value-type="float">
            <text:p>0.7114314713</text:p>
          </table:table-cell>
          <table:table-cell office:value-type="float" office:value="0.7027554778" calcext:value-type="float">
            <text:p>0.7027554778</text:p>
          </table:table-cell>
          <table:table-cell office:value-type="float" office:value="317.6451545857" calcext:value-type="float">
            <text:p>317.6451545857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5.2452030653" calcext:value-type="float">
            <text:p>5.2452030653</text:p>
          </table:table-cell>
          <table:table-cell office:value-type="float" office:value="2.7398233713" calcext:value-type="float">
            <text:p>2.7398233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.6578947368" calcext:value-type="float">
            <text:p>275.65789473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18]))" office:value-type="float" office:value="17.3909499454395" calcext:value-type="float">
            <text:p>17.39094994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qua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1.3138782211" calcext:value-type="float">
            <text:p>191.3138782211</text:p>
          </table:table-cell>
          <table:table-cell office:value-type="float" office:value="0.6780062367" calcext:value-type="float">
            <text:p>0.6780062367</text:p>
          </table:table-cell>
          <table:table-cell office:value-type="float" office:value="22.2036033112" calcext:value-type="float">
            <text:p>22.2036033112</text:p>
          </table:table-cell>
          <table:table-cell office:value-type="float" office:value="0.8106792284" calcext:value-type="float">
            <text:p>0.8106792284</text:p>
          </table:table-cell>
          <table:table-cell office:value-type="float" office:value="0.5854905538" calcext:value-type="float">
            <text:p>0.5854905538</text:p>
          </table:table-cell>
          <table:table-cell office:value-type="float" office:value="422.7043570834" calcext:value-type="float">
            <text:p>422.7043570834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422.7043570834" calcext:value-type="float">
            <text:p>422.7043570834</text:p>
          </table:table-cell>
          <table:table-cell office:value-type="float" office:value="1" calcext:value-type="float">
            <text:p>1</text:p>
          </table:table-cell>
          <table:table-cell office:value-type="float" office:value="430.2857142857" calcext:value-type="float">
            <text:p>430.28571428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19]))" office:value-type="float" office:value="6.1531041535421" calcext:value-type="float">
            <text:p>6.15310415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quar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72.6267650163" calcext:value-type="float">
            <text:p>172.6267650163</text:p>
          </table:table-cell>
          <table:table-cell office:value-type="float" office:value="0.752623019" calcext:value-type="float">
            <text:p>0.752623019</text:p>
          </table:table-cell>
          <table:table-cell office:value-type="float" office:value="12.6491106407" calcext:value-type="float">
            <text:p>12.6491106407</text:p>
          </table:table-cell>
          <table:table-cell office:value-type="float" office:value="-0.316227766" calcext:value-type="float">
            <text:p>-0.316227766</text:p>
          </table:table-cell>
          <table:table-cell office:value-type="float" office:value="0.9486832981" calcext:value-type="float">
            <text:p>0.9486832981</text:p>
          </table:table-cell>
          <table:table-cell office:value-type="float" office:value="440.7864398008" calcext:value-type="float">
            <text:p>440.7864398008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1.890625" calcext:value-type="float">
            <text:p>461.8906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20]))" office:value-type="float" office:value="1.87787744690563" calcext:value-type="float">
            <text:p>1.87787744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@</text:p>
          </table:table-cell>
          <table:table-cell office:value-type="float" office:value="-0.9701425001" calcext:value-type="float">
            <text:p>-0.9701425001</text:p>
          </table:table-cell>
          <table:table-cell office:value-type="float" office:value="-0.242535625" calcext:value-type="float">
            <text:p>-0.242535625</text:p>
          </table:table-cell>
          <table:table-cell office:value-type="float" office:value="212.1508896988" calcext:value-type="float">
            <text:p>212.1508896988</text:p>
          </table:table-cell>
          <table:table-cell office:value-type="float" office:value="0.7987307067" calcext:value-type="float">
            <text:p>0.7987307067</text:p>
          </table:table-cell>
          <table:table-cell office:value-type="float" office:value="111.1395519156" calcext:value-type="float">
            <text:p>111.1395519156</text:p>
          </table:table-cell>
          <table:table-cell office:value-type="float" office:value="0.5038710255" calcext:value-type="float">
            <text:p>0.5038710255</text:p>
          </table:table-cell>
          <table:table-cell office:value-type="float" office:value="0.8637789009" calcext:value-type="float">
            <text:p>0.8637789009</text:p>
          </table:table-cell>
          <table:table-cell office:value-type="float" office:value="698.793339725" calcext:value-type="float">
            <text:p>698.793339725</text:p>
          </table:table-cell>
          <table:table-cell office:value-type="float" office:value="10.0369304577" calcext:value-type="float">
            <text:p>10.0369304577</text:p>
          </table:table-cell>
          <table:table-cell office:value-type="float" office:value="14.4129058944" calcext:value-type="float">
            <text:p>14.4129058944</text:p>
          </table:table-cell>
          <table:table-cell office:value-type="float" office:value="4.728707983" calcext:value-type="float">
            <text:p>4.728707983</text:p>
          </table:table-cell>
          <table:table-cell office:value-type="float" office:value="698.793339725" calcext:value-type="float">
            <text:p>698.793339725</text:p>
          </table:table-cell>
          <table:table-cell office:value-type="float" office:value="1" calcext:value-type="float">
            <text:p>1</text:p>
          </table:table-cell>
          <table:table-cell office:value-type="float" office:value="471.301369863" calcext:value-type="float">
            <text:p>471.3013698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21]))" office:value-type="float" office:value="0.763898461411621" calcext:value-type="float">
            <text:p>0.76389846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quals</text:p>
          </table:table-cell>
          <table:table-cell office:value-type="float" office:value="0.9701425001" calcext:value-type="float">
            <text:p>0.9701425001</text:p>
          </table:table-cell>
          <table:table-cell office:value-type="float" office:value="-0.242535625" calcext:value-type="float">
            <text:p>-0.242535625</text:p>
          </table:table-cell>
          <table:table-cell office:value-type="float" office:value="154.2368308803" calcext:value-type="float">
            <text:p>154.2368308803</text:p>
          </table:table-cell>
          <table:table-cell office:value-type="float" office:value="0.5682210115" calcext:value-type="float">
            <text:p>0.5682210115</text:p>
          </table:table-cell>
          <table:table-cell office:value-type="float" office:value="140.4279174523" calcext:value-type="float">
            <text:p>140.4279174523</text:p>
          </table:table-cell>
          <table:table-cell office:value-type="float" office:value="0.811804391" calcext:value-type="float">
            <text:p>0.811804391</text:p>
          </table:table-cell>
          <table:table-cell office:value-type="float" office:value="0.5839294742" calcext:value-type="float">
            <text:p>0.5839294742</text:p>
          </table:table-cell>
          <table:table-cell office:value-type="float" office:value="245.8413977715" calcext:value-type="float">
            <text:p>245.8413977715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2.84375" calcext:value-type="float">
            <text:p>392.843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22]))" office:value-type="float" office:value="12.4433342103954" calcext:value-type="float">
            <text:p>12.4433342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quals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62.9294325774" calcext:value-type="float">
            <text:p>162.9294325774</text:p>
          </table:table-cell>
          <table:table-cell office:value-type="float" office:value="0.5488403539" calcext:value-type="float">
            <text:p>0.5488403539</text:p>
          </table:table-cell>
          <table:table-cell office:value-type="float" office:value="129.4681427997" calcext:value-type="float">
            <text:p>129.4681427997</text:p>
          </table:table-cell>
          <table:table-cell office:value-type="float" office:value="0.7801146893" calcext:value-type="float">
            <text:p>0.7801146893</text:p>
          </table:table-cell>
          <table:table-cell office:value-type="float" office:value="0.625636533" calcext:value-type="float">
            <text:p>0.625636533</text:p>
          </table:table-cell>
          <table:table-cell office:value-type="float" office:value="261.0607904943" calcext:value-type="float">
            <text:p>261.0607904943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6.2281596954" calcext:value-type="float">
            <text:p>6.2281596954</text:p>
          </table:table-cell>
          <table:table-cell office:value-type="float" office:value="5.1847031791" calcext:value-type="float">
            <text:p>5.18470317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6.4516129032" calcext:value-type="float">
            <text:p>376.45161290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23]))" office:value-type="float" office:value="13.5537640950635" calcext:value-type="float">
            <text:p>13.55376409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Squar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62.8557644052" calcext:value-type="float">
            <text:p>162.8557644052</text:p>
          </table:table-cell>
          <table:table-cell office:value-type="float" office:value="0.7332715144" calcext:value-type="float">
            <text:p>0.7332715144</text:p>
          </table:table-cell>
          <table:table-cell office:value-type="float" office:value="8.94427191" calcext:value-type="float">
            <text:p>8.94427191</text:p>
          </table:table-cell>
          <table:table-cell office:value-type="float" office:value="0.894427191" calcext:value-type="float">
            <text:p>0.894427191</text:p>
          </table:table-cell>
          <table:table-cell office:value-type="float" office:value="0.4472135955" calcext:value-type="float">
            <text:p>0.4472135955</text:p>
          </table:table-cell>
          <table:table-cell office:value-type="float" office:value="392.2816805715" calcext:value-type="float">
            <text:p>392.2816805715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392.2816805715" calcext:value-type="float">
            <text:p>392.2816805715</text:p>
          </table:table-cell>
          <table:table-cell office:value-type="float" office:value="1" calcext:value-type="float">
            <text:p>1</text:p>
          </table:table-cell>
          <table:table-cell office:value-type="float" office:value="423.8833333333" calcext:value-type="float">
            <text:p>423.8833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24]))" office:value-type="float" office:value="2.98663698771363" calcext:value-type="float">
            <text:p>2.98663698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@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60.1922366252" calcext:value-type="float">
            <text:p>260.1922366252</text:p>
          </table:table-cell>
          <table:table-cell office:value-type="float" office:value="0.888852628" calcext:value-type="float">
            <text:p>0.888852628</text:p>
          </table:table-cell>
          <table:table-cell office:value-type="float" office:value="134.617977997" calcext:value-type="float">
            <text:p>134.617977997</text:p>
          </table:table-cell>
          <table:table-cell office:value-type="float" office:value="0.5868458372" calcext:value-type="float">
            <text:p>0.5868458372</text:p>
          </table:table-cell>
          <table:table-cell office:value-type="float" office:value="0.8096986868" calcext:value-type="float">
            <text:p>0.8096986868</text:p>
          </table:table-cell>
          <table:table-cell office:value-type="float" office:value="726.157921702" calcext:value-type="float">
            <text:p>726.157921702</text:p>
          </table:table-cell>
          <table:table-cell office:value-type="float" office:value="9.8884255698" calcext:value-type="float">
            <text:p>9.8884255698</text:p>
          </table:table-cell>
          <table:table-cell office:value-type="float" office:value="13.3010736513" calcext:value-type="float">
            <text:p>13.3010736513</text:p>
          </table:table-cell>
          <table:table-cell office:value-type="float" office:value="3.8272929254" calcext:value-type="float">
            <text:p>3.8272929254</text:p>
          </table:table-cell>
          <table:table-cell office:value-type="float" office:value="726.157921702" calcext:value-type="float">
            <text:p>726.157921702</text:p>
          </table:table-cell>
          <table:table-cell office:value-type="float" office:value="1" calcext:value-type="float">
            <text:p>1</text:p>
          </table:table-cell>
          <table:table-cell office:value-type="float" office:value="457.2676056338" calcext:value-type="float">
            <text:p>457.26760563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25]))" office:value-type="float" office:value="5.92750419351179" calcext:value-type="float">
            <text:p>5.92750419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quals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45.7943757489" calcext:value-type="float">
            <text:p>145.7943757489</text:p>
          </table:table-cell>
          <table:table-cell office:value-type="float" office:value="0.4697825014" calcext:value-type="float">
            <text:p>0.4697825014</text:p>
          </table:table-cell>
          <table:table-cell office:value-type="float" office:value="136.9525465262" calcext:value-type="float">
            <text:p>136.9525465262</text:p>
          </table:table-cell>
          <table:table-cell office:value-type="float" office:value="0.8762159087" calcext:value-type="float">
            <text:p>0.8762159087</text:p>
          </table:table-cell>
          <table:table-cell office:value-type="float" office:value="0.4819187498" calcext:value-type="float">
            <text:p>0.4819187498</text:p>
          </table:table-cell>
          <table:table-cell office:value-type="float" office:value="242.4861016453" calcext:value-type="float">
            <text:p>242.4861016453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6.3255813953" calcext:value-type="float">
            <text:p>406.32558139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26]))" office:value-type="float" office:value="18.0834453806813" calcext:value-type="float">
            <text:p>18.08344538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als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33.4541119636" calcext:value-type="float">
            <text:p>133.4541119636</text:p>
          </table:table-cell>
          <table:table-cell office:value-type="float" office:value="0.5609821544" calcext:value-type="float">
            <text:p>0.5609821544</text:p>
          </table:table-cell>
          <table:table-cell office:value-type="float" office:value="123.3085560697" calcext:value-type="float">
            <text:p>123.3085560697</text:p>
          </table:table-cell>
          <table:table-cell office:value-type="float" office:value="0.8596321568" calcext:value-type="float">
            <text:p>0.8596321568</text:p>
          </table:table-cell>
          <table:table-cell office:value-type="float" office:value="0.5109134517" calcext:value-type="float">
            <text:p>0.5109134517</text:p>
          </table:table-cell>
          <table:table-cell office:value-type="float" office:value="237.4462320879" calcext:value-type="float">
            <text:p>237.4462320879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237.4462320879" calcext:value-type="float">
            <text:p>237.4462320879</text:p>
          </table:table-cell>
          <table:table-cell office:value-type="float" office:value="1" calcext:value-type="float">
            <text:p>1</text:p>
          </table:table-cell>
          <table:table-cell office:value-type="float" office:value="442.15625" calcext:value-type="float">
            <text:p>442.156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27]))" office:value-type="float" office:value="12.8580901707237" calcext:value-type="float">
            <text:p>12.85809017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quals</text:p>
          </table:table-cell>
          <table:table-cell office:value-type="float" office:value="0.9486832981" calcext:value-type="float">
            <text:p>0.9486832981</text:p>
          </table:table-cell>
          <table:table-cell office:value-type="float" office:value="-0.316227766" calcext:value-type="float">
            <text:p>-0.316227766</text:p>
          </table:table-cell>
          <table:table-cell office:value-type="float" office:value="134.1118935814" calcext:value-type="float">
            <text:p>134.1118935814</text:p>
          </table:table-cell>
          <table:table-cell office:value-type="float" office:value="0.5404195003" calcext:value-type="float">
            <text:p>0.5404195003</text:p>
          </table:table-cell>
          <table:table-cell office:value-type="float" office:value="127.9453008125" calcext:value-type="float">
            <text:p>127.9453008125</text:p>
          </table:table-cell>
          <table:table-cell office:value-type="float" office:value="0.8519265601" calcext:value-type="float">
            <text:p>0.8519265601</text:p>
          </table:table-cell>
          <table:table-cell office:value-type="float" office:value="0.5236612801" calcext:value-type="float">
            <text:p>0.5236612801</text:p>
          </table:table-cell>
          <table:table-cell office:value-type="float" office:value="214.4637447648" calcext:value-type="float">
            <text:p>214.4637447648</text:p>
          </table:table-cell>
          <table:table-cell office:value-type="float" office:value="2.4980915448" calcext:value-type="float">
            <text:p>2.4980915448</text:p>
          </table:table-cell>
          <table:table-cell office:value-type="float" office:value="4.2057455097" calcext:value-type="float">
            <text:p>4.2057455097</text:p>
          </table:table-cell>
          <table:table-cell office:value-type="float" office:value="2.7475412322" calcext:value-type="float">
            <text:p>2.7475412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.1785714286" calcext:value-type="float">
            <text:p>350.17857142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28]))" office:value-type="float" office:value="14.0362434662411" calcext:value-type="float">
            <text:p>14.03624346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quals</text:p>
          </table:table-cell>
          <table:table-cell office:value-type="float" office:value="0.9701425001" calcext:value-type="float">
            <text:p>0.9701425001</text:p>
          </table:table-cell>
          <table:table-cell office:value-type="float" office:value="-0.242535625" calcext:value-type="float">
            <text:p>-0.242535625</text:p>
          </table:table-cell>
          <table:table-cell office:value-type="float" office:value="112.1605991425" calcext:value-type="float">
            <text:p>112.1605991425</text:p>
          </table:table-cell>
          <table:table-cell office:value-type="float" office:value="0.5434775947" calcext:value-type="float">
            <text:p>0.5434775947</text:p>
          </table:table-cell>
          <table:table-cell office:value-type="float" office:value="105.4751155486" calcext:value-type="float">
            <text:p>105.4751155486</text:p>
          </table:table-cell>
          <table:table-cell office:value-type="float" office:value="0.8532818337" calcext:value-type="float">
            <text:p>0.8532818337</text:p>
          </table:table-cell>
          <table:table-cell office:value-type="float" office:value="0.5214500095" calcext:value-type="float">
            <text:p>0.5214500095</text:p>
          </table:table-cell>
          <table:table-cell office:value-type="float" office:value="194.3132152509" calcext:value-type="float">
            <text:p>194.3132152509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5.2592592593" calcext:value-type="float">
            <text:p>405.25925925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29]))" office:value-type="float" office:value="13.8610275637685" calcext:value-type="float">
            <text:p>13.86102756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quar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67.1705715729" calcext:value-type="float">
            <text:p>167.1705715729</text:p>
          </table:table-cell>
          <table:table-cell office:value-type="float" office:value="0.7261455697" calcext:value-type="float">
            <text:p>0.7261455697</text:p>
          </table:table-cell>
          <table:table-cell office:value-type="float" office:value="32.8024389337" calcext:value-type="float">
            <text:p>32.8024389337</text:p>
          </table:table-cell>
          <table:table-cell office:value-type="float" office:value="-0.6097107608" calcext:value-type="float">
            <text:p>-0.6097107608</text:p>
          </table:table-cell>
          <table:table-cell office:value-type="float" office:value="0.7926239891" calcext:value-type="float">
            <text:p>0.7926239891</text:p>
          </table:table-cell>
          <table:table-cell office:value-type="float" office:value="397.5718662562" calcext:value-type="float">
            <text:p>397.5718662562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397.5718662562" calcext:value-type="float">
            <text:p>397.5718662562</text:p>
          </table:table-cell>
          <table:table-cell office:value-type="float" office:value="1" calcext:value-type="float">
            <text:p>1</text:p>
          </table:table-cell>
          <table:table-cell office:value-type="float" office:value="456.803030303" calcext:value-type="float">
            <text:p>456.8030303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30]))" office:value-type="float" office:value="3.39492354406725" calcext:value-type="float">
            <text:p>3.39492354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0.0656115473" calcext:value-type="float">
            <text:p>160.0656115473</text:p>
          </table:table-cell>
          <table:table-cell office:value-type="float" office:value="0.5672083742" calcext:value-type="float">
            <text:p>0.5672083742</text:p>
          </table:table-cell>
          <table:table-cell office:value-type="float" office:value="108.2450922675" calcext:value-type="float">
            <text:p>108.2450922675</text:p>
          </table:table-cell>
          <table:table-cell office:value-type="float" office:value="0.7298252359" calcext:value-type="float">
            <text:p>0.7298252359</text:p>
          </table:table-cell>
          <table:table-cell office:value-type="float" office:value="0.6836337653" calcext:value-type="float">
            <text:p>0.6836337653</text:p>
          </table:table-cell>
          <table:table-cell office:value-type="float" office:value="256.5279968059" calcext:value-type="float">
            <text:p>256.5279968059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256.5279968059" calcext:value-type="float">
            <text:p>256.5279968059</text:p>
          </table:table-cell>
          <table:table-cell office:value-type="float" office:value="1" calcext:value-type="float">
            <text:p>1</text:p>
          </table:table-cell>
          <table:table-cell office:value-type="float" office:value="377.9166666667" calcext:value-type="float">
            <text:p>377.91666666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31]))" office:value-type="float" office:value="12.5013540538629" calcext:value-type="float">
            <text:p>12.50135405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qua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8.1955136754" calcext:value-type="float">
            <text:p>138.1955136754</text:p>
          </table:table-cell>
          <table:table-cell office:value-type="float" office:value="0.4733560418" calcext:value-type="float">
            <text:p>0.4733560418</text:p>
          </table:table-cell>
          <table:table-cell office:value-type="float" office:value="123.3085560697" calcext:value-type="float">
            <text:p>123.3085560697</text:p>
          </table:table-cell>
          <table:table-cell office:value-type="float" office:value="0.8596321568" calcext:value-type="float">
            <text:p>0.8596321568</text:p>
          </table:table-cell>
          <table:table-cell office:value-type="float" office:value="0.5109134517" calcext:value-type="float">
            <text:p>0.5109134517</text:p>
          </table:table-cell>
          <table:table-cell office:value-type="float" office:value="231.4592806621" calcext:value-type="float">
            <text:p>231.4592806621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4.4368663231" calcext:value-type="float">
            <text:p>4.4368663231</text:p>
          </table:table-cell>
          <table:table-cell office:value-type="float" office:value="2.8950983405" calcext:value-type="float">
            <text:p>2.8950983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4.5925925926" calcext:value-type="float">
            <text:p>404.59259259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32]))" office:value-type="float" office:value="17.8786965978418" calcext:value-type="float">
            <text:p>17.87869659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qua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3.4616049656" calcext:value-type="float">
            <text:p>133.4616049656</text:p>
          </table:table-cell>
          <table:table-cell office:value-type="float" office:value="0.5172873803" calcext:value-type="float">
            <text:p>0.5172873803</text:p>
          </table:table-cell>
          <table:table-cell office:value-type="float" office:value="115.2475596271" calcext:value-type="float">
            <text:p>115.2475596271</text:p>
          </table:table-cell>
          <table:table-cell office:value-type="float" office:value="0.8590203586" calcext:value-type="float">
            <text:p>0.8590203586</text:p>
          </table:table-cell>
          <table:table-cell office:value-type="float" office:value="0.5119414258" calcext:value-type="float">
            <text:p>0.5119414258</text:p>
          </table:table-cell>
          <table:table-cell office:value-type="float" office:value="218.7963067269" calcext:value-type="float">
            <text:p>218.7963067269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3.8239125219" calcext:value-type="float">
            <text:p>3.8239125219</text:p>
          </table:table-cell>
          <table:table-cell office:value-type="float" office:value="2.8365778169" calcext:value-type="float">
            <text:p>2.8365778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.4583333333" calcext:value-type="float">
            <text:p>382.45833333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33]))" office:value-type="float" office:value="15.3616163134312" calcext:value-type="float">
            <text:p>15.36161631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qua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1.4213562373" calcext:value-type="float">
            <text:p>141.4213562373</text:p>
          </table:table-cell>
          <table:table-cell office:value-type="float" office:value="0.7853981634" calcext:value-type="float">
            <text:p>0.7853981634</text:p>
          </table:table-cell>
          <table:table-cell office:value-type="float" office:value="26.6833281283" calcext:value-type="float">
            <text:p>26.6833281283</text:p>
          </table:table-cell>
          <table:table-cell office:value-type="float" office:value="0.2248595067" calcext:value-type="float">
            <text:p>0.2248595067</text:p>
          </table:table-cell>
          <table:table-cell office:value-type="float" office:value="0.9743911957" calcext:value-type="float">
            <text:p>0.9743911957</text:p>
          </table:table-cell>
          <table:table-cell office:value-type="float" office:value="328.1889850625" calcext:value-type="float">
            <text:p>328.1889850625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6.2666666667" calcext:value-type="float">
            <text:p>436.26666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34]))" office:value-type="float" office:value="0.000000000146201273309998" calcext:value-type="float">
            <text:p>1.46201273309998E-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quar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93.1450232338" calcext:value-type="float">
            <text:p>193.1450232338</text:p>
          </table:table-cell>
          <table:table-cell office:value-type="float" office:value="0.7524430658" calcext:value-type="float">
            <text:p>0.7524430658</text:p>
          </table:table-cell>
          <table:table-cell office:value-type="float" office:value="60.166435826" calcext:value-type="float">
            <text:p>60.166435826</text:p>
          </table:table-cell>
          <table:table-cell office:value-type="float" office:value="0.9307514934" calcext:value-type="float">
            <text:p>0.9307514934</text:p>
          </table:table-cell>
          <table:table-cell office:value-type="float" office:value="0.3656523724" calcext:value-type="float">
            <text:p>0.3656523724</text:p>
          </table:table-cell>
          <table:table-cell office:value-type="float" office:value="426.2896445279" calcext:value-type="float">
            <text:p>426.2896445279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426.2896445279" calcext:value-type="float">
            <text:p>426.2896445279</text:p>
          </table:table-cell>
          <table:table-cell office:value-type="float" office:value="1" calcext:value-type="float">
            <text:p>1</text:p>
          </table:table-cell>
          <table:table-cell office:value-type="float" office:value="466.7222222222" calcext:value-type="float">
            <text:p>466.72222222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35]))" office:value-type="float" office:value="1.8881880057755" calcext:value-type="float">
            <text:p>1.88818800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6.9730517179" calcext:value-type="float">
            <text:p>166.9730517179</text:p>
          </table:table-cell>
          <table:table-cell office:value-type="float" office:value="0.7515128335" calcext:value-type="float">
            <text:p>0.7515128335</text:p>
          </table:table-cell>
          <table:table-cell office:value-type="float" office:value="9.8488578018" calcext:value-type="float">
            <text:p>9.8488578018</text:p>
          </table:table-cell>
          <table:table-cell office:value-type="float" office:value="0.4061384661" calcext:value-type="float">
            <text:p>0.4061384661</text:p>
          </table:table-cell>
          <table:table-cell office:value-type="float" office:value="0.9138115486" calcext:value-type="float">
            <text:p>0.9138115486</text:p>
          </table:table-cell>
          <table:table-cell office:value-type="float" office:value="395.0448157228" calcext:value-type="float">
            <text:p>395.0448157228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395.0448157228" calcext:value-type="float">
            <text:p>395.0448157228</text:p>
          </table:table-cell>
          <table:table-cell office:value-type="float" office:value="1" calcext:value-type="float">
            <text:p>1</text:p>
          </table:table-cell>
          <table:table-cell office:value-type="float" office:value="490.224137931" calcext:value-type="float">
            <text:p>490.2241379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36]))" office:value-type="float" office:value="1.94148639053225" calcext:value-type="float">
            <text:p>1.94148639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63.8566446623" calcext:value-type="float">
            <text:p>163.8566446623</text:p>
          </table:table-cell>
          <table:table-cell office:value-type="float" office:value="0.5100623369" calcext:value-type="float">
            <text:p>0.5100623369</text:p>
          </table:table-cell>
          <table:table-cell office:value-type="float" office:value="107.4150827398" calcext:value-type="float">
            <text:p>107.4150827398</text:p>
          </table:table-cell>
          <table:table-cell office:value-type="float" office:value="0.8099421215" calcext:value-type="float">
            <text:p>0.8099421215</text:p>
          </table:table-cell>
          <table:table-cell office:value-type="float" office:value="0.5865098122" calcext:value-type="float">
            <text:p>0.5865098122</text:p>
          </table:table-cell>
          <table:table-cell office:value-type="float" office:value="289.2217562079" calcext:value-type="float">
            <text:p>289.2217562079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0.6956521739" calcext:value-type="float">
            <text:p>380.6956521739</text:p>
          </table:table-cell>
          <table:table-cell office:value-type="float" office:value="3" calcext:value-type="float">
            <text:p>3</text:p>
          </table:table-cell>
          <table:table-cell office:value-type="float" office:value="671.7761885012" calcext:value-type="float">
            <text:p>671.7761885012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4.2187235848" calcext:value-type="float">
            <text:p>-104.2187235848</text:p>
          </table:table-cell>
          <table:table-cell table:formula="of:=ABS(45 - DEGREES([.H237]))" office:value-type="float" office:value="15.7755808070501" calcext:value-type="float">
            <text:p>15.77558080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5.714835164" calcext:value-type="float">
            <text:p>185.714835164</text:p>
          </table:table-cell>
          <table:table-cell office:value-type="float" office:value="0.4275187585" calcext:value-type="float">
            <text:p>0.4275187585</text:p>
          </table:table-cell>
          <table:table-cell office:value-type="float" office:value="117.8897790311" calcext:value-type="float">
            <text:p>117.8897790311</text:p>
          </table:table-cell>
          <table:table-cell office:value-type="float" office:value="0.8228024583" calcext:value-type="float">
            <text:p>0.8228024583</text:p>
          </table:table-cell>
          <table:table-cell office:value-type="float" office:value="0.5683274712" calcext:value-type="float">
            <text:p>0.5683274712</text:p>
          </table:table-cell>
          <table:table-cell office:value-type="float" office:value="297.8082422518" calcext:value-type="float">
            <text:p>297.8082422518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6.0559798657" calcext:value-type="float">
            <text:p>6.0559798657</text:p>
          </table:table-cell>
          <table:table-cell office:value-type="float" office:value="3.3275317634" calcext:value-type="float">
            <text:p>3.3275317634</text:p>
          </table:table-cell>
          <table:table-cell office:value-type="float" office:value="297.8082422518" calcext:value-type="float">
            <text:p>297.8082422518</text:p>
          </table:table-cell>
          <table:table-cell office:value-type="float" office:value="1" calcext:value-type="float">
            <text:p>1</text:p>
          </table:table-cell>
          <table:table-cell office:value-type="float" office:value="383.2564102564" calcext:value-type="float">
            <text:p>383.2564102564</text:p>
          </table:table-cell>
          <table:table-cell office:value-type="float" office:value="3" calcext:value-type="float">
            <text:p>3</text:p>
          </table:table-cell>
          <table:table-cell office:value-type="float" office:value="520.3054940553" calcext:value-type="float">
            <text:p>520.3054940553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3.2674945862" calcext:value-type="float">
            <text:p>-103.2674945862</text:p>
          </table:table-cell>
          <table:table-cell table:formula="of:=ABS(45 - DEGREES([.H238]))" office:value-type="float" office:value="20.5049794752773" calcext:value-type="float">
            <text:p>20.50497947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quals</text:p>
          </table:table-cell>
          <table:table-cell office:value-type="float" office:value="0.9701425001" calcext:value-type="float">
            <text:p>0.9701425001</text:p>
          </table:table-cell>
          <table:table-cell office:value-type="float" office:value="-0.242535625" calcext:value-type="float">
            <text:p>-0.242535625</text:p>
          </table:table-cell>
          <table:table-cell office:value-type="float" office:value="174.0028735395" calcext:value-type="float">
            <text:p>174.0028735395</text:p>
          </table:table-cell>
          <table:table-cell office:value-type="float" office:value="0.4842102631" calcext:value-type="float">
            <text:p>0.4842102631</text:p>
          </table:table-cell>
          <table:table-cell office:value-type="float" office:value="146.290806273" calcext:value-type="float">
            <text:p>146.290806273</text:p>
          </table:table-cell>
          <table:table-cell office:value-type="float" office:value="0.8544624449" calcext:value-type="float">
            <text:p>0.8544624449</text:p>
          </table:table-cell>
          <table:table-cell office:value-type="float" office:value="0.5195131665" calcext:value-type="float">
            <text:p>0.5195131665</text:p>
          </table:table-cell>
          <table:table-cell office:value-type="float" office:value="256.2044999001" calcext:value-type="float">
            <text:p>256.2044999001</text:p>
          </table:table-cell>
          <table:table-cell office:value-type="float" office:value="2.4329663815" calcext:value-type="float">
            <text:p>2.4329663815</text:p>
          </table:table-cell>
          <table:table-cell office:value-type="float" office:value="5.1128377567" calcext:value-type="float">
            <text:p>5.1128377567</text:p>
          </table:table-cell>
          <table:table-cell office:value-type="float" office:value="2.8912963681" calcext:value-type="float">
            <text:p>2.8912963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.2068965517" calcext:value-type="float">
            <text:p>364.2068965517</text:p>
          </table:table-cell>
          <table:table-cell office:value-type="float" office:value="2" calcext:value-type="float">
            <text:p>2</text:p>
          </table:table-cell>
          <table:table-cell office:value-type="float" office:value="310.5879429761" calcext:value-type="float">
            <text:p>310.5879429761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1.9504780054" calcext:value-type="float">
            <text:p>-101.9504780054</text:p>
          </table:table-cell>
          <table:table-cell table:formula="of:=ABS(45 - DEGREES([.H239]))" office:value-type="float" office:value="17.2567955274508" calcext:value-type="float">
            <text:p>17.25679552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qua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.8502831564" calcext:value-type="float">
            <text:p>136.8502831564</text:p>
          </table:table-cell>
          <table:table-cell office:value-type="float" office:value="0.4701834636" calcext:value-type="float">
            <text:p>0.4701834636</text:p>
          </table:table-cell>
          <table:table-cell office:value-type="float" office:value="125.2397700413" calcext:value-type="float">
            <text:p>125.2397700413</text:p>
          </table:table-cell>
          <table:table-cell office:value-type="float" office:value="0.9022693028" calcext:value-type="float">
            <text:p>0.9022693028</text:p>
          </table:table-cell>
          <table:table-cell office:value-type="float" office:value="0.4311729412" calcext:value-type="float">
            <text:p>0.4311729412</text:p>
          </table:table-cell>
          <table:table-cell office:value-type="float" office:value="255.0655755853" calcext:value-type="float">
            <text:p>255.0655755853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4.9032258065" calcext:value-type="float">
            <text:p>394.90322580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40]))" office:value-type="float" office:value="18.060471938877" calcext:value-type="float">
            <text:p>18.06047193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@</text:p>
          </table:table-cell>
          <table:table-cell office:value-type="float" office:value="-0.9486832981" calcext:value-type="float">
            <text:p>-0.9486832981</text:p>
          </table:table-cell>
          <table:table-cell office:value-type="float" office:value="0.316227766" calcext:value-type="float">
            <text:p>0.316227766</text:p>
          </table:table-cell>
          <table:table-cell office:value-type="float" office:value="112.8937553632" calcext:value-type="float">
            <text:p>112.8937553632</text:p>
          </table:table-cell>
          <table:table-cell office:value-type="float" office:value="0.6027435505" calcext:value-type="float">
            <text:p>0.6027435505</text:p>
          </table:table-cell>
          <table:table-cell office:value-type="float" office:value="60.835844697" calcext:value-type="float">
            <text:p>60.835844697</text:p>
          </table:table-cell>
          <table:table-cell office:value-type="float" office:value="0.9040722665" calcext:value-type="float">
            <text:p>0.9040722665</text:p>
          </table:table-cell>
          <table:table-cell office:value-type="float" office:value="0.4273796169" calcext:value-type="float">
            <text:p>0.4273796169</text:p>
          </table:table-cell>
          <table:table-cell office:value-type="float" office:value="193.0639772225" calcext:value-type="float">
            <text:p>193.0639772225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0.8" calcext:value-type="float">
            <text:p>47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41]))" office:value-type="float" office:value="10.4653384276196" calcext:value-type="float">
            <text:p>10.46533842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float" office:value="0.9486832981" calcext:value-type="float">
            <text:p>0.9486832981</text:p>
          </table:table-cell>
          <table:table-cell office:value-type="float" office:value="-0.316227766" calcext:value-type="float">
            <text:p>-0.316227766</text:p>
          </table:table-cell>
          <table:table-cell office:value-type="float" office:value="130.3840481041" calcext:value-type="float">
            <text:p>130.3840481041</text:p>
          </table:table-cell>
          <table:table-cell office:value-type="float" office:value="0.8505233267" calcext:value-type="float">
            <text:p>0.8505233267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31.7598886787" calcext:value-type="float">
            <text:p>331.7598886787</text:p>
          </table:table-cell>
          <table:table-cell office:value-type="float" office:value="9.1030274064" calcext:value-type="float">
            <text:p>9.1030274064</text:p>
          </table:table-cell>
          <table:table-cell office:value-type="float" office:value="9.1580593849" calcext:value-type="float">
            <text:p>9.1580593849</text:p>
          </table:table-cell>
          <table:table-cell office:value-type="float" office:value="4.96038064" calcext:value-type="float">
            <text:p>4.96038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9.6829268293" calcext:value-type="float">
            <text:p>489.68292682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42]))" office:value-type="float" office:value="3.73139699733649" calcext:value-type="float">
            <text:p>3.73139699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le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121.1651765154" calcext:value-type="float">
            <text:p>121.1651765154</text:p>
          </table:table-cell>
          <table:table-cell office:value-type="float" office:value="0.721159188" calcext:value-type="float">
            <text:p>0.721159188</text:p>
          </table:table-cell>
          <table:table-cell office:value-type="float" office:value="17.2046505341" calcext:value-type="float">
            <text:p>17.2046505341</text:p>
          </table:table-cell>
          <table:table-cell office:value-type="float" office:value="-0.8137334712" calcext:value-type="float">
            <text:p>-0.8137334712</text:p>
          </table:table-cell>
          <table:table-cell office:value-type="float" office:value="0.5812381937" calcext:value-type="float">
            <text:p>0.5812381937</text:p>
          </table:table-cell>
          <table:table-cell office:value-type="float" office:value="277.884082067" calcext:value-type="float">
            <text:p>277.884082067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277.884082067" calcext:value-type="float">
            <text:p>277.884082067</text:p>
          </table:table-cell>
          <table:table-cell office:value-type="float" office:value="1" calcext:value-type="float">
            <text:p>1</text:p>
          </table:table-cell>
          <table:table-cell office:value-type="float" office:value="512.693877551" calcext:value-type="float">
            <text:p>512.6938775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43]))" office:value-type="float" office:value="3.68062217051852" calcext:value-type="float">
            <text:p>3.68062217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ow</text:p>
          </table:table-cell>
          <table:table-cell office:value-type="float" office:value="-0.894427191" calcext:value-type="float">
            <text:p>-0.894427191</text:p>
          </table:table-cell>
          <table:table-cell office:value-type="float" office:value="0.4472135955" calcext:value-type="float">
            <text:p>0.4472135955</text:p>
          </table:table-cell>
          <table:table-cell office:value-type="float" office:value="177.1327186039" calcext:value-type="float">
            <text:p>177.1327186039</text:p>
          </table:table-cell>
          <table:table-cell office:value-type="float" office:value="0.4434483364" calcext:value-type="float">
            <text:p>0.4434483364</text:p>
          </table:table-cell>
          <table:table-cell office:value-type="float" office:value="119.6327714299" calcext:value-type="float">
            <text:p>119.6327714299</text:p>
          </table:table-cell>
          <table:table-cell office:value-type="float" office:value="0.7857378783" calcext:value-type="float">
            <text:p>0.7857378783</text:p>
          </table:table-cell>
          <table:table-cell office:value-type="float" office:value="-0.6185596063" calcext:value-type="float">
            <text:p>-0.6185596063</text:p>
          </table:table-cell>
          <table:table-cell office:value-type="float" office:value="304.2361108072" calcext:value-type="float">
            <text:p>304.2361108072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6.8771929825" calcext:value-type="float">
            <text:p>516.87719298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44]))" office:value-type="float" office:value="19.5922818921824" calcext:value-type="float">
            <text:p>19.59228189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ow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248.7930867207" calcext:value-type="float">
            <text:p>248.7930867207</text:p>
          </table:table-cell>
          <table:table-cell office:value-type="float" office:value="0.6829014641" calcext:value-type="float">
            <text:p>0.6829014641</text:p>
          </table:table-cell>
          <table:table-cell office:value-type="float" office:value="155.6663097783" calcext:value-type="float">
            <text:p>155.6663097783</text:p>
          </table:table-cell>
          <table:table-cell office:value-type="float" office:value="0.9379036492" calcext:value-type="float">
            <text:p>0.9379036492</text:p>
          </table:table-cell>
          <table:table-cell office:value-type="float" office:value="-0.3468958703" calcext:value-type="float">
            <text:p>-0.3468958703</text:p>
          </table:table-cell>
          <table:table-cell office:value-type="float" office:value="560.1155094122" calcext:value-type="float">
            <text:p>560.1155094122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3.0543478261" calcext:value-type="float">
            <text:p>583.05434782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45]))" office:value-type="float" office:value="5.87262828376529" calcext:value-type="float">
            <text:p>5.87262828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r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96.3109777878" calcext:value-type="float">
            <text:p>196.3109777878</text:p>
          </table:table-cell>
          <table:table-cell office:value-type="float" office:value="0.6771275725" calcext:value-type="float">
            <text:p>0.6771275725</text:p>
          </table:table-cell>
          <table:table-cell office:value-type="float" office:value="22.825424421" calcext:value-type="float">
            <text:p>22.825424421</text:p>
          </table:table-cell>
          <table:table-cell office:value-type="float" office:value="0.4819187498" calcext:value-type="float">
            <text:p>0.4819187498</text:p>
          </table:table-cell>
          <table:table-cell office:value-type="float" office:value="-0.8762159087" calcext:value-type="float">
            <text:p>-0.8762159087</text:p>
          </table:table-cell>
          <table:table-cell office:value-type="float" office:value="692.2413676354" calcext:value-type="float">
            <text:p>692.2413676354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5.4109589041" calcext:value-type="float">
            <text:p>545.41095890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46]))" office:value-type="float" office:value="6.20344790381134" calcext:value-type="float">
            <text:p>6.20344790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us</text:p>
          </table:table-cell>
          <table:table-cell office:value-type="float" office:value="0.316227766" calcext:value-type="float">
            <text:p>0.316227766</text:p>
          </table:table-cell>
          <table:table-cell office:value-type="float" office:value="-0.9486832981" calcext:value-type="float">
            <text:p>-0.9486832981</text:p>
          </table:table-cell>
          <table:table-cell office:value-type="float" office:value="181.8378398464" calcext:value-type="float">
            <text:p>181.8378398464</text:p>
          </table:table-cell>
          <table:table-cell office:value-type="float" office:value="0.7503930131" calcext:value-type="float">
            <text:p>0.7503930131</text:p>
          </table:table-cell>
          <table:table-cell office:value-type="float" office:value="84.5990543682" calcext:value-type="float">
            <text:p>84.5990543682</text:p>
          </table:table-cell>
          <table:table-cell office:value-type="float" office:value="0.874714269" calcext:value-type="float">
            <text:p>0.874714269</text:p>
          </table:table-cell>
          <table:table-cell office:value-type="float" office:value="0.4846389869" calcext:value-type="float">
            <text:p>0.4846389869</text:p>
          </table:table-cell>
          <table:table-cell office:value-type="float" office:value="276.8824327512" calcext:value-type="float">
            <text:p>276.8824327512</text:p>
          </table:table-cell>
          <table:table-cell office:value-type="float" office:value="-4.7711448031" calcext:value-type="float">
            <text:p>-4.7711448031</text:p>
          </table:table-cell>
          <table:table-cell office:value-type="float" office:value="7.8374347005" calcext:value-type="float">
            <text:p>7.8374347005</text:p>
          </table:table-cell>
          <table:table-cell office:value-type="float" office:value="6.7450913225" calcext:value-type="float">
            <text:p>6.7450913225</text:p>
          </table:table-cell>
          <table:table-cell office:value-type="float" office:value="276.8824327512" calcext:value-type="float">
            <text:p>276.8824327512</text:p>
          </table:table-cell>
          <table:table-cell office:value-type="float" office:value="1" calcext:value-type="float">
            <text:p>1</text:p>
          </table:table-cell>
          <table:table-cell office:value-type="float" office:value="410.1212121212" calcext:value-type="float">
            <text:p>410.1212121212</text:p>
          </table:table-cell>
          <table:table-cell office:value-type="float" office:value="2" calcext:value-type="float">
            <text:p>2</text:p>
          </table:table-cell>
          <table:table-cell office:value-type="float" office:value="1290.9433457046" calcext:value-type="float">
            <text:p>1290.9433457046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8.1070648714" calcext:value-type="float">
            <text:p>-108.1070648714</text:p>
          </table:table-cell>
          <table:table-cell table:formula="of:=ABS(45 - DEGREES([.H247]))" office:value-type="float" office:value="2.0056473732649" calcext:value-type="float">
            <text:p>2.00564737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</text:p>
          </table:table-cell>
          <table:table-cell office:value-type="float" office:value="0.4472135955" calcext:value-type="float">
            <text:p>0.4472135955</text:p>
          </table:table-cell>
          <table:table-cell office:value-type="float" office:value="0.894427191" calcext:value-type="float">
            <text:p>0.894427191</text:p>
          </table:table-cell>
          <table:table-cell office:value-type="float" office:value="160.7015867999" calcext:value-type="float">
            <text:p>160.7015867999</text:p>
          </table:table-cell>
          <table:table-cell office:value-type="float" office:value="0.8338184368" calcext:value-type="float">
            <text:p>0.8338184368</text:p>
          </table:table-cell>
          <table:table-cell office:value-type="float" office:value="84.0238061504" calcext:value-type="float">
            <text:p>84.0238061504</text:p>
          </table:table-cell>
          <table:table-cell office:value-type="float" office:value="0.7854916722" calcext:value-type="float">
            <text:p>0.7854916722</text:p>
          </table:table-cell>
          <table:table-cell office:value-type="float" office:value="0.6188722266" calcext:value-type="float">
            <text:p>0.6188722266</text:p>
          </table:table-cell>
          <table:table-cell office:value-type="float" office:value="234.1114424802" calcext:value-type="float">
            <text:p>234.1114424802</text:p>
          </table:table-cell>
          <table:table-cell office:value-type="float" office:value="-2.3561944902" calcext:value-type="float">
            <text:p>-2.3561944902</text:p>
          </table:table-cell>
          <table:table-cell office:value-type="float" office:value="3.9726699969" calcext:value-type="float">
            <text:p>3.9726699969</text:p>
          </table:table-cell>
          <table:table-cell office:value-type="float" office:value="2.0132830473" calcext:value-type="float">
            <text:p>2.0132830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2.3928571429" calcext:value-type="float">
            <text:p>442.3928571429</text:p>
          </table:table-cell>
          <table:table-cell office:value-type="float" office:value="2" calcext:value-type="float">
            <text:p>2</text:p>
          </table:table-cell>
          <table:table-cell office:value-type="float" office:value="74.474027183" calcext:value-type="float">
            <text:p>74.474027183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.4676934674" calcext:value-type="float">
            <text:p>-100.4676934674</text:p>
          </table:table-cell>
          <table:table-cell table:formula="of:=ABS(45 - DEGREES([.H248]))" office:value-type="float" office:value="2.77427730883577" calcext:value-type="float">
            <text:p>2.77427730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3.2763283623" calcext:value-type="float">
            <text:p>103.2763283623</text:p>
          </table:table-cell>
          <table:table-cell office:value-type="float" office:value="0.8127885719" calcext:value-type="float">
            <text:p>0.8127885719</text:p>
          </table:table-cell>
          <table:table-cell office:value-type="float" office:value="48.2597140481" calcext:value-type="float">
            <text:p>48.2597140481</text:p>
          </table:table-cell>
          <table:table-cell office:value-type="float" office:value="-0.9946184089" calcext:value-type="float">
            <text:p>-0.9946184089</text:p>
          </table:table-cell>
          <table:table-cell office:value-type="float" office:value="0.1036060843" calcext:value-type="float">
            <text:p>0.1036060843</text:p>
          </table:table-cell>
          <table:table-cell office:value-type="float" office:value="263.7097955014" calcext:value-type="float">
            <text:p>263.7097955014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7.0277777778" calcext:value-type="float">
            <text:p>427.02777777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49]))" office:value-type="float" office:value="1.56935480633546" calcext:value-type="float">
            <text:p>1.56935480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ow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16.1781672602" calcext:value-type="float">
            <text:p>216.1781672602</text:p>
          </table:table-cell>
          <table:table-cell office:value-type="float" office:value="0.3641848025" calcext:value-type="float">
            <text:p>0.3641848025</text:p>
          </table:table-cell>
          <table:table-cell office:value-type="float" office:value="202.6079958935" calcext:value-type="float">
            <text:p>202.6079958935</text:p>
          </table:table-cell>
          <table:table-cell office:value-type="float" office:value="0.962449676" calcext:value-type="float">
            <text:p>0.962449676</text:p>
          </table:table-cell>
          <table:table-cell office:value-type="float" office:value="-0.271460165" calcext:value-type="float">
            <text:p>-0.271460165</text:p>
          </table:table-cell>
          <table:table-cell office:value-type="float" office:value="421.8357837251" calcext:value-type="float">
            <text:p>421.8357837251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2.3389830508" calcext:value-type="float">
            <text:p>492.33898305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50]))" office:value-type="float" office:value="24.1337478539446" calcext:value-type="float">
            <text:p>24.13374785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r</text:p>
          </table:table-cell>
          <table:table-cell office:value-type="float" office:value="0.894427191" calcext:value-type="float">
            <text:p>0.894427191</text:p>
          </table:table-cell>
          <table:table-cell office:value-type="float" office:value="-0.4472135955" calcext:value-type="float">
            <text:p>-0.4472135955</text:p>
          </table:table-cell>
          <table:table-cell office:value-type="float" office:value="193.9123513343" calcext:value-type="float">
            <text:p>193.9123513343</text:p>
          </table:table-cell>
          <table:table-cell office:value-type="float" office:value="0.6094585379" calcext:value-type="float">
            <text:p>0.6094585379</text:p>
          </table:table-cell>
          <table:table-cell office:value-type="float" office:value="31.4006369362" calcext:value-type="float">
            <text:p>31.4006369362</text:p>
          </table:table-cell>
          <table:table-cell office:value-type="float" office:value="0.1592324388" calcext:value-type="float">
            <text:p>0.1592324388</text:p>
          </table:table-cell>
          <table:table-cell office:value-type="float" office:value="-0.9872411207" calcext:value-type="float">
            <text:p>-0.9872411207</text:p>
          </table:table-cell>
          <table:table-cell office:value-type="float" office:value="661.1487355333" calcext:value-type="float">
            <text:p>661.1487355333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1.6111111111" calcext:value-type="float">
            <text:p>481.611111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51]))" office:value-type="float" office:value="10.0805979901161" calcext:value-type="float">
            <text:p>10.08059799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iangle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153.6391877094" calcext:value-type="float">
            <text:p>153.6391877094</text:p>
          </table:table-cell>
          <table:table-cell office:value-type="float" office:value="0.7347502711" calcext:value-type="float">
            <text:p>0.7347502711</text:p>
          </table:table-cell>
          <table:table-cell office:value-type="float" office:value="35.8050275799" calcext:value-type="float">
            <text:p>35.8050275799</text:p>
          </table:table-cell>
          <table:table-cell office:value-type="float" office:value="-0.8099421215" calcext:value-type="float">
            <text:p>-0.8099421215</text:p>
          </table:table-cell>
          <table:table-cell office:value-type="float" office:value="0.5865098122" calcext:value-type="float">
            <text:p>0.5865098122</text:p>
          </table:table-cell>
          <table:table-cell office:value-type="float" office:value="345.9634419613" calcext:value-type="float">
            <text:p>345.9634419613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.4" calcext:value-type="float">
            <text:p>456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52]))" office:value-type="float" office:value="2.90191046987694" calcext:value-type="float">
            <text:p>2.901910469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ow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68.6090151801" calcext:value-type="float">
            <text:p>168.6090151801</text:p>
          </table:table-cell>
          <table:table-cell office:value-type="float" office:value="0.4742572905" calcext:value-type="float">
            <text:p>0.4742572905</text:p>
          </table:table-cell>
          <table:table-cell office:value-type="float" office:value="87.0976463517" calcext:value-type="float">
            <text:p>87.0976463517</text:p>
          </table:table-cell>
          <table:table-cell office:value-type="float" office:value="0.9759161534" calcext:value-type="float">
            <text:p>0.9759161534</text:p>
          </table:table-cell>
          <table:table-cell office:value-type="float" office:value="-0.2181459637" calcext:value-type="float">
            <text:p>-0.2181459637</text:p>
          </table:table-cell>
          <table:table-cell office:value-type="float" office:value="382.8614973685" calcext:value-type="float">
            <text:p>382.8614973685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5.4576271186" calcext:value-type="float">
            <text:p>405.45762711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53]))" office:value-type="float" office:value="17.8270588510402" calcext:value-type="float">
            <text:p>17.82705885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4.1036257978" calcext:value-type="float">
            <text:p>164.1036257978</text:p>
          </table:table-cell>
          <table:table-cell office:value-type="float" office:value="0.759541858" calcext:value-type="float">
            <text:p>0.759541858</text:p>
          </table:table-cell>
          <table:table-cell office:value-type="float" office:value="90.68627239" calcext:value-type="float">
            <text:p>90.68627239</text:p>
          </table:table-cell>
          <table:table-cell office:value-type="float" office:value="0.6616216371" calcext:value-type="float">
            <text:p>0.6616216371</text:p>
          </table:table-cell>
          <table:table-cell office:value-type="float" office:value="0.7498378554" calcext:value-type="float">
            <text:p>0.7498378554</text:p>
          </table:table-cell>
          <table:table-cell office:value-type="float" office:value="239.7085040663" calcext:value-type="float">
            <text:p>239.7085040663</text:p>
          </table:table-cell>
          <table:table-cell office:value-type="float" office:value="-1.8925468812" calcext:value-type="float">
            <text:p>-1.8925468812</text:p>
          </table:table-cell>
          <table:table-cell office:value-type="float" office:value="4.0800946432" calcext:value-type="float">
            <text:p>4.0800946432</text:p>
          </table:table-cell>
          <table:table-cell office:value-type="float" office:value="1.9758283609" calcext:value-type="float">
            <text:p>1.9758283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.3448275862" calcext:value-type="float">
            <text:p>369.34482758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54]))" office:value-type="float" office:value="1.48145717307511" calcext:value-type="float">
            <text:p>1.4814571731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Triangle</text:p>
          </table:table-cell>
          <table:table-cell office:value-type="float" office:value="0.894427191" calcext:value-type="float">
            <text:p>0.894427191</text:p>
          </table:table-cell>
          <table:table-cell office:value-type="float" office:value="-0.4472135955" calcext:value-type="float">
            <text:p>-0.4472135955</text:p>
          </table:table-cell>
          <table:table-cell office:value-type="float" office:value="131.5028516801" calcext:value-type="float">
            <text:p>131.5028516801</text:p>
          </table:table-cell>
          <table:table-cell office:value-type="float" office:value="0.6830542899" calcext:value-type="float">
            <text:p>0.6830542899</text:p>
          </table:table-cell>
          <table:table-cell office:value-type="float" office:value="20.2237484162" calcext:value-type="float">
            <text:p>20.2237484162</text:p>
          </table:table-cell>
          <table:table-cell office:value-type="float" office:value="0.1483404529" calcext:value-type="float">
            <text:p>0.1483404529</text:p>
          </table:table-cell>
          <table:table-cell office:value-type="float" office:value="-0.9889363529" calcext:value-type="float">
            <text:p>-0.9889363529</text:p>
          </table:table-cell>
          <table:table-cell office:value-type="float" office:value="307.0822333502" calcext:value-type="float">
            <text:p>307.0822333502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5.2857142857" calcext:value-type="float">
            <text:p>455.28571428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55]))" office:value-type="float" office:value="5.86387201042459" calcext:value-type="float">
            <text:p>5.863872010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r</text:p>
          </table:table-cell>
          <table:table-cell office:value-type="float" office:value="0.5547001962" calcext:value-type="float">
            <text:p>0.5547001962</text:p>
          </table:table-cell>
          <table:table-cell office:value-type="float" office:value="-0.8320502943" calcext:value-type="float">
            <text:p>-0.8320502943</text:p>
          </table:table-cell>
          <table:table-cell office:value-type="float" office:value="152.8201557387" calcext:value-type="float">
            <text:p>152.8201557387</text:p>
          </table:table-cell>
          <table:table-cell office:value-type="float" office:value="0.5898174836" calcext:value-type="float">
            <text:p>0.5898174836</text:p>
          </table:table-cell>
          <table:table-cell office:value-type="float" office:value="17.0880074906" calcext:value-type="float">
            <text:p>17.0880074906</text:p>
          </table:table-cell>
          <table:table-cell office:value-type="float" office:value="-0.3511234416" calcext:value-type="float">
            <text:p>-0.3511234416</text:p>
          </table:table-cell>
          <table:table-cell office:value-type="float" office:value="-0.9363291776" calcext:value-type="float">
            <text:p>-0.9363291776</text:p>
          </table:table-cell>
          <table:table-cell office:value-type="float" office:value="571.4017272621" calcext:value-type="float">
            <text:p>571.4017272621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1.5714285714" calcext:value-type="float">
            <text:p>401.57142857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56]))" office:value-type="float" office:value="11.2059475066934" calcext:value-type="float">
            <text:p>11.205947506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rcl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48.5193590075" calcext:value-type="float">
            <text:p>148.5193590075</text:p>
          </table:table-cell>
          <table:table-cell office:value-type="float" office:value="0.7663528474" calcext:value-type="float">
            <text:p>0.7663528474</text:p>
          </table:table-cell>
          <table:table-cell office:value-type="float" office:value="33.2415402772" calcext:value-type="float">
            <text:p>33.2415402772</text:p>
          </table:table-cell>
          <table:table-cell office:value-type="float" office:value="-0.6919053632" calcext:value-type="float">
            <text:p>-0.6919053632</text:p>
          </table:table-cell>
          <table:table-cell office:value-type="float" office:value="0.7219882051" calcext:value-type="float">
            <text:p>0.7219882051</text:p>
          </table:table-cell>
          <table:table-cell office:value-type="float" office:value="339.41925099" calcext:value-type="float">
            <text:p>339.41925099</text:p>
          </table:table-cell>
          <table:table-cell table:number-columns-repeated="2" office:value-type="float" office:value="7.0685834706" calcext:value-type="float">
            <text:p>7.0685834706</text:p>
          </table:table-cell>
          <table:table-cell office:value-type="float" office:value="2.0128196014" calcext:value-type="float">
            <text:p>2.0128196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2.7428571429" calcext:value-type="float">
            <text:p>462.74285714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57]))" office:value-type="float" office:value="1.09121622614678" calcext:value-type="float">
            <text:p>1.091216226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r</text:p>
          </table:table-cell>
          <table:table-cell office:value-type="float" office:value="0.894427191" calcext:value-type="float">
            <text:p>0.894427191</text:p>
          </table:table-cell>
          <table:table-cell office:value-type="float" office:value="-0.4472135955" calcext:value-type="float">
            <text:p>-0.4472135955</text:p>
          </table:table-cell>
          <table:table-cell office:value-type="float" office:value="131.8256424221" calcext:value-type="float">
            <text:p>131.8256424221</text:p>
          </table:table-cell>
          <table:table-cell office:value-type="float" office:value="0.6237768082" calcext:value-type="float">
            <text:p>0.6237768082</text:p>
          </table:table-cell>
          <table:table-cell office:value-type="float" office:value="7.6157731059" calcext:value-type="float">
            <text:p>7.6157731059</text:p>
          </table:table-cell>
          <table:table-cell office:value-type="float" office:value="-0.91914503" calcext:value-type="float">
            <text:p>-0.91914503</text:p>
          </table:table-cell>
          <table:table-cell office:value-type="float" office:value="-0.3939192986" calcext:value-type="float">
            <text:p>-0.3939192986</text:p>
          </table:table-cell>
          <table:table-cell office:value-type="float" office:value="539.478187487" calcext:value-type="float">
            <text:p>539.478187487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539.478187487" calcext:value-type="float">
            <text:p>539.478187487</text:p>
          </table:table-cell>
          <table:table-cell office:value-type="float" office:value="1" calcext:value-type="float">
            <text:p>1</text:p>
          </table:table-cell>
          <table:table-cell office:value-type="float" office:value="444.2820512821" calcext:value-type="float">
            <text:p>444.28205128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58]))" office:value-type="float" office:value="9.26022153199856" calcext:value-type="float">
            <text:p>9.26022153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r</text:p>
          </table:table-cell>
          <table:table-cell office:value-type="float" office:value="0.242535625" calcext:value-type="float">
            <text:p>0.242535625</text:p>
          </table:table-cell>
          <table:table-cell office:value-type="float" office:value="-0.9701425001" calcext:value-type="float">
            <text:p>-0.9701425001</text:p>
          </table:table-cell>
          <table:table-cell office:value-type="float" office:value="209.9761891263" calcext:value-type="float">
            <text:p>209.9761891263</text:p>
          </table:table-cell>
          <table:table-cell office:value-type="float" office:value="0.6025326245" calcext:value-type="float">
            <text:p>0.6025326245</text:p>
          </table:table-cell>
          <table:table-cell office:value-type="float" office:value="36.0693775937" calcext:value-type="float">
            <text:p>36.0693775937</text:p>
          </table:table-cell>
          <table:table-cell office:value-type="float" office:value="0.7208330649" calcext:value-type="float">
            <text:p>0.7208330649</text:p>
          </table:table-cell>
          <table:table-cell office:value-type="float" office:value="-0.6931087163" calcext:value-type="float">
            <text:p>-0.6931087163</text:p>
          </table:table-cell>
          <table:table-cell office:value-type="float" office:value="703.4697991891" calcext:value-type="float">
            <text:p>703.4697991891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703.4697991891" calcext:value-type="float">
            <text:p>703.4697991891</text:p>
          </table:table-cell>
          <table:table-cell office:value-type="float" office:value="1" calcext:value-type="float">
            <text:p>1</text:p>
          </table:table-cell>
          <table:table-cell office:value-type="float" office:value="530.9428571429" calcext:value-type="float">
            <text:p>530.94285714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59]))" office:value-type="float" office:value="10.4774235972092" calcext:value-type="float">
            <text:p>10.47742359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ow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207.465659809" calcext:value-type="float">
            <text:p>207.465659809</text:p>
          </table:table-cell>
          <table:table-cell office:value-type="float" office:value="0.4010943362" calcext:value-type="float">
            <text:p>0.4010943362</text:p>
          </table:table-cell>
          <table:table-cell office:value-type="float" office:value="129.0155029444" calcext:value-type="float">
            <text:p>129.0155029444</text:p>
          </table:table-cell>
          <table:table-cell office:value-type="float" office:value="0.9998798366" calcext:value-type="float">
            <text:p>0.9998798366</text:p>
          </table:table-cell>
          <table:table-cell office:value-type="float" office:value="0.015502013" calcext:value-type="float">
            <text:p>0.015502013</text:p>
          </table:table-cell>
          <table:table-cell office:value-type="float" office:value="469.7972634819" calcext:value-type="float">
            <text:p>469.7972634819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469.7972634819" calcext:value-type="float">
            <text:p>469.7972634819</text:p>
          </table:table-cell>
          <table:table-cell office:value-type="float" office:value="1" calcext:value-type="float">
            <text:p>1</text:p>
          </table:table-cell>
          <table:table-cell office:value-type="float" office:value="484.537037037" calcext:value-type="float">
            <text:p>484.5370370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60]))" office:value-type="float" office:value="22.0189873491387" calcext:value-type="float">
            <text:p>22.01898734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79.9611069092" calcext:value-type="float">
            <text:p>179.9611069092</text:p>
          </table:table-cell>
          <table:table-cell office:value-type="float" office:value="0.7224891574" calcext:value-type="float">
            <text:p>0.7224891574</text:p>
          </table:table-cell>
          <table:table-cell office:value-type="float" office:value="49.040799341" calcext:value-type="float">
            <text:p>49.040799341</text:p>
          </table:table-cell>
          <table:table-cell office:value-type="float" office:value="-0.9991680531" calcext:value-type="float">
            <text:p>-0.9991680531</text:p>
          </table:table-cell>
          <table:table-cell office:value-type="float" office:value="0.0407823695" calcext:value-type="float">
            <text:p>0.0407823695</text:p>
          </table:table-cell>
          <table:table-cell office:value-type="float" office:value="443.5719550344" calcext:value-type="float">
            <text:p>443.5719550344</text:p>
          </table:table-cell>
          <table:table-cell table:number-columns-repeated="2" office:value-type="float" office:value="7.2659790304" calcext:value-type="float">
            <text:p>7.2659790304</text:p>
          </table:table-cell>
          <table:table-cell office:value-type="float" office:value="1.7729181629" calcext:value-type="float">
            <text:p>1.7729181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3.1315789474" calcext:value-type="float">
            <text:p>543.1315789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61]))" office:value-type="float" office:value="3.60442053701696" calcext:value-type="float">
            <text:p>3.6044205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ow</text:p>
          </table:table-cell>
          <table:table-cell office:value-type="float" office:value="-0.894427191" calcext:value-type="float">
            <text:p>-0.894427191</text:p>
          </table:table-cell>
          <table:table-cell office:value-type="float" office:value="0.4472135955" calcext:value-type="float">
            <text:p>0.4472135955</text:p>
          </table:table-cell>
          <table:table-cell office:value-type="float" office:value="219.1460700081" calcext:value-type="float">
            <text:p>219.1460700081</text:p>
          </table:table-cell>
          <table:table-cell office:value-type="float" office:value="0.4534438815" calcext:value-type="float">
            <text:p>0.4534438815</text:p>
          </table:table-cell>
          <table:table-cell office:value-type="float" office:value="142.4148868623" calcext:value-type="float">
            <text:p>142.4148868623</text:p>
          </table:table-cell>
          <table:table-cell office:value-type="float" office:value="0.9760215597" calcext:value-type="float">
            <text:p>0.9760215597</text:p>
          </table:table-cell>
          <table:table-cell office:value-type="float" office:value="-0.217673873" calcext:value-type="float">
            <text:p>-0.217673873</text:p>
          </table:table-cell>
          <table:table-cell office:value-type="float" office:value="484.8785675047" calcext:value-type="float">
            <text:p>484.8785675047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484.8785675047" calcext:value-type="float">
            <text:p>484.8785675047</text:p>
          </table:table-cell>
          <table:table-cell office:value-type="float" office:value="1" calcext:value-type="float">
            <text:p>1</text:p>
          </table:table-cell>
          <table:table-cell office:value-type="float" office:value="487.6785714286" calcext:value-type="float">
            <text:p>487.67857142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62]))" office:value-type="float" office:value="19.0195793440198" calcext:value-type="float">
            <text:p>19.0195793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l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1.6397533581" calcext:value-type="float">
            <text:p>181.6397533581</text:p>
          </table:table-cell>
          <table:table-cell office:value-type="float" office:value="0.9063731612" calcext:value-type="float">
            <text:p>0.9063731612</text:p>
          </table:table-cell>
          <table:table-cell office:value-type="float" office:value="81.4984662432" calcext:value-type="float">
            <text:p>81.4984662432</text:p>
          </table:table-cell>
          <table:table-cell office:value-type="float" office:value="0.9938837347" calcext:value-type="float">
            <text:p>0.9938837347</text:p>
          </table:table-cell>
          <table:table-cell office:value-type="float" office:value="-0.1104315261" calcext:value-type="float">
            <text:p>-0.1104315261</text:p>
          </table:table-cell>
          <table:table-cell office:value-type="float" office:value="278.1821592808" calcext:value-type="float">
            <text:p>278.1821592808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0.375" calcext:value-type="float">
            <text:p>360.3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63]))" office:value-type="float" office:value="6.93135680069062" calcext:value-type="float">
            <text:p>6.93135680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213.8059868198" calcext:value-type="float">
            <text:p>213.8059868198</text:p>
          </table:table-cell>
          <table:table-cell office:value-type="float" office:value="0.6360176189" calcext:value-type="float">
            <text:p>0.6360176189</text:p>
          </table:table-cell>
          <table:table-cell office:value-type="float" office:value="16.4012194669" calcext:value-type="float">
            <text:p>16.4012194669</text:p>
          </table:table-cell>
          <table:table-cell office:value-type="float" office:value="0.6097107608" calcext:value-type="float">
            <text:p>0.6097107608</text:p>
          </table:table-cell>
          <table:table-cell office:value-type="float" office:value="-0.7926239891" calcext:value-type="float">
            <text:p>-0.7926239891</text:p>
          </table:table-cell>
          <table:table-cell office:value-type="float" office:value="750.6706575689" calcext:value-type="float">
            <text:p>750.6706575689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750.6706575689" calcext:value-type="float">
            <text:p>750.6706575689</text:p>
          </table:table-cell>
          <table:table-cell office:value-type="float" office:value="1" calcext:value-type="float">
            <text:p>1</text:p>
          </table:table-cell>
          <table:table-cell office:value-type="float" office:value="479.7402597403" calcext:value-type="float">
            <text:p>479.74025974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64]))" office:value-type="float" office:value="8.55887474106999" calcext:value-type="float">
            <text:p>8.55887474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rcl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64.657219702" calcext:value-type="float">
            <text:p>164.657219702</text:p>
          </table:table-cell>
          <table:table-cell office:value-type="float" office:value="0.6994038722" calcext:value-type="float">
            <text:p>0.6994038722</text:p>
          </table:table-cell>
          <table:table-cell office:value-type="float" office:value="39.8120584748" calcext:value-type="float">
            <text:p>39.8120584748</text:p>
          </table:table-cell>
          <table:table-cell office:value-type="float" office:value="-0.9042486467" calcext:value-type="float">
            <text:p>-0.9042486467</text:p>
          </table:table-cell>
          <table:table-cell office:value-type="float" office:value="0.4270063054" calcext:value-type="float">
            <text:p>0.4270063054</text:p>
          </table:table-cell>
          <table:table-cell office:value-type="float" office:value="394.6197762963" calcext:value-type="float">
            <text:p>394.6197762963</text:p>
          </table:table-cell>
          <table:table-cell table:number-columns-repeated="2" office:value-type="float" office:value="8.6393797974" calcext:value-type="float">
            <text:p>8.6393797974</text:p>
          </table:table-cell>
          <table:table-cell office:value-type="float" office:value="3.766340362" calcext:value-type="float">
            <text:p>3.766340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4.0789473684" calcext:value-type="float">
            <text:p>504.07894736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65]))" office:value-type="float" office:value="4.92710994783279" calcext:value-type="float">
            <text:p>4.92710994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iang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6.5032188397" calcext:value-type="float">
            <text:p>116.5032188397</text:p>
          </table:table-cell>
          <table:table-cell office:value-type="float" office:value="0.5713374798" calcext:value-type="float">
            <text:p>0.57133747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2.654917881" calcext:value-type="float">
            <text:p>252.654917881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252.654917881" calcext:value-type="float">
            <text:p>252.654917881</text:p>
          </table:table-cell>
          <table:table-cell office:value-type="float" office:value="1" calcext:value-type="float">
            <text:p>1</text:p>
          </table:table-cell>
          <table:table-cell office:value-type="float" office:value="508.3230769231" calcext:value-type="float">
            <text:p>508.32307692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66]))" office:value-type="float" office:value="12.2647737298191" calcext:value-type="float">
            <text:p>12.26477372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9.5299193237" calcext:value-type="float">
            <text:p>129.5299193237</text:p>
          </table:table-cell>
          <table:table-cell office:value-type="float" office:value="0.5987088326" calcext:value-type="float">
            <text:p>0.5987088326</text:p>
          </table:table-cell>
          <table:table-cell office:value-type="float" office:value="65.4599113962" calcext:value-type="float">
            <text:p>65.4599113962</text:p>
          </table:table-cell>
          <table:table-cell office:value-type="float" office:value="0.8249323723" calcext:value-type="float">
            <text:p>0.8249323723</text:p>
          </table:table-cell>
          <table:table-cell office:value-type="float" office:value="0.5652314403" calcext:value-type="float">
            <text:p>0.5652314403</text:p>
          </table:table-cell>
          <table:table-cell office:value-type="float" office:value="187.2256489913" calcext:value-type="float">
            <text:p>187.2256489913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1.7666666667" calcext:value-type="float">
            <text:p>381.76666666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67]))" office:value-type="float" office:value="10.6965107348155" calcext:value-type="float">
            <text:p>10.69651073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ow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194.0953373989" calcext:value-type="float">
            <text:p>194.0953373989</text:p>
          </table:table-cell>
          <table:table-cell office:value-type="float" office:value="0.4705599413" calcext:value-type="float">
            <text:p>0.4705599413</text:p>
          </table:table-cell>
          <table:table-cell office:value-type="float" office:value="129.0968628589" calcext:value-type="float">
            <text:p>129.0968628589</text:p>
          </table:table-cell>
          <table:table-cell office:value-type="float" office:value="0.9372807156" calcext:value-type="float">
            <text:p>0.9372807156</text:p>
          </table:table-cell>
          <table:table-cell office:value-type="float" office:value="-0.3485754727" calcext:value-type="float">
            <text:p>-0.3485754727</text:p>
          </table:table-cell>
          <table:table-cell office:value-type="float" office:value="422.2113042615" calcext:value-type="float">
            <text:p>422.2113042615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6.7321428571" calcext:value-type="float">
            <text:p>486.73214285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68]))" office:value-type="float" office:value="18.0389013555862" calcext:value-type="float">
            <text:p>18.03890135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r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01.4000993048" calcext:value-type="float">
            <text:p>201.4000993048</text:p>
          </table:table-cell>
          <table:table-cell office:value-type="float" office:value="0.6444941571" calcext:value-type="float">
            <text:p>0.6444941571</text:p>
          </table:table-cell>
          <table:table-cell office:value-type="float" office:value="41.0487515035" calcext:value-type="float">
            <text:p>41.0487515035</text:p>
          </table:table-cell>
          <table:table-cell office:value-type="float" office:value="0.8282834131" calcext:value-type="float">
            <text:p>0.8282834131</text:p>
          </table:table-cell>
          <table:table-cell office:value-type="float" office:value="-0.5603093677" calcext:value-type="float">
            <text:p>-0.5603093677</text:p>
          </table:table-cell>
          <table:table-cell office:value-type="float" office:value="670.967417871" calcext:value-type="float">
            <text:p>670.967417871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670.967417871" calcext:value-type="float">
            <text:p>670.967417871</text:p>
          </table:table-cell>
          <table:table-cell office:value-type="float" office:value="1" calcext:value-type="float">
            <text:p>1</text:p>
          </table:table-cell>
          <table:table-cell office:value-type="float" office:value="431.7974683544" calcext:value-type="float">
            <text:p>431.79746835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69]))" office:value-type="float" office:value="8.07320487732856" calcext:value-type="float">
            <text:p>8.07320487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l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48.2733961303" calcext:value-type="float">
            <text:p>148.2733961303</text:p>
          </table:table-cell>
          <table:table-cell office:value-type="float" office:value="0.7042371269" calcext:value-type="float">
            <text:p>0.7042371269</text:p>
          </table:table-cell>
          <table:table-cell office:value-type="float" office:value="55.0726792521" calcext:value-type="float">
            <text:p>55.0726792521</text:p>
          </table:table-cell>
          <table:table-cell office:value-type="float" office:value="-0.8715755371" calcext:value-type="float">
            <text:p>-0.8715755371</text:p>
          </table:table-cell>
          <table:table-cell office:value-type="float" office:value="0.4902612396" calcext:value-type="float">
            <text:p>0.4902612396</text:p>
          </table:table-cell>
          <table:table-cell office:value-type="float" office:value="359.8987459792" calcext:value-type="float">
            <text:p>359.8987459792</text:p>
          </table:table-cell>
          <table:table-cell office:value-type="float" office:value="8.4419842375" calcext:value-type="float">
            <text:p>8.4419842375</text:p>
          </table:table-cell>
          <table:table-cell office:value-type="float" office:value="8.4606752821" calcext:value-type="float">
            <text:p>8.4606752821</text:p>
          </table:table-cell>
          <table:table-cell office:value-type="float" office:value="2.8892813422" calcext:value-type="float">
            <text:p>2.8892813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1.2702702703" calcext:value-type="float">
            <text:p>451.27027027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70]))" office:value-type="float" office:value="4.65018485221102" calcext:value-type="float">
            <text:p>4.65018485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ar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66.4001201923" calcext:value-type="float">
            <text:p>166.4001201923</text:p>
          </table:table-cell>
          <table:table-cell office:value-type="float" office:value="0.6447030313" calcext:value-type="float">
            <text:p>0.6447030313</text:p>
          </table:table-cell>
          <table:table-cell office:value-type="float" office:value="25.079872408" calcext:value-type="float">
            <text:p>25.079872408</text:p>
          </table:table-cell>
          <table:table-cell office:value-type="float" office:value="0.9170700563" calcext:value-type="float">
            <text:p>0.9170700563</text:p>
          </table:table-cell>
          <table:table-cell office:value-type="float" office:value="-0.3987261114" calcext:value-type="float">
            <text:p>-0.3987261114</text:p>
          </table:table-cell>
          <table:table-cell office:value-type="float" office:value="586.2893797582" calcext:value-type="float">
            <text:p>586.2893797582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586.2893797582" calcext:value-type="float">
            <text:p>586.2893797582</text:p>
          </table:table-cell>
          <table:table-cell office:value-type="float" office:value="1" calcext:value-type="float">
            <text:p>1</text:p>
          </table:table-cell>
          <table:table-cell office:value-type="float" office:value="486.3684210526" calcext:value-type="float">
            <text:p>486.36842105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71]))" office:value-type="float" office:value="8.06123726721938" calcext:value-type="float">
            <text:p>8.06123726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iang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.5613415283" calcext:value-type="float">
            <text:p>136.5613415283</text:p>
          </table:table-cell>
          <table:table-cell office:value-type="float" office:value="0.8216517022" calcext:value-type="float">
            <text:p>0.8216517022</text:p>
          </table:table-cell>
          <table:table-cell office:value-type="float" office:value="53.2353266168" calcext:value-type="float">
            <text:p>53.2353266168</text:p>
          </table:table-cell>
          <table:table-cell office:value-type="float" office:value="-0.8828723892" calcext:value-type="float">
            <text:p>-0.8828723892</text:p>
          </table:table-cell>
          <table:table-cell office:value-type="float" office:value="0.469612973" calcext:value-type="float">
            <text:p>0.469612973</text:p>
          </table:table-cell>
          <table:table-cell office:value-type="float" office:value="313.1545285812" calcext:value-type="float">
            <text:p>313.1545285812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313.1545285812" calcext:value-type="float">
            <text:p>313.1545285812</text:p>
          </table:table-cell>
          <table:table-cell office:value-type="float" office:value="1" calcext:value-type="float">
            <text:p>1</text:p>
          </table:table-cell>
          <table:table-cell office:value-type="float" office:value="482.8888888889" calcext:value-type="float">
            <text:p>482.88888888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72]))" office:value-type="float" office:value="2.07717476579998" calcext:value-type="float">
            <text:p>2.07717476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ar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60.6019925157" calcext:value-type="float">
            <text:p>160.6019925157</text:p>
          </table:table-cell>
          <table:table-cell office:value-type="float" office:value="0.6484823876" calcext:value-type="float">
            <text:p>0.6484823876</text:p>
          </table:table-cell>
          <table:table-cell office:value-type="float" office:value="18.1107702763" calcext:value-type="float">
            <text:p>18.1107702763</text:p>
          </table:table-cell>
          <table:table-cell office:value-type="float" office:value="0.9938837347" calcext:value-type="float">
            <text:p>0.9938837347</text:p>
          </table:table-cell>
          <table:table-cell office:value-type="float" office:value="-0.1104315261" calcext:value-type="float">
            <text:p>-0.1104315261</text:p>
          </table:table-cell>
          <table:table-cell office:value-type="float" office:value="600.1524733947" calcext:value-type="float">
            <text:p>600.1524733947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1.975" calcext:value-type="float">
            <text:p>501.9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73]))" office:value-type="float" office:value="7.84469610195321" calcext:value-type="float">
            <text:p>7.8446961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ar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76.1391495381" calcext:value-type="float">
            <text:p>176.1391495381</text:p>
          </table:table-cell>
          <table:table-cell office:value-type="float" office:value="0.6037493334" calcext:value-type="float">
            <text:p>0.6037493334</text:p>
          </table:table-cell>
          <table:table-cell office:value-type="float" office:value="22.4722050542" calcext:value-type="float">
            <text:p>22.4722050542</text:p>
          </table:table-cell>
          <table:table-cell office:value-type="float" office:value="0.5339929914" calcext:value-type="float">
            <text:p>0.5339929914</text:p>
          </table:table-cell>
          <table:table-cell office:value-type="float" office:value="-0.845488903" calcext:value-type="float">
            <text:p>-0.845488903</text:p>
          </table:table-cell>
          <table:table-cell office:value-type="float" office:value="618.0899364688" calcext:value-type="float">
            <text:p>618.0899364688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618.0899364688" calcext:value-type="float">
            <text:p>618.0899364688</text:p>
          </table:table-cell>
          <table:table-cell office:value-type="float" office:value="1" calcext:value-type="float">
            <text:p>1</text:p>
          </table:table-cell>
          <table:table-cell office:value-type="float" office:value="554.7631578947" calcext:value-type="float">
            <text:p>554.76315789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74]))" office:value-type="float" office:value="10.4077113123432" calcext:value-type="float">
            <text:p>10.40771131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rrow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87.7711372922" calcext:value-type="float">
            <text:p>187.7711372922</text:p>
          </table:table-cell>
          <table:table-cell office:value-type="float" office:value="0.5806172135" calcext:value-type="float">
            <text:p>0.5806172135</text:p>
          </table:table-cell>
          <table:table-cell office:value-type="float" office:value="109.836241742" calcext:value-type="float">
            <text:p>109.836241742</text:p>
          </table:table-cell>
          <table:table-cell office:value-type="float" office:value="0.983282005" calcext:value-type="float">
            <text:p>0.983282005</text:p>
          </table:table-cell>
          <table:table-cell office:value-type="float" office:value="-0.1820892602" calcext:value-type="float">
            <text:p>-0.1820892602</text:p>
          </table:table-cell>
          <table:table-cell office:value-type="float" office:value="483.0186586597" calcext:value-type="float">
            <text:p>483.0186586597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483.0186586597" calcext:value-type="float">
            <text:p>483.0186586597</text:p>
          </table:table-cell>
          <table:table-cell office:value-type="float" office:value="1" calcext:value-type="float">
            <text:p>1</text:p>
          </table:table-cell>
          <table:table-cell office:value-type="float" office:value="518.3859649123" calcext:value-type="float">
            <text:p>518.38596491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75]))" office:value-type="float" office:value="11.7330841538038" calcext:value-type="float">
            <text:p>11.73308415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9.8624408671" calcext:value-type="float">
            <text:p>159.8624408671</text:p>
          </table:table-cell>
          <table:table-cell office:value-type="float" office:value="0.7588557256" calcext:value-type="float">
            <text:p>0.7588557256</text:p>
          </table:table-cell>
          <table:table-cell office:value-type="float" office:value="84.1189633793" calcext:value-type="float">
            <text:p>84.1189633793</text:p>
          </table:table-cell>
          <table:table-cell office:value-type="float" office:value="0.4755170344" calcext:value-type="float">
            <text:p>0.4755170344</text:p>
          </table:table-cell>
          <table:table-cell office:value-type="float" office:value="0.8797065136" calcext:value-type="float">
            <text:p>0.8797065136</text:p>
          </table:table-cell>
          <table:table-cell office:value-type="float" office:value="229.5099403537" calcext:value-type="float">
            <text:p>229.5099403537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229.5099403537" calcext:value-type="float">
            <text:p>229.5099403537</text:p>
          </table:table-cell>
          <table:table-cell office:value-type="float" office:value="1" calcext:value-type="float">
            <text:p>1</text:p>
          </table:table-cell>
          <table:table-cell office:value-type="float" office:value="390.037037037" calcext:value-type="float">
            <text:p>390.0370370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76]))" office:value-type="float" office:value="1.5207696637823" calcext:value-type="float">
            <text:p>1.52076966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.55363983" calcext:value-type="float">
            <text:p>109.55363983</text:p>
          </table:table-cell>
          <table:table-cell office:value-type="float" office:value="0.5905342437" calcext:value-type="float">
            <text:p>0.5905342437</text:p>
          </table:table-cell>
          <table:table-cell office:value-type="float" office:value="34" calcext:value-type="float">
            <text:p>34</text:p>
          </table:table-cell>
          <table:table-cell office:value-type="float" office:value="-0.8823529412" calcext:value-type="float">
            <text:p>-0.8823529412</text:p>
          </table:table-cell>
          <table:table-cell office:value-type="float" office:value="0.4705882353" calcext:value-type="float">
            <text:p>0.4705882353</text:p>
          </table:table-cell>
          <table:table-cell office:value-type="float" office:value="253.4180753016" calcext:value-type="float">
            <text:p>253.4180753016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9.0476190476" calcext:value-type="float">
            <text:p>519.0476190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77]))" office:value-type="float" office:value="11.16488017804" calcext:value-type="float">
            <text:p>11.1648801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l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1.5480181983" calcext:value-type="float">
            <text:p>101.5480181983</text:p>
          </table:table-cell>
          <table:table-cell office:value-type="float" office:value="0.560686995" calcext:value-type="float">
            <text:p>0.560686995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33.8721357345" calcext:value-type="float">
            <text:p>233.8721357345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233.8721357345" calcext:value-type="float">
            <text:p>233.8721357345</text:p>
          </table:table-cell>
          <table:table-cell office:value-type="float" office:value="1" calcext:value-type="float">
            <text:p>1</text:p>
          </table:table-cell>
          <table:table-cell office:value-type="float" office:value="575.8" calcext:value-type="float">
            <text:p>575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78]))" office:value-type="float" office:value="12.8750015586273" calcext:value-type="float">
            <text:p>12.87500155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4.3606594609" calcext:value-type="float">
            <text:p>144.3606594609</text:p>
          </table:table-cell>
          <table:table-cell office:value-type="float" office:value="0.7462025615" calcext:value-type="float">
            <text:p>0.7462025615</text:p>
          </table:table-cell>
          <table:table-cell office:value-type="float" office:value="71.2811335488" calcext:value-type="float">
            <text:p>71.2811335488</text:p>
          </table:table-cell>
          <table:table-cell office:value-type="float" office:value="0.8277084982" calcext:value-type="float">
            <text:p>0.8277084982</text:p>
          </table:table-cell>
          <table:table-cell office:value-type="float" office:value="0.5611583039" calcext:value-type="float">
            <text:p>0.5611583039</text:p>
          </table:table-cell>
          <table:table-cell office:value-type="float" office:value="214.8351097491" calcext:value-type="float">
            <text:p>214.8351097491</text:p>
          </table:table-cell>
          <table:table-cell office:value-type="float" office:value="-7.2659790304" calcext:value-type="float">
            <text:p>-7.2659790304</text:p>
          </table:table-cell>
          <table:table-cell office:value-type="float" office:value="8.1502921259" calcext:value-type="float">
            <text:p>8.1502921259</text:p>
          </table:table-cell>
          <table:table-cell office:value-type="float" office:value="6.4049255148" calcext:value-type="float">
            <text:p>6.4049255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6.5483870968" calcext:value-type="float">
            <text:p>406.54838709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79]))" office:value-type="float" office:value="2.24574256419875" calcext:value-type="float">
            <text:p>2.24574256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70.017646143" calcext:value-type="float">
            <text:p>170.017646143</text:p>
          </table:table-cell>
          <table:table-cell office:value-type="float" office:value="0.5928965286" calcext:value-type="float">
            <text:p>0.5928965286</text:p>
          </table:table-cell>
          <table:table-cell office:value-type="float" office:value="17.7200451467" calcext:value-type="float">
            <text:p>17.7200451467</text:p>
          </table:table-cell>
          <table:table-cell office:value-type="float" office:value="-0.282166324" calcext:value-type="float">
            <text:p>-0.282166324</text:p>
          </table:table-cell>
          <table:table-cell office:value-type="float" office:value="-0.9593655016" calcext:value-type="float">
            <text:p>-0.9593655016</text:p>
          </table:table-cell>
          <table:table-cell office:value-type="float" office:value="607.2631449" calcext:value-type="float">
            <text:p>607.2631449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7.6144578313" calcext:value-type="float">
            <text:p>477.61445783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80]))" office:value-type="float" office:value="11.0295312232625" calcext:value-type="float">
            <text:p>11.02953122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tar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77.0451919709" calcext:value-type="float">
            <text:p>177.0451919709</text:p>
          </table:table-cell>
          <table:table-cell office:value-type="float" office:value="0.6209060847" calcext:value-type="float">
            <text:p>0.6209060847</text:p>
          </table:table-cell>
          <table:table-cell office:value-type="float" office:value="23.1948270095" calcext:value-type="float">
            <text:p>23.1948270095</text:p>
          </table:table-cell>
          <table:table-cell office:value-type="float" office:value="-0.1293391841" calcext:value-type="float">
            <text:p>-0.1293391841</text:p>
          </table:table-cell>
          <table:table-cell office:value-type="float" office:value="-0.9916004112" calcext:value-type="float">
            <text:p>-0.9916004112</text:p>
          </table:table-cell>
          <table:table-cell office:value-type="float" office:value="671.5651812499" calcext:value-type="float">
            <text:p>671.5651812499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.7974683544" calcext:value-type="float">
            <text:p>429.79746835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81]))" office:value-type="float" office:value="9.42470187269758" calcext:value-type="float">
            <text:p>9.42470187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tar</text:p>
          </table:table-cell>
          <table:table-cell office:value-type="float" office:value="0.3713906764" calcext:value-type="float">
            <text:p>0.3713906764</text:p>
          </table:table-cell>
          <table:table-cell office:value-type="float" office:value="-0.9284766909" calcext:value-type="float">
            <text:p>-0.9284766909</text:p>
          </table:table-cell>
          <table:table-cell office:value-type="float" office:value="156.3489686567" calcext:value-type="float">
            <text:p>156.3489686567</text:p>
          </table:table-cell>
          <table:table-cell office:value-type="float" office:value="0.7537345413" calcext:value-type="float">
            <text:p>0.7537345413</text:p>
          </table:table-cell>
          <table:table-cell office:value-type="float" office:value="11.313708499" calcext:value-type="float">
            <text:p>11.313708499</text:p>
          </table:table-cell>
          <table:table-cell table:number-columns-repeated="2" office:value-type="float" office:value="-0.7071067812" calcext:value-type="float">
            <text:p>-0.7071067812</text:p>
          </table:table-cell>
          <table:table-cell office:value-type="float" office:value="589.3529491164" calcext:value-type="float">
            <text:p>589.3529491164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589.3529491164" calcext:value-type="float">
            <text:p>589.3529491164</text:p>
          </table:table-cell>
          <table:table-cell office:value-type="float" office:value="1" calcext:value-type="float">
            <text:p>1</text:p>
          </table:table-cell>
          <table:table-cell office:value-type="float" office:value="509.7820512821" calcext:value-type="float">
            <text:p>509.78205128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82]))" office:value-type="float" office:value="1.81419191028095" calcext:value-type="float">
            <text:p>1.81419191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tar</text:p>
          </table:table-cell>
          <table:table-cell office:value-type="float" office:value="0.5547001962" calcext:value-type="float">
            <text:p>0.5547001962</text:p>
          </table:table-cell>
          <table:table-cell office:value-type="float" office:value="-0.8320502943" calcext:value-type="float">
            <text:p>-0.8320502943</text:p>
          </table:table-cell>
          <table:table-cell office:value-type="float" office:value="183.0437106267" calcext:value-type="float">
            <text:p>183.0437106267</text:p>
          </table:table-cell>
          <table:table-cell office:value-type="float" office:value="0.6653555523" calcext:value-type="float">
            <text:p>0.6653555523</text:p>
          </table:table-cell>
          <table:table-cell office:value-type="float" office:value="36.4965751818" calcext:value-type="float">
            <text:p>36.4965751818</text:p>
          </table:table-cell>
          <table:table-cell office:value-type="float" office:value="0.9863939238" calcext:value-type="float">
            <text:p>0.9863939238</text:p>
          </table:table-cell>
          <table:table-cell office:value-type="float" office:value="-0.1643989873" calcext:value-type="float">
            <text:p>-0.1643989873</text:p>
          </table:table-cell>
          <table:table-cell office:value-type="float" office:value="658.0825378394" calcext:value-type="float">
            <text:p>658.0825378394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9.7272727273" calcext:value-type="float">
            <text:p>579.72727272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83]))" office:value-type="float" office:value="6.87793497761408" calcext:value-type="float">
            <text:p>6.87793497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ircl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60.776242026" calcext:value-type="float">
            <text:p>160.776242026</text:p>
          </table:table-cell>
          <table:table-cell office:value-type="float" office:value="0.7281919262" calcext:value-type="float">
            <text:p>0.7281919262</text:p>
          </table:table-cell>
          <table:table-cell office:value-type="float" office:value="42.4264068712" calcext:value-type="float">
            <text:p>42.4264068712</text:p>
          </table:table-cell>
          <table:table-cell office:value-type="float" office:value="-0.9899494937" calcext:value-type="float">
            <text:p>-0.9899494937</text:p>
          </table:table-cell>
          <table:table-cell office:value-type="float" office:value="0.1414213562" calcext:value-type="float">
            <text:p>0.1414213562</text:p>
          </table:table-cell>
          <table:table-cell office:value-type="float" office:value="384.6846539915" calcext:value-type="float">
            <text:p>384.6846539915</text:p>
          </table:table-cell>
          <table:table-cell office:value-type="float" office:value="5.6951827036" calcext:value-type="float">
            <text:p>5.6951827036</text:p>
          </table:table-cell>
          <table:table-cell office:value-type="float" office:value="6.6224779216" calcext:value-type="float">
            <text:p>6.6224779216</text:p>
          </table:table-cell>
          <table:table-cell office:value-type="float" office:value="1.7008988569" calcext:value-type="float">
            <text:p>1.7008988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.2162162162" calcext:value-type="float">
            <text:p>650.21621621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84]))" office:value-type="float" office:value="3.27767595323808" calcext:value-type="float">
            <text:p>3.27767595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rrow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6.6204249342" calcext:value-type="float">
            <text:p>206.6204249342</text:p>
          </table:table-cell>
          <table:table-cell office:value-type="float" office:value="0.4723054013" calcext:value-type="float">
            <text:p>0.4723054013</text:p>
          </table:table-cell>
          <table:table-cell office:value-type="float" office:value="138.2461572703" calcext:value-type="float">
            <text:p>138.2461572703</text:p>
          </table:table-cell>
          <table:table-cell office:value-type="float" office:value="0.9692855313" calcext:value-type="float">
            <text:p>0.9692855313</text:p>
          </table:table-cell>
          <table:table-cell office:value-type="float" office:value="-0.2459381199" calcext:value-type="float">
            <text:p>-0.2459381199</text:p>
          </table:table-cell>
          <table:table-cell office:value-type="float" office:value="420.2129939972" calcext:value-type="float">
            <text:p>420.2129939972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.8965517241" calcext:value-type="float">
            <text:p>512.89655172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85]))" office:value-type="float" office:value="17.9388938642773" calcext:value-type="float">
            <text:p>17.93889386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ircl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91.7837323654" calcext:value-type="float">
            <text:p>191.7837323654</text:p>
          </table:table-cell>
          <table:table-cell office:value-type="float" office:value="0.7448300275" calcext:value-type="float">
            <text:p>0.7448300275</text:p>
          </table:table-cell>
          <table:table-cell office:value-type="float" office:value="38.6264158317" calcext:value-type="float">
            <text:p>38.6264158317</text:p>
          </table:table-cell>
          <table:table-cell office:value-type="float" office:value="-0.9320046715" calcext:value-type="float">
            <text:p>-0.9320046715</text:p>
          </table:table-cell>
          <table:table-cell office:value-type="float" office:value="0.3624462612" calcext:value-type="float">
            <text:p>0.3624462612</text:p>
          </table:table-cell>
          <table:table-cell office:value-type="float" office:value="448.144573722" calcext:value-type="float">
            <text:p>448.144573722</text:p>
          </table:table-cell>
          <table:table-cell office:value-type="float" office:value="10.2101761242" calcext:value-type="float">
            <text:p>10.2101761242</text:p>
          </table:table-cell>
          <table:table-cell office:value-type="float" office:value="10.7426802225" calcext:value-type="float">
            <text:p>10.7426802225</text:p>
          </table:table-cell>
          <table:table-cell office:value-type="float" office:value="5.6269220595" calcext:value-type="float">
            <text:p>5.6269220595</text:p>
          </table:table-cell>
          <table:table-cell office:value-type="float" office:value="448.144573722" calcext:value-type="float">
            <text:p>448.144573722</text:p>
          </table:table-cell>
          <table:table-cell office:value-type="float" office:value="1" calcext:value-type="float">
            <text:p>1</text:p>
          </table:table-cell>
          <table:table-cell office:value-type="float" office:value="531.0652173913" calcext:value-type="float">
            <text:p>531.06521739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86]))" office:value-type="float" office:value="2.32438296963696" calcext:value-type="float">
            <text:p>2.32438296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ow</text:p>
          </table:table-cell>
          <table:table-cell office:value-type="float" office:value="-0.9701425001" calcext:value-type="float">
            <text:p>-0.9701425001</text:p>
          </table:table-cell>
          <table:table-cell office:value-type="float" office:value="0.242535625" calcext:value-type="float">
            <text:p>0.242535625</text:p>
          </table:table-cell>
          <table:table-cell office:value-type="float" office:value="217.9105320998" calcext:value-type="float">
            <text:p>217.9105320998</text:p>
          </table:table-cell>
          <table:table-cell office:value-type="float" office:value="0.4308052128" calcext:value-type="float">
            <text:p>0.4308052128</text:p>
          </table:table-cell>
          <table:table-cell office:value-type="float" office:value="134.2125180451" calcext:value-type="float">
            <text:p>134.2125180451</text:p>
          </table:table-cell>
          <table:table-cell office:value-type="float" office:value="0.9909656859" calcext:value-type="float">
            <text:p>0.9909656859</text:p>
          </table:table-cell>
          <table:table-cell office:value-type="float" office:value="-0.1341156567" calcext:value-type="float">
            <text:p>-0.1341156567</text:p>
          </table:table-cell>
          <table:table-cell office:value-type="float" office:value="432.2499996733" calcext:value-type="float">
            <text:p>432.2499996733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432.2499996733" calcext:value-type="float">
            <text:p>432.2499996733</text:p>
          </table:table-cell>
          <table:table-cell office:value-type="float" office:value="1" calcext:value-type="float">
            <text:p>1</text:p>
          </table:table-cell>
          <table:table-cell office:value-type="float" office:value="490.5178571429" calcext:value-type="float">
            <text:p>490.51785714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87]))" office:value-type="float" office:value="20.3166795143247" calcext:value-type="float">
            <text:p>20.31667951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l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77.4091316703" calcext:value-type="float">
            <text:p>177.4091316703</text:p>
          </table:table-cell>
          <table:table-cell office:value-type="float" office:value="0.6333548955" calcext:value-type="float">
            <text:p>0.6333548955</text:p>
          </table:table-cell>
          <table:table-cell office:value-type="float" office:value="26.4196896272" calcext:value-type="float">
            <text:p>26.4196896272</text:p>
          </table:table-cell>
          <table:table-cell office:value-type="float" office:value="0.4920572567" calcext:value-type="float">
            <text:p>0.4920572567</text:p>
          </table:table-cell>
          <table:table-cell office:value-type="float" office:value="-0.8705628387" calcext:value-type="float">
            <text:p>-0.8705628387</text:p>
          </table:table-cell>
          <table:table-cell office:value-type="float" office:value="377.5886954357" calcext:value-type="float">
            <text:p>377.5886954357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88]))" office:value-type="float" office:value="8.71143755390071" calcext:value-type="float">
            <text:p>8.71143755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l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41.481447547" calcext:value-type="float">
            <text:p>141.481447547</text:p>
          </table:table-cell>
          <table:table-cell office:value-type="float" office:value="0.6095678873" calcext:value-type="float">
            <text:p>0.6095678873</text:p>
          </table:table-cell>
          <table:table-cell office:value-type="float" office:value="21.0237960416" calcext:value-type="float">
            <text:p>21.0237960416</text:p>
          </table:table-cell>
          <table:table-cell office:value-type="float" office:value="0.4280863447" calcext:value-type="float">
            <text:p>0.4280863447</text:p>
          </table:table-cell>
          <table:table-cell office:value-type="float" office:value="-0.9037378389" calcext:value-type="float">
            <text:p>-0.9037378389</text:p>
          </table:table-cell>
          <table:table-cell office:value-type="float" office:value="307.3760593317" calcext:value-type="float">
            <text:p>307.3760593317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3.568627451" calcext:value-type="float">
            <text:p>493.5686274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89]))" office:value-type="float" office:value="10.0743327310038" calcext:value-type="float">
            <text:p>10.0743327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us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206.4000968992" calcext:value-type="float">
            <text:p>206.4000968992</text:p>
          </table:table-cell>
          <table:table-cell office:value-type="float" office:value="0.6444701007" calcext:value-type="float">
            <text:p>0.6444701007</text:p>
          </table:table-cell>
          <table:table-cell office:value-type="float" office:value="110.6345334875" calcext:value-type="float">
            <text:p>110.6345334875</text:p>
          </table:table-cell>
          <table:table-cell office:value-type="float" office:value="0.7592566024" calcext:value-type="float">
            <text:p>0.7592566024</text:p>
          </table:table-cell>
          <table:table-cell office:value-type="float" office:value="0.6507913735" calcext:value-type="float">
            <text:p>0.6507913735</text:p>
          </table:table-cell>
          <table:table-cell office:value-type="float" office:value="302.9335451001" calcext:value-type="float">
            <text:p>302.9335451001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302.9335451001" calcext:value-type="float">
            <text:p>302.9335451001</text:p>
          </table:table-cell>
          <table:table-cell office:value-type="float" office:value="1" calcext:value-type="float">
            <text:p>1</text:p>
          </table:table-cell>
          <table:table-cell office:value-type="float" office:value="405.5135135135" calcext:value-type="float">
            <text:p>405.51351351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90]))" office:value-type="float" office:value="8.07458320751884" calcext:value-type="float">
            <text:p>8.07458320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iangl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69.4609099468" calcext:value-type="float">
            <text:p>169.4609099468</text:p>
          </table:table-cell>
          <table:table-cell office:value-type="float" office:value="0.5880026035" calcext:value-type="float">
            <text:p>0.5880026035</text:p>
          </table:table-cell>
          <table:table-cell office:value-type="float" office:value="19.0262975904" calcext:value-type="float">
            <text:p>19.0262975904</text:p>
          </table:table-cell>
          <table:table-cell office:value-type="float" office:value="-0.9986178293" calcext:value-type="float">
            <text:p>-0.9986178293</text:p>
          </table:table-cell>
          <table:table-cell office:value-type="float" office:value="0.0525588331" calcext:value-type="float">
            <text:p>0.0525588331</text:p>
          </table:table-cell>
          <table:table-cell office:value-type="float" office:value="378.2259010098" calcext:value-type="float">
            <text:p>378.2259010098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4.1590909091" calcext:value-type="float">
            <text:p>514.15909090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91]))" office:value-type="float" office:value="11.3099324767456" calcext:value-type="float">
            <text:p>11.30993247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r</text:p>
          </table:table-cell>
          <table:table-cell office:value-type="float" office:value="0.5547001962" calcext:value-type="float">
            <text:p>0.5547001962</text:p>
          </table:table-cell>
          <table:table-cell office:value-type="float" office:value="-0.8320502943" calcext:value-type="float">
            <text:p>-0.8320502943</text:p>
          </table:table-cell>
          <table:table-cell office:value-type="float" office:value="215.800834104" calcext:value-type="float">
            <text:p>215.800834104</text:p>
          </table:table-cell>
          <table:table-cell office:value-type="float" office:value="0.6407207638" calcext:value-type="float">
            <text:p>0.6407207638</text:p>
          </table:table-cell>
          <table:table-cell office:value-type="float" office:value="28.6356421266" calcext:value-type="float">
            <text:p>28.6356421266</text:p>
          </table:table-cell>
          <table:table-cell office:value-type="float" office:value="0.4190581775" calcext:value-type="float">
            <text:p>0.4190581775</text:p>
          </table:table-cell>
          <table:table-cell office:value-type="float" office:value="-0.9079593845" calcext:value-type="float">
            <text:p>-0.9079593845</text:p>
          </table:table-cell>
          <table:table-cell office:value-type="float" office:value="771.9587694521" calcext:value-type="float">
            <text:p>771.9587694521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4.4642857143" calcext:value-type="float">
            <text:p>444.46428571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92]))" office:value-type="float" office:value="8.2894043878615" calcext:value-type="float">
            <text:p>8.28940438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Circl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79.6218249545" calcext:value-type="float">
            <text:p>179.6218249545</text:p>
          </table:table-cell>
          <table:table-cell office:value-type="float" office:value="0.6590900463" calcext:value-type="float">
            <text:p>0.6590900463</text:p>
          </table:table-cell>
          <table:table-cell office:value-type="float" office:value="34.0147027034" calcext:value-type="float">
            <text:p>34.0147027034</text:p>
          </table:table-cell>
          <table:table-cell office:value-type="float" office:value="-0.9995677545" calcext:value-type="float">
            <text:p>-0.9995677545</text:p>
          </table:table-cell>
          <table:table-cell office:value-type="float" office:value="0.0293990516" calcext:value-type="float">
            <text:p>0.0293990516</text:p>
          </table:table-cell>
          <table:table-cell office:value-type="float" office:value="430.1906274482" calcext:value-type="float">
            <text:p>430.1906274482</text:p>
          </table:table-cell>
          <table:table-cell table:number-columns-repeated="2" office:value-type="float" office:value="8.9611303518" calcext:value-type="float">
            <text:p>8.9611303518</text:p>
          </table:table-cell>
          <table:table-cell office:value-type="float" office:value="3.0331759901" calcext:value-type="float">
            <text:p>3.0331759901</text:p>
          </table:table-cell>
          <table:table-cell office:value-type="float" office:value="430.1906274482" calcext:value-type="float">
            <text:p>430.1906274482</text:p>
          </table:table-cell>
          <table:table-cell office:value-type="float" office:value="1" calcext:value-type="float">
            <text:p>1</text:p>
          </table:table-cell>
          <table:table-cell office:value-type="float" office:value="481.2380952381" calcext:value-type="float">
            <text:p>481.23809523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93]))" office:value-type="float" office:value="7.23692202792798" calcext:value-type="float">
            <text:p>7.23692202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iangl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54.8709139897" calcext:value-type="float">
            <text:p>154.8709139897</text:p>
          </table:table-cell>
          <table:table-cell office:value-type="float" office:value="0.5503859477" calcext:value-type="float">
            <text:p>0.5503859477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46.9615413908" calcext:value-type="float">
            <text:p>346.9615413908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4.7872340426" calcext:value-type="float">
            <text:p>514.78723404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94]))" office:value-type="float" office:value="13.4652080934819" calcext:value-type="float">
            <text:p>13.46520809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3.7946187259" calcext:value-type="float">
            <text:p>133.7946187259</text:p>
          </table:table-cell>
          <table:table-cell office:value-type="float" office:value="0.7378150601" calcext:value-type="float">
            <text:p>0.7378150601</text:p>
          </table:table-cell>
          <table:table-cell office:value-type="float" office:value="43.6806593357" calcext:value-type="float">
            <text:p>43.6806593357</text:p>
          </table:table-cell>
          <table:table-cell office:value-type="float" office:value="-0.9615239476" calcext:value-type="float">
            <text:p>-0.9615239476</text:p>
          </table:table-cell>
          <table:table-cell office:value-type="float" office:value="0.2747211279" calcext:value-type="float">
            <text:p>0.2747211279</text:p>
          </table:table-cell>
          <table:table-cell office:value-type="float" office:value="314.0684186142" calcext:value-type="float">
            <text:p>314.0684186142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6.7021276596" calcext:value-type="float">
            <text:p>526.70212765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95]))" office:value-type="float" office:value="2.72631099507882" calcext:value-type="float">
            <text:p>2.72631099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ar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180.8535318981" calcext:value-type="float">
            <text:p>180.8535318981</text:p>
          </table:table-cell>
          <table:table-cell office:value-type="float" office:value="0.6678325893" calcext:value-type="float">
            <text:p>0.6678325893</text:p>
          </table:table-cell>
          <table:table-cell office:value-type="float" office:value="20.6155281281" calcext:value-type="float">
            <text:p>20.6155281281</text:p>
          </table:table-cell>
          <table:table-cell office:value-type="float" office:value="-0.242535625" calcext:value-type="float">
            <text:p>-0.242535625</text:p>
          </table:table-cell>
          <table:table-cell office:value-type="float" office:value="-0.9701425001" calcext:value-type="float">
            <text:p>-0.9701425001</text:p>
          </table:table-cell>
          <table:table-cell office:value-type="float" office:value="676.9855199209" calcext:value-type="float">
            <text:p>676.9855199209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676.9855199209" calcext:value-type="float">
            <text:p>676.9855199209</text:p>
          </table:table-cell>
          <table:table-cell office:value-type="float" office:value="1" calcext:value-type="float">
            <text:p>1</text:p>
          </table:table-cell>
          <table:table-cell office:value-type="float" office:value="431.1294117647" calcext:value-type="float">
            <text:p>431.12941176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96]))" office:value-type="float" office:value="6.73601121181634" calcext:value-type="float">
            <text:p>6.73601121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angle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120.4200979903" calcext:value-type="float">
            <text:p>120.4200979903</text:p>
          </table:table-cell>
          <table:table-cell office:value-type="float" office:value="0.4190674997" calcext:value-type="float">
            <text:p>0.4190674997</text:p>
          </table:table-cell>
          <table:table-cell office:value-type="float" office:value="21.1896201004" calcext:value-type="float">
            <text:p>21.1896201004</text:p>
          </table:table-cell>
          <table:table-cell office:value-type="float" office:value="-0.9438583564" calcext:value-type="float">
            <text:p>-0.9438583564</text:p>
          </table:table-cell>
          <table:table-cell office:value-type="float" office:value="-0.3303504247" calcext:value-type="float">
            <text:p>-0.3303504247</text:p>
          </table:table-cell>
          <table:table-cell office:value-type="float" office:value="275.4729461322" calcext:value-type="float">
            <text:p>275.4729461322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0.0566037736" calcext:value-type="float">
            <text:p>550.05660377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97]))" office:value-type="float" office:value="20.9892009360901" calcext:value-type="float">
            <text:p>20.98920093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2.4396009142" calcext:value-type="float">
            <text:p>192.4396009142</text:p>
          </table:table-cell>
          <table:table-cell office:value-type="float" office:value="0.693407605" calcext:value-type="float">
            <text:p>0.693407605</text:p>
          </table:table-cell>
          <table:table-cell office:value-type="float" office:value="94.7945146092" calcext:value-type="float">
            <text:p>94.7945146092</text:p>
          </table:table-cell>
          <table:table-cell office:value-type="float" office:value="0.6856936846" calcext:value-type="float">
            <text:p>0.6856936846</text:p>
          </table:table-cell>
          <table:table-cell office:value-type="float" office:value="0.727890219" calcext:value-type="float">
            <text:p>0.727890219</text:p>
          </table:table-cell>
          <table:table-cell office:value-type="float" office:value="282.728368689" calcext:value-type="float">
            <text:p>282.728368689</text:p>
          </table:table-cell>
          <table:table-cell office:value-type="float" office:value="-6.6049358616" calcext:value-type="float">
            <text:p>-6.6049358616</text:p>
          </table:table-cell>
          <table:table-cell office:value-type="float" office:value="7.0176499428" calcext:value-type="float">
            <text:p>7.0176499428</text:p>
          </table:table-cell>
          <table:table-cell office:value-type="float" office:value="6.0562960392" calcext:value-type="float">
            <text:p>6.0562960392</text:p>
          </table:table-cell>
          <table:table-cell office:value-type="float" office:value="282.728368689" calcext:value-type="float">
            <text:p>282.728368689</text:p>
          </table:table-cell>
          <table:table-cell office:value-type="float" office:value="1" calcext:value-type="float">
            <text:p>1</text:p>
          </table:table-cell>
          <table:table-cell office:value-type="float" office:value="365.875" calcext:value-type="float">
            <text:p>365.8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98]))" office:value-type="float" office:value="5.27067075122552" calcext:value-type="float">
            <text:p>5.27067075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l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50.146595033" calcext:value-type="float">
            <text:p>150.146595033</text:p>
          </table:table-cell>
          <table:table-cell office:value-type="float" office:value="0.7288547265" calcext:value-type="float">
            <text:p>0.7288547265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70.6885042917" calcext:value-type="float">
            <text:p>370.6885042917</text:p>
          </table:table-cell>
          <table:table-cell office:value-type="float" office:value="7.853981634" calcext:value-type="float">
            <text:p>7.853981634</text:p>
          </table:table-cell>
          <table:table-cell office:value-type="float" office:value="8.0674529793" calcext:value-type="float">
            <text:p>8.0674529793</text:p>
          </table:table-cell>
          <table:table-cell office:value-type="float" office:value="3.009115267" calcext:value-type="float">
            <text:p>3.009115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.0526315789" calcext:value-type="float">
            <text:p>532.05263157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299]))" office:value-type="float" office:value="3.23970029338808" calcext:value-type="float">
            <text:p>3.23970029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.2097557349" calcext:value-type="float">
            <text:p>131.2097557349</text:p>
          </table:table-cell>
          <table:table-cell office:value-type="float" office:value="0.6556956262" calcext:value-type="float">
            <text:p>0.6556956262</text:p>
          </table:table-cell>
          <table:table-cell office:value-type="float" office:value="27.6586333719" calcext:value-type="float">
            <text:p>27.6586333719</text:p>
          </table:table-cell>
          <table:table-cell office:value-type="float" office:value="-0.9761870602" calcext:value-type="float">
            <text:p>-0.9761870602</text:p>
          </table:table-cell>
          <table:table-cell office:value-type="float" office:value="0.2169304578" calcext:value-type="float">
            <text:p>0.2169304578</text:p>
          </table:table-cell>
          <table:table-cell office:value-type="float" office:value="308.859910409" calcext:value-type="float">
            <text:p>308.859910409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308.859910409" calcext:value-type="float">
            <text:p>308.859910409</text:p>
          </table:table-cell>
          <table:table-cell office:value-type="float" office:value="1" calcext:value-type="float">
            <text:p>1</text:p>
          </table:table-cell>
          <table:table-cell office:value-type="float" office:value="577.2307692308" calcext:value-type="float">
            <text:p>577.23076923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00]))" office:value-type="float" office:value="7.43140797355235" calcext:value-type="float">
            <text:p>7.43140797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row</text:p>
          </table:table-cell>
          <table:table-cell office:value-type="float" office:value="0.894427191" calcext:value-type="float">
            <text:p>0.894427191</text:p>
          </table:table-cell>
          <table:table-cell office:value-type="float" office:value="-0.4472135955" calcext:value-type="float">
            <text:p>-0.4472135955</text:p>
          </table:table-cell>
          <table:table-cell office:value-type="float" office:value="201.246117975" calcext:value-type="float">
            <text:p>201.246117975</text:p>
          </table:table-cell>
          <table:table-cell office:value-type="float" office:value="0.463647609" calcext:value-type="float">
            <text:p>0.463647609</text:p>
          </table:table-cell>
          <table:table-cell office:value-type="float" office:value="154.0292180075" calcext:value-type="float">
            <text:p>154.0292180075</text:p>
          </table:table-cell>
          <table:table-cell office:value-type="float" office:value="0.9738412097" calcext:value-type="float">
            <text:p>0.9738412097</text:p>
          </table:table-cell>
          <table:table-cell office:value-type="float" office:value="-0.2272296156" calcext:value-type="float">
            <text:p>-0.2272296156</text:p>
          </table:table-cell>
          <table:table-cell office:value-type="float" office:value="431.6788958387" calcext:value-type="float">
            <text:p>431.6788958387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2.0740740741" calcext:value-type="float">
            <text:p>492.07407407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01]))" office:value-type="float" office:value="18.4349488229682" calcext:value-type="float">
            <text:p>18.4349488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r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190.3943276466" calcext:value-type="float">
            <text:p>190.3943276466</text:p>
          </table:table-cell>
          <table:table-cell office:value-type="float" office:value="0.5224034317" calcext:value-type="float">
            <text:p>0.5224034317</text:p>
          </table:table-cell>
          <table:table-cell office:value-type="float" office:value="29.4108823397" calcext:value-type="float">
            <text:p>29.4108823397</text:p>
          </table:table-cell>
          <table:table-cell office:value-type="float" office:value="0.3060091804" calcext:value-type="float">
            <text:p>0.3060091804</text:p>
          </table:table-cell>
          <table:table-cell office:value-type="float" office:value="-0.9520285613" calcext:value-type="float">
            <text:p>-0.9520285613</text:p>
          </table:table-cell>
          <table:table-cell office:value-type="float" office:value="659.8592794169" calcext:value-type="float">
            <text:p>659.8592794169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659.8592794169" calcext:value-type="float">
            <text:p>659.8592794169</text:p>
          </table:table-cell>
          <table:table-cell office:value-type="float" office:value="1" calcext:value-type="float">
            <text:p>1</text:p>
          </table:table-cell>
          <table:table-cell office:value-type="float" office:value="446.7945205479" calcext:value-type="float">
            <text:p>446.79452054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02]))" office:value-type="float" office:value="15.0684881604392" calcext:value-type="float">
            <text:p>15.06848816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9.1760032166" calcext:value-type="float">
            <text:p>159.1760032166</text:p>
          </table:table-cell>
          <table:table-cell office:value-type="float" office:value="0.8164992428" calcext:value-type="float">
            <text:p>0.8164992428</text:p>
          </table:table-cell>
          <table:table-cell office:value-type="float" office:value="76.6941979553" calcext:value-type="float">
            <text:p>76.6941979553</text:p>
          </table:table-cell>
          <table:table-cell office:value-type="float" office:value="0.638901003" calcext:value-type="float">
            <text:p>0.638901003</text:p>
          </table:table-cell>
          <table:table-cell office:value-type="float" office:value="0.7692889628" calcext:value-type="float">
            <text:p>0.7692889628</text:p>
          </table:table-cell>
          <table:table-cell office:value-type="float" office:value="233.971956727" calcext:value-type="float">
            <text:p>233.971956727</text:p>
          </table:table-cell>
          <table:table-cell office:value-type="float" office:value="-6.4483339846" calcext:value-type="float">
            <text:p>-6.4483339846</text:p>
          </table:table-cell>
          <table:table-cell office:value-type="float" office:value="7.0046228882" calcext:value-type="float">
            <text:p>7.0046228882</text:p>
          </table:table-cell>
          <table:table-cell office:value-type="float" office:value="6.1180360701" calcext:value-type="float">
            <text:p>6.1180360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4.064516129" calcext:value-type="float">
            <text:p>354.0645161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03]))" office:value-type="float" office:value="1.78196058806748" calcext:value-type="float">
            <text:p>1.78196058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lus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60.7015867999" calcext:value-type="float">
            <text:p>160.7015867999</text:p>
          </table:table-cell>
          <table:table-cell office:value-type="float" office:value="0.73697789" calcext:value-type="float">
            <text:p>0.73697789</text:p>
          </table:table-cell>
          <table:table-cell office:value-type="float" office:value="85.5862138431" calcext:value-type="float">
            <text:p>85.5862138431</text:p>
          </table:table-cell>
          <table:table-cell office:value-type="float" office:value="0.7244157349" calcext:value-type="float">
            <text:p>0.7244157349</text:p>
          </table:table-cell>
          <table:table-cell office:value-type="float" office:value="0.6893633606" calcext:value-type="float">
            <text:p>0.6893633606</text:p>
          </table:table-cell>
          <table:table-cell office:value-type="float" office:value="241.8330597784" calcext:value-type="float">
            <text:p>241.8330597784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1.4565217391" calcext:value-type="float">
            <text:p>331.45652173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04]))" office:value-type="float" office:value="2.77427730854336" calcext:value-type="float">
            <text:p>2.77427730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row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60.897482889" calcext:value-type="float">
            <text:p>160.897482889</text:p>
          </table:table-cell>
          <table:table-cell office:value-type="float" office:value="0.6086893073" calcext:value-type="float">
            <text:p>0.6086893073</text:p>
          </table:table-cell>
          <table:table-cell office:value-type="float" office:value="94.2549733436" calcext:value-type="float">
            <text:p>94.2549733436</text:p>
          </table:table-cell>
          <table:table-cell office:value-type="float" office:value="0.9548567763" calcext:value-type="float">
            <text:p>0.9548567763</text:p>
          </table:table-cell>
          <table:table-cell office:value-type="float" office:value="-0.2970665526" calcext:value-type="float">
            <text:p>-0.2970665526</text:p>
          </table:table-cell>
          <table:table-cell office:value-type="float" office:value="387.654819837" calcext:value-type="float">
            <text:p>387.654819837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387.654819837" calcext:value-type="float">
            <text:p>387.654819837</text:p>
          </table:table-cell>
          <table:table-cell office:value-type="float" office:value="1" calcext:value-type="float">
            <text:p>1</text:p>
          </table:table-cell>
          <table:table-cell office:value-type="float" office:value="494.9" calcext:value-type="float">
            <text:p>494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05]))" office:value-type="float" office:value="10.1246716569684" calcext:value-type="float">
            <text:p>10.1246716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ircl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66.0120477556" calcext:value-type="float">
            <text:p>166.0120477556</text:p>
          </table:table-cell>
          <table:table-cell office:value-type="float" office:value="0.6314534989" calcext:value-type="float">
            <text:p>0.6314534989</text:p>
          </table:table-cell>
          <table:table-cell office:value-type="float" office:value="37.1079506306" calcext:value-type="float">
            <text:p>37.1079506306</text:p>
          </table:table-cell>
          <table:table-cell office:value-type="float" office:value="-0.9701425001" calcext:value-type="float">
            <text:p>-0.9701425001</text:p>
          </table:table-cell>
          <table:table-cell office:value-type="float" office:value="0.242535625" calcext:value-type="float">
            <text:p>0.242535625</text:p>
          </table:table-cell>
          <table:table-cell office:value-type="float" office:value="406.1693916143" calcext:value-type="float">
            <text:p>406.1693916143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8.3488372093" calcext:value-type="float">
            <text:p>518.34883720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06]))" office:value-type="float" office:value="8.82037955426123" calcext:value-type="float">
            <text:p>8.82037955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rr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.0604295282" calcext:value-type="float">
            <text:p>182.0604295282</text:p>
          </table:table-cell>
          <table:table-cell office:value-type="float" office:value="0.4857570279" calcext:value-type="float">
            <text:p>0.4857570279</text:p>
          </table:table-cell>
          <table:table-cell office:value-type="float" office:value="107.5639344762" calcext:value-type="float">
            <text:p>107.5639344762</text:p>
          </table:table-cell>
          <table:table-cell office:value-type="float" office:value="0.9389764375" calcext:value-type="float">
            <text:p>0.9389764375</text:p>
          </table:table-cell>
          <table:table-cell office:value-type="float" office:value="-0.3439814672" calcext:value-type="float">
            <text:p>-0.3439814672</text:p>
          </table:table-cell>
          <table:table-cell office:value-type="float" office:value="385.9869724704" calcext:value-type="float">
            <text:p>385.9869724704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1.9464285714" calcext:value-type="float">
            <text:p>481.94642857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07]))" office:value-type="float" office:value="17.1681724325114" calcext:value-type="float">
            <text:p>17.16817243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angle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95.1892851113" calcext:value-type="float">
            <text:p>95.1892851113</text:p>
          </table:table-cell>
          <table:table-cell office:value-type="float" office:value="0.5530314442" calcext:value-type="float">
            <text:p>0.5530314442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24.2810833777" calcext:value-type="float">
            <text:p>224.2810833777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224.2810833777" calcext:value-type="float">
            <text:p>224.2810833777</text:p>
          </table:table-cell>
          <table:table-cell office:value-type="float" office:value="1" calcext:value-type="float">
            <text:p>1</text:p>
          </table:table-cell>
          <table:table-cell office:value-type="float" office:value="476.04" calcext:value-type="float">
            <text:p>476.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08]))" office:value-type="float" office:value="13.3136323093153" calcext:value-type="float">
            <text:p>13.31363230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</text:p>
          </table:table-cell>
          <table:table-cell office:value-type="float" office:value="0.894427191" calcext:value-type="float">
            <text:p>0.894427191</text:p>
          </table:table-cell>
          <table:table-cell office:value-type="float" office:value="-0.4472135955" calcext:value-type="float">
            <text:p>-0.4472135955</text:p>
          </table:table-cell>
          <table:table-cell office:value-type="float" office:value="156.2721984231" calcext:value-type="float">
            <text:p>156.2721984231</text:p>
          </table:table-cell>
          <table:table-cell office:value-type="float" office:value="0.7808733074" calcext:value-type="float">
            <text:p>0.7808733074</text:p>
          </table:table-cell>
          <table:table-cell office:value-type="float" office:value="66.0681466366" calcext:value-type="float">
            <text:p>66.0681466366</text:p>
          </table:table-cell>
          <table:table-cell office:value-type="float" office:value="0.7719302356" calcext:value-type="float">
            <text:p>0.7719302356</text:p>
          </table:table-cell>
          <table:table-cell office:value-type="float" office:value="0.6357072529" calcext:value-type="float">
            <text:p>0.6357072529</text:p>
          </table:table-cell>
          <table:table-cell office:value-type="float" office:value="303.5585280792" calcext:value-type="float">
            <text:p>303.5585280792</text:p>
          </table:table-cell>
          <table:table-cell office:value-type="float" office:value="-7.2104805252" calcext:value-type="float">
            <text:p>-7.2104805252</text:p>
          </table:table-cell>
          <table:table-cell office:value-type="float" office:value="8.0577078099" calcext:value-type="float">
            <text:p>8.0577078099</text:p>
          </table:table-cell>
          <table:table-cell office:value-type="float" office:value="3.7169239365" calcext:value-type="float">
            <text:p>3.7169239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.775" calcext:value-type="float">
            <text:p>297.7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09]))" office:value-type="float" office:value="0.259255151558243" calcext:value-type="float">
            <text:p>0.25925515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</text:p>
          </table:table-cell>
          <table:table-cell office:value-type="float" office:value="0.316227766" calcext:value-type="float">
            <text:p>0.316227766</text:p>
          </table:table-cell>
          <table:table-cell office:value-type="float" office:value="0.9486832981" calcext:value-type="float">
            <text:p>0.9486832981</text:p>
          </table:table-cell>
          <table:table-cell office:value-type="float" office:value="186.271307506" calcext:value-type="float">
            <text:p>186.271307506</text:p>
          </table:table-cell>
          <table:table-cell office:value-type="float" office:value="0.7284256647" calcext:value-type="float">
            <text:p>0.7284256647</text:p>
          </table:table-cell>
          <table:table-cell office:value-type="float" office:value="81.0246875958" calcext:value-type="float">
            <text:p>81.0246875958</text:p>
          </table:table-cell>
          <table:table-cell office:value-type="float" office:value="0.5800701168" calcext:value-type="float">
            <text:p>0.5800701168</text:p>
          </table:table-cell>
          <table:table-cell office:value-type="float" office:value="0.814566547" calcext:value-type="float">
            <text:p>0.814566547</text:p>
          </table:table-cell>
          <table:table-cell office:value-type="float" office:value="277.9890503259" calcext:value-type="float">
            <text:p>277.9890503259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6.2" calcext:value-type="float">
            <text:p>376.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10]))" office:value-type="float" office:value="3.26428372367837" calcext:value-type="float">
            <text:p>3.26428372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l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55.7947367532" calcext:value-type="float">
            <text:p>155.7947367532</text:p>
          </table:table-cell>
          <table:table-cell office:value-type="float" office:value="0.7309067072" calcext:value-type="float">
            <text:p>0.7309067072</text:p>
          </table:table-cell>
          <table:table-cell office:value-type="float" office:value="39.6610640301" calcext:value-type="float">
            <text:p>39.6610640301</text:p>
          </table:table-cell>
          <table:table-cell office:value-type="float" office:value="-0.8320502943" calcext:value-type="float">
            <text:p>-0.8320502943</text:p>
          </table:table-cell>
          <table:table-cell office:value-type="float" office:value="0.5547001962" calcext:value-type="float">
            <text:p>0.5547001962</text:p>
          </table:table-cell>
          <table:table-cell office:value-type="float" office:value="360.0024569966" calcext:value-type="float">
            <text:p>360.0024569966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6.5669794164" calcext:value-type="float">
            <text:p>6.5669794164</text:p>
          </table:table-cell>
          <table:table-cell office:value-type="float" office:value="1.879553056" calcext:value-type="float">
            <text:p>1.879553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7.4324324324" calcext:value-type="float">
            <text:p>507.43243243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11]))" office:value-type="float" office:value="3.12213045963578" calcext:value-type="float">
            <text:p>3.12213045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r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166.0120477556" calcext:value-type="float">
            <text:p>166.0120477556</text:p>
          </table:table-cell>
          <table:table-cell office:value-type="float" office:value="0.6314534989" calcext:value-type="float">
            <text:p>0.6314534989</text:p>
          </table:table-cell>
          <table:table-cell office:value-type="float" office:value="31.8904374382" calcext:value-type="float">
            <text:p>31.8904374382</text:p>
          </table:table-cell>
          <table:table-cell office:value-type="float" office:value="0.7525766947" calcext:value-type="float">
            <text:p>0.7525766947</text:p>
          </table:table-cell>
          <table:table-cell office:value-type="float" office:value="-0.6585046079" calcext:value-type="float">
            <text:p>-0.6585046079</text:p>
          </table:table-cell>
          <table:table-cell office:value-type="float" office:value="588.3005767375" calcext:value-type="float">
            <text:p>588.3005767375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588.3005767375" calcext:value-type="float">
            <text:p>588.3005767375</text:p>
          </table:table-cell>
          <table:table-cell office:value-type="float" office:value="1" calcext:value-type="float">
            <text:p>1</text:p>
          </table:table-cell>
          <table:table-cell office:value-type="float" office:value="475.9759036145" calcext:value-type="float">
            <text:p>475.97590361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12]))" office:value-type="float" office:value="8.82037955426123" calcext:value-type="float">
            <text:p>8.82037955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r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79.4491571449" calcext:value-type="float">
            <text:p>179.4491571449</text:p>
          </table:table-cell>
          <table:table-cell office:value-type="float" office:value="0.6669082042" calcext:value-type="float">
            <text:p>0.6669082042</text:p>
          </table:table-cell>
          <table:table-cell office:value-type="float" office:value="26.9258240357" calcext:value-type="float">
            <text:p>26.9258240357</text:p>
          </table:table-cell>
          <table:table-cell office:value-type="float" office:value="0.5199469469" calcext:value-type="float">
            <text:p>0.5199469469</text:p>
          </table:table-cell>
          <table:table-cell office:value-type="float" office:value="-0.8541985556" calcext:value-type="float">
            <text:p>-0.8541985556</text:p>
          </table:table-cell>
          <table:table-cell office:value-type="float" office:value="633.8299864376" calcext:value-type="float">
            <text:p>633.8299864376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.8243243243" calcext:value-type="float">
            <text:p>531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13]))" office:value-type="float" office:value="6.78897457669111" calcext:value-type="float">
            <text:p>6.78897457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row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88.7326150934" calcext:value-type="float">
            <text:p>188.7326150934</text:p>
          </table:table-cell>
          <table:table-cell office:value-type="float" office:value="0.4731259981" calcext:value-type="float">
            <text:p>0.4731259981</text:p>
          </table:table-cell>
          <table:table-cell office:value-type="float" office:value="115.5724880757" calcext:value-type="float">
            <text:p>115.5724880757</text:p>
          </table:table-cell>
          <table:table-cell office:value-type="float" office:value="0.9863939238" calcext:value-type="float">
            <text:p>0.9863939238</text:p>
          </table:table-cell>
          <table:table-cell office:value-type="float" office:value="-0.1643989873" calcext:value-type="float">
            <text:p>-0.1643989873</text:p>
          </table:table-cell>
          <table:table-cell office:value-type="float" office:value="383.9872084502" calcext:value-type="float">
            <text:p>383.9872084502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383.9872084502" calcext:value-type="float">
            <text:p>383.9872084502</text:p>
          </table:table-cell>
          <table:table-cell office:value-type="float" office:value="1" calcext:value-type="float">
            <text:p>1</text:p>
          </table:table-cell>
          <table:table-cell office:value-type="float" office:value="466.380952381" calcext:value-type="float">
            <text:p>466.3809523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14]))" office:value-type="float" office:value="17.8918771309554" calcext:value-type="float">
            <text:p>17.8918771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rcle</text:p>
          </table:table-cell>
          <table:table-cell office:value-type="float" office:value="-0.8320502943" calcext:value-type="float">
            <text:p>-0.8320502943</text:p>
          </table:table-cell>
          <table:table-cell office:value-type="float" office:value="-0.5547001962" calcext:value-type="float">
            <text:p>-0.5547001962</text:p>
          </table:table-cell>
          <table:table-cell office:value-type="float" office:value="156.8183662713" calcext:value-type="float">
            <text:p>156.8183662713</text:p>
          </table:table-cell>
          <table:table-cell office:value-type="float" office:value="0.6588060361" calcext:value-type="float">
            <text:p>0.6588060361</text:p>
          </table:table-cell>
          <table:table-cell office:value-type="float" office:value="23.3452350599" calcext:value-type="float">
            <text:p>23.3452350599</text:p>
          </table:table-cell>
          <table:table-cell office:value-type="float" office:value="-0.9852117548" calcext:value-type="float">
            <text:p>-0.9852117548</text:p>
          </table:table-cell>
          <table:table-cell office:value-type="float" office:value="0.1713411748" calcext:value-type="float">
            <text:p>0.1713411748</text:p>
          </table:table-cell>
          <table:table-cell office:value-type="float" office:value="376.7992683382" calcext:value-type="float">
            <text:p>376.7992683382</text:p>
          </table:table-cell>
          <table:table-cell office:value-type="float" office:value="7.853981634" calcext:value-type="float">
            <text:p>7.853981634</text:p>
          </table:table-cell>
          <table:table-cell office:value-type="float" office:value="7.8890657541" calcext:value-type="float">
            <text:p>7.8890657541</text:p>
          </table:table-cell>
          <table:table-cell office:value-type="float" office:value="2.2287588078" calcext:value-type="float">
            <text:p>2.2287588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3.2325581395" calcext:value-type="float">
            <text:p>523.23255813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15]))" office:value-type="float" office:value="7.25319461372665" calcext:value-type="float">
            <text:p>7.25319461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row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23.1636171064" calcext:value-type="float">
            <text:p>223.1636171064</text:p>
          </table:table-cell>
          <table:table-cell office:value-type="float" office:value="0.4696595606" calcext:value-type="float">
            <text:p>0.4696595606</text:p>
          </table:table-cell>
          <table:table-cell office:value-type="float" office:value="159.6245595139" calcext:value-type="float">
            <text:p>159.6245595139</text:p>
          </table:table-cell>
          <table:table-cell office:value-type="float" office:value="0.9647638212" calcext:value-type="float">
            <text:p>0.9647638212</text:p>
          </table:table-cell>
          <table:table-cell office:value-type="float" office:value="-0.2631174058" calcext:value-type="float">
            <text:p>-0.2631174058</text:p>
          </table:table-cell>
          <table:table-cell office:value-type="float" office:value="415.6146713865" calcext:value-type="float">
            <text:p>415.6146713865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5.3035714286" calcext:value-type="float">
            <text:p>475.30357142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16]))" office:value-type="float" office:value="18.0904893696513" calcext:value-type="float">
            <text:p>18.09048936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iangl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45.2446212429" calcext:value-type="float">
            <text:p>145.2446212429</text:p>
          </table:table-cell>
          <table:table-cell office:value-type="float" office:value="0.6682894188" calcext:value-type="float">
            <text:p>0.6682894188</text:p>
          </table:table-cell>
          <table:table-cell office:value-type="float" office:value="15.6524758425" calcext:value-type="float">
            <text:p>15.6524758425</text:p>
          </table:table-cell>
          <table:table-cell office:value-type="float" office:value="-0.4472135955" calcext:value-type="float">
            <text:p>-0.4472135955</text:p>
          </table:table-cell>
          <table:table-cell office:value-type="float" office:value="-0.894427191" calcext:value-type="float">
            <text:p>-0.894427191</text:p>
          </table:table-cell>
          <table:table-cell office:value-type="float" office:value="320.8266690492" calcext:value-type="float">
            <text:p>320.8266690492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320.8266690492" calcext:value-type="float">
            <text:p>320.8266690492</text:p>
          </table:table-cell>
          <table:table-cell office:value-type="float" office:value="1" calcext:value-type="float">
            <text:p>1</text:p>
          </table:table-cell>
          <table:table-cell office:value-type="float" office:value="496.3846153846" calcext:value-type="float">
            <text:p>496.38461538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17]))" office:value-type="float" office:value="6.70983680950926" calcext:value-type="float">
            <text:p>6.70983680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Triangle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137.6444695584" calcext:value-type="float">
            <text:p>137.6444695584</text:p>
          </table:table-cell>
          <table:table-cell office:value-type="float" office:value="0.7031101736" calcext:value-type="float">
            <text:p>0.7031101736</text:p>
          </table:table-cell>
          <table:table-cell office:value-type="float" office:value="16.6433169771" calcext:value-type="float">
            <text:p>16.6433169771</text:p>
          </table:table-cell>
          <table:table-cell office:value-type="float" office:value="-0.8411784754" calcext:value-type="float">
            <text:p>-0.8411784754</text:p>
          </table:table-cell>
          <table:table-cell office:value-type="float" office:value="-0.5407575913" calcext:value-type="float">
            <text:p>-0.5407575913</text:p>
          </table:table-cell>
          <table:table-cell office:value-type="float" office:value="305.2290113925" calcext:value-type="float">
            <text:p>305.2290113925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7.3768115942" calcext:value-type="float">
            <text:p>497.37681159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18]))" office:value-type="float" office:value="4.71475452000936" calcext:value-type="float">
            <text:p>4.714754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ircle</text:p>
          </table:table-cell>
          <table:table-cell office:value-type="float" office:value="-0.894427191" calcext:value-type="float">
            <text:p>-0.894427191</text:p>
          </table:table-cell>
          <table:table-cell office:value-type="float" office:value="-0.4472135955" calcext:value-type="float">
            <text:p>-0.4472135955</text:p>
          </table:table-cell>
          <table:table-cell office:value-type="float" office:value="147.3227748856" calcext:value-type="float">
            <text:p>147.3227748856</text:p>
          </table:table-cell>
          <table:table-cell office:value-type="float" office:value="0.7277697359" calcext:value-type="float">
            <text:p>0.7277697359</text:p>
          </table:table-cell>
          <table:table-cell office:value-type="float" office:value="52" calcext:value-type="float">
            <text:p>52</text:p>
          </table:table-cell>
          <table:table-cell office:value-type="float" office:value="-0.9230769231" calcext:value-type="float">
            <text:p>-0.9230769231</text:p>
          </table:table-cell>
          <table:table-cell office:value-type="float" office:value="0.3846153846" calcext:value-type="float">
            <text:p>0.3846153846</text:p>
          </table:table-cell>
          <table:table-cell office:value-type="float" office:value="366.6015683271" calcext:value-type="float">
            <text:p>366.6015683271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0.5135135135" calcext:value-type="float">
            <text:p>520.51351351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19]))" office:value-type="float" office:value="3.30186567557944" calcext:value-type="float">
            <text:p>3.30186567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lus</text:p>
          </table:table-cell>
          <table:table-cell office:value-type="float" office:value="0.894427191" calcext:value-type="float">
            <text:p>0.894427191</text:p>
          </table:table-cell>
          <table:table-cell office:value-type="float" office:value="-0.4472135955" calcext:value-type="float">
            <text:p>-0.4472135955</text:p>
          </table:table-cell>
          <table:table-cell office:value-type="float" office:value="154.9870962371" calcext:value-type="float">
            <text:p>154.9870962371</text:p>
          </table:table-cell>
          <table:table-cell office:value-type="float" office:value="0.7443253848" calcext:value-type="float">
            <text:p>0.7443253848</text:p>
          </table:table-cell>
          <table:table-cell office:value-type="float" office:value="73" calcext:value-type="float">
            <text:p>73</text:p>
          </table:table-cell>
          <table:table-cell office:value-type="float" office:value="0.7534246575" calcext:value-type="float">
            <text:p>0.7534246575</text:p>
          </table:table-cell>
          <table:table-cell office:value-type="float" office:value="0.6575342466" calcext:value-type="float">
            <text:p>0.6575342466</text:p>
          </table:table-cell>
          <table:table-cell office:value-type="float" office:value="235.97134535" calcext:value-type="float">
            <text:p>235.97134535</text:p>
          </table:table-cell>
          <table:table-cell office:value-type="float" office:value="-7.3348355197" calcext:value-type="float">
            <text:p>-7.3348355197</text:p>
          </table:table-cell>
          <table:table-cell office:value-type="float" office:value="7.7392959841" calcext:value-type="float">
            <text:p>7.7392959841</text:p>
          </table:table-cell>
          <table:table-cell office:value-type="float" office:value="6.9337140902" calcext:value-type="float">
            <text:p>6.9337140902</text:p>
          </table:table-cell>
          <table:table-cell office:value-type="float" office:value="235.97134535" calcext:value-type="float">
            <text:p>235.97134535</text:p>
          </table:table-cell>
          <table:table-cell office:value-type="float" office:value="1" calcext:value-type="float">
            <text:p>1</text:p>
          </table:table-cell>
          <table:table-cell office:value-type="float" office:value="351.8064516129" calcext:value-type="float">
            <text:p>351.80645161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20]))" office:value-type="float" office:value="2.35329686650904" calcext:value-type="float">
            <text:p>2.35329686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lus</text:p>
          </table:table-cell>
          <table:table-cell office:value-type="float" office:value="0.316227766" calcext:value-type="float">
            <text:p>0.316227766</text:p>
          </table:table-cell>
          <table:table-cell office:value-type="float" office:value="-0.9486832981" calcext:value-type="float">
            <text:p>-0.9486832981</text:p>
          </table:table-cell>
          <table:table-cell office:value-type="float" office:value="152.1085138972" calcext:value-type="float">
            <text:p>152.1085138972</text:p>
          </table:table-cell>
          <table:table-cell office:value-type="float" office:value="0.817944806" calcext:value-type="float">
            <text:p>0.817944806</text:p>
          </table:table-cell>
          <table:table-cell office:value-type="float" office:value="78.3900503891" calcext:value-type="float">
            <text:p>78.3900503891</text:p>
          </table:table-cell>
          <table:table-cell office:value-type="float" office:value="0.8674570263" calcext:value-type="float">
            <text:p>0.8674570263</text:p>
          </table:table-cell>
          <table:table-cell office:value-type="float" office:value="0.497512118" calcext:value-type="float">
            <text:p>0.497512118</text:p>
          </table:table-cell>
          <table:table-cell office:value-type="float" office:value="231.255768852" calcext:value-type="float">
            <text:p>231.255768852</text:p>
          </table:table-cell>
          <table:table-cell office:value-type="float" office:value="-4.5880339858" calcext:value-type="float">
            <text:p>-4.5880339858</text:p>
          </table:table-cell>
          <table:table-cell office:value-type="float" office:value="6.4440533986" calcext:value-type="float">
            <text:p>6.4440533986</text:p>
          </table:table-cell>
          <table:table-cell office:value-type="float" office:value="4.2836512671" calcext:value-type="float">
            <text:p>4.2836512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.275862069" calcext:value-type="float">
            <text:p>367.2758620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21]))" office:value-type="float" office:value="1.8647852584469" calcext:value-type="float">
            <text:p>1.86478525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</text:p>
          </table:table-cell>
          <table:table-cell office:value-type="float" office:value="-0.4472135955" calcext:value-type="float">
            <text:p>-0.4472135955</text:p>
          </table:table-cell>
          <table:table-cell office:value-type="float" office:value="0.894427191" calcext:value-type="float">
            <text:p>0.894427191</text:p>
          </table:table-cell>
          <table:table-cell office:value-type="float" office:value="134.0335778826" calcext:value-type="float">
            <text:p>134.0335778826</text:p>
          </table:table-cell>
          <table:table-cell office:value-type="float" office:value="0.6211167885" calcext:value-type="float">
            <text:p>0.6211167885</text:p>
          </table:table-cell>
          <table:table-cell office:value-type="float" office:value="13.416407865" calcext:value-type="float">
            <text:p>13.416407865</text:p>
          </table:table-cell>
          <table:table-cell office:value-type="float" office:value="0.4472135955" calcext:value-type="float">
            <text:p>0.4472135955</text:p>
          </table:table-cell>
          <table:table-cell office:value-type="float" office:value="-0.894427191" calcext:value-type="float">
            <text:p>-0.894427191</text:p>
          </table:table-cell>
          <table:table-cell office:value-type="float" office:value="472.8042740234" calcext:value-type="float">
            <text:p>472.8042740234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5.5857142857" calcext:value-type="float">
            <text:p>515.58571428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22]))" office:value-type="float" office:value="9.41262943423021" calcext:value-type="float">
            <text:p>9.41262943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7.1313239198" calcext:value-type="float">
            <text:p>137.1313239198</text:p>
          </table:table-cell>
          <table:table-cell office:value-type="float" office:value="0.6872687606" calcext:value-type="float">
            <text:p>0.6872687606</text:p>
          </table:table-cell>
          <table:table-cell office:value-type="float" office:value="72.3463889907" calcext:value-type="float">
            <text:p>72.3463889907</text:p>
          </table:table-cell>
          <table:table-cell office:value-type="float" office:value="0.6496523276" calcext:value-type="float">
            <text:p>0.6496523276</text:p>
          </table:table-cell>
          <table:table-cell office:value-type="float" office:value="0.7602314472" calcext:value-type="float">
            <text:p>0.7602314472</text:p>
          </table:table-cell>
          <table:table-cell office:value-type="float" office:value="201.904969158" calcext:value-type="float">
            <text:p>201.904969158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201.904969158" calcext:value-type="float">
            <text:p>201.904969158</text:p>
          </table:table-cell>
          <table:table-cell office:value-type="float" office:value="1" calcext:value-type="float">
            <text:p>1</text:p>
          </table:table-cell>
          <table:table-cell office:value-type="float" office:value="387.9310344828" calcext:value-type="float">
            <text:p>387.93103448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23]))" office:value-type="float" office:value="5.62240062643304" calcext:value-type="float">
            <text:p>5.62240062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.5078472575" calcext:value-type="float">
            <text:p>111.5078472575</text:p>
          </table:table-cell>
          <table:table-cell office:value-type="float" office:value="0.5158090855" calcext:value-type="float">
            <text:p>0.5158090855</text:p>
          </table:table-cell>
          <table:table-cell office:value-type="float" office:value="8.0622577483" calcext:value-type="float">
            <text:p>8.0622577483</text:p>
          </table:table-cell>
          <table:table-cell office:value-type="float" office:value="0.9922778767" calcext:value-type="float">
            <text:p>0.9922778767</text:p>
          </table:table-cell>
          <table:table-cell office:value-type="float" office:value="0.1240347346" calcext:value-type="float">
            <text:p>0.1240347346</text:p>
          </table:table-cell>
          <table:table-cell office:value-type="float" office:value="235.9033990707" calcext:value-type="float">
            <text:p>235.9033990707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235.9033990707" calcext:value-type="float">
            <text:p>235.9033990707</text:p>
          </table:table-cell>
          <table:table-cell office:value-type="float" office:value="1" calcext:value-type="float">
            <text:p>1</text:p>
          </table:table-cell>
          <table:table-cell office:value-type="float" office:value="502.94" calcext:value-type="float">
            <text:p>502.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24]))" office:value-type="float" office:value="15.4463163663474" calcext:value-type="float">
            <text:p>15.44631636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l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18.802356879" calcext:value-type="float">
            <text:p>118.802356879</text:p>
          </table:table-cell>
          <table:table-cell office:value-type="float" office:value="0.797302363" calcext:value-type="float">
            <text:p>0.797302363</text:p>
          </table:table-cell>
          <table:table-cell office:value-type="float" office:value="22.4722050542" calcext:value-type="float">
            <text:p>22.4722050542</text:p>
          </table:table-cell>
          <table:table-cell office:value-type="float" office:value="-0.845488903" calcext:value-type="float">
            <text:p>-0.845488903</text:p>
          </table:table-cell>
          <table:table-cell office:value-type="float" office:value="0.5339929914" calcext:value-type="float">
            <text:p>0.5339929914</text:p>
          </table:table-cell>
          <table:table-cell office:value-type="float" office:value="274.4676202221" calcext:value-type="float">
            <text:p>274.4676202221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6.3296885528" calcext:value-type="float">
            <text:p>6.3296885528</text:p>
          </table:table-cell>
          <table:table-cell office:value-type="float" office:value="1.7002338068" calcext:value-type="float">
            <text:p>1.7002338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4.2580645161" calcext:value-type="float">
            <text:p>514.25806451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25]))" office:value-type="float" office:value="0.682060395707524" calcext:value-type="float">
            <text:p>0.68206039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rcle</text:p>
          </table:table-cell>
          <table:table-cell office:value-type="float" office:value="-0.894427191" calcext:value-type="float">
            <text:p>-0.894427191</text:p>
          </table:table-cell>
          <table:table-cell office:value-type="float" office:value="0.4472135955" calcext:value-type="float">
            <text:p>0.4472135955</text:p>
          </table:table-cell>
          <table:table-cell office:value-type="float" office:value="122.1474518768" calcext:value-type="float">
            <text:p>122.1474518768</text:p>
          </table:table-cell>
          <table:table-cell office:value-type="float" office:value="0.6926418432" calcext:value-type="float">
            <text:p>0.6926418432</text:p>
          </table:table-cell>
          <table:table-cell office:value-type="float" office:value="23.7065391823" calcext:value-type="float">
            <text:p>23.7065391823</text:p>
          </table:table-cell>
          <table:table-cell office:value-type="float" office:value="-0.8858315353" calcext:value-type="float">
            <text:p>-0.8858315353</text:p>
          </table:table-cell>
          <table:table-cell office:value-type="float" office:value="0.4640069947" calcext:value-type="float">
            <text:p>0.4640069947</text:p>
          </table:table-cell>
          <table:table-cell office:value-type="float" office:value="285.4780451378" calcext:value-type="float">
            <text:p>285.4780451378</text:p>
          </table:table-cell>
          <table:table-cell table:number-columns-repeated="2" office:value-type="float" office:value="7.390334025" calcext:value-type="float">
            <text:p>7.390334025</text:p>
          </table:table-cell>
          <table:table-cell office:value-type="float" office:value="2.9074147765" calcext:value-type="float">
            <text:p>2.9074147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8.7096774194" calcext:value-type="float">
            <text:p>498.70967741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26]))" office:value-type="float" office:value="5.31454567047786" calcext:value-type="float">
            <text:p>5.31454567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iangl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3.8123306742" calcext:value-type="float">
            <text:p>103.8123306742</text:p>
          </table:table-cell>
          <table:table-cell office:value-type="float" office:value="0.6280880712" calcext:value-type="float">
            <text:p>0.6280880712</text:p>
          </table:table-cell>
          <table:table-cell office:value-type="float" office:value="6.0827625303" calcext:value-type="float">
            <text:p>6.0827625303</text:p>
          </table:table-cell>
          <table:table-cell office:value-type="float" office:value="-0.1643989873" calcext:value-type="float">
            <text:p>-0.1643989873</text:p>
          </table:table-cell>
          <table:table-cell office:value-type="float" office:value="-0.9863939238" calcext:value-type="float">
            <text:p>-0.9863939238</text:p>
          </table:table-cell>
          <table:table-cell office:value-type="float" office:value="237.685762516" calcext:value-type="float">
            <text:p>237.685762516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237.685762516" calcext:value-type="float">
            <text:p>237.685762516</text:p>
          </table:table-cell>
          <table:table-cell office:value-type="float" office:value="1" calcext:value-type="float">
            <text:p>1</text:p>
          </table:table-cell>
          <table:table-cell office:value-type="float" office:value="491.4651162791" calcext:value-type="float">
            <text:p>491.46511627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27]))" office:value-type="float" office:value="9.01320435772765" calcext:value-type="float">
            <text:p>9.01320435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iangl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34.8258135522" calcext:value-type="float">
            <text:p>134.8258135522</text:p>
          </table:table-cell>
          <table:table-cell office:value-type="float" office:value="0.7013858516" calcext:value-type="float">
            <text:p>0.7013858516</text:p>
          </table:table-cell>
          <table:table-cell office:value-type="float" office:value="14.0356688476" calcext:value-type="float">
            <text:p>14.0356688476</text:p>
          </table:table-cell>
          <table:table-cell office:value-type="float" office:value="-0.9974586998" calcext:value-type="float">
            <text:p>-0.9974586998</text:p>
          </table:table-cell>
          <table:table-cell office:value-type="float" office:value="-0.07124705" calcext:value-type="float">
            <text:p>-0.07124705</text:p>
          </table:table-cell>
          <table:table-cell office:value-type="float" office:value="303.8704383159" calcext:value-type="float">
            <text:p>303.8704383159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8.3043478261" calcext:value-type="float">
            <text:p>438.30434782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28]))" office:value-type="float" office:value="4.81355089313092" calcext:value-type="float">
            <text:p>4.81355089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lus</text:p>
          </table:table-cell>
          <table:table-cell table:number-columns-repeated="2" office:value-type="float" office:value="0.7071067812" calcext:value-type="float">
            <text:p>0.7071067812</text:p>
          </table:table-cell>
          <table:table-cell office:value-type="float" office:value="150.0133327408" calcext:value-type="float">
            <text:p>150.0133327408</text:p>
          </table:table-cell>
          <table:table-cell office:value-type="float" office:value="0.8231161159" calcext:value-type="float">
            <text:p>0.8231161159</text:p>
          </table:table-cell>
          <table:table-cell office:value-type="float" office:value="83.43860018" calcext:value-type="float">
            <text:p>83.43860018</text:p>
          </table:table-cell>
          <table:table-cell table:number-columns-repeated="2" office:value-type="float" office:value="0.7071067812" calcext:value-type="float">
            <text:p>0.7071067812</text:p>
          </table:table-cell>
          <table:table-cell office:value-type="float" office:value="219.5449279301" calcext:value-type="float">
            <text:p>219.5449279301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2.1034482759" calcext:value-type="float">
            <text:p>392.10344827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29]))" office:value-type="float" office:value="2.16107949027111" calcext:value-type="float">
            <text:p>2.16107949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angl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3.4069630151" calcext:value-type="float">
            <text:p>103.4069630151</text:p>
          </table:table-cell>
          <table:table-cell office:value-type="float" office:value="0.6551060037" calcext:value-type="float">
            <text:p>0.6551060037</text:p>
          </table:table-cell>
          <table:table-cell office:value-type="float" office:value="6.7082039325" calcext:value-type="float">
            <text:p>6.7082039325</text:p>
          </table:table-cell>
          <table:table-cell office:value-type="float" office:value="-0.4472135955" calcext:value-type="float">
            <text:p>-0.4472135955</text:p>
          </table:table-cell>
          <table:table-cell office:value-type="float" office:value="-0.894427191" calcext:value-type="float">
            <text:p>-0.894427191</text:p>
          </table:table-cell>
          <table:table-cell office:value-type="float" office:value="234.6230676959" calcext:value-type="float">
            <text:p>234.6230676959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1.5434782609" calcext:value-type="float">
            <text:p>481.54347826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30]))" office:value-type="float" office:value="7.4651908543083" calcext:value-type="float">
            <text:p>7.46519085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Arrow</text:p>
          </table:table-cell>
          <table:table-cell office:value-type="float" office:value="-0.9701425001" calcext:value-type="float">
            <text:p>-0.9701425001</text:p>
          </table:table-cell>
          <table:table-cell office:value-type="float" office:value="0.242535625" calcext:value-type="float">
            <text:p>0.242535625</text:p>
          </table:table-cell>
          <table:table-cell office:value-type="float" office:value="202.1929771283" calcext:value-type="float">
            <text:p>202.1929771283</text:p>
          </table:table-cell>
          <table:table-cell office:value-type="float" office:value="0.5811440005" calcext:value-type="float">
            <text:p>0.5811440005</text:p>
          </table:table-cell>
          <table:table-cell office:value-type="float" office:value="134.6142637316" calcext:value-type="float">
            <text:p>134.6142637316</text:p>
          </table:table-cell>
          <table:table-cell office:value-type="float" office:value="0.891435994" calcext:value-type="float">
            <text:p>0.891435994</text:p>
          </table:table-cell>
          <table:table-cell office:value-type="float" office:value="-0.4531466303" calcext:value-type="float">
            <text:p>-0.4531466303</text:p>
          </table:table-cell>
          <table:table-cell office:value-type="float" office:value="386.7951845141" calcext:value-type="float">
            <text:p>386.7951845141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31]))" office:value-type="float" office:value="11.7029014820014" calcext:value-type="float">
            <text:p>11.7029014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rrow</text:p>
          </table:table-cell>
          <table:table-cell office:value-type="float" office:value="-0.9701425001" calcext:value-type="float">
            <text:p>-0.9701425001</text:p>
          </table:table-cell>
          <table:table-cell office:value-type="float" office:value="0.242535625" calcext:value-type="float">
            <text:p>0.242535625</text:p>
          </table:table-cell>
          <table:table-cell office:value-type="float" office:value="190.2629759044" calcext:value-type="float">
            <text:p>190.2629759044</text:p>
          </table:table-cell>
          <table:table-cell office:value-type="float" office:value="0.5909180472" calcext:value-type="float">
            <text:p>0.5909180472</text:p>
          </table:table-cell>
          <table:table-cell office:value-type="float" office:value="139.6173341674" calcext:value-type="float">
            <text:p>139.6173341674</text:p>
          </table:table-cell>
          <table:table-cell office:value-type="float" office:value="0.9096291715" calcext:value-type="float">
            <text:p>0.9096291715</text:p>
          </table:table-cell>
          <table:table-cell office:value-type="float" office:value="-0.4154211964" calcext:value-type="float">
            <text:p>-0.4154211964</text:p>
          </table:table-cell>
          <table:table-cell office:value-type="float" office:value="410.2993039574" calcext:value-type="float">
            <text:p>410.2993039574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6.0327868852" calcext:value-type="float">
            <text:p>506.03278688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32]))" office:value-type="float" office:value="11.1428898573276" calcext:value-type="float">
            <text:p>11.14288985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ar</text:p>
          </table:table-cell>
          <table:table-cell office:value-type="float" office:value="-0.894427191" calcext:value-type="float">
            <text:p>-0.894427191</text:p>
          </table:table-cell>
          <table:table-cell office:value-type="float" office:value="0.4472135955" calcext:value-type="float">
            <text:p>0.4472135955</text:p>
          </table:table-cell>
          <table:table-cell office:value-type="float" office:value="158.6442561204" calcext:value-type="float">
            <text:p>158.6442561204</text:p>
          </table:table-cell>
          <table:table-cell office:value-type="float" office:value="0.5880026035" calcext:value-type="float">
            <text:p>0.5880026035</text:p>
          </table:table-cell>
          <table:table-cell office:value-type="float" office:value="22.627416998" calcext:value-type="float">
            <text:p>22.627416998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575.0928611522" calcext:value-type="float">
            <text:p>575.0928611522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.0147058824" calcext:value-type="float">
            <text:p>464.01470588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33]))" office:value-type="float" office:value="11.3099324767456" calcext:value-type="float">
            <text:p>11.30993247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ar</text:p>
          </table:table-cell>
          <table:table-cell office:value-type="float" office:value="0.4472135955" calcext:value-type="float">
            <text:p>0.4472135955</text:p>
          </table:table-cell>
          <table:table-cell office:value-type="float" office:value="-0.894427191" calcext:value-type="float">
            <text:p>-0.894427191</text:p>
          </table:table-cell>
          <table:table-cell office:value-type="float" office:value="160.4244370412" calcext:value-type="float">
            <text:p>160.4244370412</text:p>
          </table:table-cell>
          <table:table-cell office:value-type="float" office:value="0.6260465225" calcext:value-type="float">
            <text:p>0.6260465225</text:p>
          </table:table-cell>
          <table:table-cell office:value-type="float" office:value="25.8069758011" calcext:value-type="float">
            <text:p>25.8069758011</text:p>
          </table:table-cell>
          <table:table-cell office:value-type="float" office:value="0.8137334712" calcext:value-type="float">
            <text:p>0.8137334712</text:p>
          </table:table-cell>
          <table:table-cell office:value-type="float" office:value="-0.5812381937" calcext:value-type="float">
            <text:p>-0.5812381937</text:p>
          </table:table-cell>
          <table:table-cell office:value-type="float" office:value="543.1560539879" calcext:value-type="float">
            <text:p>543.1560539879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543.1560539879" calcext:value-type="float">
            <text:p>543.1560539879</text:p>
          </table:table-cell>
          <table:table-cell office:value-type="float" office:value="1" calcext:value-type="float">
            <text:p>1</text:p>
          </table:table-cell>
          <table:table-cell office:value-type="float" office:value="477.8082191781" calcext:value-type="float">
            <text:p>477.80821917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34]))" office:value-type="float" office:value="9.13017648190807" calcext:value-type="float">
            <text:p>9.13017648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angl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9.836241742" calcext:value-type="float">
            <text:p>109.836241742</text:p>
          </table:table-cell>
          <table:table-cell office:value-type="float" office:value="0.577901937" calcext:value-type="float">
            <text:p>0.577901937</text:p>
          </table:table-cell>
          <table:table-cell office:value-type="float" office:value="35.4400902933" calcext:value-type="float">
            <text:p>35.4400902933</text:p>
          </table:table-cell>
          <table:table-cell office:value-type="float" office:value="-0.9593655016" calcext:value-type="float">
            <text:p>-0.9593655016</text:p>
          </table:table-cell>
          <table:table-cell office:value-type="float" office:value="0.282166324" calcext:value-type="float">
            <text:p>0.282166324</text:p>
          </table:table-cell>
          <table:table-cell office:value-type="float" office:value="258.6231011103" calcext:value-type="float">
            <text:p>258.6231011103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258.6231011103" calcext:value-type="float">
            <text:p>258.6231011103</text:p>
          </table:table-cell>
          <table:table-cell office:value-type="float" office:value="1" calcext:value-type="float">
            <text:p>1</text:p>
          </table:table-cell>
          <table:table-cell office:value-type="float" office:value="518.1276595745" calcext:value-type="float">
            <text:p>518.12765957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35]))" office:value-type="float" office:value="11.8886580374648" calcext:value-type="float">
            <text:p>11.88865803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7.9311422413" calcext:value-type="float">
            <text:p>137.9311422413</text:p>
          </table:table-cell>
          <table:table-cell office:value-type="float" office:value="0.8110335719" calcext:value-type="float">
            <text:p>0.8110335719</text:p>
          </table:table-cell>
          <table:table-cell office:value-type="float" office:value="70.4343666118" calcext:value-type="float">
            <text:p>70.4343666118</text:p>
          </table:table-cell>
          <table:table-cell office:value-type="float" office:value="0.6246950476" calcext:value-type="float">
            <text:p>0.6246950476</text:p>
          </table:table-cell>
          <table:table-cell office:value-type="float" office:value="0.7808688094" calcext:value-type="float">
            <text:p>0.7808688094</text:p>
          </table:table-cell>
          <table:table-cell office:value-type="float" office:value="202.5527482214" calcext:value-type="float">
            <text:p>202.5527482214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1.2580645161" calcext:value-type="float">
            <text:p>401.25806451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36]))" office:value-type="float" office:value="1.46880071328999" calcext:value-type="float">
            <text:p>1.46880071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r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158.6442561204" calcext:value-type="float">
            <text:p>158.6442561204</text:p>
          </table:table-cell>
          <table:table-cell office:value-type="float" office:value="0.5880026035" calcext:value-type="float">
            <text:p>0.5880026035</text:p>
          </table:table-cell>
          <table:table-cell office:value-type="float" office:value="28.0713376952" calcext:value-type="float">
            <text:p>28.0713376952</text:p>
          </table:table-cell>
          <table:table-cell office:value-type="float" office:value="0.07124705" calcext:value-type="float">
            <text:p>0.07124705</text:p>
          </table:table-cell>
          <table:table-cell office:value-type="float" office:value="-0.9974586998" calcext:value-type="float">
            <text:p>-0.9974586998</text:p>
          </table:table-cell>
          <table:table-cell office:value-type="float" office:value="569.3091563502" calcext:value-type="float">
            <text:p>569.3091563502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569.3091563502" calcext:value-type="float">
            <text:p>569.3091563502</text:p>
          </table:table-cell>
          <table:table-cell office:value-type="float" office:value="1" calcext:value-type="float">
            <text:p>1</text:p>
          </table:table-cell>
          <table:table-cell office:value-type="float" office:value="446.602739726" calcext:value-type="float">
            <text:p>446.6027397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37]))" office:value-type="float" office:value="11.3099324767456" calcext:value-type="float">
            <text:p>11.30993247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r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171.0467772278" calcext:value-type="float">
            <text:p>171.0467772278</text:p>
          </table:table-cell>
          <table:table-cell office:value-type="float" office:value="0.513344874" calcext:value-type="float">
            <text:p>0.513344874</text:p>
          </table:table-cell>
          <table:table-cell office:value-type="float" office:value="26.9072480941" calcext:value-type="float">
            <text:p>26.9072480941</text:p>
          </table:table-cell>
          <table:table-cell office:value-type="float" office:value="0.6689647316" calcext:value-type="float">
            <text:p>0.6689647316</text:p>
          </table:table-cell>
          <table:table-cell office:value-type="float" office:value="-0.7432941462" calcext:value-type="float">
            <text:p>-0.7432941462</text:p>
          </table:table-cell>
          <table:table-cell office:value-type="float" office:value="564.9554882873" calcext:value-type="float">
            <text:p>564.9554882873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564.9554882873" calcext:value-type="float">
            <text:p>564.9554882873</text:p>
          </table:table-cell>
          <table:table-cell office:value-type="float" office:value="1" calcext:value-type="float">
            <text:p>1</text:p>
          </table:table-cell>
          <table:table-cell office:value-type="float" office:value="465.985915493" calcext:value-type="float">
            <text:p>465.9859154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38]))" office:value-type="float" office:value="15.587505285125" calcext:value-type="float">
            <text:p>15.58750528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iangl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7.4895343743" calcext:value-type="float">
            <text:p>107.4895343743</text:p>
          </table:table-cell>
          <table:table-cell office:value-type="float" office:value="0.7722410279" calcext:value-type="float">
            <text:p>0.7722410279</text:p>
          </table:table-cell>
          <table:table-cell office:value-type="float" office:value="4.472135955" calcext:value-type="float">
            <text:p>4.472135955</text:p>
          </table:table-cell>
          <table:table-cell office:value-type="float" office:value="0.4472135955" calcext:value-type="float">
            <text:p>0.4472135955</text:p>
          </table:table-cell>
          <table:table-cell office:value-type="float" office:value="0.894427191" calcext:value-type="float">
            <text:p>0.894427191</text:p>
          </table:table-cell>
          <table:table-cell office:value-type="float" office:value="240.6160396062" calcext:value-type="float">
            <text:p>240.6160396062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5.7708333333" calcext:value-type="float">
            <text:p>455.7708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39]))" office:value-type="float" office:value="0.753848334485539" calcext:value-type="float">
            <text:p>0.75384833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iangle</text:p>
          </table:table-cell>
          <table:table-cell office:value-type="float" office:value="0.8320502943" calcext:value-type="float">
            <text:p>0.8320502943</text:p>
          </table:table-cell>
          <table:table-cell office:value-type="float" office:value="-0.5547001962" calcext:value-type="float">
            <text:p>-0.5547001962</text:p>
          </table:table-cell>
          <table:table-cell office:value-type="float" office:value="124.5552086426" calcext:value-type="float">
            <text:p>124.5552086426</text:p>
          </table:table-cell>
          <table:table-cell office:value-type="float" office:value="0.567960744" calcext:value-type="float">
            <text:p>0.567960744</text:p>
          </table:table-cell>
          <table:table-cell office:value-type="float" office:value="43.6806593357" calcext:value-type="float">
            <text:p>43.6806593357</text:p>
          </table:table-cell>
          <table:table-cell office:value-type="float" office:value="-0.9615239476" calcext:value-type="float">
            <text:p>-0.9615239476</text:p>
          </table:table-cell>
          <table:table-cell office:value-type="float" office:value="-0.2747211279" calcext:value-type="float">
            <text:p>-0.2747211279</text:p>
          </table:table-cell>
          <table:table-cell office:value-type="float" office:value="313.7110455977" calcext:value-type="float">
            <text:p>313.7110455977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2.9565217391" calcext:value-type="float">
            <text:p>612.95652173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40]))" office:value-type="float" office:value="12.4582464396898" calcext:value-type="float">
            <text:p>12.45824643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r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94.8050307359" calcext:value-type="float">
            <text:p>194.8050307359</text:p>
          </table:table-cell>
          <table:table-cell office:value-type="float" office:value="0.6506878434" calcext:value-type="float">
            <text:p>0.6506878434</text:p>
          </table:table-cell>
          <table:table-cell office:value-type="float" office:value="35.6931365951" calcext:value-type="float">
            <text:p>35.6931365951</text:p>
          </table:table-cell>
          <table:table-cell office:value-type="float" office:value="0.1961161351" calcext:value-type="float">
            <text:p>0.1961161351</text:p>
          </table:table-cell>
          <table:table-cell office:value-type="float" office:value="-0.9805806757" calcext:value-type="float">
            <text:p>-0.9805806757</text:p>
          </table:table-cell>
          <table:table-cell office:value-type="float" office:value="655.9997622045" calcext:value-type="float">
            <text:p>655.9997622045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655.9997622045" calcext:value-type="float">
            <text:p>655.9997622045</text:p>
          </table:table-cell>
          <table:table-cell office:value-type="float" office:value="1" calcext:value-type="float">
            <text:p>1</text:p>
          </table:table-cell>
          <table:table-cell office:value-type="float" office:value="500.1866666667" calcext:value-type="float">
            <text:p>500.18666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41]))" office:value-type="float" office:value="7.71833279271056" calcext:value-type="float">
            <text:p>7.71833279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r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45.691454794" calcext:value-type="float">
            <text:p>145.691454794</text:p>
          </table:table-cell>
          <table:table-cell office:value-type="float" office:value="0.7659831275" calcext:value-type="float">
            <text:p>0.7659831275</text:p>
          </table:table-cell>
          <table:table-cell office:value-type="float" office:value="1.4142135624" calcext:value-type="float">
            <text:p>1.4142135624</text:p>
          </table:table-cell>
          <table:table-cell table:number-columns-repeated="2" office:value-type="float" office:value="0.7071067812" calcext:value-type="float">
            <text:p>0.7071067812</text:p>
          </table:table-cell>
          <table:table-cell office:value-type="float" office:value="541.2671376907" calcext:value-type="float">
            <text:p>541.2671376907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1.3333333333" calcext:value-type="float">
            <text:p>581.3333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42]))" office:value-type="float" office:value="1.11239961601877" calcext:value-type="float">
            <text:p>1.1123996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1.9691328618" calcext:value-type="float">
            <text:p>161.9691328618</text:p>
          </table:table-cell>
          <table:table-cell office:value-type="float" office:value="0.6892047358" calcext:value-type="float">
            <text:p>0.6892047358</text:p>
          </table:table-cell>
          <table:table-cell office:value-type="float" office:value="86.0232526704" calcext:value-type="float">
            <text:p>86.0232526704</text:p>
          </table:table-cell>
          <table:table-cell office:value-type="float" office:value="0.8137334712" calcext:value-type="float">
            <text:p>0.8137334712</text:p>
          </table:table-cell>
          <table:table-cell office:value-type="float" office:value="0.5812381937" calcext:value-type="float">
            <text:p>0.5812381937</text:p>
          </table:table-cell>
          <table:table-cell office:value-type="float" office:value="240.0874386777" calcext:value-type="float">
            <text:p>240.0874386777</text:p>
          </table:table-cell>
          <table:table-cell office:value-type="float" office:value="-3.3389882134" calcext:value-type="float">
            <text:p>-3.3389882134</text:p>
          </table:table-cell>
          <table:table-cell office:value-type="float" office:value="6.6486991963" calcext:value-type="float">
            <text:p>6.6486991963</text:p>
          </table:table-cell>
          <table:table-cell office:value-type="float" office:value="5.3011597272" calcext:value-type="float">
            <text:p>5.3011597272</text:p>
          </table:table-cell>
          <table:table-cell office:value-type="float" office:value="240.0874386777" calcext:value-type="float">
            <text:p>240.0874386777</text:p>
          </table:table-cell>
          <table:table-cell office:value-type="float" office:value="1" calcext:value-type="float">
            <text:p>1</text:p>
          </table:table-cell>
          <table:table-cell office:value-type="float" office:value="331.0967741935" calcext:value-type="float">
            <text:p>331.09677419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43]))" office:value-type="float" office:value="5.51147741823104" calcext:value-type="float">
            <text:p>5.51147741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ar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90.3076456688" calcext:value-type="float">
            <text:p>190.3076456688</text:p>
          </table:table-cell>
          <table:table-cell office:value-type="float" office:value="0.6098650089" calcext:value-type="float">
            <text:p>0.6098650089</text:p>
          </table:table-cell>
          <table:table-cell office:value-type="float" office:value="19.6977156036" calcext:value-type="float">
            <text:p>19.6977156036</text:p>
          </table:table-cell>
          <table:table-cell office:value-type="float" office:value="-0.4061384661" calcext:value-type="float">
            <text:p>-0.4061384661</text:p>
          </table:table-cell>
          <table:table-cell office:value-type="float" office:value="-0.9138115486" calcext:value-type="float">
            <text:p>-0.9138115486</text:p>
          </table:table-cell>
          <table:table-cell office:value-type="float" office:value="704.3863623677" calcext:value-type="float">
            <text:p>704.3863623677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3.4444444444" calcext:value-type="float">
            <text:p>483.44444444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44]))" office:value-type="float" office:value="10.0573089173216" calcext:value-type="float">
            <text:p>10.05730891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ircle</text:p>
          </table:table-cell>
          <table:table-cell office:value-type="float" office:value="-0.9486832981" calcext:value-type="float">
            <text:p>-0.9486832981</text:p>
          </table:table-cell>
          <table:table-cell office:value-type="float" office:value="-0.316227766" calcext:value-type="float">
            <text:p>-0.316227766</text:p>
          </table:table-cell>
          <table:table-cell office:value-type="float" office:value="135.0592462588" calcext:value-type="float">
            <text:p>135.0592462588</text:p>
          </table:table-cell>
          <table:table-cell office:value-type="float" office:value="0.7801626091" calcext:value-type="float">
            <text:p>0.7801626091</text:p>
          </table:table-cell>
          <table:table-cell office:value-type="float" office:value="28.4429253067" calcext:value-type="float">
            <text:p>28.4429253067</text:p>
          </table:table-cell>
          <table:table-cell office:value-type="float" office:value="-0.9844275755" calcext:value-type="float">
            <text:p>-0.9844275755</text:p>
          </table:table-cell>
          <table:table-cell office:value-type="float" office:value="0.1757906385" calcext:value-type="float">
            <text:p>0.1757906385</text:p>
          </table:table-cell>
          <table:table-cell office:value-type="float" office:value="321.2691079903" calcext:value-type="float">
            <text:p>321.2691079903</text:p>
          </table:table-cell>
          <table:table-cell table:number-columns-repeated="2" office:value-type="float" office:value="6.6049358616" calcext:value-type="float">
            <text:p>6.6049358616</text:p>
          </table:table-cell>
          <table:table-cell office:value-type="float" office:value="1.8102021565" calcext:value-type="float">
            <text:p>1.8102021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45]))" office:value-type="float" office:value="0.299975164655365" calcext:value-type="float">
            <text:p>0.29997516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iangl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23.9879026357" calcext:value-type="float">
            <text:p>123.9879026357</text:p>
          </table:table-cell>
          <table:table-cell office:value-type="float" office:value="0.7226236081" calcext:value-type="float">
            <text:p>0.7226236081</text:p>
          </table:table-cell>
          <table:table-cell office:value-type="float" office:value="21.3775583264" calcext:value-type="float">
            <text:p>21.3775583264</text:p>
          </table:table-cell>
          <table:table-cell office:value-type="float" office:value="-0.9823385664" calcext:value-type="float">
            <text:p>-0.9823385664</text:p>
          </table:table-cell>
          <table:table-cell office:value-type="float" office:value="-0.1871121079" calcext:value-type="float">
            <text:p>-0.1871121079</text:p>
          </table:table-cell>
          <table:table-cell office:value-type="float" office:value="277.208536226" calcext:value-type="float">
            <text:p>277.208536226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277.208536226" calcext:value-type="float">
            <text:p>277.208536226</text:p>
          </table:table-cell>
          <table:table-cell office:value-type="float" office:value="1" calcext:value-type="float">
            <text:p>1</text:p>
          </table:table-cell>
          <table:table-cell office:value-type="float" office:value="533.6923076923" calcext:value-type="float">
            <text:p>533.69230769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46]))" office:value-type="float" office:value="3.59671707935438" calcext:value-type="float">
            <text:p>3.59671707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Arr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.2482771731" calcext:value-type="float">
            <text:p>163.2482771731</text:p>
          </table:table-cell>
          <table:table-cell office:value-type="float" office:value="0.4499498356" calcext:value-type="float">
            <text:p>0.4499498356</text:p>
          </table:table-cell>
          <table:table-cell office:value-type="float" office:value="102.3132444994" calcext:value-type="float">
            <text:p>102.3132444994</text:p>
          </table:table-cell>
          <table:table-cell office:value-type="float" office:value="0.9969383778" calcext:value-type="float">
            <text:p>0.9969383778</text:p>
          </table:table-cell>
          <table:table-cell office:value-type="float" office:value="-0.0781912453" calcext:value-type="float">
            <text:p>-0.0781912453</text:p>
          </table:table-cell>
          <table:table-cell office:value-type="float" office:value="358.3344430599" calcext:value-type="float">
            <text:p>358.3344430599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358.3344430599" calcext:value-type="float">
            <text:p>358.3344430599</text:p>
          </table:table-cell>
          <table:table-cell office:value-type="float" office:value="1" calcext:value-type="float">
            <text:p>1</text:p>
          </table:table-cell>
          <table:table-cell office:value-type="float" office:value="490.3529411765" calcext:value-type="float">
            <text:p>490.3529411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47]))" office:value-type="float" office:value="19.2197734275148" calcext:value-type="float">
            <text:p>19.21977342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lus</text:p>
          </table:table-cell>
          <table:table-cell office:value-type="float" office:value="0.316227766" calcext:value-type="float">
            <text:p>0.316227766</text:p>
          </table:table-cell>
          <table:table-cell office:value-type="float" office:value="0.9486832981" calcext:value-type="float">
            <text:p>0.9486832981</text:p>
          </table:table-cell>
          <table:table-cell office:value-type="float" office:value="133.0037593454" calcext:value-type="float">
            <text:p>133.0037593454</text:p>
          </table:table-cell>
          <table:table-cell office:value-type="float" office:value="0.8173022279" calcext:value-type="float">
            <text:p>0.8173022279</text:p>
          </table:table-cell>
          <table:table-cell office:value-type="float" office:value="76.2167960492" calcext:value-type="float">
            <text:p>76.2167960492</text:p>
          </table:table-cell>
          <table:table-cell office:value-type="float" office:value="0.6166619753" calcext:value-type="float">
            <text:p>0.6166619753</text:p>
          </table:table-cell>
          <table:table-cell office:value-type="float" office:value="0.7872280535" calcext:value-type="float">
            <text:p>0.7872280535</text:p>
          </table:table-cell>
          <table:table-cell office:value-type="float" office:value="191.2683075849" calcext:value-type="float">
            <text:p>191.2683075849</text:p>
          </table:table-cell>
          <table:table-cell office:value-type="float" office:value="-1.8925468812" calcext:value-type="float">
            <text:p>-1.8925468812</text:p>
          </table:table-cell>
          <table:table-cell office:value-type="float" office:value="5.130573656" calcext:value-type="float">
            <text:p>5.130573656</text:p>
          </table:table-cell>
          <table:table-cell office:value-type="float" office:value="4.1951416751" calcext:value-type="float">
            <text:p>4.1951416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9.3076923077" calcext:value-type="float">
            <text:p>379.30769230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48]))" office:value-type="float" office:value="1.82796824530937" calcext:value-type="float">
            <text:p>1.82796824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iangl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98.8129546163" calcext:value-type="float">
            <text:p>98.8129546163</text:p>
          </table:table-cell>
          <table:table-cell office:value-type="float" office:value="0.6273081923" calcext:value-type="float">
            <text:p>0.6273081923</text:p>
          </table:table-cell>
          <table:table-cell office:value-type="float" office:value="80.5046582503" calcext:value-type="float">
            <text:p>80.5046582503</text:p>
          </table:table-cell>
          <table:table-cell office:value-type="float" office:value="0.9937313162" calcext:value-type="float">
            <text:p>0.9937313162</text:p>
          </table:table-cell>
          <table:table-cell office:value-type="float" office:value="-0.1117947731" calcext:value-type="float">
            <text:p>-0.1117947731</text:p>
          </table:table-cell>
          <table:table-cell office:value-type="float" office:value="142.1537606027" calcext:value-type="float">
            <text:p>142.1537606027</text:p>
          </table:table-cell>
          <table:table-cell office:value-type="float" office:value="-2.7610862765" calcext:value-type="float">
            <text:p>-2.7610862765</text:p>
          </table:table-cell>
          <table:table-cell office:value-type="float" office:value="3.3040807375" calcext:value-type="float">
            <text:p>3.3040807375</text:p>
          </table:table-cell>
          <table:table-cell office:value-type="float" office:value="0.9173636992" calcext:value-type="float">
            <text:p>0.9173636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7.8" calcext:value-type="float">
            <text:p>467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923.6834315099" calcext:value-type="float">
            <text:p>-15923.6834315099</text:p>
          </table:table-cell>
          <table:table-cell office:value-type="float" office:value="-100" calcext:value-type="float">
            <text:p>-100</text:p>
          </table:table-cell>
          <table:table-cell table:formula="of:=ABS(45 - DEGREES([.H349]))" office:value-type="float" office:value="9.05788812722895" calcext:value-type="float">
            <text:p>9.05788812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5T19:41:02.348000000</dc:date>
    <meta:editing-duration>PT43M58S</meta:editing-duration>
    <meta:editing-cycles>2</meta:editing-cycles>
    <meta:generator>LibreOffice/5.0.2.2$Windows_X86_64 LibreOffice_project/37b43f919e4de5eeaca9b9755ed688758a8251fe</meta:generator>
    <meta:document-statistic meta:table-count="1" meta:cell-count="8027" meta:object-count="0"/>
  </office:meta>
</office:document-meta>
</file>